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0.55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3.226cm"/>
    </style:style>
    <style:style style:name="co7" style:family="table-column">
      <style:table-column-properties fo:break-before="auto" style:column-width="1.208cm"/>
    </style:style>
    <style:style style:name="co8" style:family="table-column">
      <style:table-column-properties fo:break-before="auto" style:column-width="0.7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10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7">
      <style:table-cell-properties fo:background-color="#ffff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37">
      <style:table-cell-properties fo:border-bottom="0.06pt solid #000000" fo:border-left="none" fo:border-right="0.06pt solid #000000" fo:border-top="none"/>
    </style:style>
    <style:style style:name="ce3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7">
      <style:table-cell-properties fo:border="none"/>
    </style:style>
    <style:style style:name="ce11" style:family="table-cell" style:parent-style-name="Default" style:data-style-name="N107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49" style:family="table-cell" style:parent-style-name="Default" style:data-style-name="N107">
      <style:table-cell-properties fo:border-bottom="none" fo:border-left="0.99pt dashed #000000" fo:border-right="0.99pt dashed #000000" fo:border-top="0.99pt dashed #000000"/>
    </style:style>
    <style:style style:name="ce51" style:family="table-cell" style:parent-style-name="Default" style:data-style-name="N107">
      <style:table-cell-properties fo:border-bottom="none" fo:border-left="0.99pt dashed #000000" fo:border-right="0.99pt dashed #000000" fo:border-top="none"/>
    </style:style>
    <style:style style:name="ce54" style:family="table-cell" style:parent-style-name="Default" style:data-style-name="N107">
      <style:table-cell-properties fo:border-bottom="0.99pt dashed #000000" fo:border-left="0.99pt dashed #000000" fo:border-right="0.99pt dashed #000000" fo:border-top="none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5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 style:data-style-name="N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7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ackground-color="#eeeeee"/>
    </style:style>
    <style:style style:name="ce82" style:family="table-cell" style:parent-style-name="Default">
      <style:table-cell-properties fo:background-color="#eeeeee" fo:border="none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5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20" style:family="table-cell" style:parent-style-name="Default" style:data-style-name="N107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07">
      <style:table-cell-properties fo:border-bottom="none" fo:border-left="0.06pt solid #000000" fo:border-right="none" fo:border-top="0.06pt solid #000000"/>
    </style:style>
    <style:style style:name="ce56" style:family="table-cell" style:parent-style-name="Default" style:data-style-name="N107">
      <style:table-cell-properties fo:border-bottom="0.06pt solid #000000" fo:border-left="0.06pt solid #000000" fo:border-right="none" fo:border-top="none"/>
    </style:style>
    <style:style style:name="ce85" style:family="table-cell" style:parent-style-name="Default" style:data-style-name="N2">
      <style:table-cell-properties fo:border-bottom="none" fo:background-color="#ffff00" fo:border-left="none" fo:border-right="none" fo:border-top="0.06pt solid #000000"/>
    </style:style>
    <style:style style:name="ce86" style:family="table-cell" style:parent-style-name="Default" style:data-style-name="N2">
      <style:table-cell-properties fo:background-color="#ffff00"/>
    </style:style>
    <style:style style:name="ce100" style:family="table-cell" style:parent-style-name="Default" style:data-style-name="N107">
      <style:table-cell-properties fo:border-bottom="none" fo:background-color="#bbe33d" fo:border-left="none" fo:border-right="none" fo:border-top="0.06pt solid #000000"/>
    </style:style>
    <style:style style:name="ce59" style:family="table-cell" style:parent-style-name="Default" style:data-style-name="N107">
      <style:table-cell-properties fo:background-color="#bbe33d"/>
    </style:style>
    <style:style style:name="ce60" style:family="table-cell" style:parent-style-name="Default" style:data-style-name="N107">
      <style:table-cell-properties fo:background-color="#81aca6"/>
    </style:style>
    <style:style style:name="ce89" style:family="table-cell" style:parent-style-name="Default" style:data-style-name="N107">
      <style:table-cell-properties fo:background-color="#b4c7dc"/>
    </style:style>
    <style:style style:name="ce90" style:family="table-cell" style:parent-style-name="Default" style:data-style-name="N107">
      <style:table-cell-properties fo:background-color="transparent"/>
    </style:style>
    <style:style style:name="ce91" style:family="table-cell" style:parent-style-name="Default" style:data-style-name="N107">
      <style:table-cell-properties fo:border-bottom="none" fo:border-left="0.99pt solid #00a933" fo:border-right="0.99pt solid #00a933" fo:border-top="0.99pt solid #00a933"/>
    </style:style>
    <style:style style:name="ce92" style:family="table-cell" style:parent-style-name="Default" style:data-style-name="N107">
      <style:table-cell-properties fo:border-bottom="none" fo:background-color="#bbe33d" fo:border-left="0.99pt solid #00a933" fo:border-right="0.99pt solid #00a933" fo:border-top="none"/>
    </style:style>
    <style:style style:name="ce93" style:family="table-cell" style:parent-style-name="Default" style:data-style-name="N107">
      <style:table-cell-properties fo:border-bottom="none" fo:border-left="0.99pt solid #00a933" fo:border-right="0.99pt solid #00a933" fo:border-top="none"/>
    </style:style>
    <style:style style:name="ce94" style:family="table-cell" style:parent-style-name="Default" style:data-style-name="N107">
      <style:table-cell-properties fo:border-bottom="0.99pt solid #00a933" fo:border-left="0.99pt solid #00a933" fo:border-right="0.99pt solid #00a933" fo:border-top="none"/>
    </style:style>
    <style:style style:name="ce119" style:family="table-cell" style:parent-style-name="Default" style:data-style-name="N107">
      <style:table-cell-properties fo:border-bottom="0.06pt solid #000000" fo:background-color="#b4c7dc" fo:border-left="none" fo:border-right="none" fo:border-top="none"/>
    </style:style>
    <style:style style:name="ce120" style:family="table-cell" style:parent-style-name="Default" style:data-style-name="N107">
      <style:table-cell-properties fo:background-color="transparent" fo:border="none"/>
    </style:style>
    <style:style style:name="ce121" style:family="table-cell" style:parent-style-name="Default" style:data-style-name="N107">
      <style:table-cell-properties fo:background-color="#bbe33d" fo:border="none"/>
    </style:style>
    <style:style style:name="ce122" style:family="table-cell" style:parent-style-name="Default" style:data-style-name="N107">
      <style:table-cell-properties fo:background-color="#b4c7dc" fo:border="none"/>
    </style:style>
    <style:style style:name="ce127" style:family="table-cell" style:parent-style-name="Default" style:data-style-name="N107">
      <style:table-cell-properties fo:border-bottom="0.06pt solid #000000" fo:background-color="transparent" fo:border-left="none" fo:border-right="none" fo:border-top="none"/>
    </style:style>
    <style:style style:name="ce128" style:family="table-cell" style:parent-style-name="Default" style:data-style-name="N2"/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="none"/>
    </style:style>
    <style:style style:name="ce65" style:family="table-cell" style:parent-style-name="Default" style:data-style-name="N107">
      <style:table-cell-properties fo:background-color="#ffffd7" fo:border="none"/>
    </style:style>
    <style:style style:name="ce66" style:family="table-cell" style:parent-style-name="Default" style:data-style-name="N107">
      <style:table-cell-properties fo:background-color="#ffffd7"/>
    </style:style>
    <style:style style:name="ce101" style:family="table-cell" style:parent-style-name="Default">
      <style:table-cell-properties fo:border-bottom="none" style:text-align-source="fix" style:repeat-content="false" fo:border-left="0.99pt dashed #000000" fo:border-right="0.99pt dashed #000000" fo:border-top="0.99pt dashed #000000" style:vertical-align="middle"/>
      <style:paragraph-properties fo:text-align="start" fo:margin-left="0cm"/>
    </style:style>
    <style:style style:name="ce102" style:family="table-cell" style:parent-style-name="Default">
      <style:table-cell-properties fo:border-bottom="0.99pt dashed #000000" style:text-align-source="fix" style:repeat-content="false" fo:border-left="0.99pt dashed #000000" fo:border-right="0.99pt dashed #000000" fo:border-top="none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99pt dashed #000000"/>
      <style:paragraph-properties fo:text-align="start" fo:margin-left="0cm"/>
    </style:style>
    <style:style style:name="ce104" style:family="table-cell" style:parent-style-name="Default">
      <style:table-cell-properties fo:border-bottom="0.99pt dashed #000000" style:text-align-source="fix" style:repeat-content="false" fo:border-left="none" fo:border-right="none" fo:border-top="none"/>
      <style:paragraph-properties fo:text-align="start" fo:margin-left="0cm"/>
    </style:style>
    <style:style style:name="ce142" style:family="table-cell" style:parent-style-name="Default" style:data-style-name="N99"/>
    <style:style style:name="ce105" style:family="table-cell" style:parent-style-name="Default">
      <style:table-cell-properties fo:border-bottom="none" style:text-align-source="fix" style:repeat-content="false" fo:border-left="none" fo:border-right="0.99pt dashed #000000" fo:border-top="0.99pt dashed #000000"/>
      <style:paragraph-properties fo:text-align="start" fo:margin-left="0cm"/>
    </style:style>
    <style:style style:name="ce106" style:family="table-cell" style:parent-style-name="Default">
      <style:table-cell-properties fo:border-bottom="0.99pt dashed #000000" style:text-align-source="fix" style:repeat-content="false" fo:border-left="none" fo:border-right="0.99pt dashed #000000" fo:border-top="none"/>
      <style:paragraph-properties fo:text-align="start" fo:margin-left="0c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итоги2020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2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начальные данные (за осень 2020)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контроллер, кВтч</text:p>
          </table:table-cell>
          <table:table-cell table:number-columns-repeated="2"/>
          <table:table-cell table:style-name="ce3" office:value-type="float" office:value="44.1" calcext:value-type="float">
            <text:p>44,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четчик, кВтч</text:p>
          </table:table-cell>
          <table:table-cell table:number-columns-repeated="2"/>
          <table:table-cell table:formula="of:=3.9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тарый счетчик, кВтч</text:p>
          </table:table-cell>
          <table:table-cell table:number-columns-repeated="2"/>
          <table:table-cell office:value-type="float" office:value="29.5" calcext:value-type="float">
            <text:p>2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общая выработка, кВтч</text:p>
          </table:table-cell>
          <table:table-cell table:number-columns-repeated="2"/>
          <table:table-cell table:style-name="ce3" table:formula="of:=[.E5]+[.E4]" office:value-type="float" office:value="33.4" calcext:value-type="float">
            <text:p>33,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«потери», кВтч</text:p>
          </table:table-cell>
          <table:table-cell table:number-columns-repeated="2"/>
          <table:table-cell table:formula="of:=[.E3]-[.E6]" office:value-type="float" office:value="10.7" calcext:value-type="float">
            <text:p>10,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эффективность, %</text:p>
          </table:table-cell>
          <table:table-cell table:number-columns-repeated="2"/>
          <table:table-cell table:style-name="ce5" table:formula="of:=[.E6]/[.E3]*100" office:value-type="float" office:value="75.7369614512472" calcext:value-type="float">
            <text:p>75,7</text:p>
          </table:table-cell>
          <table:table-cell table:style-name="Default"/>
        </table:table-row>
      </table:table>
      <table:table table:name="сезон 2021" table:style-name="ta1">
        <table:shapes>
          <draw:frame draw:z-index="0" draw:style-name="gr1" draw:text-style-name="P1" svg:width="17.127cm" svg:height="11.965cm" svg:x="22.475cm" svg:y="1.647cm">
            <draw:object draw:notify-on-update-of-ranges="'сезон 2021'.A3:'сезон 2021'.A33 'сезон 2021'.L3:'сезон 2021'.L3 'сезон 2021'.L3:'сезон 2021'.L33 'сезон 2021'.M3:'сезон 2021'.M3 'сезон 2021'.M3:'сезон 2021'.M33 'сезон 2021'.O3:'сезон 2021'.O3 'сезон 2021'.O3:'сезон 2021'.O33 'сезон 2021'.N3:'сезон 2021'.N3 'сезон 2021'.N3:'сезон 2021'.N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.165cm" svg:height="10.773cm" svg:x="22.495cm" svg:y="20.075cm">
            <draw:object draw:notify-on-update-of-ranges="'сезон 2021'.A43:'сезон 2021'.A73 'сезон 2021'.L43:'сезон 2021'.L43 'сезон 2021'.L43:'сезон 2021'.L73 'сезон 2021'.M43:'сезон 2021'.M43 'сезон 2021'.M43:'сезон 2021'.M73 'сезон 2021'.O43:'сезон 2021'.O43 'сезон 2021'.O43:'сезон 2021'.O73 'сезон 2021'.N43:'сезон 2021'.N43 'сезон 2021'.N43:'сезон 2021'.N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7.299cm" svg:height="11.235cm" svg:x="22.476cm" svg:y="38.3cm">
            <draw:object draw:notify-on-update-of-ranges="'сезон 2021'.A83:'сезон 2021'.A114 'сезон 2021'.L83:'сезон 2021'.L83 'сезон 2021'.L84:'сезон 2021'.L114 'сезон 2021'.M83:'сезон 2021'.M83 'сезон 2021'.M84:'сезон 2021'.M114 'сезон 2021'.N83:'сезон 2021'.N83 'сезон 2021'.N84:'сезон 2021'.N114 'сезон 2021'.O83:'сезон 2021'.O83 'сезон 2021'.O84:'сезон 2021'.O1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7.253cm" svg:height="11.726cm" svg:x="22.484cm" svg:y="56.975cm">
            <draw:object draw:notify-on-update-of-ranges="'сезон 2021'.A124:'сезон 2021'.A155 'сезон 2021'.L124:'сезон 2021'.L124 'сезон 2021'.L125:'сезон 2021'.L155 'сезон 2021'.M124:'сезон 2021'.M124 'сезон 2021'.M125:'сезон 2021'.M155 'сезон 2021'.N124:'сезон 2021'.N124 'сезон 2021'.N125:'сезон 2021'.N155 'сезон 2021'.O124:'сезон 2021'.O124 'сезон 2021'.O125:'сезон 2021'.O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7.253cm" svg:height="11.726cm" svg:x="22.471cm" svg:y="75.795cm">
            <draw:object draw:notify-on-update-of-ranges="'сезон 2021'.A165:'сезон 2021'.A195 'сезон 2021'.L165:'сезон 2021'.L165 'сезон 2021'.L166:'сезон 2021'.L195 'сезон 2021'.M165:'сезон 2021'.M165 'сезон 2021'.M166:'сезон 2021'.M195 'сезон 2021'.N165:'сезон 2021'.N165 'сезон 2021'.N166:'сезон 2021'.N195 'сезон 2021'.O165:'сезон 2021'.O165 'сезон 2021'.O166:'сезон 2021'.O19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7.253cm" svg:height="11.726cm" svg:x="22.492cm" svg:y="94.078cm">
            <draw:object draw:notify-on-update-of-ranges="'сезон 2021'.A165:'сезон 2021'.A195 'сезон 2021'.L165:'сезон 2021'.L165 'сезон 2021'.L206:'сезон 2021'.L236 'сезон 2021'.M165:'сезон 2021'.M165 'сезон 2021'.M206:'сезон 2021'.M236 'сезон 2021'.N165:'сезон 2021'.N165 'сезон 2021'.N206:'сезон 2021'.N236 'сезон 2021'.O165:'сезон 2021'.O165 'сезон 2021'.O206:'сезон 2021'.O23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Default"/>
        <table:table-column table:style-name="co2" table:number-columns-repeated="5" table:default-cell-style-name="ce2"/>
        <table:table-column table:style-name="co7" table:default-cell-style-name="ce2"/>
        <table:table-column table:style-name="co7" table:number-columns-repeated="3" table:default-cell-style-name="Default"/>
        <table:table-column table:style-name="co1" table:number-columns-repeated="4" table:default-cell-style-name="Default"/>
        <table:table-row table:style-name="ro2">
          <table:table-cell table:style-name="ce28" office:value-type="string" calcext:value-type="string" table:number-columns-spanned="18" table:number-rows-spanned="1">
            <text:p>МАЙ</text:p>
          </table:table-cell>
          <table:covered-table-cell table:number-columns-repeated="2" table:style-name="Default"/>
          <table:covered-table-cell table:number-columns-repeated="4"/>
          <table:covered-table-cell table:number-columns-repeated="3" table:style-name="ce40"/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утр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вечер</text:p>
          </table:table-cell>
          <table:covered-table-cell table:number-columns-repeated="2" table:style-name="ce37"/>
          <table:table-cell table:number-columns-repeated="17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пустая батарея</text:p>
          </table:table-cell>
          <table:table-cell table:style-name="ce72" table:number-columns-repeated="2"/>
          <table:table-cell table:style-name="ce17" office:value-type="string" calcext:value-type="string">
            <text:p>примечания</text:p>
          </table:table-cell>
          <table:table-cell table:style-name="ce10" office:value-type="string" calcext:value-type="string">
            <text:p>+конт/утро</text:p>
          </table:table-cell>
          <table:table-cell table:style-name="ce10" office:value-type="string" calcext:value-type="string">
            <text:p>+сч/утро</text:p>
          </table:table-cell>
          <table:table-cell table:style-name="ce10" office:value-type="string" calcext:value-type="string">
            <text:p>+сч/день </text:p>
          </table:table-cell>
          <table:table-cell table:style-name="ce10" office:value-type="string" calcext:value-type="string">
            <text:p>+ конт/день</text:p>
          </table:table-cell>
          <table:table-cell table:style-name="ce10" office:value-type="string" calcext:value-type="string">
            <text:p>конт-сч</text:p>
          </table:table-cell>
          <table:table-cell table:style-name="ce10" office:value-type="string" calcext:value-type="string">
            <text:p>запас</text:p>
          </table:table-cell>
          <table:table-cell table:style-name="ce17" office:value-type="string" calcext:value-type="string">
            <text:p>бат, %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02" calcext:value-type="date">
            <text:p>02.05.21</text:p>
          </table:table-cell>
          <table:table-cell table:number-columns-repeated="3"/>
          <table:table-cell table:formula="of:=9.5" office:value-type="float" office:value="9.5" calcext:value-type="float">
            <text:p>9,5</text:p>
          </table:table-cell>
          <table:table-cell office:value-type="float" office:value="47.5" calcext:value-type="float">
            <text:p>47,5</text:p>
          </table:table-cell>
          <table:table-cell table:style-name="ce12" office:value-type="float" office:value="25.2" calcext:value-type="float">
            <text:p>25,2</text:p>
          </table:table-cell>
          <table:table-cell table:style-name="ce15" table:number-columns-repeated="3"/>
          <table:table-cell table:style-name="ce18"/>
          <table:table-cell table:style-name="ce20"/>
          <table:table-cell/>
          <table:table-cell table:formula="of:=[.E4]-[$итоги2020.E4]" office:value-type="float" office:value="5.6" calcext:value-type="float">
            <text:p>5,6</text:p>
          </table:table-cell>
          <table:table-cell table:formula="of:=[.F4]-[$итоги2020.E3]" office:value-type="float" office:value="3.4" calcext:value-type="float">
            <text:p>3,4</text:p>
          </table:table-cell>
          <table:table-cell table:formula="of:=[.O4]-[.N4]" office:value-type="float" office:value="-2.2" calcext:value-type="float">
            <text:p>-2,2</text:p>
          </table:table-cell>
          <table:table-cell table:formula="of:=[.P4]-[.$G$39]" office:value-type="float" office:value="-2.5" calcext:value-type="float">
            <text:p>-2,5</text:p>
          </table:table-cell>
          <table:table-cell table:style-name="ce22" table:formula="of:=IF([.G4]&lt;25;0;IF([.G4]&lt;26;20;IF([.G4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table:style-name="ce7" office:value-type="date" office:date-value="2021-05-03" calcext:value-type="date">
            <text:p>03.05.21</text:p>
          </table:table-cell>
          <table:table-cell table:number-columns-repeated="3"/>
          <table:table-cell office:value-type="float" office:value="10.3" calcext:value-type="float">
            <text:p>10,3</text:p>
          </table:table-cell>
          <table:table-cell office:value-type="float" office:value="48.1" calcext:value-type="float">
            <text:p>48,1</text:p>
          </table:table-cell>
          <table:table-cell table:style-name="ce12" office:value-type="float" office:value="22.2" calcext:value-type="float">
            <text:p>22,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8" office:value-type="string" calcext:value-type="string">
            <text:p>пустая батарея</text:p>
          </table:table-cell>
          <table:table-cell table:style-name="ce20"/>
          <table:table-cell/>
          <table:table-cell table:formula="of:=IF([.E5]&gt;0;[.E5]-[.E4];0)" office:value-type="float" office:value="0.800000000000001" calcext:value-type="float">
            <text:p>0,8</text:p>
          </table:table-cell>
          <table:table-cell table:formula="of:=IF([.F5]&gt;0;[.F5]-[.F4];0)" office:value-type="float" office:value="0.600000000000001" calcext:value-type="float">
            <text:p>0,6</text:p>
          </table:table-cell>
          <table:table-cell table:formula="of:=[.O5]-[.N5]" office:value-type="float" office:value="-0.199999999999999" calcext:value-type="float">
            <text:p>-0,2</text:p>
          </table:table-cell>
          <table:table-cell table:formula="of:=[.P5]-[.$G$39]" office:value-type="float" office:value="-0.499999999999999" calcext:value-type="float">
            <text:p>-0,5</text:p>
          </table:table-cell>
          <table:table-cell table:style-name="ce22" table:formula="of:=IF([.G5]&lt;25;0;IF([.G5]&lt;26;20;IF([.G5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04" calcext:value-type="date">
            <text:p>04.05.21</text:p>
          </table:table-cell>
          <table:table-cell table:number-columns-repeated="3"/>
          <table:table-cell table:formula="of:=[.E5]" office:value-type="float" office:value="10.3" calcext:value-type="float">
            <text:p>10,3</text:p>
          </table:table-cell>
          <table:table-cell table:formula="of:=[.F5]" office:value-type="float" office:value="48.1" calcext:value-type="float">
            <text:p>48,1</text:p>
          </table:table-cell>
          <table:table-cell table:style-name="ce12" table:formula="of:=[.G5]" office:value-type="float" office:value="22.2" calcext:value-type="float">
            <text:p>22,2</text:p>
          </table:table-cell>
          <table:table-cell table:style-name="ce15" table:number-columns-repeated="3"/>
          <table:table-cell table:style-name="ce18" office:value-type="string" calcext:value-type="string">
            <text:p>снег</text:p>
          </table:table-cell>
          <table:table-cell table:style-name="ce20"/>
          <table:table-cell/>
          <table:table-cell table:formula="of:=IF([.E6]&gt;0;[.E6]-[.E5];0)" office:value-type="float" office:value="0" calcext:value-type="float">
            <text:p>0,0</text:p>
          </table:table-cell>
          <table:table-cell table:formula="of:=IF([.F6]&gt;0;[.F6]-[.F5];0)" office:value-type="float" office:value="0" calcext:value-type="float">
            <text:p>0,0</text:p>
          </table:table-cell>
          <table:table-cell table:formula="of:=[.O6]-[.N6]" office:value-type="float" office:value="0" calcext:value-type="float">
            <text:p>0,0</text:p>
          </table:table-cell>
          <table:table-cell table:formula="of:=[.P6]-[.$G$39]" office:value-type="float" office:value="-0.3" calcext:value-type="float">
            <text:p>-0,3</text:p>
          </table:table-cell>
          <table:table-cell table:style-name="ce22" table:formula="of:=IF([.G6]&lt;25;0;IF([.G6]&lt;26;20;IF([.G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05" calcext:value-type="date">
            <text:p>05.05.21</text:p>
          </table:table-cell>
          <table:table-cell table:number-columns-repeated="3"/>
          <table:table-cell table:formula="of:=[.E6]" office:value-type="float" office:value="10.3" calcext:value-type="float">
            <text:p>10,3</text:p>
          </table:table-cell>
          <table:table-cell table:formula="of:=[.F6]" office:value-type="float" office:value="48.1" calcext:value-type="float">
            <text:p>48,1</text:p>
          </table:table-cell>
          <table:table-cell table:style-name="ce12" table:formula="of:=[.G5]" office:value-type="float" office:value="22.2" calcext:value-type="float">
            <text:p>22,2</text:p>
          </table:table-cell>
          <table:table-cell table:style-name="ce15" table:number-columns-repeated="3"/>
          <table:table-cell table:style-name="ce18" office:value-type="string" calcext:value-type="string">
            <text:p>снег</text:p>
          </table:table-cell>
          <table:table-cell table:style-name="ce20"/>
          <table:table-cell/>
          <table:table-cell table:formula="of:=IF([.E7]&gt;0;[.E7]-[.E6];0)" office:value-type="float" office:value="0" calcext:value-type="float">
            <text:p>0,0</text:p>
          </table:table-cell>
          <table:table-cell table:formula="of:=IF([.F7]&gt;0;[.F7]-[.F6];0)" office:value-type="float" office:value="0" calcext:value-type="float">
            <text:p>0,0</text:p>
          </table:table-cell>
          <table:table-cell table:formula="of:=[.O7]-[.N7]" office:value-type="float" office:value="0" calcext:value-type="float">
            <text:p>0,0</text:p>
          </table:table-cell>
          <table:table-cell table:formula="of:=[.P7]-[.$G$39]" office:value-type="float" office:value="-0.3" calcext:value-type="float">
            <text:p>-0,3</text:p>
          </table:table-cell>
          <table:table-cell table:style-name="ce22" table:formula="of:=IF([.G7]&lt;25;0;IF([.G7]&lt;26;20;IF([.G7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06" calcext:value-type="date">
            <text:p>06.05.21</text:p>
          </table:table-cell>
          <table:table-cell table:number-columns-repeated="3"/>
          <table:table-cell table:formula="of:=[.E5]" office:value-type="float" office:value="10.3" calcext:value-type="float">
            <text:p>10,3</text:p>
          </table:table-cell>
          <table:table-cell office:value-type="float" office:value="48.6" calcext:value-type="float">
            <text:p>48,6</text:p>
          </table:table-cell>
          <table:table-cell table:style-name="ce12" office:value-type="float" office:value="25.8" calcext:value-type="float">
            <text:p>25,8</text:p>
          </table:table-cell>
          <table:table-cell table:style-name="ce15" table:number-columns-repeated="3"/>
          <table:table-cell table:style-name="ce18" office:value-type="string" calcext:value-type="string">
            <text:p>снег</text:p>
          </table:table-cell>
          <table:table-cell table:style-name="ce20"/>
          <table:table-cell/>
          <table:table-cell table:formula="of:=IF([.E8]&gt;0;[.E8]-[.E7];0)" office:value-type="float" office:value="0" calcext:value-type="float">
            <text:p>0,0</text:p>
          </table:table-cell>
          <table:table-cell table:formula="of:=IF([.F8]&gt;0;[.F8]-[.F7];0)" office:value-type="float" office:value="0.5" calcext:value-type="float">
            <text:p>0,5</text:p>
          </table:table-cell>
          <table:table-cell table:formula="of:=[.O8]-[.N8]" office:value-type="float" office:value="0.5" calcext:value-type="float">
            <text:p>0,5</text:p>
          </table:table-cell>
          <table:table-cell table:formula="of:=[.P8]-[.$G$39]" office:value-type="float" office:value="0.2" calcext:value-type="float">
            <text:p>0,2</text:p>
          </table:table-cell>
          <table:table-cell table:style-name="ce22" table:formula="of:=IF([.G8]&lt;25;0;IF([.G8]&lt;26;20;IF([.G8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07" calcext:value-type="date">
            <text:p>07.05.21</text:p>
          </table:table-cell>
          <table:table-cell table:number-columns-repeated="3"/>
          <table:table-cell table:formula="of:=[.E8]" office:value-type="float" office:value="10.3" calcext:value-type="float">
            <text:p>10,3</text:p>
          </table:table-cell>
          <table:table-cell office:value-type="float" office:value="49.1" calcext:value-type="float">
            <text:p>49,1</text:p>
          </table:table-cell>
          <table:table-cell table:style-name="ce12" office:value-type="float" office:value="26.2" calcext:value-type="float">
            <text:p>26,2</text:p>
          </table:table-cell>
          <table:table-cell table:style-name="ce15" table:number-columns-repeated="3"/>
          <table:table-cell table:style-name="ce18" office:value-type="string" calcext:value-type="string">
            <text:p>снег</text:p>
          </table:table-cell>
          <table:table-cell table:style-name="ce20"/>
          <table:table-cell/>
          <table:table-cell table:formula="of:=IF([.E9]&gt;0;[.E9]-[.E8];0)" office:value-type="float" office:value="0" calcext:value-type="float">
            <text:p>0,0</text:p>
          </table:table-cell>
          <table:table-cell table:formula="of:=IF([.F9]&gt;0;[.F9]-[.F8];0)" office:value-type="float" office:value="0.5" calcext:value-type="float">
            <text:p>0,5</text:p>
          </table:table-cell>
          <table:table-cell table:formula="of:=[.O9]-[.N9]" office:value-type="float" office:value="0.5" calcext:value-type="float">
            <text:p>0,5</text:p>
          </table:table-cell>
          <table:table-cell table:formula="of:=[.P9]-[.$G$39]" office:value-type="float" office:value="0.2" calcext:value-type="float">
            <text:p>0,2</text:p>
          </table:table-cell>
          <table:table-cell table:style-name="ce22" table:formula="of:=IF([.G9]&lt;25;0;IF([.G9]&lt;26;20;IF([.G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08" calcext:value-type="date">
            <text:p>08.05.21</text:p>
          </table:table-cell>
          <table:table-cell table:number-columns-repeated="3"/>
          <table:table-cell table:formula="of:=[.E9]" office:value-type="float" office:value="10.3" calcext:value-type="float">
            <text:p>10,3</text:p>
          </table:table-cell>
          <table:table-cell office:value-type="float" office:value="49.4" calcext:value-type="float">
            <text:p>49,4</text:p>
          </table:table-cell>
          <table:table-cell table:style-name="ce12" office:value-type="float" office:value="26.3" calcext:value-type="float">
            <text:p>26,3</text:p>
          </table:table-cell>
          <table:table-cell table:style-name="ce15" table:number-columns-repeated="3"/>
          <table:table-cell table:style-name="ce18" table:formula="of:=[.K9]" office:value-type="string" office:string-value="снег" calcext:value-type="string">
            <text:p>снег</text:p>
          </table:table-cell>
          <table:table-cell table:style-name="ce20"/>
          <table:table-cell/>
          <table:table-cell table:formula="of:=IF([.E10]&gt;0;[.E10]-[.E9];0)" office:value-type="float" office:value="0" calcext:value-type="float">
            <text:p>0,0</text:p>
          </table:table-cell>
          <table:table-cell table:formula="of:=IF([.F10]&gt;0;[.F10]-[.F9];0)" office:value-type="float" office:value="0.299999999999997" calcext:value-type="float">
            <text:p>0,3</text:p>
          </table:table-cell>
          <table:table-cell table:formula="of:=[.O10]-[.N10]" office:value-type="float" office:value="0.299999999999997" calcext:value-type="float">
            <text:p>0,3</text:p>
          </table:table-cell>
          <table:table-cell table:formula="of:=[.P10]-[.$G$39]" office:value-type="float" office:value="-2.99760216648792E-015" calcext:value-type="float">
            <text:p>0,0</text:p>
          </table:table-cell>
          <table:table-cell table:style-name="ce22" table:formula="of:=IF([.G10]&lt;25;0;IF([.G10]&lt;26;20;IF([.G1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09" calcext:value-type="date">
            <text:p>09.05.21</text:p>
          </table:table-cell>
          <table:table-cell table:number-columns-repeated="3"/>
          <table:table-cell table:formula="of:=[.E10]" office:value-type="float" office:value="10.3" calcext:value-type="float">
            <text:p>10,3</text:p>
          </table:table-cell>
          <table:table-cell office:value-type="float" office:value="51.6" calcext:value-type="float">
            <text:p>51,6</text:p>
          </table:table-cell>
          <table:table-cell table:style-name="ce12" table:formula="of:=[.G10]" office:value-type="float" office:value="26.3" calcext:value-type="float">
            <text:p>26,3</text:p>
          </table:table-cell>
          <table:table-cell table:style-name="ce15" table:number-columns-repeated="3"/>
          <table:table-cell table:style-name="ce18"/>
          <table:table-cell table:style-name="ce20"/>
          <table:table-cell/>
          <table:table-cell table:formula="of:=IF([.E11]&gt;0;[.E11]-[.E10];0)" office:value-type="float" office:value="0" calcext:value-type="float">
            <text:p>0,0</text:p>
          </table:table-cell>
          <table:table-cell table:formula="of:=IF([.F11]&gt;0;[.F11]-[.F10];0)" office:value-type="float" office:value="2.2" calcext:value-type="float">
            <text:p>2,2</text:p>
          </table:table-cell>
          <table:table-cell table:formula="of:=[.O11]-[.N11]" office:value-type="float" office:value="2.2" calcext:value-type="float">
            <text:p>2,2</text:p>
          </table:table-cell>
          <table:table-cell table:formula="of:=[.P11]-[.$G$39]" office:value-type="float" office:value="1.9" calcext:value-type="float">
            <text:p>1,9</text:p>
          </table:table-cell>
          <table:table-cell table:style-name="ce22" table:formula="of:=IF([.G11]&lt;25;0;IF([.G11]&lt;26;20;IF([.G1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0" calcext:value-type="date">
            <text:p>10.05.21</text:p>
          </table:table-cell>
          <table:table-cell table:style-name="ce42" office:value-type="float" office:value="12.7" calcext:value-type="float">
            <text:p>12,7</text:p>
          </table:table-cell>
          <table:table-cell table:style-name="ce42" office:value-type="float" office:value="51.8" calcext:value-type="float">
            <text:p>51,8</text:p>
          </table:table-cell>
          <table:table-cell table:style-name="ce42" office:value-type="float" office:value="25.5" calcext:value-type="float">
            <text:p>25,5</text:p>
          </table:table-cell>
          <table:table-cell table:style-name="ce42" office:value-type="float" office:value="13.9" calcext:value-type="float">
            <text:p>13,9</text:p>
          </table:table-cell>
          <table:table-cell table:style-name="ce42" office:value-type="float" office:value="53.1" calcext:value-type="float">
            <text:p>53,1</text:p>
          </table:table-cell>
          <table:table-cell table:style-name="ce12" office:value-type="float" office:value="25.3" calcext:value-type="float">
            <text:p>25,3</text:p>
          </table:table-cell>
          <table:table-cell table:style-name="ce69" table:number-columns-repeated="3"/>
          <table:table-cell table:style-name="ce82" office:value-type="string" calcext:value-type="string">
            <text:p>10 панелей (1кВт)</text:p>
          </table:table-cell>
          <table:table-cell table:style-name="ce20" table:formula="of:=[.C12]-[.F11]" office:value-type="float" office:value="0.199999999999996" calcext:value-type="float">
            <text:p>0,2</text:p>
          </table:table-cell>
          <table:table-cell table:style-name="ce42"/>
          <table:table-cell table:style-name="ce42" table:formula="of:=IF([.E12]&gt;0;[.E12]-[.E11];0)" office:value-type="float" office:value="3.6" calcext:value-type="float">
            <text:p>3,6</text:p>
          </table:table-cell>
          <table:table-cell table:style-name="ce42" table:formula="of:=IF([.F12]&gt;0;[.F12]-[.F11];0)" office:value-type="float" office:value="1.5" calcext:value-type="float">
            <text:p>1,5</text:p>
          </table:table-cell>
          <table:table-cell table:style-name="ce42" table:formula="of:=[.O12]-[.N12]" office:value-type="float" office:value="-2.1" calcext:value-type="float">
            <text:p>-2,1</text:p>
          </table:table-cell>
          <table:table-cell table:style-name="ce42" table:formula="of:=[.P12]-[.$G$39]" office:value-type="float" office:value="-2.4" calcext:value-type="float">
            <text:p>-2,4</text:p>
          </table:table-cell>
          <table:table-cell table:style-name="ce22" table:formula="of:=IF([.G12]&lt;25;0;IF([.G12]&lt;26;20;IF([.G12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1" calcext:value-type="date">
            <text:p>11.05.21</text:p>
          </table:table-cell>
          <table:table-cell table:style-name="ce11" table:number-columns-repeated="3"/>
          <table:table-cell table:style-name="ce11" office:value-type="float" office:value="18.8" calcext:value-type="float">
            <text:p>18,8</text:p>
          </table:table-cell>
          <table:table-cell table:style-name="ce11" office:value-type="float" office:value="58.7" calcext:value-type="float">
            <text:p>58,7</text:p>
          </table:table-cell>
          <table:table-cell table:style-name="ce39" office:value-type="float" office:value="25.5" calcext:value-type="float">
            <text:p>25,5</text:p>
          </table:table-cell>
          <table:table-cell table:style-name="ce44" table:number-columns-repeated="3"/>
          <table:table-cell table:style-name="ce50" office:value-type="string" calcext:value-type="string">
            <text:p>подкл водогрей</text:p>
          </table:table-cell>
          <table:table-cell table:style-name="ce55"/>
          <table:table-cell table:style-name="ce11"/>
          <table:table-cell table:style-name="ce11" table:formula="of:=IF([.E13]&gt;0;[.E13]-[.E12];0)" office:value-type="float" office:value="4.9" calcext:value-type="float">
            <text:p>4,9</text:p>
          </table:table-cell>
          <table:table-cell table:style-name="ce100" table:formula="of:=IF([.F13]&gt;0;[.F13]-[.F12];0)" office:value-type="float" office:value="5.6" calcext:value-type="float">
            <text:p>5,6</text:p>
          </table:table-cell>
          <table:table-cell table:style-name="ce11" table:formula="of:=[.O13]-[.N13]" office:value-type="float" office:value="0.700000000000001" calcext:value-type="float">
            <text:p>0,7</text:p>
          </table:table-cell>
          <table:table-cell table:style-name="ce11" table:formula="of:=[.P13]-[.$G$39]" office:value-type="float" office:value="0.400000000000001" calcext:value-type="float">
            <text:p>0,4</text:p>
          </table:table-cell>
          <table:table-cell table:style-name="ce62" table:formula="of:=IF([.G13]&lt;25;0;IF([.G13]&lt;26;20;IF([.G13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2" calcext:value-type="date">
            <text:p>12.05.21</text:p>
          </table:table-cell>
          <table:table-cell office:value-type="float" office:value="19.4" calcext:value-type="float">
            <text:p>19,4</text:p>
          </table:table-cell>
          <table:table-cell table:number-columns-repeated="2"/>
          <table:table-cell office:value-type="float" office:value="23.3" calcext:value-type="float">
            <text:p>23,3</text:p>
          </table:table-cell>
          <table:table-cell office:value-type="float" office:value="64.2" calcext:value-type="float">
            <text:p>64,2</text:p>
          </table:table-cell>
          <table:table-cell table:style-name="ce12" office:value-type="float" office:value="25.8" calcext:value-type="float">
            <text:p>25,8</text:p>
          </table:table-cell>
          <table:table-cell table:style-name="ce15" table:number-columns-repeated="3"/>
          <table:table-cell table:style-name="ce18"/>
          <table:table-cell table:style-name="ce20"/>
          <table:table-cell/>
          <table:table-cell table:formula="of:=IF([.E14]&gt;0;[.E14]-[.E13];0)" office:value-type="float" office:value="4.5" calcext:value-type="float">
            <text:p>4,5</text:p>
          </table:table-cell>
          <table:table-cell table:style-name="ce59" table:formula="of:=IF([.F14]&gt;0;[.F14]-[.F13];0)" office:value-type="float" office:value="5.5" calcext:value-type="float">
            <text:p>5,5</text:p>
          </table:table-cell>
          <table:table-cell table:formula="of:=[.O14]-[.N14]" office:value-type="float" office:value="1" calcext:value-type="float">
            <text:p>1,0</text:p>
          </table:table-cell>
          <table:table-cell table:formula="of:=[.P14]-[.$G$39]" office:value-type="float" office:value="0.7" calcext:value-type="float">
            <text:p>0,7</text:p>
          </table:table-cell>
          <table:table-cell table:style-name="ce22" table:formula="of:=IF([.G14]&lt;25;0;IF([.G14]&lt;26;20;IF([.G14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3" calcext:value-type="date">
            <text:p>13.05.21</text:p>
          </table:table-cell>
          <table:table-cell office:value-type="float" office:value="24.4" calcext:value-type="float">
            <text:p>24,4</text:p>
          </table:table-cell>
          <table:table-cell table:number-columns-repeated="2"/>
          <table:table-cell office:value-type="float" office:value="27.9" calcext:value-type="float">
            <text:p>27,9</text:p>
          </table:table-cell>
          <table:table-cell office:value-type="float" office:value="69" calcext:value-type="float">
            <text:p>69,0</text:p>
          </table:table-cell>
          <table:table-cell table:style-name="ce12" office:value-type="float" office:value="25.5" calcext:value-type="float">
            <text:p>25,5</text:p>
          </table:table-cell>
          <table:table-cell table:style-name="ce15" table:number-columns-repeated="3"/>
          <table:table-cell table:style-name="ce18"/>
          <table:table-cell table:style-name="ce20"/>
          <table:table-cell/>
          <table:table-cell table:formula="of:=IF([.E15]&gt;0;[.E15]-[.E14];0)" office:value-type="float" office:value="4.6" calcext:value-type="float">
            <text:p>4,6</text:p>
          </table:table-cell>
          <table:table-cell table:formula="of:=IF([.F15]&gt;0;[.F15]-[.F14];0)" office:value-type="float" office:value="4.8" calcext:value-type="float">
            <text:p>4,8</text:p>
          </table:table-cell>
          <table:table-cell table:formula="of:=[.O15]-[.N15]" office:value-type="float" office:value="0.199999999999999" calcext:value-type="float">
            <text:p>0,2</text:p>
          </table:table-cell>
          <table:table-cell table:formula="of:=[.P15]-[.$G$39]" office:value-type="float" office:value="-0.100000000000001" calcext:value-type="float">
            <text:p>-0,1</text:p>
          </table:table-cell>
          <table:table-cell table:style-name="ce22" table:formula="of:=IF([.G15]&lt;25;0;IF([.G15]&lt;26;20;IF([.G15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4" calcext:value-type="date">
            <text:p>14.05.21</text:p>
          </table:table-cell>
          <table:table-cell office:value-type="float" office:value="28.5" calcext:value-type="float">
            <text:p>28,5</text:p>
          </table:table-cell>
          <table:table-cell table:number-columns-repeated="2"/>
          <table:table-cell office:value-type="float" office:value="31.3" calcext:value-type="float">
            <text:p>31,3</text:p>
          </table:table-cell>
          <table:table-cell office:value-type="float" office:value="72.6" calcext:value-type="float">
            <text:p>72,6</text:p>
          </table:table-cell>
          <table:table-cell table:style-name="ce12" office:value-type="float" office:value="23.3" calcext:value-type="float">
            <text:p>23,3</text:p>
          </table:table-cell>
          <table:table-cell table:style-name="ce15" table:number-columns-repeated="3"/>
          <table:table-cell table:style-name="ce18"/>
          <table:table-cell table:style-name="ce20"/>
          <table:table-cell/>
          <table:table-cell table:formula="of:=IF([.E16]&gt;0;[.E16]-[.E15];0)" office:value-type="float" office:value="3.4" calcext:value-type="float">
            <text:p>3,4</text:p>
          </table:table-cell>
          <table:table-cell table:formula="of:=IF([.F16]&gt;0;[.F16]-[.F15];0)" office:value-type="float" office:value="3.59999999999999" calcext:value-type="float">
            <text:p>3,6</text:p>
          </table:table-cell>
          <table:table-cell table:formula="of:=[.O16]-[.N16]" office:value-type="float" office:value="0.199999999999992" calcext:value-type="float">
            <text:p>0,2</text:p>
          </table:table-cell>
          <table:table-cell table:formula="of:=[.P16]-[.$G$39]" office:value-type="float" office:value="-0.100000000000008" calcext:value-type="float">
            <text:p>-0,1</text:p>
          </table:table-cell>
          <table:table-cell table:style-name="ce22" table:formula="of:=IF([.G16]&lt;25;0;IF([.G16]&lt;26;20;IF([.G1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5" calcext:value-type="date">
            <text:p>15.05.21</text:p>
          </table:table-cell>
          <table:table-cell table:number-columns-repeated="3"/>
          <table:table-cell office:value-type="float" office:value="34.8" calcext:value-type="float">
            <text:p>34,8</text:p>
          </table:table-cell>
          <table:table-cell office:value-type="float" office:value="76.6" calcext:value-type="float">
            <text:p>76,6</text:p>
          </table:table-cell>
          <table:table-cell table:style-name="ce12" office:value-type="float" office:value="22.6" calcext:value-type="float">
            <text:p>22,6</text:p>
          </table:table-cell>
          <table:table-cell table:style-name="ce15" table:number-columns-repeated="3"/>
          <table:table-cell table:style-name="ce18"/>
          <table:table-cell table:style-name="ce20"/>
          <table:table-cell/>
          <table:table-cell table:formula="of:=IF([.E17]&gt;0;[.E17]-[.E16];0)" office:value-type="float" office:value="3.5" calcext:value-type="float">
            <text:p>3,5</text:p>
          </table:table-cell>
          <table:table-cell table:formula="of:=IF([.F17]&gt;0;[.F17]-[.F16];0)" office:value-type="float" office:value="4" calcext:value-type="float">
            <text:p>4,0</text:p>
          </table:table-cell>
          <table:table-cell table:formula="of:=[.O17]-[.N17]" office:value-type="float" office:value="0.500000000000004" calcext:value-type="float">
            <text:p>0,5</text:p>
          </table:table-cell>
          <table:table-cell table:formula="of:=[.P17]-[.$G$39]" office:value-type="float" office:value="0.200000000000004" calcext:value-type="float">
            <text:p>0,2</text:p>
          </table:table-cell>
          <table:table-cell table:style-name="ce22" table:formula="of:=IF([.G17]&lt;25;0;IF([.G17]&lt;26;20;IF([.G17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6" calcext:value-type="date">
            <text:p>16.05.21</text:p>
          </table:table-cell>
          <table:table-cell office:value-type="float" office:value="34.8" calcext:value-type="float">
            <text:p>34,8</text:p>
          </table:table-cell>
          <table:table-cell office:value-type="float" office:value="77.1" calcext:value-type="float">
            <text:p>77,1</text:p>
          </table:table-cell>
          <table:table-cell/>
          <table:table-cell office:value-type="float" office:value="36.6" calcext:value-type="float">
            <text:p>36,6</text:p>
          </table:table-cell>
          <table:table-cell office:value-type="float" office:value="78.7" calcext:value-type="float">
            <text:p>78,7</text:p>
          </table:table-cell>
          <table:table-cell table:style-name="ce12" office:value-type="float" office:value="22.7" calcext:value-type="float">
            <text:p>22,7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8"/>
          <table:table-cell table:style-name="ce20" table:formula="of:=IF([.C18]&gt;0;[.C18]-[.F17];0)" office:value-type="float" office:value="0.5" calcext:value-type="float">
            <text:p>0,5</text:p>
          </table:table-cell>
          <table:table-cell table:formula="of:=IF([.B18]&gt;0;[.B18]-[.E17];0)" office:value-type="float" office:value="0" calcext:value-type="float">
            <text:p>0,0</text:p>
          </table:table-cell>
          <table:table-cell table:formula="of:=IF([.E18]&gt;0;[.E18]-[.E17];0)" office:value-type="float" office:value="1.8" calcext:value-type="float">
            <text:p>1,8</text:p>
          </table:table-cell>
          <table:table-cell table:formula="of:=IF([.F18]&gt;0;[.F18]-[.F17];0)" office:value-type="float" office:value="2.10000000000001" calcext:value-type="float">
            <text:p>2,1</text:p>
          </table:table-cell>
          <table:table-cell table:formula="of:=[.O18]-[.N18]" office:value-type="float" office:value="0.300000000000004" calcext:value-type="float">
            <text:p>0,3</text:p>
          </table:table-cell>
          <table:table-cell table:formula="of:=[.P18]-[.$G$39]" office:value-type="float" office:value="3.99680288865056E-015" calcext:value-type="float">
            <text:p>0,0</text:p>
          </table:table-cell>
          <table:table-cell table:style-name="ce22" table:formula="of:=IF([.G18]&lt;25;0;IF([.G18]&lt;26;20;IF([.G18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7" calcext:value-type="date">
            <text:p>17.05.21</text:p>
          </table:table-cell>
          <table:table-cell table:formula="of:=[.E18]" office:value-type="float" office:value="36.6" calcext:value-type="float">
            <text:p>36,6</text:p>
          </table:table-cell>
          <table:table-cell office:value-type="float" office:value="79.8" calcext:value-type="float">
            <text:p>79,8</text:p>
          </table:table-cell>
          <table:table-cell/>
          <table:table-cell office:value-type="float" office:value="39.8" calcext:value-type="float">
            <text:p>39,8</text:p>
          </table:table-cell>
          <table:table-cell office:value-type="float" office:value="83.5" calcext:value-type="float">
            <text:p>83,5</text:p>
          </table:table-cell>
          <table:table-cell table:style-name="ce12" office:value-type="float" office:value="26" calcext:value-type="float">
            <text:p>26,0</text:p>
          </table:table-cell>
          <table:table-cell table:style-name="ce15" table:number-columns-repeated="3"/>
          <table:table-cell table:style-name="ce18" office:value-type="string" calcext:value-type="string">
            <text:p>+авт выкл на ночь</text:p>
          </table:table-cell>
          <table:table-cell table:style-name="ce20" table:formula="of:=IF([.C19]&gt;0;[.C19]-[.F18];0)" office:value-type="float" office:value="1.09999999999999" calcext:value-type="float">
            <text:p>1,1</text:p>
          </table:table-cell>
          <table:table-cell table:formula="of:=IF([.B19]&gt;0;[.B19]-[.E18];0)" office:value-type="float" office:value="0" calcext:value-type="float">
            <text:p>0,0</text:p>
          </table:table-cell>
          <table:table-cell table:formula="of:=IF([.E19]&gt;0;[.E19]-[.E18];0)" office:value-type="float" office:value="3.2" calcext:value-type="float">
            <text:p>3,2</text:p>
          </table:table-cell>
          <table:table-cell table:formula="of:=IF([.F19]&gt;0;[.F19]-[.F18];0)" office:value-type="float" office:value="4.8" calcext:value-type="float">
            <text:p>4,8</text:p>
          </table:table-cell>
          <table:table-cell table:formula="of:=[.O19]-[.N19]" office:value-type="float" office:value="1.6" calcext:value-type="float">
            <text:p>1,6</text:p>
          </table:table-cell>
          <table:table-cell table:formula="of:=[.P19]-[.$G$39]" office:value-type="float" office:value="1.3" calcext:value-type="float">
            <text:p>1,3</text:p>
          </table:table-cell>
          <table:table-cell table:style-name="ce22" table:formula="of:=IF([.G19]&lt;25;0;IF([.G19]&lt;26;20;IF([.G1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8" calcext:value-type="date">
            <text:p>18.05.21</text:p>
          </table:table-cell>
          <table:table-cell office:value-type="float" office:value="40" calcext:value-type="float">
            <text:p>40,0</text:p>
          </table:table-cell>
          <table:table-cell office:value-type="float" office:value="84.4" calcext:value-type="float">
            <text:p>84,4</text:p>
          </table:table-cell>
          <table:table-cell/>
          <table:table-cell office:value-type="float" office:value="43.3" calcext:value-type="float">
            <text:p>43,3</text:p>
          </table:table-cell>
          <table:table-cell office:value-type="float" office:value="86.5" calcext:value-type="float">
            <text:p>86,5</text:p>
          </table:table-cell>
          <table:table-cell table:style-name="ce12" office:value-type="float" office:value="22.8" calcext:value-type="float">
            <text:p>22,8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8" office:value-type="string" calcext:value-type="string">
            <text:p>пустая батарея</text:p>
          </table:table-cell>
          <table:table-cell table:style-name="ce20" table:formula="of:=IF([.C20]&gt;0;[.C20]-[.F19];0)" office:value-type="float" office:value="0.900000000000006" calcext:value-type="float">
            <text:p>0,9</text:p>
          </table:table-cell>
          <table:table-cell table:formula="of:=IF([.B20]&gt;0;[.B20]-[.E19];0)" office:value-type="float" office:value="0.200000000000003" calcext:value-type="float">
            <text:p>0,2</text:p>
          </table:table-cell>
          <table:table-cell table:formula="of:=IF([.E20]&gt;0;[.E20]-[.E19];0)" office:value-type="float" office:value="3.5" calcext:value-type="float">
            <text:p>3,5</text:p>
          </table:table-cell>
          <table:table-cell table:formula="of:=IF([.F20]&gt;0;[.F20]-[.F19];0)" office:value-type="float" office:value="3" calcext:value-type="float">
            <text:p>3,0</text:p>
          </table:table-cell>
          <table:table-cell table:formula="of:=[.O20]-[.N20]" office:value-type="float" office:value="-0.5" calcext:value-type="float">
            <text:p>-0,5</text:p>
          </table:table-cell>
          <table:table-cell table:formula="of:=[.P20]-[.$G$39]" office:value-type="float" office:value="-0.8" calcext:value-type="float">
            <text:p>-0,8</text:p>
          </table:table-cell>
          <table:table-cell table:style-name="ce22" table:formula="of:=IF([.G20]&lt;25;0;IF([.G20]&lt;26;20;IF([.G20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19" calcext:value-type="date">
            <text:p>19.05.21</text:p>
          </table:table-cell>
          <table:table-cell office:value-type="float" office:value="43.3" calcext:value-type="float">
            <text:p>43,3</text:p>
          </table:table-cell>
          <table:table-cell office:value-type="float" office:value="87.4" calcext:value-type="float">
            <text:p>87,4</text:p>
          </table:table-cell>
          <table:table-cell/>
          <table:table-cell office:value-type="float" office:value="46.5" calcext:value-type="float">
            <text:p>46,5</text:p>
          </table:table-cell>
          <table:table-cell office:value-type="float" office:value="91.1" calcext:value-type="float">
            <text:p>91,1</text:p>
          </table:table-cell>
          <table:table-cell table:style-name="ce12" office:value-type="float" office:value="25.8" calcext:value-type="float">
            <text:p>25,8</text:p>
          </table:table-cell>
          <table:table-cell table:style-name="ce15" table:number-columns-repeated="3"/>
          <table:table-cell table:style-name="ce18"/>
          <table:table-cell table:style-name="ce20" table:formula="of:=IF([.C21]&gt;0;[.C21]-[.F20];0)" office:value-type="float" office:value="0.900000000000006" calcext:value-type="float">
            <text:p>0,9</text:p>
          </table:table-cell>
          <table:table-cell table:formula="of:=IF([.B21]&gt;0;[.B21]-[.E20];0)" office:value-type="float" office:value="0" calcext:value-type="float">
            <text:p>0,0</text:p>
          </table:table-cell>
          <table:table-cell table:formula="of:=IF([.E21]&gt;0;[.E21]-[.E20];0)" office:value-type="float" office:value="3.2" calcext:value-type="float">
            <text:p>3,2</text:p>
          </table:table-cell>
          <table:table-cell table:formula="of:=IF([.F21]&gt;0;[.F21]-[.F20];0)" office:value-type="float" office:value="4.59999999999999" calcext:value-type="float">
            <text:p>4,6</text:p>
          </table:table-cell>
          <table:table-cell table:formula="of:=[.O21]-[.N21]" office:value-type="float" office:value="1.39999999999999" calcext:value-type="float">
            <text:p>1,4</text:p>
          </table:table-cell>
          <table:table-cell table:formula="of:=[.P21]-[.$G$39]" office:value-type="float" office:value="1.09999999999999" calcext:value-type="float">
            <text:p>1,1</text:p>
          </table:table-cell>
          <table:table-cell table:style-name="ce22" table:formula="of:=IF([.G21]&lt;25;0;IF([.G21]&lt;26;20;IF([.G21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0" calcext:value-type="date">
            <text:p>20.05.21</text:p>
          </table:table-cell>
          <table:table-cell office:value-type="float" office:value="46.9" calcext:value-type="float">
            <text:p>46,9</text:p>
          </table:table-cell>
          <table:table-cell office:value-type="float" office:value="92.2" calcext:value-type="float">
            <text:p>92,2</text:p>
          </table:table-cell>
          <table:table-cell/>
          <table:table-cell office:value-type="float" office:value="48.6" calcext:value-type="float">
            <text:p>48,6</text:p>
          </table:table-cell>
          <table:table-cell office:value-type="float" office:value="95" calcext:value-type="float">
            <text:p>95,0</text:p>
          </table:table-cell>
          <table:table-cell table:style-name="ce12" office:value-type="float" office:value="26.3" calcext:value-type="float">
            <text:p>26,3</text:p>
          </table:table-cell>
          <table:table-cell table:style-name="ce15" table:number-columns-repeated="3"/>
          <table:table-cell table:style-name="ce18"/>
          <table:table-cell table:style-name="ce20" table:formula="of:=IF([.C22]&gt;0;[.C22]-[.F21];0)" office:value-type="float" office:value="1.10000000000001" calcext:value-type="float">
            <text:p>1,1</text:p>
          </table:table-cell>
          <table:table-cell table:formula="of:=IF([.B22]&gt;0;[.B22]-[.E21];0)" office:value-type="float" office:value="0.399999999999999" calcext:value-type="float">
            <text:p>0,4</text:p>
          </table:table-cell>
          <table:table-cell table:formula="of:=IF([.E22]&gt;0;[.E22]-[.E21];0)" office:value-type="float" office:value="2.1" calcext:value-type="float">
            <text:p>2,1</text:p>
          </table:table-cell>
          <table:table-cell table:formula="of:=IF([.F22]&gt;0;[.F22]-[.F21];0)" office:value-type="float" office:value="3.90000000000001" calcext:value-type="float">
            <text:p>3,9</text:p>
          </table:table-cell>
          <table:table-cell table:formula="of:=[.O22]-[.N22]" office:value-type="float" office:value="1.8" calcext:value-type="float">
            <text:p>1,8</text:p>
          </table:table-cell>
          <table:table-cell table:formula="of:=[.P22]-[.$G$39]" office:value-type="float" office:value="1.5" calcext:value-type="float">
            <text:p>1,5</text:p>
          </table:table-cell>
          <table:table-cell table:style-name="ce22" table:formula="of:=IF([.G22]&lt;25;0;IF([.G22]&lt;26;20;IF([.G2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1" calcext:value-type="date">
            <text:p>21.05.21</text:p>
          </table:table-cell>
          <table:table-cell office:value-type="float" office:value="49" calcext:value-type="float">
            <text:p>49,0</text:p>
          </table:table-cell>
          <table:table-cell office:value-type="float" office:value="95.3" calcext:value-type="float">
            <text:p>95,3</text:p>
          </table:table-cell>
          <table:table-cell/>
          <table:table-cell office:value-type="float" office:value="50.6" calcext:value-type="float">
            <text:p>50,6</text:p>
          </table:table-cell>
          <table:table-cell office:value-type="float" office:value="96.6" calcext:value-type="float">
            <text:p>96,6</text:p>
          </table:table-cell>
          <table:table-cell table:style-name="ce12" office:value-type="float" office:value="26" calcext:value-type="float">
            <text:p>26,0</text:p>
          </table:table-cell>
          <table:table-cell table:style-name="ce15" table:number-columns-repeated="3"/>
          <table:table-cell table:style-name="ce18"/>
          <table:table-cell table:style-name="ce20" table:formula="of:=IF([.C23]&gt;0;[.C23]-[.F22];0)" office:value-type="float" office:value="0.299999999999997" calcext:value-type="float">
            <text:p>0,3</text:p>
          </table:table-cell>
          <table:table-cell table:formula="of:=IF([.B23]&gt;0;[.B23]-[.E22];0)" office:value-type="float" office:value="0.399999999999999" calcext:value-type="float">
            <text:p>0,4</text:p>
          </table:table-cell>
          <table:table-cell table:formula="of:=IF([.E23]&gt;0;[.E23]-[.E22];0)" office:value-type="float" office:value="2" calcext:value-type="float">
            <text:p>2,0</text:p>
          </table:table-cell>
          <table:table-cell table:formula="of:=IF([.F23]&gt;0;[.F23]-[.F22];0)" office:value-type="float" office:value="1.59999999999999" calcext:value-type="float">
            <text:p>1,6</text:p>
          </table:table-cell>
          <table:table-cell table:formula="of:=[.O23]-[.N23]" office:value-type="float" office:value="-0.400000000000006" calcext:value-type="float">
            <text:p>-0,4</text:p>
          </table:table-cell>
          <table:table-cell table:formula="of:=[.P23]-[.$G$39]" office:value-type="float" office:value="-0.700000000000006" calcext:value-type="float">
            <text:p>-0,7</text:p>
          </table:table-cell>
          <table:table-cell table:style-name="ce22" table:formula="of:=IF([.G23]&lt;25;0;IF([.G23]&lt;26;20;IF([.G2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2" calcext:value-type="date">
            <text:p>22.05.21</text:p>
          </table:table-cell>
          <table:table-cell office:value-type="float" office:value="50.8" calcext:value-type="float">
            <text:p>50,8</text:p>
          </table:table-cell>
          <table:table-cell office:value-type="float" office:value="97" calcext:value-type="float">
            <text:p>97,0</text:p>
          </table:table-cell>
          <table:table-cell/>
          <table:table-cell office:value-type="float" office:value="55.4" calcext:value-type="float">
            <text:p>55,4</text:p>
          </table:table-cell>
          <table:table-cell office:value-type="float" office:value="101.1" calcext:value-type="float">
            <text:p>101,1</text:p>
          </table:table-cell>
          <table:table-cell table:style-name="ce12" office:value-type="float" office:value="23.5" calcext:value-type="float">
            <text:p>23,5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8" office:value-type="string" calcext:value-type="string">
            <text:p>пустая батарея</text:p>
          </table:table-cell>
          <table:table-cell table:style-name="ce20" table:formula="of:=IF([.C24]&gt;0;[.C24]-[.F23];0)" office:value-type="float" office:value="0.400000000000006" calcext:value-type="float">
            <text:p>0,4</text:p>
          </table:table-cell>
          <table:table-cell table:formula="of:=IF([.B24]&gt;0;[.B24]-[.E23];0)" office:value-type="float" office:value="0.199999999999996" calcext:value-type="float">
            <text:p>0,2</text:p>
          </table:table-cell>
          <table:table-cell table:formula="of:=IF([.E24]&gt;0;[.E24]-[.E23];0)" office:value-type="float" office:value="4.8" calcext:value-type="float">
            <text:p>4,8</text:p>
          </table:table-cell>
          <table:table-cell table:formula="of:=IF([.F24]&gt;0;[.F24]-[.F23];0)" office:value-type="float" office:value="4.5" calcext:value-type="float">
            <text:p>4,5</text:p>
          </table:table-cell>
          <table:table-cell table:formula="of:=[.O24]-[.N24]" office:value-type="float" office:value="-0.299999999999997" calcext:value-type="float">
            <text:p>-0,3</text:p>
          </table:table-cell>
          <table:table-cell table:formula="of:=[.P24]-[.$G$39]" office:value-type="float" office:value="-0.599999999999997" calcext:value-type="float">
            <text:p>-0,6</text:p>
          </table:table-cell>
          <table:table-cell table:style-name="ce22" table:formula="of:=IF([.G24]&lt;25;0;IF([.G24]&lt;26;20;IF([.G24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3" calcext:value-type="date">
            <text:p>23.05.21</text:p>
          </table:table-cell>
          <table:table-cell office:value-type="float" office:value="55.6" calcext:value-type="float">
            <text:p>55,6</text:p>
          </table:table-cell>
          <table:table-cell office:value-type="float" office:value="101.5" calcext:value-type="float">
            <text:p>101,5</text:p>
          </table:table-cell>
          <table:table-cell/>
          <table:table-cell office:value-type="float" office:value="56" calcext:value-type="float">
            <text:p>56,0</text:p>
          </table:table-cell>
          <table:table-cell office:value-type="float" office:value="101.9" calcext:value-type="float">
            <text:p>101,9</text:p>
          </table:table-cell>
          <table:table-cell table:style-name="ce12" office:value-type="float" office:value="24" calcext:value-type="float">
            <text:p>24,0</text:p>
          </table:table-cell>
          <table:table-cell table:style-name="ce15" table:number-columns-repeated="3"/>
          <table:table-cell table:style-name="ce18" office:value-type="string" calcext:value-type="string">
            <text:p>густ обл и дождь</text:p>
          </table:table-cell>
          <table:table-cell table:style-name="ce20" table:formula="of:=IF([.C25]&gt;0;[.C25]-[.F24];0)" office:value-type="float" office:value="0.400000000000006" calcext:value-type="float">
            <text:p>0,4</text:p>
          </table:table-cell>
          <table:table-cell table:formula="of:=IF([.B25]&gt;0;[.B25]-[.E24];0)" office:value-type="float" office:value="0.200000000000003" calcext:value-type="float">
            <text:p>0,2</text:p>
          </table:table-cell>
          <table:table-cell table:formula="of:=IF([.E25]&gt;0;[.E25]-[.E24];0)" office:value-type="float" office:value="0.600000000000001" calcext:value-type="float">
            <text:p>0,6</text:p>
          </table:table-cell>
          <table:table-cell table:style-name="ce60" table:formula="of:=IF([.F25]&gt;0;[.F25]-[.F24];0)" office:value-type="float" office:value="0.800000000000011" calcext:value-type="float">
            <text:p>0,8</text:p>
          </table:table-cell>
          <table:table-cell table:formula="of:=[.O25]-[.N25]" office:value-type="float" office:value="0.20000000000001" calcext:value-type="float">
            <text:p>0,2</text:p>
          </table:table-cell>
          <table:table-cell table:formula="of:=[.P25]-[.$G$39]" office:value-type="float" office:value="-0.09999999999999" calcext:value-type="float">
            <text:p>-0,1</text:p>
          </table:table-cell>
          <table:table-cell table:style-name="ce22" table:formula="of:=IF([.G25]&lt;25;0;IF([.G25]&lt;26;20;IF([.G25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4" calcext:value-type="date">
            <text:p>24.05.21</text:p>
          </table:table-cell>
          <table:table-cell table:formula="of:=[.E25]" office:value-type="float" office:value="56" calcext:value-type="float">
            <text:p>56,0</text:p>
          </table:table-cell>
          <table:table-cell office:value-type="float" office:value="102.7" calcext:value-type="float">
            <text:p>102,7</text:p>
          </table:table-cell>
          <table:table-cell/>
          <table:table-cell office:value-type="float" office:value="58.3" calcext:value-type="float">
            <text:p>58,3</text:p>
          </table:table-cell>
          <table:table-cell office:value-type="float" office:value="105.8" calcext:value-type="float">
            <text:p>105,8</text:p>
          </table:table-cell>
          <table:table-cell table:style-name="ce12" office:value-type="float" office:value="26" calcext:value-type="float">
            <text:p>26,0</text:p>
          </table:table-cell>
          <table:table-cell table:style-name="ce15" table:number-columns-repeated="3"/>
          <table:table-cell table:style-name="ce18"/>
          <table:table-cell table:style-name="ce20" table:formula="of:=IF([.C26]&gt;0;[.C26]-[.F25];0)" office:value-type="float" office:value="0.799999999999997" calcext:value-type="float">
            <text:p>0,8</text:p>
          </table:table-cell>
          <table:table-cell table:formula="of:=IF([.B26]&gt;0;[.B26]-[.E25];0)" office:value-type="float" office:value="0" calcext:value-type="float">
            <text:p>0,0</text:p>
          </table:table-cell>
          <table:table-cell table:formula="of:=IF([.E26]&gt;0;[.E26]-[.E25];0)" office:value-type="float" office:value="2.3" calcext:value-type="float">
            <text:p>2,3</text:p>
          </table:table-cell>
          <table:table-cell table:formula="of:=IF([.F26]&gt;0;[.F26]-[.F25];0)" office:value-type="float" office:value="3.89999999999999" calcext:value-type="float">
            <text:p>3,9</text:p>
          </table:table-cell>
          <table:table-cell table:formula="of:=[.O26]-[.N26]" office:value-type="float" office:value="1.59999999999999" calcext:value-type="float">
            <text:p>1,6</text:p>
          </table:table-cell>
          <table:table-cell table:formula="of:=[.P26]-[.$G$39]" office:value-type="float" office:value="1.29999999999999" calcext:value-type="float">
            <text:p>1,3</text:p>
          </table:table-cell>
          <table:table-cell table:style-name="ce22" table:formula="of:=IF([.G26]&lt;25;0;IF([.G26]&lt;26;20;IF([.G2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5" calcext:value-type="date">
            <text:p>25.05.21</text:p>
          </table:table-cell>
          <table:table-cell office:value-type="float" office:value="58.6" calcext:value-type="float">
            <text:p>58,6</text:p>
          </table:table-cell>
          <table:table-cell office:value-type="float" office:value="106.5" calcext:value-type="float">
            <text:p>106,5</text:p>
          </table:table-cell>
          <table:table-cell/>
          <table:table-cell office:value-type="float" office:value="62.3" calcext:value-type="float">
            <text:p>62,3</text:p>
          </table:table-cell>
          <table:table-cell office:value-type="float" office:value="110.1" calcext:value-type="float">
            <text:p>110,1</text:p>
          </table:table-cell>
          <table:table-cell table:style-name="ce12" office:value-type="float" office:value="25.8" calcext:value-type="float">
            <text:p>25,8</text:p>
          </table:table-cell>
          <table:table-cell table:style-name="ce15" table:number-columns-repeated="3"/>
          <table:table-cell table:style-name="ce18"/>
          <table:table-cell table:style-name="ce20" table:formula="of:=IF([.C27]&gt;0;[.C27]-[.F26];0)" office:value-type="float" office:value="0.700000000000003" calcext:value-type="float">
            <text:p>0,7</text:p>
          </table:table-cell>
          <table:table-cell table:formula="of:=IF([.B27]&gt;0;[.B27]-[.E26];0)" office:value-type="float" office:value="0.300000000000004" calcext:value-type="float">
            <text:p>0,3</text:p>
          </table:table-cell>
          <table:table-cell table:formula="of:=IF([.E27]&gt;0;[.E27]-[.E26];0)" office:value-type="float" office:value="4" calcext:value-type="float">
            <text:p>4,0</text:p>
          </table:table-cell>
          <table:table-cell table:formula="of:=IF([.F27]&gt;0;[.F27]-[.F26];0)" office:value-type="float" office:value="4.3" calcext:value-type="float">
            <text:p>4,3</text:p>
          </table:table-cell>
          <table:table-cell table:formula="of:=[.O27]-[.N27]" office:value-type="float" office:value="0.299999999999997" calcext:value-type="float">
            <text:p>0,3</text:p>
          </table:table-cell>
          <table:table-cell table:formula="of:=[.P27]-[.$G$39]" office:value-type="float" office:value="-2.99760216648792E-015" calcext:value-type="float">
            <text:p>0,0</text:p>
          </table:table-cell>
          <table:table-cell table:style-name="ce22" table:formula="of:=IF([.G27]&lt;25;0;IF([.G27]&lt;26;20;IF([.G27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6" calcext:value-type="date">
            <text:p>26.05.21</text:p>
          </table:table-cell>
          <table:table-cell office:value-type="float" office:value="62.5" calcext:value-type="float">
            <text:p>62,5</text:p>
          </table:table-cell>
          <table:table-cell office:value-type="float" office:value="110.5" calcext:value-type="float">
            <text:p>110,5</text:p>
          </table:table-cell>
          <table:table-cell/>
          <table:table-cell office:value-type="float" office:value="63.6" calcext:value-type="float">
            <text:p>63,6</text:p>
          </table:table-cell>
          <table:table-cell office:value-type="float" office:value="111.1" calcext:value-type="float">
            <text:p>111,1</text:p>
          </table:table-cell>
          <table:table-cell table:style-name="ce12" office:value-type="float" office:value="22.2" calcext:value-type="float">
            <text:p>22,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8" office:value-type="string" calcext:value-type="string">
            <text:p>дождь весь день</text:p>
          </table:table-cell>
          <table:table-cell table:style-name="ce20" table:formula="of:=IF([.C28]&gt;0;[.C28]-[.F27];0)" office:value-type="float" office:value="0.400000000000006" calcext:value-type="float">
            <text:p>0,4</text:p>
          </table:table-cell>
          <table:table-cell table:formula="of:=IF([.B28]&gt;0;[.B28]-[.E27];0)" office:value-type="float" office:value="0.200000000000003" calcext:value-type="float">
            <text:p>0,2</text:p>
          </table:table-cell>
          <table:table-cell table:formula="of:=IF([.E28]&gt;0;[.E28]-[.E27];0)" office:value-type="float" office:value="1.3" calcext:value-type="float">
            <text:p>1,3</text:p>
          </table:table-cell>
          <table:table-cell table:style-name="ce60" table:formula="of:=IF([.F28]&gt;0;[.F28]-[.F27];0)" office:value-type="float" office:value="1" calcext:value-type="float">
            <text:p>1,0</text:p>
          </table:table-cell>
          <table:table-cell table:formula="of:=[.O28]-[.N28]" office:value-type="float" office:value="-0.300000000000004" calcext:value-type="float">
            <text:p>-0,3</text:p>
          </table:table-cell>
          <table:table-cell table:formula="of:=[.P28]-[.$G$39]" office:value-type="float" office:value="-0.600000000000004" calcext:value-type="float">
            <text:p>-0,6</text:p>
          </table:table-cell>
          <table:table-cell table:style-name="ce22" table:formula="of:=IF([.G28]&lt;25;0;IF([.G28]&lt;26;20;IF([.G28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7" calcext:value-type="date">
            <text:p>27.05.21</text:p>
          </table:table-cell>
          <table:table-cell table:formula="of:=[.E28]" office:value-type="float" office:value="63.6" calcext:value-type="float">
            <text:p>63,6</text:p>
          </table:table-cell>
          <table:table-cell office:value-type="float" office:value="112.3" calcext:value-type="float">
            <text:p>112,3</text:p>
          </table:table-cell>
          <table:table-cell/>
          <table:table-cell office:value-type="float" office:value="66.6" calcext:value-type="float">
            <text:p>66,6</text:p>
          </table:table-cell>
          <table:table-cell office:value-type="float" office:value="114.8" calcext:value-type="float">
            <text:p>114,8</text:p>
          </table:table-cell>
          <table:table-cell table:style-name="ce12" office:value-type="float" office:value="23.3" calcext:value-type="float">
            <text:p>23,3</text:p>
          </table:table-cell>
          <table:table-cell table:style-name="ce15" table:number-columns-repeated="3"/>
          <table:table-cell table:style-name="ce18"/>
          <table:table-cell table:style-name="ce20" table:formula="of:=IF([.C29]&gt;0;[.C29]-[.F28];0)" office:value-type="float" office:value="1.2" calcext:value-type="float">
            <text:p>1,2</text:p>
          </table:table-cell>
          <table:table-cell table:formula="of:=IF([.B29]&gt;0;[.B29]-[.E28];0)" office:value-type="float" office:value="0" calcext:value-type="float">
            <text:p>0,0</text:p>
          </table:table-cell>
          <table:table-cell table:formula="of:=IF([.E29]&gt;0;[.E29]-[.E28];0)" office:value-type="float" office:value="2.99999999999999" calcext:value-type="float">
            <text:p>3,0</text:p>
          </table:table-cell>
          <table:table-cell table:formula="of:=IF([.F29]&gt;0;[.F29]-[.F28];0)" office:value-type="float" office:value="3.7" calcext:value-type="float">
            <text:p>3,7</text:p>
          </table:table-cell>
          <table:table-cell table:formula="of:=[.O29]-[.N29]" office:value-type="float" office:value="0.70000000000001" calcext:value-type="float">
            <text:p>0,7</text:p>
          </table:table-cell>
          <table:table-cell table:formula="of:=[.P29]-[.$G$39]" office:value-type="float" office:value="0.40000000000001" calcext:value-type="float">
            <text:p>0,4</text:p>
          </table:table-cell>
          <table:table-cell table:style-name="ce22" table:formula="of:=IF([.G29]&lt;25;0;IF([.G29]&lt;26;20;IF([.G2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8" calcext:value-type="date">
            <text:p>28.05.21</text:p>
          </table:table-cell>
          <table:table-cell office:value-type="float" office:value="66.8" calcext:value-type="float">
            <text:p>66,8</text:p>
          </table:table-cell>
          <table:table-cell office:value-type="float" office:value="115.4" calcext:value-type="float">
            <text:p>115,4</text:p>
          </table:table-cell>
          <table:table-cell/>
          <table:table-cell office:value-type="float" office:value="68.5" calcext:value-type="float">
            <text:p>68,5</text:p>
          </table:table-cell>
          <table:table-cell office:value-type="float" office:value="118.1" calcext:value-type="float">
            <text:p>118,1</text:p>
          </table:table-cell>
          <table:table-cell table:style-name="ce12" office:value-type="float" office:value="25.9" calcext:value-type="float">
            <text:p>25,9</text:p>
          </table:table-cell>
          <table:table-cell table:style-name="ce15" table:number-columns-repeated="3"/>
          <table:table-cell table:style-name="ce18"/>
          <table:table-cell table:style-name="ce20" table:formula="of:=IF([.C30]&gt;0;[.C30]-[.F29];0)" office:value-type="float" office:value="0.600000000000009" calcext:value-type="float">
            <text:p>0,6</text:p>
          </table:table-cell>
          <table:table-cell table:formula="of:=IF([.B30]&gt;0;[.B30]-[.E29];0)" office:value-type="float" office:value="0.200000000000003" calcext:value-type="float">
            <text:p>0,2</text:p>
          </table:table-cell>
          <table:table-cell table:formula="of:=IF([.E30]&gt;0;[.E30]-[.E29];0)" office:value-type="float" office:value="1.90000000000001" calcext:value-type="float">
            <text:p>1,9</text:p>
          </table:table-cell>
          <table:table-cell table:formula="of:=IF([.F30]&gt;0;[.F30]-[.F29];0)" office:value-type="float" office:value="3.3" calcext:value-type="float">
            <text:p>3,3</text:p>
          </table:table-cell>
          <table:table-cell table:formula="of:=[.O30]-[.N30]" office:value-type="float" office:value="1.39999999999999" calcext:value-type="float">
            <text:p>1,4</text:p>
          </table:table-cell>
          <table:table-cell table:formula="of:=[.P30]-[.$G$39]" office:value-type="float" office:value="1.09999999999999" calcext:value-type="float">
            <text:p>1,1</text:p>
          </table:table-cell>
          <table:table-cell table:style-name="ce22" table:formula="of:=IF([.G30]&lt;25;0;IF([.G30]&lt;26;20;IF([.G30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29" calcext:value-type="date">
            <text:p>29.05.21</text:p>
          </table:table-cell>
          <table:table-cell table:formula="of:=[.E30]" office:value-type="float" office:value="68.5" calcext:value-type="float">
            <text:p>68,5</text:p>
          </table:table-cell>
          <table:table-cell office:value-type="float" office:value="118.9" calcext:value-type="float">
            <text:p>118,9</text:p>
          </table:table-cell>
          <table:table-cell/>
          <table:table-cell office:value-type="float" office:value="71.6" calcext:value-type="float">
            <text:p>71,6</text:p>
          </table:table-cell>
          <table:table-cell office:value-type="float" office:value="122.9" calcext:value-type="float">
            <text:p>122,9</text:p>
          </table:table-cell>
          <table:table-cell table:style-name="ce12" office:value-type="float" office:value="26.3" calcext:value-type="float">
            <text:p>26,3</text:p>
          </table:table-cell>
          <table:table-cell table:style-name="ce15" table:number-columns-repeated="3"/>
          <table:table-cell table:style-name="ce18" office:value-type="string" calcext:value-type="string">
            <text:p>вечер - не последние данные по счетчику (около 9 часов)</text:p>
          </table:table-cell>
          <table:table-cell table:style-name="ce20" table:formula="of:=IF([.C31]&gt;0;[.C31]-[.F30];0)" office:value-type="float" office:value="0.800000000000011" calcext:value-type="float">
            <text:p>0,8</text:p>
          </table:table-cell>
          <table:table-cell table:formula="of:=IF([.B31]&gt;0;[.B31]-[.E30];0)" office:value-type="float" office:value="0" calcext:value-type="float">
            <text:p>0,0</text:p>
          </table:table-cell>
          <table:table-cell table:formula="of:=IF([.E31]&gt;0;[.E31]-[.E30];0)" office:value-type="float" office:value="3.09999999999999" calcext:value-type="float">
            <text:p>3,1</text:p>
          </table:table-cell>
          <table:table-cell table:formula="of:=IF([.F31]&gt;0;[.F31]-[.F30];0)" office:value-type="float" office:value="4.80000000000001" calcext:value-type="float">
            <text:p>4,8</text:p>
          </table:table-cell>
          <table:table-cell table:formula="of:=[.O31]-[.N31]" office:value-type="float" office:value="1.70000000000002" calcext:value-type="float">
            <text:p>1,7</text:p>
          </table:table-cell>
          <table:table-cell table:formula="of:=[.P31]-[.$G$39]" office:value-type="float" office:value="1.40000000000002" calcext:value-type="float">
            <text:p>1,4</text:p>
          </table:table-cell>
          <table:table-cell table:style-name="ce22" table:formula="of:=IF([.G31]&lt;25;0;IF([.G31]&lt;26;20;IF([.G3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30" calcext:value-type="date">
            <text:p>30.05.21</text:p>
          </table:table-cell>
          <table:table-cell office:value-type="float" office:value="72.2" calcext:value-type="float">
            <text:p>72,2</text:p>
          </table:table-cell>
          <table:table-cell office:value-type="float" office:value="124.1" calcext:value-type="float">
            <text:p>124,1</text:p>
          </table:table-cell>
          <table:table-cell/>
          <table:table-cell office:value-type="float" office:value="78.9" calcext:value-type="float">
            <text:p>78,9</text:p>
          </table:table-cell>
          <table:table-cell office:value-type="float" office:value="128.8" calcext:value-type="float">
            <text:p>128,8</text:p>
          </table:table-cell>
          <table:table-cell table:style-name="ce12" office:value-type="float" office:value="22.8" calcext:value-type="float">
            <text:p>22,8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8" office:value-type="string" calcext:value-type="string">
            <text:p>ясно и холодно</text:p>
          </table:table-cell>
          <table:table-cell table:style-name="ce20" table:formula="of:=IF([.C32]&gt;0;[.C32]-[.F31];0)" office:value-type="float" office:value="1.19999999999999" calcext:value-type="float">
            <text:p>1,2</text:p>
          </table:table-cell>
          <table:table-cell table:formula="of:=IF([.B32]&gt;0;[.B32]-[.E31];0)" office:value-type="float" office:value="0.600000000000009" calcext:value-type="float">
            <text:p>0,6</text:p>
          </table:table-cell>
          <table:table-cell table:formula="of:=IF([.E32]&gt;0;[.E32]-[.E31];0)" office:value-type="float" office:value="7.30000000000001" calcext:value-type="float">
            <text:p>7,3</text:p>
          </table:table-cell>
          <table:table-cell table:style-name="ce59" table:formula="of:=IF([.F32]&gt;0;[.F32]-[.F31];0)" office:value-type="float" office:value="5.90000000000001" calcext:value-type="float">
            <text:p>5,9</text:p>
          </table:table-cell>
          <table:table-cell table:formula="of:=[.O32]-[.N32]" office:value-type="float" office:value="-1.40000000000001" calcext:value-type="float">
            <text:p>-1,4</text:p>
          </table:table-cell>
          <table:table-cell table:formula="of:=[.P32]-[.$G$39]" office:value-type="float" office:value="-1.70000000000001" calcext:value-type="float">
            <text:p>-1,7</text:p>
          </table:table-cell>
          <table:table-cell table:style-name="ce22" table:formula="of:=IF([.G32]&lt;25;0;IF([.G32]&lt;26;20;IF([.G32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7" office:value-type="date" office:date-value="2021-05-31" calcext:value-type="date">
            <text:p>31.05.21</text:p>
          </table:table-cell>
          <table:table-cell table:formula="of:=[.E32]" office:value-type="float" office:value="78.9" calcext:value-type="float">
            <text:p>78,9</text:p>
          </table:table-cell>
          <table:table-cell office:value-type="float" office:value="129.9" calcext:value-type="float">
            <text:p>129,9</text:p>
          </table:table-cell>
          <table:table-cell/>
          <table:table-cell office:value-type="float" office:value="81.9" calcext:value-type="float">
            <text:p>81,9</text:p>
          </table:table-cell>
          <table:table-cell office:value-type="float" office:value="132.3" calcext:value-type="float">
            <text:p>132,3</text:p>
          </table:table-cell>
          <table:table-cell table:style-name="ce12" office:value-type="float" office:value="23.3" calcext:value-type="float">
            <text:p>23,3</text:p>
          </table:table-cell>
          <table:table-cell table:style-name="ce15" table:number-columns-repeated="3"/>
          <table:table-cell table:style-name="ce18"/>
          <table:table-cell table:style-name="ce56" table:formula="of:=IF([.C33]&gt;0;[.C33]-[.F32];0)" office:value-type="float" office:value="1.09999999999999" calcext:value-type="float">
            <text:p>1,1</text:p>
          </table:table-cell>
          <table:table-cell table:style-name="ce10" table:formula="of:=IF([.B33]&gt;0;[.B33]-[.E32];0)" office:value-type="float" office:value="0" calcext:value-type="float">
            <text:p>0,0</text:p>
          </table:table-cell>
          <table:table-cell table:style-name="ce10" table:formula="of:=IF([.E33]&gt;0;[.E33]-[.E32];0)" office:value-type="float" office:value="3" calcext:value-type="float">
            <text:p>3,0</text:p>
          </table:table-cell>
          <table:table-cell table:style-name="ce10" table:formula="of:=IF([.F33]&gt;0;[.F33]-[.F32];0)" office:value-type="float" office:value="3.5" calcext:value-type="float">
            <text:p>3,5</text:p>
          </table:table-cell>
          <table:table-cell table:style-name="ce10" table:formula="of:=[.O33]-[.N33]" office:value-type="float" office:value="0.5" calcext:value-type="float">
            <text:p>0,5</text:p>
          </table:table-cell>
          <table:table-cell table:style-name="ce10" table:formula="of:=[.P33]-[.$G$39]" office:value-type="float" office:value="0.2" calcext:value-type="float">
            <text:p>0,2</text:p>
          </table:table-cell>
          <table:table-cell table:style-name="ce63" table:formula="of:=IF([.G33]&lt;25;0;IF([.G33]&lt;26;20;IF([.G33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11" table:number-columns-repeated="6"/>
          <table:table-cell table:style-name="ce16" table:number-columns-repeated="3"/>
          <table:table-cell table:style-name="ce19" office:value-type="string" calcext:value-type="string">
            <text:p>среднее:</text:p>
          </table:table-cell>
          <table:table-cell table:style-name="ce42"/>
          <table:table-cell/>
          <table:table-cell table:style-name="ce85" table:formula="of:=AVERAGE([.N12:.N33])" office:value-type="float" office:value="3.25454545454545" calcext:value-type="float">
            <text:p>3,25</text:p>
          </table:table-cell>
          <table:table-cell table:style-name="ce85" table:formula="of:=AVERAGE([.O12:.O33])" office:value-type="float" office:value="3.66818181818182" calcext:value-type="float">
            <text:p>3,67</text:p>
          </table:table-cell>
          <table:table-cell table:style-name="ce85" table:formula="of:=AVERAGE([.P12:.P33])" office:value-type="float" office:value="0.413636363636363" calcext:value-type="float">
            <text:p>0,41</text:p>
          </table:table-cell>
          <table:table-cell/>
          <table:table-cell table:style-name="ce136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контроллер+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F33]-[$итоги2020.E3]" office:value-type="float" office:value="88.2" calcext:value-type="float">
            <text:p>88,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4"/>
          <table:table-cell table:style-name="ce136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счетчик+ 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E33]-[$итоги2020.E4]" office:value-type="float" office:value="78" calcext:value-type="float">
            <text:p>78,0</text:p>
          </table:table-cell>
          <table:table-cell table:number-columns-repeated="4"/>
          <table:table-cell table:style-name="Default" office:value-type="string" calcext:value-type="string">
            <text:p>для 1кВт панелей (21день):</text:p>
          </table:table-cell>
          <table:table-cell table:style-name="Default" table:number-columns-repeated="4"/>
          <table:table-cell table:style-name="ce42" office:value-type="string" calcext:value-type="string">
            <text:p>аппроксимация на месяц: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«потери»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G35]-[.G36]" office:value-type="float" office:value="10.2" calcext:value-type="float">
            <text:p>10,2</text:p>
          </table:table-cell>
          <table:table-cell table:number-columns-repeated="4"/>
          <table:table-cell table:style-name="Default" office:value-type="string" calcext:value-type="string">
            <text:p>счетчик</text:p>
          </table:table-cell>
          <table:table-cell table:style-name="Default"/>
          <table:table-cell table:style-name="ce3" table:formula="of:=[.E33]-[.E12]" office:value-type="float" office:value="68" calcext:value-type="float">
            <text:p>68</text:p>
          </table:table-cell>
          <table:table-cell table:style-name="Default" table:number-columns-repeated="2"/>
          <table:table-cell table:style-name="Default" office:value-type="string" calcext:value-type="string">
            <text:p>счетчик</text:p>
          </table:table-cell>
          <table:table-cell/>
          <table:table-cell table:style-name="ce2"/>
          <table:table-cell table:style-name="ce65" table:formula="of:=([.E33]-[.E12])*31/20" office:value-type="float" office:value="105.4" calcext:value-type="float">
            <text:p>105,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эффективность,%</text:p>
          </table:table-cell>
          <table:table-cell table:style-name="Default" table:number-columns-repeated="2"/>
          <table:table-cell table:number-columns-repeated="2"/>
          <table:table-cell table:style-name="ce5" table:formula="of:=[.G36]/[.G35]*100" office:value-type="float" office:value="88.4353741496598" calcext:value-type="float">
            <text:p>88,4</text:p>
          </table:table-cell>
          <table:table-cell table:number-columns-repeated="4"/>
          <table:table-cell table:style-name="Default" office:value-type="string" calcext:value-type="string">
            <text:p>контроллер</text:p>
          </table:table-cell>
          <table:table-cell table:style-name="Default"/>
          <table:table-cell table:style-name="ce3" table:formula="of:=[.F33]-[.F12]" office:value-type="float" office:value="79.2" calcext:value-type="float">
            <text:p>79,2</text:p>
          </table:table-cell>
          <table:table-cell table:style-name="Default" table:number-columns-repeated="2"/>
          <table:table-cell table:style-name="ce42" office:value-type="string" calcext:value-type="string">
            <text:p>контроллер:</text:p>
          </table:table-cell>
          <table:table-cell table:style-name="ce2" table:number-columns-repeated="2"/>
          <table:table-cell table:style-name="ce66" table:formula="of:=([.F33]-[.F12])*31/20" office:value-type="float" office:value="122.76" calcext:value-type="float">
            <text:p>122,8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оценка потерь в день, кВтч</text:p>
          </table:table-cell>
          <table:table-cell table:style-name="Default" table:number-columns-repeated="2"/>
          <table:table-cell table:number-columns-repeated="2"/>
          <table:table-cell table:style-name="ce5" office:value-type="float" office:value="0.3" calcext:value-type="float">
            <text:p>0,3</text:p>
          </table:table-cell>
          <table:table-cell table:number-columns-repeated="4"/>
          <table:table-cell table:style-name="ce42"/>
          <table:table-cell table:number-columns-repeated="5"/>
          <table:table-cell table:style-name="ce136"/>
          <table:table-cell table:number-columns-repeated="6"/>
        </table:table-row>
        <table:table-row table:style-name="ro1">
          <table:table-cell table:number-columns-repeated="11"/>
          <table:table-cell table:style-name="ce42"/>
          <table:table-cell table:number-columns-repeated="5"/>
          <table:table-cell table:style-name="ce136"/>
          <table:table-cell table:number-columns-repeated="6"/>
        </table:table-row>
        <table:table-row table:style-name="ro2">
          <table:table-cell table:style-name="ce35" office:value-type="string" calcext:value-type="string" table:number-columns-spanned="18" table:number-rows-spanned="1">
            <text:p>ИЮНЬ</text:p>
          </table:table-cell>
          <table:covered-table-cell table:number-columns-repeated="6"/>
          <table:covered-table-cell table:number-columns-repeated="3" table:style-name="ce40"/>
          <table:covered-table-cell/>
          <table:covered-table-cell table:style-name="ce42"/>
          <table:covered-table-cell table:number-columns-repeated="5"/>
          <table:covered-table-cell table:style-name="ce136"/>
          <table:table-cell table:number-columns-repeated="6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утр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вечер</text:p>
          </table:table-cell>
          <table:covered-table-cell table:number-columns-repeated="2" table:style-name="ce37"/>
          <table:table-cell table:number-columns-repeated="4"/>
          <table:table-cell table:style-name="ce42"/>
          <table:table-cell table:number-columns-repeated="5"/>
          <table:table-cell table:style-name="ce136"/>
          <table:table-cell table:number-columns-repeated="6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пустая батарея</text:p>
          </table:table-cell>
          <table:table-cell table:style-name="ce14" office:value-type="string" calcext:value-type="string">
            <text:p>выключение инвертора на ночь</text:p>
          </table:table-cell>
          <table:table-cell table:style-name="ce14" office:value-type="string" calcext:value-type="string">
            <text:p>температура днем</text:p>
          </table:table-cell>
          <table:table-cell table:style-name="ce17" office:value-type="string" calcext:value-type="string">
            <text:p>примечания</text:p>
          </table:table-cell>
          <table:table-cell table:style-name="ce10" office:value-type="string" calcext:value-type="string">
            <text:p>+конт/утро</text:p>
          </table:table-cell>
          <table:table-cell table:style-name="ce10" office:value-type="string" calcext:value-type="string">
            <text:p>+сч/утро</text:p>
          </table:table-cell>
          <table:table-cell table:style-name="ce10" office:value-type="string" calcext:value-type="string">
            <text:p>+сч/день </text:p>
          </table:table-cell>
          <table:table-cell table:style-name="ce10" office:value-type="string" calcext:value-type="string">
            <text:p>+ конт/день</text:p>
          </table:table-cell>
          <table:table-cell table:style-name="ce10" office:value-type="string" calcext:value-type="string">
            <text:p>конт-сч</text:p>
          </table:table-cell>
          <table:table-cell table:style-name="ce10" office:value-type="string" calcext:value-type="string">
            <text:p>запас</text:p>
          </table:table-cell>
          <table:table-cell table:style-name="ce17" office:value-type="string" calcext:value-type="string">
            <text:p>бат, %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1" calcext:value-type="date">
            <text:p>01.06.21</text:p>
          </table:table-cell>
          <table:table-cell office:value-type="float" office:value="82" calcext:value-type="float">
            <text:p>82,0</text:p>
          </table:table-cell>
          <table:table-cell office:value-type="float" office:value="133.5" calcext:value-type="float">
            <text:p>133,5</text:p>
          </table:table-cell>
          <table:table-cell/>
          <table:table-cell office:value-type="float" office:value="85.1" calcext:value-type="float">
            <text:p>85,1</text:p>
          </table:table-cell>
          <table:table-cell office:value-type="float" office:value="136.8" calcext:value-type="float">
            <text:p>136,8</text:p>
          </table:table-cell>
          <table:table-cell office:value-type="float" office:value="25.5" calcext:value-type="float">
            <text:p>25,5</text:p>
          </table:table-cell>
          <table:table-cell table:style-name="ce46"/>
          <table:table-cell table:style-name="ce69" table:number-columns-repeated="2"/>
          <table:table-cell table:style-name="ce52"/>
          <table:table-cell table:style-name="ce20" table:formula="of:=IF([.C44]&gt;0;[.C44]-[.F33];unknown)" office:value-type="float" office:value="1.19999999999999" calcext:value-type="float">
            <text:p>1,2</text:p>
          </table:table-cell>
          <table:table-cell table:formula="of:=IF([.B44]&gt;0;[.B44]-[.E33];unknown)" office:value-type="float" office:value="0.0999999999999943" calcext:value-type="float">
            <text:p>0,1</text:p>
          </table:table-cell>
          <table:table-cell table:formula="of:=IF([.E44]&gt;0;[.E44]-[.E33];unknown)" office:value-type="float" office:value="3.19999999999999" calcext:value-type="float">
            <text:p>3,2</text:p>
          </table:table-cell>
          <table:table-cell table:formula="of:=IF([.F44]&gt;0;[.F44]-[.F33];unknown)" office:value-type="float" office:value="4.5" calcext:value-type="float">
            <text:p>4,5</text:p>
          </table:table-cell>
          <table:table-cell table:formula="of:=[.O44]-[.N44]" office:value-type="float" office:value="1.30000000000001" calcext:value-type="float">
            <text:p>1,3</text:p>
          </table:table-cell>
          <table:table-cell table:formula="of:=[.P44]-[.$G$79]" office:value-type="float" office:value="0.80000000000001" calcext:value-type="float">
            <text:p>0,8</text:p>
          </table:table-cell>
          <table:table-cell table:style-name="ce22" table:formula="of:=IF([.G44]&lt;25;0;IF([.G44]&lt;26;20;IF([.G44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2" calcext:value-type="date">
            <text:p>02.06.21</text:p>
          </table:table-cell>
          <table:table-cell office:value-type="float" office:value="86.1" calcext:value-type="float">
            <text:p>86,1</text:p>
          </table:table-cell>
          <table:table-cell office:value-type="float" office:value="137.7" calcext:value-type="float">
            <text:p>137,7</text:p>
          </table:table-cell>
          <table:table-cell/>
          <table:table-cell office:value-type="float" office:value="89.5" calcext:value-type="float">
            <text:p>89,5</text:p>
          </table:table-cell>
          <table:table-cell office:value-type="float" office:value="141.7" calcext:value-type="float">
            <text:p>141,7</text:p>
          </table:table-cell>
          <table:table-cell office:value-type="float" office:value="25.4" calcext:value-type="float">
            <text:p>25,4</text:p>
          </table:table-cell>
          <table:table-cell table:style-name="ce46"/>
          <table:table-cell table:style-name="ce69" table:number-columns-repeated="2"/>
          <table:table-cell table:style-name="ce52" office:value-type="string" calcext:value-type="string">
            <text:p>утро вкл водогрей</text:p>
          </table:table-cell>
          <table:table-cell table:style-name="ce20" table:formula="of:=IF([.C45]&gt;0;[.C45]-[.F44];unknown)" office:value-type="float" office:value="0.899999999999977" calcext:value-type="float">
            <text:p>0,9</text:p>
          </table:table-cell>
          <table:table-cell table:formula="of:=IF([.B45]&gt;0;[.B45]-[.E44];unknown)" office:value-type="float" office:value="1" calcext:value-type="float">
            <text:p>1,0</text:p>
          </table:table-cell>
          <table:table-cell table:formula="of:=IF([.E45]&gt;0;[.E45]-[.E44];unknown)" office:value-type="float" office:value="4.40000000000001" calcext:value-type="float">
            <text:p>4,4</text:p>
          </table:table-cell>
          <table:table-cell table:formula="of:=IF([.F45]&gt;0;[.F45]-[.F44];unknown)" office:value-type="float" office:value="4.89999999999998" calcext:value-type="float">
            <text:p>4,9</text:p>
          </table:table-cell>
          <table:table-cell table:formula="of:=[.O45]-[.N45]" office:value-type="float" office:value="0.499999999999972" calcext:value-type="float">
            <text:p>0,5</text:p>
          </table:table-cell>
          <table:table-cell table:formula="of:=[.P45]-[.$G$79]" office:value-type="float" office:value="-0.00000000000002797762" calcext:value-type="float">
            <text:p>0,0</text:p>
          </table:table-cell>
          <table:table-cell table:style-name="ce22" table:formula="of:=IF([.G45]&lt;25;0;IF([.G45]&lt;26;20;IF([.G45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3" calcext:value-type="date">
            <text:p>03.06.21</text:p>
          </table:table-cell>
          <table:table-cell office:value-type="float" office:value="89.8" calcext:value-type="float">
            <text:p>89,8</text:p>
          </table:table-cell>
          <table:table-cell office:value-type="float" office:value="142.6" calcext:value-type="float">
            <text:p>142,6</text:p>
          </table:table-cell>
          <table:table-cell/>
          <table:table-cell office:value-type="float" office:value="94.1" calcext:value-type="float">
            <text:p>94,1</text:p>
          </table:table-cell>
          <table:table-cell office:value-type="float" office:value="146.6" calcext:value-type="float">
            <text:p>146,6</text:p>
          </table:table-cell>
          <table:table-cell office:value-type="float" office:value="23.7" calcext:value-type="float">
            <text:p>23,7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/>
          <table:table-cell table:style-name="ce52"/>
          <table:table-cell table:style-name="ce20" table:formula="of:=IF([.C46]&gt;0;[.C46]-[.F45];unknown)" office:value-type="float" office:value="0.900000000000006" calcext:value-type="float">
            <text:p>0,9</text:p>
          </table:table-cell>
          <table:table-cell table:formula="of:=IF([.B46]&gt;0;[.B46]-[.E45];unknown)" office:value-type="float" office:value="0.299999999999997" calcext:value-type="float">
            <text:p>0,3</text:p>
          </table:table-cell>
          <table:table-cell table:formula="of:=IF([.E46]&gt;0;[.E46]-[.E45];unknown)" office:value-type="float" office:value="4.59999999999999" calcext:value-type="float">
            <text:p>4,6</text:p>
          </table:table-cell>
          <table:table-cell table:formula="of:=IF([.F46]&gt;0;[.F46]-[.F45];unknown)" office:value-type="float" office:value="4.90000000000001" calcext:value-type="float">
            <text:p>4,9</text:p>
          </table:table-cell>
          <table:table-cell table:formula="of:=[.O46]-[.N46]" office:value-type="float" office:value="0.300000000000011" calcext:value-type="float">
            <text:p>0,3</text:p>
          </table:table-cell>
          <table:table-cell table:formula="of:=[.P46]-[.$G$79]" office:value-type="float" office:value="-0.199999999999989" calcext:value-type="float">
            <text:p>-0,2</text:p>
          </table:table-cell>
          <table:table-cell table:style-name="ce22" table:formula="of:=IF([.G46]&lt;25;0;IF([.G46]&lt;26;20;IF([.G4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4" calcext:value-type="date">
            <text:p>04.06.21</text:p>
          </table:table-cell>
          <table:table-cell table:formula="of:=[.E46]" office:value-type="float" office:value="94.1" calcext:value-type="float">
            <text:p>94,1</text:p>
          </table:table-cell>
          <table:table-cell office:value-type="float" office:value="147.6" calcext:value-type="float">
            <text:p>147,6</text:p>
          </table:table-cell>
          <table:table-cell/>
          <table:table-cell office:value-type="float" office:value="99.1" calcext:value-type="float">
            <text:p>99,1</text:p>
          </table:table-cell>
          <table:table-cell office:value-type="float" office:value="152.2" calcext:value-type="float">
            <text:p>152,2</text:p>
          </table:table-cell>
          <table:table-cell office:value-type="float" office:value="23.1" calcext:value-type="float">
            <text:p>23,1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/>
          <table:table-cell table:style-name="ce52"/>
          <table:table-cell table:style-name="ce20" table:formula="of:=IF([.C47]&gt;0;[.C47]-[.F46];unknown)" office:value-type="float" office:value="1" calcext:value-type="float">
            <text:p>1,0</text:p>
          </table:table-cell>
          <table:table-cell table:formula="of:=IF([.B47]&gt;0;[.B47]-[.E46];unknown)" office:value-type="float" office:value="0" calcext:value-type="float">
            <text:p>0,0</text:p>
          </table:table-cell>
          <table:table-cell table:formula="of:=IF([.E47]&gt;0;[.E47]-[.E46];unknown)" office:value-type="float" office:value="5" calcext:value-type="float">
            <text:p>5,0</text:p>
          </table:table-cell>
          <table:table-cell table:style-name="ce59" table:formula="of:=IF([.F47]&gt;0;[.F47]-[.F46];unknown)" office:value-type="float" office:value="5.59999999999999" calcext:value-type="float">
            <text:p>5,6</text:p>
          </table:table-cell>
          <table:table-cell table:formula="of:=[.O47]-[.N47]" office:value-type="float" office:value="0.599999999999994" calcext:value-type="float">
            <text:p>0,6</text:p>
          </table:table-cell>
          <table:table-cell table:formula="of:=[.P47]-[.$G$79]" office:value-type="float" office:value="0.099999999999994" calcext:value-type="float">
            <text:p>0,1</text:p>
          </table:table-cell>
          <table:table-cell table:style-name="ce22" table:formula="of:=IF([.G47]&lt;25;0;IF([.G47]&lt;26;20;IF([.G47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5" calcext:value-type="date">
            <text:p>05.06.21</text:p>
          </table:table-cell>
          <table:table-cell table:formula="of:=[.E47]" office:value-type="float" office:value="99.1" calcext:value-type="float">
            <text:p>99,1</text:p>
          </table:table-cell>
          <table:table-cell office:value-type="float" office:value="153.2" calcext:value-type="float">
            <text:p>153,2</text:p>
          </table:table-cell>
          <table:table-cell/>
          <table:table-cell office:value-type="float" office:value="103.4" calcext:value-type="float">
            <text:p>103,4</text:p>
          </table:table-cell>
          <table:table-cell office:value-type="float" office:value="157" calcext:value-type="float">
            <text:p>157,0</text:p>
          </table:table-cell>
          <table:table-cell office:value-type="float" office:value="24.4" calcext:value-type="float">
            <text:p>24,4</text:p>
          </table:table-cell>
          <table:table-cell table:style-name="ce46" office:value-type="float" office:value="0" calcext:value-type="float">
            <text:p>0</text:p>
          </table:table-cell>
          <table:table-cell table:style-name="ce69" table:number-columns-repeated="2"/>
          <table:table-cell table:style-name="ce52" office:value-type="string" calcext:value-type="string">
            <text:p>помыты водой</text:p>
          </table:table-cell>
          <table:table-cell table:style-name="ce20" table:formula="of:=IF([.C48]&gt;0;[.C48]-[.F47];unknown)" office:value-type="float" office:value="1" calcext:value-type="float">
            <text:p>1,0</text:p>
          </table:table-cell>
          <table:table-cell table:formula="of:=IF([.B48]&gt;0;[.B48]-[.E47];unknown)" office:value-type="float" office:value="0" calcext:value-type="float">
            <text:p>0,0</text:p>
          </table:table-cell>
          <table:table-cell table:formula="of:=IF([.E48]&gt;0;[.E48]-[.E47];unknown)" office:value-type="float" office:value="4.30000000000001" calcext:value-type="float">
            <text:p>4,3</text:p>
          </table:table-cell>
          <table:table-cell table:formula="of:=IF([.F48]&gt;0;[.F48]-[.F47];unknown)" office:value-type="float" office:value="4.80000000000001" calcext:value-type="float">
            <text:p>4,8</text:p>
          </table:table-cell>
          <table:table-cell table:formula="of:=[.O48]-[.N48]" office:value-type="float" office:value="0.5" calcext:value-type="float">
            <text:p>0,5</text:p>
          </table:table-cell>
          <table:table-cell table:formula="of:=[.P48]-[.$G$79]" office:value-type="float" office:value="0" calcext:value-type="float">
            <text:p>0,0</text:p>
          </table:table-cell>
          <table:table-cell table:style-name="ce22" table:formula="of:=IF([.G48]&lt;25;0;IF([.G48]&lt;26;20;IF([.G48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6" calcext:value-type="date">
            <text:p>06.06.21</text:p>
          </table:table-cell>
          <table:table-cell office:value-type="float" office:value="103.6" calcext:value-type="float">
            <text:p>103,6</text:p>
          </table:table-cell>
          <table:table-cell office:value-type="float" office:value="158.1" calcext:value-type="float">
            <text:p>158,1</text:p>
          </table:table-cell>
          <table:table-cell/>
          <table:table-cell office:value-type="float" office:value="107.6" calcext:value-type="float">
            <text:p>107,6</text:p>
          </table:table-cell>
          <table:table-cell office:value-type="float" office:value="161.8" calcext:value-type="float">
            <text:p>161,8</text:p>
          </table:table-cell>
          <table:table-cell office:value-type="float" office:value="24.1" calcext:value-type="float">
            <text:p>24,1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6" calcext:value-type="float">
            <text:p>26</text:p>
          </table:table-cell>
          <table:table-cell table:style-name="ce52"/>
          <table:table-cell table:style-name="ce20" table:formula="of:=IF([.C49]&gt;0;[.C49]-[.F48];unknown)" office:value-type="float" office:value="1.09999999999999" calcext:value-type="float">
            <text:p>1,1</text:p>
          </table:table-cell>
          <table:table-cell table:formula="of:=IF([.B49]&gt;0;[.B49]-[.E48];unknown)" office:value-type="float" office:value="0.199999999999989" calcext:value-type="float">
            <text:p>0,2</text:p>
          </table:table-cell>
          <table:table-cell table:formula="of:=IF([.E49]&gt;0;[.E49]-[.E48];unknown)" office:value-type="float" office:value="4.19999999999999" calcext:value-type="float">
            <text:p>4,2</text:p>
          </table:table-cell>
          <table:table-cell table:formula="of:=IF([.F49]&gt;0;[.F49]-[.F48];unknown)" office:value-type="float" office:value="4.80000000000001" calcext:value-type="float">
            <text:p>4,8</text:p>
          </table:table-cell>
          <table:table-cell table:formula="of:=[.O49]-[.N49]" office:value-type="float" office:value="0.600000000000023" calcext:value-type="float">
            <text:p>0,6</text:p>
          </table:table-cell>
          <table:table-cell table:formula="of:=[.P49]-[.$G$79]" office:value-type="float" office:value="0.100000000000023" calcext:value-type="float">
            <text:p>0,1</text:p>
          </table:table-cell>
          <table:table-cell table:style-name="ce22" table:formula="of:=IF([.G49]&lt;25;0;IF([.G49]&lt;26;20;IF([.G4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7" calcext:value-type="date">
            <text:p>07.06.21</text:p>
          </table:table-cell>
          <table:table-cell table:formula="of:=[.E49]" office:value-type="float" office:value="107.6" calcext:value-type="float">
            <text:p>107,6</text:p>
          </table:table-cell>
          <table:table-cell office:value-type="float" office:value="163" calcext:value-type="float">
            <text:p>163,0</text:p>
          </table:table-cell>
          <table:table-cell/>
          <table:table-cell office:value-type="float" office:value="111.3" calcext:value-type="float">
            <text:p>111,3</text:p>
          </table:table-cell>
          <table:table-cell office:value-type="float" office:value="167.4" calcext:value-type="float">
            <text:p>167,4</text:p>
          </table:table-cell>
          <table:table-cell table:style-name="ce49" office:value-type="float" office:value="26" calcext:value-type="float">
            <text:p>26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/>
          <table:table-cell table:style-name="ce52"/>
          <table:table-cell table:style-name="ce20" table:formula="of:=IF([.C50]&gt;0;[.C50]-[.F49];unknown)" office:value-type="float" office:value="1.19999999999999" calcext:value-type="float">
            <text:p>1,2</text:p>
          </table:table-cell>
          <table:table-cell table:formula="of:=IF([.B50]&gt;0;[.B50]-[.E49];unknown)" office:value-type="float" office:value="0" calcext:value-type="float">
            <text:p>0,0</text:p>
          </table:table-cell>
          <table:table-cell table:formula="of:=IF([.E50]&gt;0;[.E50]-[.E49];unknown)" office:value-type="float" office:value="3.7" calcext:value-type="float">
            <text:p>3,7</text:p>
          </table:table-cell>
          <table:table-cell table:style-name="ce59" table:formula="of:=IF([.F50]&gt;0;[.F50]-[.F49];unknown)" office:value-type="float" office:value="5.59999999999999" calcext:value-type="float">
            <text:p>5,6</text:p>
          </table:table-cell>
          <table:table-cell table:style-name="ce49" table:formula="of:=[.O50]-[.N50]" office:value-type="float" office:value="1.89999999999999" calcext:value-type="float">
            <text:p>1,9</text:p>
          </table:table-cell>
          <table:table-cell table:formula="of:=[.P50]-[.$G$79]" office:value-type="float" office:value="1.39999999999999" calcext:value-type="float">
            <text:p>1,4</text:p>
          </table:table-cell>
          <table:table-cell table:style-name="ce22" table:formula="of:=IF([.G50]&lt;25;0;IF([.G50]&lt;26;20;IF([.G5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8" calcext:value-type="date">
            <text:p>08.06.21</text:p>
          </table:table-cell>
          <table:table-cell table:formula="of:=[.E50]" office:value-type="float" office:value="111.3" calcext:value-type="float">
            <text:p>111,3</text:p>
          </table:table-cell>
          <table:table-cell office:value-type="float" office:value="168.4" calcext:value-type="float">
            <text:p>168,4</text:p>
          </table:table-cell>
          <table:table-cell/>
          <table:table-cell office:value-type="float" office:value="116.5" calcext:value-type="float">
            <text:p>116,5</text:p>
          </table:table-cell>
          <table:table-cell office:value-type="float" office:value="172.9" calcext:value-type="float">
            <text:p>172,9</text:p>
          </table:table-cell>
          <table:table-cell table:style-name="ce51" office:value-type="float" office:value="25.9" calcext:value-type="float">
            <text:p>25,9</text:p>
          </table:table-cell>
          <table:table-cell table:style-name="ce46"/>
          <table:table-cell table:style-name="ce69" table:number-columns-repeated="2"/>
          <table:table-cell table:style-name="ce52"/>
          <table:table-cell table:style-name="ce20" table:formula="of:=IF([.C51]&gt;0;[.C51]-[.F50];unknown)" office:value-type="float" office:value="1" calcext:value-type="float">
            <text:p>1,0</text:p>
          </table:table-cell>
          <table:table-cell table:formula="of:=IF([.B51]&gt;0;[.B51]-[.E50];unknown)" office:value-type="float" office:value="0" calcext:value-type="float">
            <text:p>0,0</text:p>
          </table:table-cell>
          <table:table-cell table:formula="of:=IF([.E51]&gt;0;[.E51]-[.E50];unknown)" office:value-type="float" office:value="5.2" calcext:value-type="float">
            <text:p>5,2</text:p>
          </table:table-cell>
          <table:table-cell table:style-name="ce59" table:formula="of:=IF([.F51]&gt;0;[.F51]-[.F50];unknown)" office:value-type="float" office:value="5.5" calcext:value-type="float">
            <text:p>5,5</text:p>
          </table:table-cell>
          <table:table-cell table:style-name="ce51" table:formula="of:=[.O51]-[.N51]" office:value-type="float" office:value="0.299999999999997" calcext:value-type="float">
            <text:p>0,3</text:p>
          </table:table-cell>
          <table:table-cell table:formula="of:=[.P51]-[.$G$79]" office:value-type="float" office:value="-0.200000000000003" calcext:value-type="float">
            <text:p>-0,2</text:p>
          </table:table-cell>
          <table:table-cell table:style-name="ce22" table:formula="of:=IF([.G51]&lt;25;0;IF([.G51]&lt;26;20;IF([.G51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09" calcext:value-type="date">
            <text:p>09.06.21</text:p>
          </table:table-cell>
          <table:table-cell office:value-type="float" office:value="116.7" calcext:value-type="float">
            <text:p>116,7</text:p>
          </table:table-cell>
          <table:table-cell office:value-type="float" office:value="174" calcext:value-type="float">
            <text:p>174,0</text:p>
          </table:table-cell>
          <table:table-cell/>
          <table:table-cell office:value-type="float" office:value="120.2" calcext:value-type="float">
            <text:p>120,2</text:p>
          </table:table-cell>
          <table:table-cell office:value-type="float" office:value="177" calcext:value-type="float">
            <text:p>177,0</text:p>
          </table:table-cell>
          <table:table-cell table:style-name="ce51" office:value-type="float" office:value="25.7" calcext:value-type="float">
            <text:p>25,7</text:p>
          </table:table-cell>
          <table:table-cell table:style-name="ce46"/>
          <table:table-cell table:style-name="ce69" table:number-columns-repeated="2"/>
          <table:table-cell table:style-name="ce52"/>
          <table:table-cell table:style-name="ce20" table:formula="of:=IF([.C52]&gt;0;[.C52]-[.F51];unknown)" office:value-type="float" office:value="1.09999999999999" calcext:value-type="float">
            <text:p>1,1</text:p>
          </table:table-cell>
          <table:table-cell table:formula="of:=IF([.B52]&gt;0;[.B52]-[.E51];unknown)" office:value-type="float" office:value="0.200000000000003" calcext:value-type="float">
            <text:p>0,2</text:p>
          </table:table-cell>
          <table:table-cell table:formula="of:=IF([.E52]&gt;0;[.E52]-[.E51];unknown)" office:value-type="float" office:value="3.7" calcext:value-type="float">
            <text:p>3,7</text:p>
          </table:table-cell>
          <table:table-cell table:formula="of:=IF([.F52]&gt;0;[.F52]-[.F51];unknown)" office:value-type="float" office:value="4.09999999999999" calcext:value-type="float">
            <text:p>4,1</text:p>
          </table:table-cell>
          <table:table-cell table:style-name="ce51" table:formula="of:=[.O52]-[.N52]" office:value-type="float" office:value="0.399999999999991" calcext:value-type="float">
            <text:p>0,4</text:p>
          </table:table-cell>
          <table:table-cell table:formula="of:=[.P52]-[.$G$79]" office:value-type="float" office:value="-0.100000000000009" calcext:value-type="float">
            <text:p>-0,1</text:p>
          </table:table-cell>
          <table:table-cell table:style-name="ce22" table:formula="of:=IF([.G52]&lt;25;0;IF([.G52]&lt;26;20;IF([.G52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0" calcext:value-type="date">
            <text:p>10.06.21</text:p>
          </table:table-cell>
          <table:table-cell office:value-type="float" office:value="120.4" calcext:value-type="float">
            <text:p>120,4</text:p>
          </table:table-cell>
          <table:table-cell office:value-type="float" office:value="178.1" calcext:value-type="float">
            <text:p>178,1</text:p>
          </table:table-cell>
          <table:table-cell/>
          <table:table-cell office:value-type="float" office:value="124.6" calcext:value-type="float">
            <text:p>124,6</text:p>
          </table:table-cell>
          <table:table-cell office:value-type="float" office:value="182.1" calcext:value-type="float">
            <text:p>182,1</text:p>
          </table:table-cell>
          <table:table-cell table:style-name="ce51" office:value-type="float" office:value="25.8" calcext:value-type="float">
            <text:p>25,8</text:p>
          </table:table-cell>
          <table:table-cell table:style-name="ce46"/>
          <table:table-cell table:style-name="ce69"/>
          <table:table-cell table:style-name="ce69" office:value-type="float" office:value="23" calcext:value-type="float">
            <text:p>23</text:p>
          </table:table-cell>
          <table:table-cell table:style-name="ce52" office:value-type="string" calcext:value-type="string">
            <text:p>вымытые спреем</text:p>
          </table:table-cell>
          <table:table-cell table:style-name="ce20" table:formula="of:=IF([.C53]&gt;0;[.C53]-[.F52];unknown)" office:value-type="float" office:value="1.09999999999999" calcext:value-type="float">
            <text:p>1,1</text:p>
          </table:table-cell>
          <table:table-cell table:formula="of:=IF([.B53]&gt;0;[.B53]-[.E52];unknown)" office:value-type="float" office:value="0.200000000000003" calcext:value-type="float">
            <text:p>0,2</text:p>
          </table:table-cell>
          <table:table-cell table:formula="of:=IF([.E53]&gt;0;[.E53]-[.E52];unknown)" office:value-type="float" office:value="4.39999999999999" calcext:value-type="float">
            <text:p>4,4</text:p>
          </table:table-cell>
          <table:table-cell table:formula="of:=IF([.F53]&gt;0;[.F53]-[.F52];unknown)" office:value-type="float" office:value="5.09999999999999" calcext:value-type="float">
            <text:p>5,1</text:p>
          </table:table-cell>
          <table:table-cell table:style-name="ce51" table:formula="of:=[.O53]-[.N53]" office:value-type="float" office:value="0.699999999999998" calcext:value-type="float">
            <text:p>0,7</text:p>
          </table:table-cell>
          <table:table-cell table:formula="of:=[.P53]-[.$G$79]" office:value-type="float" office:value="0.199999999999998" calcext:value-type="float">
            <text:p>0,2</text:p>
          </table:table-cell>
          <table:table-cell table:style-name="ce22" table:formula="of:=IF([.G53]&lt;25;0;IF([.G53]&lt;26;20;IF([.G53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1" calcext:value-type="date">
            <text:p>11.06.21</text:p>
          </table:table-cell>
          <table:table-cell office:value-type="float" office:value="124.9" calcext:value-type="float">
            <text:p>124,9</text:p>
          </table:table-cell>
          <table:table-cell office:value-type="float" office:value="182.5" calcext:value-type="float">
            <text:p>182,5</text:p>
          </table:table-cell>
          <table:table-cell/>
          <table:table-cell office:value-type="float" office:value="128.1" calcext:value-type="float">
            <text:p>128,1</text:p>
          </table:table-cell>
          <table:table-cell office:value-type="float" office:value="186.2" calcext:value-type="float">
            <text:p>186,2</text:p>
          </table:table-cell>
          <table:table-cell table:style-name="ce51" office:value-type="float" office:value="24.8" calcext:value-type="float">
            <text:p>24,8</text:p>
          </table:table-cell>
          <table:table-cell table:style-name="ce46"/>
          <table:table-cell table:style-name="ce69"/>
          <table:table-cell table:style-name="ce69" office:value-type="float" office:value="23" calcext:value-type="float">
            <text:p>23</text:p>
          </table:table-cell>
          <table:table-cell table:style-name="ce52" office:value-type="string" calcext:value-type="string">
            <text:p>V под 48А</text:p>
          </table:table-cell>
          <table:table-cell table:style-name="ce20" table:formula="of:=IF([.C54]&gt;0;[.C54]-[.F53];unknown)" office:value-type="float" office:value="0.400000000000006" calcext:value-type="float">
            <text:p>0,4</text:p>
          </table:table-cell>
          <table:table-cell table:formula="of:=IF([.B54]&gt;0;[.B54]-[.E53];unknown)" office:value-type="float" office:value="0.300000000000011" calcext:value-type="float">
            <text:p>0,3</text:p>
          </table:table-cell>
          <table:table-cell table:formula="of:=IF([.E54]&gt;0;[.E54]-[.E53];unknown)" office:value-type="float" office:value="3.5" calcext:value-type="float">
            <text:p>3,5</text:p>
          </table:table-cell>
          <table:table-cell table:formula="of:=IF([.F54]&gt;0;[.F54]-[.F53];unknown)" office:value-type="float" office:value="4.09999999999999" calcext:value-type="float">
            <text:p>4,1</text:p>
          </table:table-cell>
          <table:table-cell table:style-name="ce51" table:formula="of:=[.O54]-[.N54]" office:value-type="float" office:value="0.599999999999994" calcext:value-type="float">
            <text:p>0,6</text:p>
          </table:table-cell>
          <table:table-cell table:formula="of:=[.P54]-[.$G$79]" office:value-type="float" office:value="0.099999999999994" calcext:value-type="float">
            <text:p>0,1</text:p>
          </table:table-cell>
          <table:table-cell table:style-name="ce22" table:formula="of:=IF([.G54]&lt;25;0;IF([.G54]&lt;26;20;IF([.G54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2" calcext:value-type="date">
            <text:p>12.06.21</text:p>
          </table:table-cell>
          <table:table-cell office:value-type="float" office:value="128.4" calcext:value-type="float">
            <text:p>128,4</text:p>
          </table:table-cell>
          <table:table-cell office:value-type="float" office:value="186.5" calcext:value-type="float">
            <text:p>186,5</text:p>
          </table:table-cell>
          <table:table-cell/>
          <table:table-cell office:value-type="float" office:value="129.9" calcext:value-type="float">
            <text:p>129,9</text:p>
          </table:table-cell>
          <table:table-cell office:value-type="float" office:value="188.1" calcext:value-type="float">
            <text:p>188,1</text:p>
          </table:table-cell>
          <table:table-cell table:style-name="ce51" office:value-type="float" office:value="25.6" calcext:value-type="float">
            <text:p>25,6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/>
          <table:table-cell table:style-name="ce52" office:value-type="string" calcext:value-type="string">
            <text:p>облачно до 16.30</text:p>
          </table:table-cell>
          <table:table-cell table:style-name="ce20" table:formula="of:=IF([.C55]&gt;0;[.C55]-[.F54];unknown)" office:value-type="float" office:value="0.300000000000011" calcext:value-type="float">
            <text:p>0,3</text:p>
          </table:table-cell>
          <table:table-cell table:formula="of:=IF([.B55]&gt;0;[.B55]-[.E54];unknown)" office:value-type="float" office:value="0.300000000000011" calcext:value-type="float">
            <text:p>0,3</text:p>
          </table:table-cell>
          <table:table-cell table:formula="of:=IF([.E55]&gt;0;[.E55]-[.E54];unknown)" office:value-type="float" office:value="1.80000000000001" calcext:value-type="float">
            <text:p>1,8</text:p>
          </table:table-cell>
          <table:table-cell table:style-name="ce89" table:formula="of:=IF([.F55]&gt;0;[.F55]-[.F54];unknown)" office:value-type="float" office:value="1.90000000000001" calcext:value-type="float">
            <text:p>1,9</text:p>
          </table:table-cell>
          <table:table-cell table:style-name="ce51" table:formula="of:=[.O55]-[.N55]" office:value-type="float" office:value="0.0999999999999943" calcext:value-type="float">
            <text:p>0,1</text:p>
          </table:table-cell>
          <table:table-cell table:formula="of:=[.P55]-[.$G$79]" office:value-type="float" office:value="-0.400000000000006" calcext:value-type="float">
            <text:p>-0,4</text:p>
          </table:table-cell>
          <table:table-cell table:style-name="ce22" table:formula="of:=IF([.G55]&lt;25;0;IF([.G55]&lt;26;20;IF([.G55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3" calcext:value-type="date">
            <text:p>13.06.21</text:p>
          </table:table-cell>
          <table:table-cell table:formula="of:=[.E55]" office:value-type="float" office:value="129.9" calcext:value-type="float">
            <text:p>129,9</text:p>
          </table:table-cell>
          <table:table-cell office:value-type="float" office:value="188.9" calcext:value-type="float">
            <text:p>188,9</text:p>
          </table:table-cell>
          <table:table-cell/>
          <table:table-cell office:value-type="float" office:value="132.1" calcext:value-type="float">
            <text:p>132,1</text:p>
          </table:table-cell>
          <table:table-cell office:value-type="float" office:value="190.6" calcext:value-type="float">
            <text:p>190,6</text:p>
          </table:table-cell>
          <table:table-cell table:style-name="ce51" office:value-type="float" office:value="25.3" calcext:value-type="float">
            <text:p>25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1" calcext:value-type="float">
            <text:p>21</text:p>
          </table:table-cell>
          <table:table-cell table:style-name="ce52"/>
          <table:table-cell table:style-name="ce20" table:formula="of:=IF([.C56]&gt;0;[.C56]-[.F55];unknown)" office:value-type="float" office:value="0.800000000000011" calcext:value-type="float">
            <text:p>0,8</text:p>
          </table:table-cell>
          <table:table-cell table:formula="of:=IF([.B56]&gt;0;[.B56]-[.E55];unknown)" office:value-type="float" office:value="0" calcext:value-type="float">
            <text:p>0,0</text:p>
          </table:table-cell>
          <table:table-cell table:formula="of:=IF([.E56]&gt;0;[.E56]-[.E55];unknown)" office:value-type="float" office:value="2.19999999999999" calcext:value-type="float">
            <text:p>2,2</text:p>
          </table:table-cell>
          <table:table-cell table:formula="of:=IF([.F56]&gt;0;[.F56]-[.F55];unknown)" office:value-type="float" office:value="2.5" calcext:value-type="float">
            <text:p>2,5</text:p>
          </table:table-cell>
          <table:table-cell table:style-name="ce51" table:formula="of:=[.O56]-[.N56]" office:value-type="float" office:value="0.300000000000011" calcext:value-type="float">
            <text:p>0,3</text:p>
          </table:table-cell>
          <table:table-cell table:formula="of:=[.P56]-[.$G$79]" office:value-type="float" office:value="-0.199999999999989" calcext:value-type="float">
            <text:p>-0,2</text:p>
          </table:table-cell>
          <table:table-cell table:style-name="ce22" table:formula="of:=IF([.G56]&lt;25;0;IF([.G56]&lt;26;20;IF([.G56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4" calcext:value-type="date">
            <text:p>14.06.21</text:p>
          </table:table-cell>
          <table:table-cell table:formula="of:=[.E56]" office:value-type="float" office:value="132.1" calcext:value-type="float">
            <text:p>132,1</text:p>
          </table:table-cell>
          <table:table-cell table:formula="of:=191.9" office:value-type="float" office:value="191.9" calcext:value-type="float">
            <text:p>191,9</text:p>
          </table:table-cell>
          <table:table-cell/>
          <table:table-cell office:value-type="float" office:value="137.3" calcext:value-type="float">
            <text:p>137,3</text:p>
          </table:table-cell>
          <table:table-cell office:value-type="float" office:value="195.9" calcext:value-type="float">
            <text:p>195,9</text:p>
          </table:table-cell>
          <table:table-cell table:style-name="ce54" office:value-type="float" office:value="23.3" calcext:value-type="float">
            <text:p>23,3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3" calcext:value-type="float">
            <text:p>23</text:p>
          </table:table-cell>
          <table:table-cell table:style-name="ce52"/>
          <table:table-cell table:style-name="ce20" table:formula="of:=IF([.C57]&gt;0;[.C57]-[.F56];unknown)" office:value-type="float" office:value="1.30000000000001" calcext:value-type="float">
            <text:p>1,3</text:p>
          </table:table-cell>
          <table:table-cell table:formula="of:=IF([.B57]&gt;0;[.B57]-[.E56];unknown)" office:value-type="float" office:value="0" calcext:value-type="float">
            <text:p>0,0</text:p>
          </table:table-cell>
          <table:table-cell table:formula="of:=IF([.E57]&gt;0;[.E57]-[.E56];unknown)" office:value-type="float" office:value="5.20000000000002" calcext:value-type="float">
            <text:p>5,2</text:p>
          </table:table-cell>
          <table:table-cell table:formula="of:=IF([.F57]&gt;0;[.F57]-[.F56];unknown)" office:value-type="float" office:value="5.30000000000001" calcext:value-type="float">
            <text:p>5,3</text:p>
          </table:table-cell>
          <table:table-cell table:style-name="ce54" table:formula="of:=[.O57]-[.N57]" office:value-type="float" office:value="0.0999999999999943" calcext:value-type="float">
            <text:p>0,1</text:p>
          </table:table-cell>
          <table:table-cell table:formula="of:=[.P57]-[.$G$79]" office:value-type="float" office:value="-0.400000000000006" calcext:value-type="float">
            <text:p>-0,4</text:p>
          </table:table-cell>
          <table:table-cell table:style-name="ce22" table:formula="of:=IF([.G57]&lt;25;0;IF([.G57]&lt;26;20;IF([.G57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5" calcext:value-type="date">
            <text:p>15.06.21</text:p>
          </table:table-cell>
          <table:table-cell table:formula="of:=[.E57]" office:value-type="float" office:value="137.3" calcext:value-type="float">
            <text:p>137,3</text:p>
          </table:table-cell>
          <table:table-cell office:value-type="float" office:value="196.6" calcext:value-type="float">
            <text:p>196,6</text:p>
          </table:table-cell>
          <table:table-cell/>
          <table:table-cell office:value-type="float" office:value="140.3" calcext:value-type="float">
            <text:p>140,3</text:p>
          </table:table-cell>
          <table:table-cell office:value-type="float" office:value="199.8" calcext:value-type="float">
            <text:p>199,8</text:p>
          </table:table-cell>
          <table:table-cell office:value-type="float" office:value="25.3" calcext:value-type="float">
            <text:p>25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/>
          <table:table-cell table:style-name="ce52"/>
          <table:table-cell table:style-name="ce20" table:formula="of:=IF([.C58]&gt;0;[.C58]-[.F57];unknown)" office:value-type="float" office:value="0.699999999999989" calcext:value-type="float">
            <text:p>0,7</text:p>
          </table:table-cell>
          <table:table-cell table:formula="of:=IF([.B58]&gt;0;[.B58]-[.E57];unknown)" office:value-type="float" office:value="0" calcext:value-type="float">
            <text:p>0,0</text:p>
          </table:table-cell>
          <table:table-cell table:formula="of:=IF([.E58]&gt;0;[.E58]-[.E57];unknown)" office:value-type="float" office:value="3" calcext:value-type="float">
            <text:p>3,0</text:p>
          </table:table-cell>
          <table:table-cell table:formula="of:=IF([.F58]&gt;0;[.F58]-[.F57];unknown)" office:value-type="float" office:value="3.90000000000001" calcext:value-type="float">
            <text:p>3,9</text:p>
          </table:table-cell>
          <table:table-cell table:formula="of:=[.O58]-[.N58]" office:value-type="float" office:value="0.900000000000006" calcext:value-type="float">
            <text:p>0,9</text:p>
          </table:table-cell>
          <table:table-cell table:formula="of:=[.P58]-[.$G$79]" office:value-type="float" office:value="0.400000000000006" calcext:value-type="float">
            <text:p>0,4</text:p>
          </table:table-cell>
          <table:table-cell table:style-name="ce22" table:formula="of:=IF([.G58]&lt;25;0;IF([.G58]&lt;26;20;IF([.G58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6" calcext:value-type="date">
            <text:p>16.06.21</text:p>
          </table:table-cell>
          <table:table-cell table:formula="of:=[.E58]" office:value-type="float" office:value="140.3" calcext:value-type="float">
            <text:p>140,3</text:p>
          </table:table-cell>
          <table:table-cell office:value-type="float" office:value="200.6" calcext:value-type="float">
            <text:p>200,6</text:p>
          </table:table-cell>
          <table:table-cell/>
          <table:table-cell office:value-type="float" office:value="145.2" calcext:value-type="float">
            <text:p>145,2</text:p>
          </table:table-cell>
          <table:table-cell office:value-type="float" office:value="204.8" calcext:value-type="float">
            <text:p>204,8</text:p>
          </table:table-cell>
          <table:table-cell office:value-type="float" office:value="23.3" calcext:value-type="float">
            <text:p>23,3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/>
          <table:table-cell table:style-name="ce52"/>
          <table:table-cell table:style-name="ce20" table:formula="of:=IF([.C59]&gt;0;[.C59]-[.F58];unknown)" office:value-type="float" office:value="0.799999999999983" calcext:value-type="float">
            <text:p>0,8</text:p>
          </table:table-cell>
          <table:table-cell table:formula="of:=IF([.B59]&gt;0;[.B59]-[.E58];unknown)" office:value-type="float" office:value="0" calcext:value-type="float">
            <text:p>0,0</text:p>
          </table:table-cell>
          <table:table-cell table:formula="of:=IF([.E59]&gt;0;[.E59]-[.E58];unknown)" office:value-type="float" office:value="4.89999999999998" calcext:value-type="float">
            <text:p>4,9</text:p>
          </table:table-cell>
          <table:table-cell table:formula="of:=IF([.F59]&gt;0;[.F59]-[.F58];unknown)" office:value-type="float" office:value="5" calcext:value-type="float">
            <text:p>5,0</text:p>
          </table:table-cell>
          <table:table-cell table:formula="of:=[.O59]-[.N59]" office:value-type="float" office:value="0.100000000000023" calcext:value-type="float">
            <text:p>0,1</text:p>
          </table:table-cell>
          <table:table-cell table:formula="of:=[.P59]-[.$G$79]" office:value-type="float" office:value="-0.399999999999977" calcext:value-type="float">
            <text:p>-0,4</text:p>
          </table:table-cell>
          <table:table-cell table:style-name="ce22" table:formula="of:=IF([.G59]&lt;25;0;IF([.G59]&lt;26;20;IF([.G5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7" calcext:value-type="date">
            <text:p>17.06.21</text:p>
          </table:table-cell>
          <table:table-cell table:formula="of:=[.E59]" office:value-type="float" office:value="145.2" calcext:value-type="float">
            <text:p>145,2</text:p>
          </table:table-cell>
          <table:table-cell office:value-type="float" office:value="206.1" calcext:value-type="float">
            <text:p>206,1</text:p>
          </table:table-cell>
          <table:table-cell/>
          <table:table-cell office:value-type="float" office:value="148" calcext:value-type="float">
            <text:p>148,0</text:p>
          </table:table-cell>
          <table:table-cell office:value-type="float" office:value="210.3" calcext:value-type="float">
            <text:p>210,3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/>
          <table:table-cell table:style-name="ce69" office:value-type="float" office:value="23" calcext:value-type="float">
            <text:p>23</text:p>
          </table:table-cell>
          <table:table-cell table:style-name="ce52" office:value-type="string" calcext:value-type="string">
            <text:p>забыл вкл воду</text:p>
          </table:table-cell>
          <table:table-cell table:style-name="ce20" table:formula="of:=IF([.C60]&gt;0;[.C60]-[.F59];unknown)" office:value-type="float" office:value="1.29999999999998" calcext:value-type="float">
            <text:p>1,3</text:p>
          </table:table-cell>
          <table:table-cell table:formula="of:=IF([.B60]&gt;0;[.B60]-[.E59];unknown)" office:value-type="float" office:value="0" calcext:value-type="float">
            <text:p>0,0</text:p>
          </table:table-cell>
          <table:table-cell table:formula="of:=IF([.E60]&gt;0;[.E60]-[.E59];unknown)" office:value-type="float" office:value="2.80000000000001" calcext:value-type="float">
            <text:p>2,8</text:p>
          </table:table-cell>
          <table:table-cell table:style-name="ce59" table:formula="of:=IF([.F60]&gt;0;[.F60]-[.F59];unknown)" office:value-type="float" office:value="5.5" calcext:value-type="float">
            <text:p>5,5</text:p>
          </table:table-cell>
          <table:table-cell table:formula="of:=[.O60]-[.N60]" office:value-type="float" office:value="2.69999999999999" calcext:value-type="float">
            <text:p>2,7</text:p>
          </table:table-cell>
          <table:table-cell table:formula="of:=[.P60]-[.$G$79]" office:value-type="float" office:value="2.19999999999999" calcext:value-type="float">
            <text:p>2,2</text:p>
          </table:table-cell>
          <table:table-cell table:style-name="ce22" table:formula="of:=IF([.G60]&lt;25;0;IF([.G60]&lt;26;20;IF([.G6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8" calcext:value-type="date">
            <text:p>18.06.21</text:p>
          </table:table-cell>
          <table:table-cell office:value-type="float" office:value="148.3" calcext:value-type="float">
            <text:p>148,3</text:p>
          </table:table-cell>
          <table:table-cell office:value-type="float" office:value="211.4" calcext:value-type="float">
            <text:p>211,4</text:p>
          </table:table-cell>
          <table:table-cell/>
          <table:table-cell office:value-type="float" office:value="153.7" calcext:value-type="float">
            <text:p>153,7</text:p>
          </table:table-cell>
          <table:table-cell office:value-type="float" office:value="215.7" calcext:value-type="float">
            <text:p>215,7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69"/>
          <table:table-cell table:style-name="ce69" office:value-type="float" office:value="24" calcext:value-type="float">
            <text:p>24</text:p>
          </table:table-cell>
          <table:table-cell table:style-name="ce52"/>
          <table:table-cell table:style-name="ce20" table:formula="of:=IF([.C61]&gt;0;[.C61]-[.F60];unknown)" office:value-type="float" office:value="1.09999999999999" calcext:value-type="float">
            <text:p>1,1</text:p>
          </table:table-cell>
          <table:table-cell table:formula="of:=IF([.B61]&gt;0;[.B61]-[.E60];unknown)" office:value-type="float" office:value="0.300000000000011" calcext:value-type="float">
            <text:p>0,3</text:p>
          </table:table-cell>
          <table:table-cell table:formula="of:=IF([.E61]&gt;0;[.E61]-[.E60];unknown)" office:value-type="float" office:value="5.69999999999999" calcext:value-type="float">
            <text:p>5,7</text:p>
          </table:table-cell>
          <table:table-cell table:style-name="ce90" table:formula="of:=IF([.F61]&gt;0;[.F61]-[.F60];unknown)" office:value-type="float" office:value="5.39999999999998" calcext:value-type="float">
            <text:p>5,4</text:p>
          </table:table-cell>
          <table:table-cell table:formula="of:=[.O61]-[.N61]" office:value-type="float" office:value="-0.300000000000011" calcext:value-type="float">
            <text:p>-0,3</text:p>
          </table:table-cell>
          <table:table-cell table:formula="of:=[.P61]-[.$G$79]" office:value-type="float" office:value="-0.800000000000011" calcext:value-type="float">
            <text:p>-0,8</text:p>
          </table:table-cell>
          <table:table-cell table:style-name="ce22" table:formula="of:=IF([.G61]&lt;25;0;IF([.G61]&lt;26;20;IF([.G6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19" calcext:value-type="date">
            <text:p>19.06.21</text:p>
          </table:table-cell>
          <table:table-cell office:value-type="float" office:value="154" calcext:value-type="float">
            <text:p>154,0</text:p>
          </table:table-cell>
          <table:table-cell office:value-type="float" office:value="216.9" calcext:value-type="float">
            <text:p>216,9</text:p>
          </table:table-cell>
          <table:table-cell/>
          <table:table-cell office:value-type="float" office:value="159" calcext:value-type="float">
            <text:p>159,0</text:p>
          </table:table-cell>
          <table:table-cell office:value-type="float" office:value="221" calcext:value-type="float">
            <text:p>221,0</text:p>
          </table:table-cell>
          <table:table-cell office:value-type="float" office:value="25.4" calcext:value-type="float">
            <text:p>25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9" calcext:value-type="float">
            <text:p>29</text:p>
          </table:table-cell>
          <table:table-cell table:style-name="ce52" office:value-type="string" calcext:value-type="string">
            <text:p>перегрузка инвер</text:p>
          </table:table-cell>
          <table:table-cell table:style-name="ce20" table:formula="of:=IF([.C62]&gt;0;[.C62]-[.F61];unknown)" office:value-type="float" office:value="1.20000000000002" calcext:value-type="float">
            <text:p>1,2</text:p>
          </table:table-cell>
          <table:table-cell table:formula="of:=IF([.B62]&gt;0;[.B62]-[.E61];unknown)" office:value-type="float" office:value="0.300000000000011" calcext:value-type="float">
            <text:p>0,3</text:p>
          </table:table-cell>
          <table:table-cell table:formula="of:=IF([.E62]&gt;0;[.E62]-[.E61];unknown)" office:value-type="float" office:value="5.30000000000001" calcext:value-type="float">
            <text:p>5,3</text:p>
          </table:table-cell>
          <table:table-cell table:formula="of:=IF([.F62]&gt;0;[.F62]-[.F61];unknown)" office:value-type="float" office:value="5.30000000000001" calcext:value-type="float">
            <text:p>5,3</text:p>
          </table:table-cell>
          <table:table-cell table:formula="of:=[.O62]-[.N62]" office:value-type="float" office:value="0" calcext:value-type="float">
            <text:p>0,0</text:p>
          </table:table-cell>
          <table:table-cell table:formula="of:=[.P62]-[.$G$79]" office:value-type="float" office:value="-0.5" calcext:value-type="float">
            <text:p>-0,5</text:p>
          </table:table-cell>
          <table:table-cell table:style-name="ce22" table:formula="of:=IF([.G62]&lt;25;0;IF([.G62]&lt;26;20;IF([.G62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0" calcext:value-type="date">
            <text:p>20.06.21</text:p>
          </table:table-cell>
          <table:table-cell table:formula="of:=[.E62]" office:value-type="float" office:value="159" calcext:value-type="float">
            <text:p>159,0</text:p>
          </table:table-cell>
          <table:table-cell office:value-type="float" office:value="222.1" calcext:value-type="float">
            <text:p>222,1</text:p>
          </table:table-cell>
          <table:table-cell/>
          <table:table-cell office:value-type="float" office:value="162.7" calcext:value-type="float">
            <text:p>162,7</text:p>
          </table:table-cell>
          <table:table-cell office:value-type="float" office:value="225.7" calcext:value-type="float">
            <text:p>225,7</text:p>
          </table:table-cell>
          <table:table-cell office:value-type="float" office:value="25.5" calcext:value-type="float">
            <text:p>25,5</text:p>
          </table:table-cell>
          <table:table-cell table:style-name="ce46"/>
          <table:table-cell table:style-name="ce69"/>
          <table:table-cell table:style-name="ce69" office:value-type="float" office:value="33" calcext:value-type="float">
            <text:p>33</text:p>
          </table:table-cell>
          <table:table-cell table:style-name="ce52" office:value-type="string" calcext:value-type="string">
            <text:p>очень жарко</text:p>
          </table:table-cell>
          <table:table-cell table:style-name="ce20" table:formula="of:=IF([.C63]&gt;0;[.C63]-[.F62];unknown)" office:value-type="float" office:value="1.09999999999999" calcext:value-type="float">
            <text:p>1,1</text:p>
          </table:table-cell>
          <table:table-cell table:formula="of:=IF([.B63]&gt;0;[.B63]-[.E62];unknown)" office:value-type="float" office:value="0" calcext:value-type="float">
            <text:p>0,0</text:p>
          </table:table-cell>
          <table:table-cell table:formula="of:=IF([.E63]&gt;0;[.E63]-[.E62];unknown)" office:value-type="float" office:value="3.69999999999999" calcext:value-type="float">
            <text:p>3,7</text:p>
          </table:table-cell>
          <table:table-cell table:formula="of:=IF([.F63]&gt;0;[.F63]-[.F62];unknown)" office:value-type="float" office:value="4.69999999999999" calcext:value-type="float">
            <text:p>4,7</text:p>
          </table:table-cell>
          <table:table-cell table:formula="of:=[.O63]-[.N63]" office:value-type="float" office:value="1" calcext:value-type="float">
            <text:p>1,0</text:p>
          </table:table-cell>
          <table:table-cell table:formula="of:=[.P63]-[.$G$79]" office:value-type="float" office:value="0.5" calcext:value-type="float">
            <text:p>0,5</text:p>
          </table:table-cell>
          <table:table-cell table:style-name="ce22" table:formula="of:=IF([.G63]&lt;25;0;IF([.G63]&lt;26;20;IF([.G63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1" calcext:value-type="date">
            <text:p>21.06.21</text:p>
          </table:table-cell>
          <table:table-cell table:number-columns-repeated="3"/>
          <table:table-cell office:value-type="float" office:value="166.6" calcext:value-type="float">
            <text:p>166,6</text:p>
          </table:table-cell>
          <table:table-cell office:value-type="float" office:value="230.1" calcext:value-type="float">
            <text:p>230,1</text:p>
          </table:table-cell>
          <table:table-cell office:value-type="float" office:value="25.6" calcext:value-type="float">
            <text:p>25,6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34" calcext:value-type="float">
            <text:p>34</text:p>
          </table:table-cell>
          <table:table-cell table:style-name="ce52" office:value-type="string" calcext:value-type="string">
            <text:p>вообще пекло</text:p>
          </table:table-cell>
          <table:table-cell table:style-name="ce20" table:formula="of:=IF([.C64]&gt;0;[.C64]-[.F63];unknown)" office:value-type="string" office:string-value="" calcext:value-type="error">
            <text:p>#ИМЯ?</text:p>
          </table:table-cell>
          <table:table-cell table:formula="of:=IF([.B64]&gt;0;[.B64]-[.E63];unknown)" office:value-type="string" office:string-value="" calcext:value-type="error">
            <text:p>#ИМЯ?</text:p>
          </table:table-cell>
          <table:table-cell table:formula="of:=IF([.E64]&gt;0;[.E64]-[.E63];unknown)" office:value-type="float" office:value="3.90000000000001" calcext:value-type="float">
            <text:p>3,9</text:p>
          </table:table-cell>
          <table:table-cell table:formula="of:=IF([.F64]&gt;0;[.F64]-[.F63];unknown)" office:value-type="float" office:value="4.40000000000001" calcext:value-type="float">
            <text:p>4,4</text:p>
          </table:table-cell>
          <table:table-cell table:formula="of:=[.O64]-[.N64]" office:value-type="float" office:value="0.5" calcext:value-type="float">
            <text:p>0,5</text:p>
          </table:table-cell>
          <table:table-cell table:formula="of:=[.P64]-[.$G$79]" office:value-type="float" office:value="0" calcext:value-type="float">
            <text:p>0,0</text:p>
          </table:table-cell>
          <table:table-cell table:style-name="ce22" table:formula="of:=IF([.G64]&lt;25;0;IF([.G64]&lt;26;20;IF([.G64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2" calcext:value-type="date">
            <text:p>22.06.21</text:p>
          </table:table-cell>
          <table:table-cell table:formula="of:=[.E64]" office:value-type="float" office:value="166.6" calcext:value-type="float">
            <text:p>166,6</text:p>
          </table:table-cell>
          <table:table-cell office:value-type="float" office:value="231.1" calcext:value-type="float">
            <text:p>231,1</text:p>
          </table:table-cell>
          <table:table-cell/>
          <table:table-cell office:value-type="float" office:value="171.5" calcext:value-type="float">
            <text:p>171,5</text:p>
          </table:table-cell>
          <table:table-cell office:value-type="float" office:value="235.1" calcext:value-type="float">
            <text:p>235,1</text:p>
          </table:table-cell>
          <table:table-cell office:value-type="float" office:value="22.1" calcext:value-type="float">
            <text:p>22,1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33" calcext:value-type="float">
            <text:p>33</text:p>
          </table:table-cell>
          <table:table-cell table:style-name="ce52" office:value-type="string" calcext:value-type="string">
            <text:p>жара</text:p>
          </table:table-cell>
          <table:table-cell table:style-name="ce20" table:formula="of:=IF([.C65]&gt;0;[.C65]-[.F64];unknown)" office:value-type="float" office:value="1" calcext:value-type="float">
            <text:p>1,0</text:p>
          </table:table-cell>
          <table:table-cell table:formula="of:=IF([.B65]&gt;0;[.B65]-[.E64];unknown)" office:value-type="float" office:value="0" calcext:value-type="float">
            <text:p>0,0</text:p>
          </table:table-cell>
          <table:table-cell table:formula="of:=IF([.E65]&gt;0;[.E65]-[.E64];unknown)" office:value-type="float" office:value="4.90000000000001" calcext:value-type="float">
            <text:p>4,9</text:p>
          </table:table-cell>
          <table:table-cell table:formula="of:=IF([.F65]&gt;0;[.F65]-[.F64];unknown)" office:value-type="float" office:value="5" calcext:value-type="float">
            <text:p>5,0</text:p>
          </table:table-cell>
          <table:table-cell table:formula="of:=[.O65]-[.N65]" office:value-type="float" office:value="0.0999999999999943" calcext:value-type="float">
            <text:p>0,1</text:p>
          </table:table-cell>
          <table:table-cell table:formula="of:=[.P65]-[.$G$79]" office:value-type="float" office:value="-0.400000000000006" calcext:value-type="float">
            <text:p>-0,4</text:p>
          </table:table-cell>
          <table:table-cell table:style-name="ce22" table:formula="of:=IF([.G65]&lt;25;0;IF([.G65]&lt;26;20;IF([.G65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3" calcext:value-type="date">
            <text:p>23.06.21</text:p>
          </table:table-cell>
          <table:table-cell table:formula="of:=[.E65]" office:value-type="float" office:value="171.5" calcext:value-type="float">
            <text:p>171,5</text:p>
          </table:table-cell>
          <table:table-cell office:value-type="float" office:value="236.1" calcext:value-type="float">
            <text:p>236,1</text:p>
          </table:table-cell>
          <table:table-cell/>
          <table:table-cell office:value-type="float" office:value="175.3" calcext:value-type="float">
            <text:p>175,3</text:p>
          </table:table-cell>
          <table:table-cell office:value-type="float" office:value="239.6" calcext:value-type="float">
            <text:p>239,6</text:p>
          </table:table-cell>
          <table:table-cell office:value-type="float" office:value="23.1" calcext:value-type="float">
            <text:p>23,1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34" calcext:value-type="float">
            <text:p>34</text:p>
          </table:table-cell>
          <table:table-cell table:style-name="ce52" table:formula="of:=[.K65]" office:value-type="string" office:string-value="жара" calcext:value-type="string">
            <text:p>жара</text:p>
          </table:table-cell>
          <table:table-cell table:style-name="ce20" table:formula="of:=IF([.C66]&gt;0;[.C66]-[.F65];unknown)" office:value-type="float" office:value="1" calcext:value-type="float">
            <text:p>1,0</text:p>
          </table:table-cell>
          <table:table-cell table:formula="of:=IF([.B66]&gt;0;[.B66]-[.E65];unknown)" office:value-type="float" office:value="0" calcext:value-type="float">
            <text:p>0,0</text:p>
          </table:table-cell>
          <table:table-cell table:formula="of:=IF([.E66]&gt;0;[.E66]-[.E65];unknown)" office:value-type="float" office:value="3.80000000000001" calcext:value-type="float">
            <text:p>3,8</text:p>
          </table:table-cell>
          <table:table-cell table:formula="of:=IF([.F66]&gt;0;[.F66]-[.F65];unknown)" office:value-type="float" office:value="4.5" calcext:value-type="float">
            <text:p>4,5</text:p>
          </table:table-cell>
          <table:table-cell table:formula="of:=[.O66]-[.N66]" office:value-type="float" office:value="0.699999999999989" calcext:value-type="float">
            <text:p>0,7</text:p>
          </table:table-cell>
          <table:table-cell table:formula="of:=[.P66]-[.$G$79]" office:value-type="float" office:value="0.199999999999989" calcext:value-type="float">
            <text:p>0,2</text:p>
          </table:table-cell>
          <table:table-cell table:style-name="ce22" table:formula="of:=IF([.G66]&lt;25;0;IF([.G66]&lt;26;20;IF([.G6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4" calcext:value-type="date">
            <text:p>24.06.21</text:p>
          </table:table-cell>
          <table:table-cell table:formula="of:=[.E66]" office:value-type="float" office:value="175.3" calcext:value-type="float">
            <text:p>175,3</text:p>
          </table:table-cell>
          <table:table-cell office:value-type="float" office:value="241.1" calcext:value-type="float">
            <text:p>241,1</text:p>
          </table:table-cell>
          <table:table-cell/>
          <table:table-cell office:value-type="float" office:value="178.3" calcext:value-type="float">
            <text:p>178,3</text:p>
          </table:table-cell>
          <table:table-cell office:value-type="float" office:value="243" calcext:value-type="float">
            <text:p>243,0</text:p>
          </table:table-cell>
          <table:table-cell office:value-type="float" office:value="22" calcext:value-type="float">
            <text:p>22,0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6" calcext:value-type="float">
            <text:p>26</text:p>
          </table:table-cell>
          <table:table-cell table:style-name="ce52" office:value-type="string" calcext:value-type="string">
            <text:p>утро-10:30</text:p>
          </table:table-cell>
          <table:table-cell table:style-name="ce20" table:formula="of:=IF([.C67]&gt;0;[.C67]-[.F66];unknown)" office:value-type="float" office:value="1.5" calcext:value-type="float">
            <text:p>1,5</text:p>
          </table:table-cell>
          <table:table-cell table:formula="of:=IF([.B67]&gt;0;[.B67]-[.E66];unknown)" office:value-type="float" office:value="0" calcext:value-type="float">
            <text:p>0,0</text:p>
          </table:table-cell>
          <table:table-cell table:formula="of:=IF([.E67]&gt;0;[.E67]-[.E66];unknown)" office:value-type="float" office:value="3" calcext:value-type="float">
            <text:p>3,0</text:p>
          </table:table-cell>
          <table:table-cell table:formula="of:=IF([.F67]&gt;0;[.F67]-[.F66];unknown)" office:value-type="float" office:value="3.40000000000001" calcext:value-type="float">
            <text:p>3,4</text:p>
          </table:table-cell>
          <table:table-cell table:formula="of:=[.O67]-[.N67]" office:value-type="float" office:value="0.400000000000006" calcext:value-type="float">
            <text:p>0,4</text:p>
          </table:table-cell>
          <table:table-cell table:formula="of:=[.P67]-[.$G$79]" office:value-type="float" office:value="-0.099999999999994" calcext:value-type="float">
            <text:p>-0,1</text:p>
          </table:table-cell>
          <table:table-cell table:style-name="ce22" table:formula="of:=IF([.G67]&lt;25;0;IF([.G67]&lt;26;20;IF([.G67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5" calcext:value-type="date">
            <text:p>25.06.21</text:p>
          </table:table-cell>
          <table:table-cell table:formula="of:=[.E67]" office:value-type="float" office:value="178.3" calcext:value-type="float">
            <text:p>178,3</text:p>
          </table:table-cell>
          <table:table-cell office:value-type="float" office:value="243.5" calcext:value-type="float">
            <text:p>243,5</text:p>
          </table:table-cell>
          <table:table-cell/>
          <table:table-cell office:value-type="float" office:value="181.5" calcext:value-type="float">
            <text:p>181,5</text:p>
          </table:table-cell>
          <table:table-cell office:value-type="float" office:value="246.8" calcext:value-type="float">
            <text:p>246,8</text:p>
          </table:table-cell>
          <table:table-cell office:value-type="float" office:value="24.5" calcext:value-type="float">
            <text:p>24,5</text:p>
          </table:table-cell>
          <table:table-cell table:style-name="ce46"/>
          <table:table-cell table:style-name="ce69"/>
          <table:table-cell table:style-name="ce69" office:value-type="float" office:value="28" calcext:value-type="float">
            <text:p>28</text:p>
          </table:table-cell>
          <table:table-cell table:style-name="ce52"/>
          <table:table-cell table:style-name="ce20" table:formula="of:=IF([.C68]&gt;0;[.C68]-[.F67];unknown)" office:value-type="float" office:value="0.5" calcext:value-type="float">
            <text:p>0,5</text:p>
          </table:table-cell>
          <table:table-cell table:formula="of:=IF([.B68]&gt;0;[.B68]-[.E67];unknown)" office:value-type="float" office:value="0" calcext:value-type="float">
            <text:p>0,0</text:p>
          </table:table-cell>
          <table:table-cell table:formula="of:=IF([.E68]&gt;0;[.E68]-[.E67];unknown)" office:value-type="float" office:value="3.19999999999999" calcext:value-type="float">
            <text:p>3,2</text:p>
          </table:table-cell>
          <table:table-cell table:formula="of:=IF([.F68]&gt;0;[.F68]-[.F67];unknown)" office:value-type="float" office:value="3.80000000000001" calcext:value-type="float">
            <text:p>3,8</text:p>
          </table:table-cell>
          <table:table-cell table:formula="of:=[.O68]-[.N68]" office:value-type="float" office:value="0.600000000000023" calcext:value-type="float">
            <text:p>0,6</text:p>
          </table:table-cell>
          <table:table-cell table:formula="of:=[.P68]-[.$G$79]" office:value-type="float" office:value="0.100000000000023" calcext:value-type="float">
            <text:p>0,1</text:p>
          </table:table-cell>
          <table:table-cell table:style-name="ce22" table:formula="of:=IF([.G68]&lt;25;0;IF([.G68]&lt;26;20;IF([.G68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6" calcext:value-type="date">
            <text:p>26.06.21</text:p>
          </table:table-cell>
          <table:table-cell table:number-columns-repeated="3"/>
          <table:table-cell office:value-type="float" office:value="183.4" calcext:value-type="float">
            <text:p>183,4</text:p>
          </table:table-cell>
          <table:table-cell office:value-type="float" office:value="249.1" calcext:value-type="float">
            <text:p>249,1</text:p>
          </table:table-cell>
          <table:table-cell office:value-type="float" office:value="23" calcext:value-type="float">
            <text:p>23,0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5" calcext:value-type="float">
            <text:p>25</text:p>
          </table:table-cell>
          <table:table-cell table:style-name="ce52"/>
          <table:table-cell table:style-name="ce20" table:formula="of:=IF([.C69]&gt;0;[.C69]-[.F68];unknown)" office:value-type="string" office:string-value="" calcext:value-type="error">
            <text:p>#ИМЯ?</text:p>
          </table:table-cell>
          <table:table-cell table:formula="of:=IF([.B69]&gt;0;[.B69]-[.E68];unknown)" office:value-type="string" office:string-value="" calcext:value-type="error">
            <text:p>#ИМЯ?</text:p>
          </table:table-cell>
          <table:table-cell table:formula="of:=IF([.E69]&gt;0;[.E69]-[.E68];unknown)" office:value-type="float" office:value="1.90000000000001" calcext:value-type="float">
            <text:p>1,9</text:p>
          </table:table-cell>
          <table:table-cell table:formula="of:=IF([.F69]&gt;0;[.F69]-[.F68];unknown)" office:value-type="float" office:value="2.29999999999998" calcext:value-type="float">
            <text:p>2,3</text:p>
          </table:table-cell>
          <table:table-cell table:formula="of:=[.O69]-[.N69]" office:value-type="float" office:value="0.399999999999977" calcext:value-type="float">
            <text:p>0,4</text:p>
          </table:table-cell>
          <table:table-cell table:formula="of:=[.P69]-[.$G$79]" office:value-type="float" office:value="-0.100000000000023" calcext:value-type="float">
            <text:p>-0,1</text:p>
          </table:table-cell>
          <table:table-cell table:style-name="ce22" table:formula="of:=IF([.G69]&lt;25;0;IF([.G69]&lt;26;20;IF([.G6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6-27" calcext:value-type="date">
            <text:p>27.06.21</text:p>
          </table:table-cell>
          <table:table-cell table:formula="of:=[.E69]" office:value-type="float" office:value="183.4" calcext:value-type="float">
            <text:p>183,4</text:p>
          </table:table-cell>
          <table:table-cell office:value-type="float" office:value="250.1" calcext:value-type="float">
            <text:p>250,1</text:p>
          </table:table-cell>
          <table:table-cell/>
          <table:table-cell office:value-type="float" office:value="186.8" calcext:value-type="float">
            <text:p>186,8</text:p>
          </table:table-cell>
          <table:table-cell office:value-type="float" office:value="253.2" calcext:value-type="float">
            <text:p>253,2</text:p>
          </table:table-cell>
          <table:table-cell office:value-type="float" office:value="24.8" calcext:value-type="float">
            <text:p>24,8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6" calcext:value-type="float">
            <text:p>26</text:p>
          </table:table-cell>
          <table:table-cell table:style-name="ce52"/>
          <table:table-cell table:style-name="ce20" table:formula="of:=IF([.C70]&gt;0;[.C70]-[.F69];unknown)" office:value-type="float" office:value="1" calcext:value-type="float">
            <text:p>1,0</text:p>
          </table:table-cell>
          <table:table-cell table:formula="of:=IF([.B70]&gt;0;[.B70]-[.E69];unknown)" office:value-type="float" office:value="0" calcext:value-type="float">
            <text:p>0,0</text:p>
          </table:table-cell>
          <table:table-cell table:formula="of:=IF([.E70]&gt;0;[.E70]-[.E69];unknown)" office:value-type="float" office:value="3.40000000000001" calcext:value-type="float">
            <text:p>3,4</text:p>
          </table:table-cell>
          <table:table-cell table:formula="of:=IF([.F70]&gt;0;[.F70]-[.F69];unknown)" office:value-type="float" office:value="4.09999999999999" calcext:value-type="float">
            <text:p>4,1</text:p>
          </table:table-cell>
          <table:table-cell table:formula="of:=[.O70]-[.N70]" office:value-type="float" office:value="0.699999999999989" calcext:value-type="float">
            <text:p>0,7</text:p>
          </table:table-cell>
          <table:table-cell table:formula="of:=[.P70]-[.$G$79]" office:value-type="float" office:value="0.199999999999989" calcext:value-type="float">
            <text:p>0,2</text:p>
          </table:table-cell>
          <table:table-cell table:style-name="ce22" table:formula="of:=IF([.G70]&lt;25;0;IF([.G70]&lt;26;20;IF([.G70]&gt;27;100;50)))" office:value-type="float" office:value="0" calcext:value-type="float">
            <text:p>0</text:p>
          </table:table-cell>
          <table:table-cell/>
          <table:table-cell table:style-name="ce101" office:value-type="string" calcext:value-type="string" table:number-columns-spanned="5" table:number-rows-spanned="1">
            <text:p>Выделен показательный для оценки собственного</text:p>
          </table:table-cell>
          <table:covered-table-cell table:number-columns-repeated="3" table:style-name="ce103"/>
          <table:covered-table-cell table:style-name="ce105"/>
        </table:table-row>
        <table:table-row table:style-name="ro1">
          <table:table-cell table:style-name="ce33" office:value-type="date" office:date-value="2021-06-28" calcext:value-type="date">
            <text:p>28.06.21</text:p>
          </table:table-cell>
          <table:table-cell table:formula="of:=[.E70]" office:value-type="float" office:value="186.8" calcext:value-type="float">
            <text:p>186,8</text:p>
          </table:table-cell>
          <table:table-cell office:value-type="float" office:value="253.7" calcext:value-type="float">
            <text:p>253,7</text:p>
          </table:table-cell>
          <table:table-cell/>
          <table:table-cell office:value-type="float" office:value="188.7" calcext:value-type="float">
            <text:p>188,7</text:p>
          </table:table-cell>
          <table:table-cell office:value-type="float" office:value="255.3" calcext:value-type="float">
            <text:p>255,3</text:p>
          </table:table-cell>
          <table:table-cell office:value-type="float" office:value="22" calcext:value-type="float">
            <text:p>22,0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4" calcext:value-type="float">
            <text:p>24</text:p>
          </table:table-cell>
          <table:table-cell table:style-name="ce52"/>
          <table:table-cell table:style-name="ce20" table:formula="of:=IF([.C71]&gt;0;[.C71]-[.F70];unknown)" office:value-type="float" office:value="0.5" calcext:value-type="float">
            <text:p>0,5</text:p>
          </table:table-cell>
          <table:table-cell table:formula="of:=IF([.B71]&gt;0;[.B71]-[.E70];unknown)" office:value-type="float" office:value="0" calcext:value-type="float">
            <text:p>0,0</text:p>
          </table:table-cell>
          <table:table-cell table:formula="of:=IF([.E71]&gt;0;[.E71]-[.E70];unknown)" office:value-type="float" office:value="1.89999999999998" calcext:value-type="float">
            <text:p>1,9</text:p>
          </table:table-cell>
          <table:table-cell table:style-name="ce89" table:formula="of:=IF([.F71]&gt;0;[.F71]-[.F70];unknown)" office:value-type="float" office:value="2.10000000000002" calcext:value-type="float">
            <text:p>2,1</text:p>
          </table:table-cell>
          <table:table-cell table:formula="of:=[.O71]-[.N71]" office:value-type="float" office:value="0.200000000000045" calcext:value-type="float">
            <text:p>0,2</text:p>
          </table:table-cell>
          <table:table-cell table:formula="of:=[.P71]-[.$G$79]" office:value-type="float" office:value="-0.299999999999955" calcext:value-type="float">
            <text:p>-0,3</text:p>
          </table:table-cell>
          <table:table-cell table:style-name="ce22" table:formula="of:=IF([.G71]&lt;25;0;IF([.G71]&lt;26;20;IF([.G71]&gt;27;100;50)))" office:value-type="float" office:value="0" calcext:value-type="float">
            <text:p>0</text:p>
          </table:table-cell>
          <table:table-cell/>
          <table:table-cell table:style-name="ce102" office:value-type="string" calcext:value-type="string" table:number-columns-spanned="5" table:number-rows-spanned="1">
            <text:p>энергопотребления системы отрезок работы</text:p>
          </table:table-cell>
          <table:covered-table-cell table:number-columns-repeated="3" table:style-name="ce104"/>
          <table:covered-table-cell table:style-name="ce106"/>
        </table:table-row>
        <table:table-row table:style-name="ro1">
          <table:table-cell table:style-name="ce33" office:value-type="date" office:date-value="2021-06-29" calcext:value-type="date">
            <text:p>29.06.21</text:p>
          </table:table-cell>
          <table:table-cell table:formula="of:=[.E71]" office:value-type="float" office:value="188.7" calcext:value-type="float">
            <text:p>188,7</text:p>
          </table:table-cell>
          <table:table-cell office:value-type="float" office:value="255.6" calcext:value-type="float">
            <text:p>255,6</text:p>
          </table:table-cell>
          <table:table-cell/>
          <table:table-cell office:value-type="float" office:value="190.7" calcext:value-type="float">
            <text:p>190,7</text:p>
          </table:table-cell>
          <table:table-cell office:value-type="float" office:value="257.7" calcext:value-type="float">
            <text:p>257,7</text:p>
          </table:table-cell>
          <table:table-cell office:value-type="float" office:value="21.8" calcext:value-type="float">
            <text:p>21,8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3" calcext:value-type="float">
            <text:p>23</text:p>
          </table:table-cell>
          <table:table-cell table:style-name="ce52"/>
          <table:table-cell table:style-name="ce20" table:formula="of:=IF([.C72]&gt;0;[.C72]-[.F71];unknown)" office:value-type="float" office:value="0.299999999999983" calcext:value-type="float">
            <text:p>0,3</text:p>
          </table:table-cell>
          <table:table-cell table:formula="of:=IF([.B72]&gt;0;[.B72]-[.E71];unknown)" office:value-type="float" office:value="0" calcext:value-type="float">
            <text:p>0,0</text:p>
          </table:table-cell>
          <table:table-cell table:formula="of:=IF([.E72]&gt;0;[.E72]-[.E71];unknown)" office:value-type="float" office:value="2" calcext:value-type="float">
            <text:p>2,0</text:p>
          </table:table-cell>
          <table:table-cell table:formula="of:=IF([.F72]&gt;0;[.F72]-[.F71];unknown)" office:value-type="float" office:value="2.39999999999998" calcext:value-type="float">
            <text:p>2,4</text:p>
          </table:table-cell>
          <table:table-cell table:formula="of:=[.O72]-[.N72]" office:value-type="float" office:value="0.399999999999977" calcext:value-type="float">
            <text:p>0,4</text:p>
          </table:table-cell>
          <table:table-cell table:formula="of:=[.P72]-[.$G$79]" office:value-type="float" office:value="-0.100000000000023" calcext:value-type="float">
            <text:p>-0,1</text:p>
          </table:table-cell>
          <table:table-cell table:style-name="ce22" table:formula="of:=IF([.G72]&lt;25;0;IF([.G72]&lt;26;20;IF([.G72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" office:value-type="date" office:date-value="2021-06-30" calcext:value-type="date">
            <text:p>30.06.21</text:p>
          </table:table-cell>
          <table:table-cell table:style-name="ce10" table:formula="of:=[.E72]" office:value-type="float" office:value="190.7" calcext:value-type="float">
            <text:p>190,7</text:p>
          </table:table-cell>
          <table:table-cell table:style-name="ce10" office:value-type="float" office:value="258.8" calcext:value-type="float">
            <text:p>258,8</text:p>
          </table:table-cell>
          <table:table-cell table:style-name="ce10"/>
          <table:table-cell table:style-name="ce10" office:value-type="float" office:value="194.1" calcext:value-type="float">
            <text:p>194,1</text:p>
          </table:table-cell>
          <table:table-cell table:style-name="ce10" office:value-type="float" office:value="262.8" calcext:value-type="float">
            <text:p>262,8</text:p>
          </table:table-cell>
          <table:table-cell table:style-name="ce10" office:value-type="float" office:value="26" calcext:value-type="float">
            <text:p>26,0</text:p>
          </table:table-cell>
          <table:table-cell table:style-name="ce47"/>
          <table:table-cell table:style-name="ce69"/>
          <table:table-cell table:style-name="ce69" office:value-type="float" office:value="27" calcext:value-type="float">
            <text:p>27</text:p>
          </table:table-cell>
          <table:table-cell table:style-name="ce53" office:value-type="string" calcext:value-type="string">
            <text:p>забыл вкл воду</text:p>
          </table:table-cell>
          <table:table-cell table:style-name="ce56" table:formula="of:=IF([.C73]&gt;0;[.C73]-[.F72];unknown)" office:value-type="float" office:value="1.10000000000002" calcext:value-type="float">
            <text:p>1,1</text:p>
          </table:table-cell>
          <table:table-cell table:style-name="ce10" table:formula="of:=IF([.B73]&gt;0;[.B73]-[.E72];unknown)" office:value-type="float" office:value="0" calcext:value-type="float">
            <text:p>0,0</text:p>
          </table:table-cell>
          <table:table-cell table:style-name="ce10" table:formula="of:=IF([.E73]&gt;0;[.E73]-[.E72];unknown)" office:value-type="float" office:value="3.40000000000001" calcext:value-type="float">
            <text:p>3,4</text:p>
          </table:table-cell>
          <table:table-cell table:style-name="ce10" table:formula="of:=IF([.F73]&gt;0;[.F73]-[.F72];unknown)" office:value-type="float" office:value="5.10000000000002" calcext:value-type="float">
            <text:p>5,1</text:p>
          </table:table-cell>
          <table:table-cell table:style-name="ce10" table:formula="of:=[.O73]-[.N73]" office:value-type="float" office:value="1.70000000000002" calcext:value-type="float">
            <text:p>1,7</text:p>
          </table:table-cell>
          <table:table-cell table:style-name="ce10" table:formula="of:=[.P73]-[.$G$79]" office:value-type="float" office:value="1.20000000000002" calcext:value-type="float">
            <text:p>1,2</text:p>
          </table:table-cell>
          <table:table-cell table:style-name="ce63" table:formula="of:=IF([.G73]&lt;25;0;IF([.G73]&lt;26;20;IF([.G7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style-name="ce16" table:number-columns-repeated="3"/>
          <table:table-cell table:style-name="ce19" office:value-type="string" calcext:value-type="string">
            <text:p>среднее:</text:p>
          </table:table-cell>
          <table:table-cell table:number-columns-repeated="2"/>
          <table:table-cell table:style-name="ce86" table:formula="of:=AVERAGE([.N44:.N73])" office:value-type="float" office:value="3.74" calcext:value-type="float">
            <text:p>3,74</text:p>
          </table:table-cell>
          <table:table-cell table:style-name="ce86" table:formula="of:=AVERAGE([.O44:.O73])" office:value-type="float" office:value="4.35" calcext:value-type="float">
            <text:p>4,35</text:p>
          </table:table-cell>
          <table:table-cell table:style-name="ce86" table:formula="of:=AVERAGE([.P44:.P73])" office:value-type="float" office:value="0.61" calcext:value-type="float">
            <text:p>0,61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контроллер+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F73]-[.F33]" office:value-type="float" office:value="130.5" calcext:value-type="float">
            <text:p>130,5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счетчик+ 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E73]-[.E33]" office:value-type="float" office:value="112.2" calcext:value-type="float">
            <text:p>112,2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«потери»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G75]-[.G76]" office:value-type="float" office:value="18.3" calcext:value-type="float">
            <text:p>18,3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эффективность,%</text:p>
          </table:table-cell>
          <table:table-cell table:style-name="Default" table:number-columns-repeated="2"/>
          <table:table-cell table:number-columns-repeated="2"/>
          <table:table-cell table:style-name="ce5" table:formula="of:=[.G76]/[.G75]*100" office:value-type="float" office:value="85.9770114942529" calcext:value-type="float">
            <text:p>86,0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оценка потерь в день, кВтч</text:p>
          </table:table-cell>
          <table:table-cell table:style-name="Default" table:number-columns-repeated="2"/>
          <table:table-cell table:number-columns-repeated="2"/>
          <table:table-cell table:style-name="ce5"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2">
          <table:table-cell table:style-name="ce35" office:value-type="string" calcext:value-type="string" table:number-columns-spanned="18" table:number-rows-spanned="1">
            <text:p>ИЮЛЬ</text:p>
          </table:table-cell>
          <table:covered-table-cell table:number-columns-repeated="6"/>
          <table:covered-table-cell table:number-columns-repeated="3" table:style-name="ce40"/>
          <table:covered-table-cell/>
          <table:covered-table-cell table:style-name="ce42"/>
          <table:covered-table-cell table:number-columns-repeated="5"/>
          <table:covered-table-cell table:style-name="ce136"/>
          <table:table-cell table:number-columns-repeated="6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утр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вечер</text:p>
          </table:table-cell>
          <table:covered-table-cell table:number-columns-repeated="2" table:style-name="ce37"/>
          <table:table-cell table:number-columns-repeated="4"/>
          <table:table-cell table:style-name="ce42"/>
          <table:table-cell table:number-columns-repeated="5"/>
          <table:table-cell table:style-name="ce136"/>
          <table:table-cell table:number-columns-repeated="6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пустая батарея</text:p>
          </table:table-cell>
          <table:table-cell table:style-name="ce14" office:value-type="string" calcext:value-type="string">
            <text:p>выключение инвертора на ночь</text:p>
          </table:table-cell>
          <table:table-cell table:style-name="ce14" office:value-type="string" calcext:value-type="string">
            <text:p>температура днем</text:p>
          </table:table-cell>
          <table:table-cell table:style-name="ce17" office:value-type="string" calcext:value-type="string">
            <text:p>примечания</text:p>
          </table:table-cell>
          <table:table-cell table:style-name="ce10" office:value-type="string" calcext:value-type="string">
            <text:p>+конт/утро</text:p>
          </table:table-cell>
          <table:table-cell table:style-name="ce10" office:value-type="string" calcext:value-type="string">
            <text:p>+сч/утро</text:p>
          </table:table-cell>
          <table:table-cell table:style-name="ce10" office:value-type="string" calcext:value-type="string">
            <text:p>+сч/день </text:p>
          </table:table-cell>
          <table:table-cell table:style-name="ce10" office:value-type="string" calcext:value-type="string">
            <text:p>+ конт/день</text:p>
          </table:table-cell>
          <table:table-cell table:style-name="ce10" office:value-type="string" calcext:value-type="string">
            <text:p>конт-сч</text:p>
          </table:table-cell>
          <table:table-cell table:style-name="ce10" office:value-type="string" calcext:value-type="string">
            <text:p>запас</text:p>
          </table:table-cell>
          <table:table-cell table:style-name="ce17" office:value-type="string" calcext:value-type="string">
            <text:p>бат, %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1" calcext:value-type="date">
            <text:p>01.07.21</text:p>
          </table:table-cell>
          <table:table-cell office:value-type="float" office:value="194.4" calcext:value-type="float">
            <text:p>194,4</text:p>
          </table:table-cell>
          <table:table-cell office:value-type="float" office:value="263.9" calcext:value-type="float">
            <text:p>263,9</text:p>
          </table:table-cell>
          <table:table-cell/>
          <table:table-cell office:value-type="float" office:value="198.9" calcext:value-type="float">
            <text:p>198,9</text:p>
          </table:table-cell>
          <table:table-cell office:value-type="float" office:value="267.1" calcext:value-type="float">
            <text:p>267,1</text:p>
          </table:table-cell>
          <table:table-cell office:value-type="float" office:value="22.1" calcext:value-type="float">
            <text:p>22,1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3" calcext:value-type="float">
            <text:p>23</text:p>
          </table:table-cell>
          <table:table-cell table:style-name="ce52" office:value-type="string" calcext:value-type="string">
            <text:p>добавлено реле для переключения водогрея с внешней сети на аккумуляторы — режим работы с 10:00 до 21:00</text:p>
          </table:table-cell>
          <table:table-cell table:style-name="ce20" table:formula="of:=IF([.C84]&gt;0;[.C84]-[.F73];unknown)" office:value-type="float" office:value="1.09999999999997" calcext:value-type="float">
            <text:p>1,1</text:p>
          </table:table-cell>
          <table:table-cell table:formula="of:=IF([.B84]&gt;0;[.B84]-[.E73];unknown)" office:value-type="float" office:value="0.300000000000011" calcext:value-type="float">
            <text:p>0,3</text:p>
          </table:table-cell>
          <table:table-cell table:formula="of:=IF([.E84]&gt;0;[.E84]-[.E73];unknown)" office:value-type="float" office:value="4.80000000000001" calcext:value-type="float">
            <text:p>4,8</text:p>
          </table:table-cell>
          <table:table-cell table:formula="of:=IF([.F84]&gt;0;[.F84]-[.F73];unknown)" office:value-type="float" office:value="4.30000000000001" calcext:value-type="float">
            <text:p>4,3</text:p>
          </table:table-cell>
          <table:table-cell table:formula="of:=[.O84]-[.N84]" office:value-type="float" office:value="-0.5" calcext:value-type="float">
            <text:p>-0,5</text:p>
          </table:table-cell>
          <table:table-cell table:formula="of:=[.P84]-[.$G$120]" office:value-type="float" office:value="-1.1" calcext:value-type="float">
            <text:p>-1,1</text:p>
          </table:table-cell>
          <table:table-cell table:style-name="ce22" table:formula="of:=IF([.G84]&lt;25;0;IF([.G84]&lt;26;20;IF([.G84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2" calcext:value-type="date">
            <text:p>02.07.21</text:p>
          </table:table-cell>
          <table:table-cell table:formula="of:=[.E84]" office:value-type="float" office:value="198.9" calcext:value-type="float">
            <text:p>198,9</text:p>
          </table:table-cell>
          <table:table-cell office:value-type="float" office:value="268" calcext:value-type="float">
            <text:p>268,0</text:p>
          </table:table-cell>
          <table:table-cell/>
          <table:table-cell office:value-type="float" office:value="203.5" calcext:value-type="float">
            <text:p>203,5</text:p>
          </table:table-cell>
          <table:table-cell office:value-type="float" office:value="272.3" calcext:value-type="float">
            <text:p>272,3</text:p>
          </table:table-cell>
          <table:table-cell office:value-type="float" office:value="22.7" calcext:value-type="float">
            <text:p>22,7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4" calcext:value-type="float">
            <text:p>24</text:p>
          </table:table-cell>
          <table:table-cell table:style-name="ce52" office:value-type="string" calcext:value-type="string">
            <text:p>весь день работал старый телевизор, вода выключена в 14:00 — папа кипятил ее два часа. Нагрузка без воды — 10А</text:p>
          </table:table-cell>
          <table:table-cell table:style-name="ce20" table:formula="of:=IF([.C85]&gt;0;[.C85]-[.F84];unknown)" office:value-type="float" office:value="0.899999999999977" calcext:value-type="float">
            <text:p>0,9</text:p>
          </table:table-cell>
          <table:table-cell table:formula="of:=IF([.B85]&gt;0;[.B85]-[.E84];unknown)" office:value-type="float" office:value="0" calcext:value-type="float">
            <text:p>0,0</text:p>
          </table:table-cell>
          <table:table-cell table:formula="of:=IF([.E85]&gt;0;[.E85]-[.E84];unknown)" office:value-type="float" office:value="4.59999999999999" calcext:value-type="float">
            <text:p>4,6</text:p>
          </table:table-cell>
          <table:table-cell table:style-name="ce91" table:formula="of:=IF([.F85]&gt;0;[.F85]-[.F84];unknown)" office:value-type="float" office:value="5.19999999999999" calcext:value-type="float">
            <text:p>5,2</text:p>
          </table:table-cell>
          <table:table-cell table:formula="of:=[.O85]-[.N85]" office:value-type="float" office:value="0.599999999999994" calcext:value-type="float">
            <text:p>0,6</text:p>
          </table:table-cell>
          <table:table-cell table:formula="of:=[.P85]-[.$G$120]" office:value-type="float" office:value="-5.99520433297584E-015" calcext:value-type="float">
            <text:p>0,0</text:p>
          </table:table-cell>
          <table:table-cell table:style-name="ce22" table:formula="of:=IF([.G85]&lt;25;0;IF([.G85]&lt;26;20;IF([.G85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3" calcext:value-type="date">
            <text:p>03.07.21</text:p>
          </table:table-cell>
          <table:table-cell table:formula="of:=[.E85]" office:value-type="float" office:value="203.5" calcext:value-type="float">
            <text:p>203,5</text:p>
          </table:table-cell>
          <table:table-cell office:value-type="float" office:value="273.5" calcext:value-type="float">
            <text:p>273,5</text:p>
          </table:table-cell>
          <table:table-cell/>
          <table:table-cell office:value-type="float" office:value="208.5" calcext:value-type="float">
            <text:p>208,5</text:p>
          </table:table-cell>
          <table:table-cell office:value-type="float" office:value="277.9" calcext:value-type="float">
            <text:p>277,9</text:p>
          </table:table-cell>
          <table:table-cell office:value-type="float" office:value="22.4" calcext:value-type="float">
            <text:p>22,4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/>
          <table:table-cell table:style-name="ce52"/>
          <table:table-cell table:style-name="ce20" table:formula="of:=IF([.C86]&gt;0;[.C86]-[.F85];unknown)" office:value-type="float" office:value="1.19999999999999" calcext:value-type="float">
            <text:p>1,2</text:p>
          </table:table-cell>
          <table:table-cell table:formula="of:=IF([.B86]&gt;0;[.B86]-[.E85];unknown)" office:value-type="float" office:value="0" calcext:value-type="float">
            <text:p>0,0</text:p>
          </table:table-cell>
          <table:table-cell table:formula="of:=IF([.E86]&gt;0;[.E86]-[.E85];unknown)" office:value-type="float" office:value="5" calcext:value-type="float">
            <text:p>5,0</text:p>
          </table:table-cell>
          <table:table-cell table:style-name="ce92" table:formula="of:=IF([.F86]&gt;0;[.F86]-[.F85];unknown)" office:value-type="float" office:value="5.59999999999997" calcext:value-type="float">
            <text:p>5,6</text:p>
          </table:table-cell>
          <table:table-cell table:formula="of:=[.O86]-[.N86]" office:value-type="float" office:value="0.599999999999966" calcext:value-type="float">
            <text:p>0,6</text:p>
          </table:table-cell>
          <table:table-cell table:formula="of:=[.P86]-[.$G$120]" office:value-type="float" office:value="-0.00000000000003397282" calcext:value-type="float">
            <text:p>0,0</text:p>
          </table:table-cell>
          <table:table-cell table:style-name="ce22" table:formula="of:=IF([.G86]&lt;25;0;IF([.G86]&lt;26;20;IF([.G8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4" calcext:value-type="date">
            <text:p>04.07.21</text:p>
          </table:table-cell>
          <table:table-cell table:formula="of:=[.E86]" office:value-type="float" office:value="208.5" calcext:value-type="float">
            <text:p>208,5</text:p>
          </table:table-cell>
          <table:table-cell office:value-type="float" office:value="278.7" calcext:value-type="float">
            <text:p>278,7</text:p>
          </table:table-cell>
          <table:table-cell/>
          <table:table-cell office:value-type="float" office:value="213.1" calcext:value-type="float">
            <text:p>213,1</text:p>
          </table:table-cell>
          <table:table-cell office:value-type="float" office:value="283.3" calcext:value-type="float">
            <text:p>283,3</text:p>
          </table:table-cell>
          <table:table-cell office:value-type="float" office:value="24.4" calcext:value-type="float">
            <text:p>24,4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8" calcext:value-type="float">
            <text:p>28</text:p>
          </table:table-cell>
          <table:table-cell table:style-name="ce52" office:value-type="string" calcext:value-type="string">
            <text:p>утро - 9:15</text:p>
          </table:table-cell>
          <table:table-cell table:style-name="ce20" table:formula="of:=IF([.C87]&gt;0;[.C87]-[.F86];unknown)" office:value-type="float" office:value="0.800000000000011" calcext:value-type="float">
            <text:p>0,8</text:p>
          </table:table-cell>
          <table:table-cell table:formula="of:=IF([.B87]&gt;0;[.B87]-[.E86];unknown)" office:value-type="float" office:value="0" calcext:value-type="float">
            <text:p>0,0</text:p>
          </table:table-cell>
          <table:table-cell table:formula="of:=IF([.E87]&gt;0;[.E87]-[.E86];unknown)" office:value-type="float" office:value="4.59999999999999" calcext:value-type="float">
            <text:p>4,6</text:p>
          </table:table-cell>
          <table:table-cell table:style-name="ce93" table:formula="of:=IF([.F87]&gt;0;[.F87]-[.F86];unknown)" office:value-type="float" office:value="5.40000000000003" calcext:value-type="float">
            <text:p>5,4</text:p>
          </table:table-cell>
          <table:table-cell table:formula="of:=[.O87]-[.N87]" office:value-type="float" office:value="0.80000000000004" calcext:value-type="float">
            <text:p>0,8</text:p>
          </table:table-cell>
          <table:table-cell table:formula="of:=[.P87]-[.$G$120]" office:value-type="float" office:value="0.20000000000004" calcext:value-type="float">
            <text:p>0,2</text:p>
          </table:table-cell>
          <table:table-cell table:style-name="ce22" table:formula="of:=IF([.G87]&lt;25;0;IF([.G87]&lt;26;20;IF([.G87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5" calcext:value-type="date">
            <text:p>05.07.21</text:p>
          </table:table-cell>
          <table:table-cell table:formula="of:=[.E87]" office:value-type="float" office:value="213.1" calcext:value-type="float">
            <text:p>213,1</text:p>
          </table:table-cell>
          <table:table-cell office:value-type="float" office:value="284.5" calcext:value-type="float">
            <text:p>284,5</text:p>
          </table:table-cell>
          <table:table-cell/>
          <table:table-cell office:value-type="float" office:value="216.5" calcext:value-type="float">
            <text:p>216,5</text:p>
          </table:table-cell>
          <table:table-cell office:value-type="float" office:value="288.8" calcext:value-type="float">
            <text:p>288,8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/>
          <table:table-cell table:style-name="ce69" office:value-type="float" office:value="29" calcext:value-type="float">
            <text:p>29</text:p>
          </table:table-cell>
          <table:table-cell table:style-name="ce52" office:value-type="string" calcext:value-type="string">
            <text:p>все уехали</text:p>
          </table:table-cell>
          <table:table-cell table:style-name="ce20" table:formula="of:=IF([.C88]&gt;0;[.C88]-[.F87];unknown)" office:value-type="float" office:value="1.19999999999999" calcext:value-type="float">
            <text:p>1,2</text:p>
          </table:table-cell>
          <table:table-cell table:formula="of:=IF([.B88]&gt;0;[.B88]-[.E87];unknown)" office:value-type="float" office:value="0" calcext:value-type="float">
            <text:p>0,0</text:p>
          </table:table-cell>
          <table:table-cell table:formula="of:=IF([.E88]&gt;0;[.E88]-[.E87];unknown)" office:value-type="float" office:value="3.40000000000001" calcext:value-type="float">
            <text:p>3,4</text:p>
          </table:table-cell>
          <table:table-cell table:style-name="ce92" table:formula="of:=IF([.F88]&gt;0;[.F88]-[.F87];unknown)" office:value-type="float" office:value="5.5" calcext:value-type="float">
            <text:p>5,5</text:p>
          </table:table-cell>
          <table:table-cell table:formula="of:=[.O88]-[.N88]" office:value-type="float" office:value="2.09999999999999" calcext:value-type="float">
            <text:p>2,1</text:p>
          </table:table-cell>
          <table:table-cell table:formula="of:=[.P88]-[.$G$120]" office:value-type="float" office:value="1.49999999999999" calcext:value-type="float">
            <text:p>1,5</text:p>
          </table:table-cell>
          <table:table-cell table:style-name="ce22" table:formula="of:=IF([.G88]&lt;25;0;IF([.G88]&lt;26;20;IF([.G88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6" calcext:value-type="date">
            <text:p>06.07.21</text:p>
          </table:table-cell>
          <table:table-cell office:value-type="float" office:value="216.7" calcext:value-type="float">
            <text:p>216,7</text:p>
          </table:table-cell>
          <table:table-cell office:value-type="float" office:value="289.9" calcext:value-type="float">
            <text:p>289,9</text:p>
          </table:table-cell>
          <table:table-cell/>
          <table:table-cell office:value-type="float" office:value="221.2" calcext:value-type="float">
            <text:p>221,2</text:p>
          </table:table-cell>
          <table:table-cell office:value-type="float" office:value="294.2" calcext:value-type="float">
            <text:p>294,2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/>
          <table:table-cell table:style-name="ce69" office:value-type="float" office:value="28" calcext:value-type="float">
            <text:p>28</text:p>
          </table:table-cell>
          <table:table-cell table:style-name="ce52" office:value-type="string" calcext:value-type="string">
            <text:p>утро = ноч. тариф (сбилось время)</text:p>
          </table:table-cell>
          <table:table-cell table:style-name="ce20" table:formula="of:=IF([.C89]&gt;0;[.C89]-[.F88];unknown)" office:value-type="float" office:value="1.09999999999997" calcext:value-type="float">
            <text:p>1,1</text:p>
          </table:table-cell>
          <table:table-cell table:formula="of:=IF([.B89]&gt;0;[.B89]-[.E88];unknown)" office:value-type="float" office:value="0.199999999999989" calcext:value-type="float">
            <text:p>0,2</text:p>
          </table:table-cell>
          <table:table-cell table:formula="of:=IF([.E89]&gt;0;[.E89]-[.E88];unknown)" office:value-type="float" office:value="4.69999999999999" calcext:value-type="float">
            <text:p>4,7</text:p>
          </table:table-cell>
          <table:table-cell table:style-name="ce94" table:formula="of:=IF([.F89]&gt;0;[.F89]-[.F88];unknown)" office:value-type="float" office:value="5.39999999999998" calcext:value-type="float">
            <text:p>5,4</text:p>
          </table:table-cell>
          <table:table-cell table:formula="of:=[.O89]-[.N89]" office:value-type="float" office:value="0.699999999999989" calcext:value-type="float">
            <text:p>0,7</text:p>
          </table:table-cell>
          <table:table-cell table:formula="of:=[.P89]-[.$G$120]" office:value-type="float" office:value="0.099999999999989" calcext:value-type="float">
            <text:p>0,1</text:p>
          </table:table-cell>
          <table:table-cell table:style-name="ce22" table:formula="of:=IF([.G89]&lt;25;0;IF([.G89]&lt;26;20;IF([.G8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7" calcext:value-type="date">
            <text:p>07.07.21</text:p>
          </table:table-cell>
          <table:table-cell office:value-type="float" office:value="221.5" calcext:value-type="float">
            <text:p>221,5</text:p>
          </table:table-cell>
          <table:table-cell office:value-type="float" office:value="295.1" calcext:value-type="float">
            <text:p>295,1</text:p>
          </table:table-cell>
          <table:table-cell/>
          <table:table-cell office:value-type="float" office:value="225.4" calcext:value-type="float">
            <text:p>225,4</text:p>
          </table:table-cell>
          <table:table-cell office:value-type="float" office:value="298.4" calcext:value-type="float">
            <text:p>298,4</text:p>
          </table:table-cell>
          <table:table-cell office:value-type="float" office:value="25.5" calcext:value-type="float">
            <text:p>25,5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30" calcext:value-type="float">
            <text:p>30</text:p>
          </table:table-cell>
          <table:table-cell table:style-name="ce52"/>
          <table:table-cell table:style-name="ce20" table:formula="of:=IF([.C90]&gt;0;[.C90]-[.F89];unknown)" office:value-type="float" office:value="0.900000000000034" calcext:value-type="float">
            <text:p>0,9</text:p>
          </table:table-cell>
          <table:table-cell table:formula="of:=IF([.B90]&gt;0;[.B90]-[.E89];unknown)" office:value-type="float" office:value="0.300000000000011" calcext:value-type="float">
            <text:p>0,3</text:p>
          </table:table-cell>
          <table:table-cell table:formula="of:=IF([.E90]&gt;0;[.E90]-[.E89];unknown)" office:value-type="float" office:value="4.20000000000002" calcext:value-type="float">
            <text:p>4,2</text:p>
          </table:table-cell>
          <table:table-cell table:formula="of:=IF([.F90]&gt;0;[.F90]-[.F89];unknown)" office:value-type="float" office:value="4.19999999999999" calcext:value-type="float">
            <text:p>4,2</text:p>
          </table:table-cell>
          <table:table-cell table:formula="of:=[.O90]-[.N90]" office:value-type="float" office:value="-0.00000000000002842171" calcext:value-type="float">
            <text:p>0,0</text:p>
          </table:table-cell>
          <table:table-cell table:formula="of:=[.P90]-[.$G$120]" office:value-type="float" office:value="-0.600000000000028" calcext:value-type="float">
            <text:p>-0,6</text:p>
          </table:table-cell>
          <table:table-cell table:style-name="ce22" table:formula="of:=IF([.G90]&lt;25;0;IF([.G90]&lt;26;20;IF([.G90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8" calcext:value-type="date">
            <text:p>08.07.21</text:p>
          </table:table-cell>
          <table:table-cell table:formula="of:=[.E90]" office:value-type="float" office:value="225.4" calcext:value-type="float">
            <text:p>225,4</text:p>
          </table:table-cell>
          <table:table-cell office:value-type="float" office:value="299.1" calcext:value-type="float">
            <text:p>299,1</text:p>
          </table:table-cell>
          <table:table-cell/>
          <table:table-cell office:value-type="float" office:value="228.1" calcext:value-type="float">
            <text:p>228,1</text:p>
          </table:table-cell>
          <table:table-cell office:value-type="float" office:value="302.7" calcext:value-type="float">
            <text:p>302,7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/>
          <table:table-cell table:style-name="ce69" office:value-type="float" office:value="30" calcext:value-type="float">
            <text:p>30</text:p>
          </table:table-cell>
          <table:table-cell table:style-name="ce52" office:value-type="string" calcext:value-type="string">
            <text:p>базовая нагрузка</text:p>
          </table:table-cell>
          <table:table-cell table:style-name="ce20" table:formula="of:=IF([.C91]&gt;0;[.C91]-[.F90];unknown)" office:value-type="float" office:value="0.700000000000046" calcext:value-type="float">
            <text:p>0,7</text:p>
          </table:table-cell>
          <table:table-cell table:formula="of:=IF([.B91]&gt;0;[.B91]-[.E90];unknown)" office:value-type="float" office:value="0" calcext:value-type="float">
            <text:p>0,0</text:p>
          </table:table-cell>
          <table:table-cell table:formula="of:=IF([.E91]&gt;0;[.E91]-[.E90];unknown)" office:value-type="float" office:value="2.69999999999999" calcext:value-type="float">
            <text:p>2,7</text:p>
          </table:table-cell>
          <table:table-cell table:formula="of:=IF([.F91]&gt;0;[.F91]-[.F90];unknown)" office:value-type="float" office:value="4.30000000000001" calcext:value-type="float">
            <text:p>4,3</text:p>
          </table:table-cell>
          <table:table-cell table:formula="of:=[.O91]-[.N91]" office:value-type="float" office:value="1.60000000000002" calcext:value-type="float">
            <text:p>1,6</text:p>
          </table:table-cell>
          <table:table-cell table:formula="of:=[.P91]-[.$G$120]" office:value-type="float" office:value="1.00000000000002" calcext:value-type="float">
            <text:p>1,0</text:p>
          </table:table-cell>
          <table:table-cell table:style-name="ce22" table:formula="of:=IF([.G91]&lt;25;0;IF([.G91]&lt;26;20;IF([.G9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09" calcext:value-type="date">
            <text:p>09.07.21</text:p>
          </table:table-cell>
          <table:table-cell office:value-type="float" office:value="228.3" calcext:value-type="float">
            <text:p>228,3</text:p>
          </table:table-cell>
          <table:table-cell office:value-type="float" office:value="303.4" calcext:value-type="float">
            <text:p>303,4</text:p>
          </table:table-cell>
          <table:table-cell/>
          <table:table-cell office:value-type="float" office:value="232.9" calcext:value-type="float">
            <text:p>232,9</text:p>
          </table:table-cell>
          <table:table-cell office:value-type="float" office:value="306.4" calcext:value-type="float">
            <text:p>306,4</text:p>
          </table:table-cell>
          <table:table-cell office:value-type="float" office:value="24" calcext:value-type="float">
            <text:p>24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8" calcext:value-type="float">
            <text:p>28</text:p>
          </table:table-cell>
          <table:table-cell table:style-name="ce52"/>
          <table:table-cell table:style-name="ce20" table:formula="of:=IF([.C92]&gt;0;[.C92]-[.F91];unknown)" office:value-type="float" office:value="0.699999999999989" calcext:value-type="float">
            <text:p>0,7</text:p>
          </table:table-cell>
          <table:table-cell table:formula="of:=IF([.B92]&gt;0;[.B92]-[.E91];unknown)" office:value-type="float" office:value="0.200000000000017" calcext:value-type="float">
            <text:p>0,2</text:p>
          </table:table-cell>
          <table:table-cell table:formula="of:=IF([.E92]&gt;0;[.E92]-[.E91];unknown)" office:value-type="float" office:value="4.80000000000001" calcext:value-type="float">
            <text:p>4,8</text:p>
          </table:table-cell>
          <table:table-cell table:formula="of:=IF([.F92]&gt;0;[.F92]-[.F91];unknown)" office:value-type="float" office:value="3.69999999999999" calcext:value-type="float">
            <text:p>3,7</text:p>
          </table:table-cell>
          <table:table-cell table:formula="of:=[.O92]-[.N92]" office:value-type="float" office:value="-1.10000000000002" calcext:value-type="float">
            <text:p>-1,1</text:p>
          </table:table-cell>
          <table:table-cell table:formula="of:=[.P92]-[.$G$120]" office:value-type="float" office:value="-1.70000000000002" calcext:value-type="float">
            <text:p>-1,7</text:p>
          </table:table-cell>
          <table:table-cell table:style-name="ce22" table:formula="of:=IF([.G92]&lt;25;0;IF([.G92]&lt;26;20;IF([.G92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0" calcext:value-type="date">
            <text:p>10.07.21</text:p>
          </table:table-cell>
          <table:table-cell table:formula="of:=[.E92]" office:value-type="float" office:value="232.9" calcext:value-type="float">
            <text:p>232,9</text:p>
          </table:table-cell>
          <table:table-cell office:value-type="float" office:value="307.4" calcext:value-type="float">
            <text:p>307,4</text:p>
          </table:table-cell>
          <table:table-cell/>
          <table:table-cell office:value-type="float" office:value="234.3" calcext:value-type="float">
            <text:p>234,3</text:p>
          </table:table-cell>
          <table:table-cell office:value-type="float" office:value="310.6" calcext:value-type="float">
            <text:p>310,6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8" calcext:value-type="float">
            <text:p>28</text:p>
          </table:table-cell>
          <table:table-cell table:style-name="ce52" office:value-type="string" calcext:value-type="string">
            <text:p>выбило узо, сломался замок для калитки</text:p>
          </table:table-cell>
          <table:table-cell table:style-name="ce20" table:formula="of:=IF([.C93]&gt;0;[.C93]-[.F92];unknown)" office:value-type="float" office:value="1" calcext:value-type="float">
            <text:p>1,0</text:p>
          </table:table-cell>
          <table:table-cell table:formula="of:=IF([.B93]&gt;0;[.B93]-[.E92];unknown)" office:value-type="float" office:value="0" calcext:value-type="float">
            <text:p>0,0</text:p>
          </table:table-cell>
          <table:table-cell table:formula="of:=IF([.E93]&gt;0;[.E93]-[.E92];unknown)" office:value-type="float" office:value="1.40000000000001" calcext:value-type="float">
            <text:p>1,4</text:p>
          </table:table-cell>
          <table:table-cell table:formula="of:=IF([.F93]&gt;0;[.F93]-[.F92];unknown)" office:value-type="float" office:value="4.20000000000005" calcext:value-type="float">
            <text:p>4,2</text:p>
          </table:table-cell>
          <table:table-cell table:formula="of:=[.O93]-[.N93]" office:value-type="float" office:value="2.80000000000004" calcext:value-type="float">
            <text:p>2,8</text:p>
          </table:table-cell>
          <table:table-cell table:formula="of:=[.P93]-[.$G$120]" office:value-type="float" office:value="2.20000000000004" calcext:value-type="float">
            <text:p>2,2</text:p>
          </table:table-cell>
          <table:table-cell table:style-name="ce22" table:formula="of:=IF([.G93]&lt;25;0;IF([.G93]&lt;26;20;IF([.G9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1" calcext:value-type="date">
            <text:p>11.07.21</text:p>
          </table:table-cell>
          <table:table-cell table:formula="of:=[.E93]" office:value-type="float" office:value="234.3" calcext:value-type="float">
            <text:p>234,3</text:p>
          </table:table-cell>
          <table:table-cell office:value-type="float" office:value="311.7" calcext:value-type="float">
            <text:p>311,7</text:p>
          </table:table-cell>
          <table:table-cell/>
          <table:table-cell office:value-type="float" office:value="240.7" calcext:value-type="float">
            <text:p>240,7</text:p>
          </table:table-cell>
          <table:table-cell office:value-type="float" office:value="315.4" calcext:value-type="float">
            <text:p>315,4</text:p>
          </table:table-cell>
          <table:table-cell office:value-type="float" office:value="24.8" calcext:value-type="float">
            <text:p>24,8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32" calcext:value-type="float">
            <text:p>32</text:p>
          </table:table-cell>
          <table:table-cell table:style-name="ce52" office:value-type="string" calcext:value-type="string">
            <text:p>V после откл нагр</text:p>
          </table:table-cell>
          <table:table-cell table:style-name="ce20" table:formula="of:=IF([.C94]&gt;0;[.C94]-[.F93];unknown)" office:value-type="float" office:value="1.09999999999997" calcext:value-type="float">
            <text:p>1,1</text:p>
          </table:table-cell>
          <table:table-cell table:formula="of:=IF([.B94]&gt;0;[.B94]-[.E93];unknown)" office:value-type="float" office:value="0" calcext:value-type="float">
            <text:p>0,0</text:p>
          </table:table-cell>
          <table:table-cell table:formula="of:=IF([.E94]&gt;0;[.E94]-[.E93];unknown)" office:value-type="float" office:value="6.39999999999998" calcext:value-type="float">
            <text:p>6,4</text:p>
          </table:table-cell>
          <table:table-cell table:formula="of:=IF([.F94]&gt;0;[.F94]-[.F93];unknown)" office:value-type="float" office:value="4.79999999999995" calcext:value-type="float">
            <text:p>4,8</text:p>
          </table:table-cell>
          <table:table-cell table:formula="of:=[.O94]-[.N94]" office:value-type="float" office:value="-1.60000000000002" calcext:value-type="float">
            <text:p>-1,6</text:p>
          </table:table-cell>
          <table:table-cell table:formula="of:=[.P94]-[.$G$120]" office:value-type="float" office:value="-2.20000000000002" calcext:value-type="float">
            <text:p>-2,2</text:p>
          </table:table-cell>
          <table:table-cell table:style-name="ce22" table:formula="of:=IF([.G94]&lt;25;0;IF([.G94]&lt;26;20;IF([.G94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2" calcext:value-type="date">
            <text:p>12.07.21</text:p>
          </table:table-cell>
          <table:table-cell table:formula="of:=[.E94]" office:value-type="float" office:value="240.7" calcext:value-type="float">
            <text:p>240,7</text:p>
          </table:table-cell>
          <table:table-cell office:value-type="float" office:value="316.2" calcext:value-type="float">
            <text:p>316,2</text:p>
          </table:table-cell>
          <table:table-cell/>
          <table:table-cell office:value-type="float" office:value="245.1" calcext:value-type="float">
            <text:p>245,1</text:p>
          </table:table-cell>
          <table:table-cell office:value-type="float" office:value="320.6" calcext:value-type="float">
            <text:p>320,6</text:p>
          </table:table-cell>
          <table:table-cell office:value-type="float" office:value="25.1" calcext:value-type="float">
            <text:p>25,1</text:p>
          </table:table-cell>
          <table:table-cell table:style-name="ce46"/>
          <table:table-cell table:style-name="ce69"/>
          <table:table-cell table:style-name="ce69" office:value-type="float" office:value="28" calcext:value-type="float">
            <text:p>28</text:p>
          </table:table-cell>
          <table:table-cell table:style-name="ce52" office:value-type="string" calcext:value-type="string">
            <text:p>утро — 9:10</text:p>
          </table:table-cell>
          <table:table-cell table:style-name="ce20" table:formula="of:=IF([.C95]&gt;0;[.C95]-[.F94];unknown)" office:value-type="float" office:value="0.800000000000011" calcext:value-type="float">
            <text:p>0,8</text:p>
          </table:table-cell>
          <table:table-cell table:formula="of:=IF([.B95]&gt;0;[.B95]-[.E94];unknown)" office:value-type="float" office:value="0" calcext:value-type="float">
            <text:p>0,0</text:p>
          </table:table-cell>
          <table:table-cell table:formula="of:=IF([.E95]&gt;0;[.E95]-[.E94];unknown)" office:value-type="float" office:value="4.40000000000001" calcext:value-type="float">
            <text:p>4,4</text:p>
          </table:table-cell>
          <table:table-cell table:formula="of:=IF([.F95]&gt;0;[.F95]-[.F94];unknown)" office:value-type="float" office:value="5.20000000000005" calcext:value-type="float">
            <text:p>5,2</text:p>
          </table:table-cell>
          <table:table-cell table:formula="of:=[.O95]-[.N95]" office:value-type="float" office:value="0.80000000000004" calcext:value-type="float">
            <text:p>0,8</text:p>
          </table:table-cell>
          <table:table-cell table:formula="of:=[.P95]-[.$G$120]" office:value-type="float" office:value="0.20000000000004" calcext:value-type="float">
            <text:p>0,2</text:p>
          </table:table-cell>
          <table:table-cell table:style-name="ce22" table:formula="of:=IF([.G95]&lt;25;0;IF([.G95]&lt;26;20;IF([.G95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3" calcext:value-type="date">
            <text:p>13.07.21</text:p>
          </table:table-cell>
          <table:table-cell table:number-columns-repeated="3"/>
          <table:table-cell table:formula="of:=[.E95]+2" office:value-type="float" office:value="247.1" calcext:value-type="float">
            <text:p>247,1</text:p>
          </table:table-cell>
          <table:table-cell table:formula="of:=[.F95]+(330.3-320.6)/2" office:value-type="float" office:value="325.45" calcext:value-type="float">
            <text:p>325,5</text:p>
          </table:table-cell>
          <table:table-cell/>
          <table:table-cell table:style-name="ce46"/>
          <table:table-cell table:style-name="ce69"/>
          <table:table-cell table:style-name="ce69" office:value-type="float" office:value="30" calcext:value-type="float">
            <text:p>30</text:p>
          </table:table-cell>
          <table:table-cell table:style-name="ce52" office:value-type="string" calcext:value-type="string">
            <text:p>никого не было дома (+без воды)</text:p>
          </table:table-cell>
          <table:table-cell table:style-name="ce20" table:formula="of:=IF([.C96]&gt;0;[.C96]-[.F95];unknown)" office:value-type="string" office:string-value="" calcext:value-type="error">
            <text:p>#ИМЯ?</text:p>
          </table:table-cell>
          <table:table-cell table:formula="of:=IF([.B96]&gt;0;[.B96]-[.E95];unknown)" office:value-type="string" office:string-value="" calcext:value-type="error">
            <text:p>#ИМЯ?</text:p>
          </table:table-cell>
          <table:table-cell table:formula="of:=IF([.E96]&gt;0;[.E96]-[.E95];unknown)" office:value-type="float" office:value="2" calcext:value-type="float">
            <text:p>2,0</text:p>
          </table:table-cell>
          <table:table-cell table:formula="of:=IF([.F96]&gt;0;[.F96]-[.F95];unknown)" office:value-type="float" office:value="4.85000000000002" calcext:value-type="float">
            <text:p>4,9</text:p>
          </table:table-cell>
          <table:table-cell table:formula="of:=[.O96]-[.N96]" office:value-type="float" office:value="2.85000000000002" calcext:value-type="float">
            <text:p>2,9</text:p>
          </table:table-cell>
          <table:table-cell table:formula="of:=[.P96]-[.$G$120]" office:value-type="float" office:value="2.25000000000002" calcext:value-type="float">
            <text:p>2,3</text:p>
          </table:table-cell>
          <table:table-cell table:style-name="ce22" table:formula="of:=IF([.G96]&lt;25;0;IF([.G96]&lt;26;20;IF([.G9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4" calcext:value-type="date">
            <text:p>14.07.21</text:p>
          </table:table-cell>
          <table:table-cell table:number-columns-repeated="3"/>
          <table:table-cell office:value-type="float" office:value="253.6" calcext:value-type="float">
            <text:p>253,6</text:p>
          </table:table-cell>
          <table:table-cell office:value-type="float" office:value="330.3" calcext:value-type="float">
            <text:p>330,3</text:p>
          </table:table-cell>
          <table:table-cell office:value-type="float" office:value="24" calcext:value-type="float">
            <text:p>24,0</text:p>
          </table:table-cell>
          <table:table-cell table:style-name="ce46"/>
          <table:table-cell table:style-name="ce69"/>
          <table:table-cell table:style-name="ce69" office:value-type="float" office:value="33" calcext:value-type="float">
            <text:p>33</text:p>
          </table:table-cell>
          <table:table-cell table:style-name="ce52" office:value-type="string" calcext:value-type="string">
            <text:p>уср данные контр</text:p>
          </table:table-cell>
          <table:table-cell table:style-name="ce20" table:formula="of:=IF([.C97]&gt;0;[.C97]-[.F96];unknown)" office:value-type="string" office:string-value="" calcext:value-type="error">
            <text:p>#ИМЯ?</text:p>
          </table:table-cell>
          <table:table-cell table:formula="of:=IF([.B97]&gt;0;[.B97]-[.E96];unknown)" office:value-type="string" office:string-value="" calcext:value-type="error">
            <text:p>#ИМЯ?</text:p>
          </table:table-cell>
          <table:table-cell table:formula="of:=IF([.E97]&gt;0;[.E97]-[.E96];unknown)" office:value-type="float" office:value="6.5" calcext:value-type="float">
            <text:p>6,5</text:p>
          </table:table-cell>
          <table:table-cell table:formula="of:=IF([.F97]&gt;0;[.F97]-[.F96];unknown)" office:value-type="float" office:value="4.84999999999997" calcext:value-type="float">
            <text:p>4,8</text:p>
          </table:table-cell>
          <table:table-cell table:formula="of:=[.O97]-[.N97]" office:value-type="float" office:value="-1.65000000000003" calcext:value-type="float">
            <text:p>-1,7</text:p>
          </table:table-cell>
          <table:table-cell table:formula="of:=[.P97]-[.$G$120]" office:value-type="float" office:value="-2.25000000000003" calcext:value-type="float">
            <text:p>-2,3</text:p>
          </table:table-cell>
          <table:table-cell table:style-name="ce22" table:formula="of:=IF([.G97]&lt;25;0;IF([.G97]&lt;26;20;IF([.G97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5" calcext:value-type="date">
            <text:p>15.07.21</text:p>
          </table:table-cell>
          <table:table-cell office:value-type="float" office:value="253.8" calcext:value-type="float">
            <text:p>253,8</text:p>
          </table:table-cell>
          <table:table-cell office:value-type="float" office:value="331.3" calcext:value-type="float">
            <text:p>331,3</text:p>
          </table:table-cell>
          <table:table-cell/>
          <table:table-cell office:value-type="float" office:value="257.3" calcext:value-type="float">
            <text:p>257,3</text:p>
          </table:table-cell>
          <table:table-cell office:value-type="float" office:value="335" calcext:value-type="float">
            <text:p>335,0</text:p>
          </table:table-cell>
          <table:table-cell office:value-type="float" office:value="25.7" calcext:value-type="float">
            <text:p>25,7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33" calcext:value-type="float">
            <text:p>33</text:p>
          </table:table-cell>
          <table:table-cell table:style-name="ce52"/>
          <table:table-cell table:style-name="ce20" table:formula="of:=IF([.C98]&gt;0;[.C98]-[.F97];unknown)" office:value-type="float" office:value="1" calcext:value-type="float">
            <text:p>1,0</text:p>
          </table:table-cell>
          <table:table-cell table:formula="of:=IF([.B98]&gt;0;[.B98]-[.E97];unknown)" office:value-type="float" office:value="0.200000000000017" calcext:value-type="float">
            <text:p>0,2</text:p>
          </table:table-cell>
          <table:table-cell table:formula="of:=IF([.E98]&gt;0;[.E98]-[.E97];unknown)" office:value-type="float" office:value="3.70000000000002" calcext:value-type="float">
            <text:p>3,7</text:p>
          </table:table-cell>
          <table:table-cell table:formula="of:=IF([.F98]&gt;0;[.F98]-[.F97];unknown)" office:value-type="float" office:value="4.69999999999999" calcext:value-type="float">
            <text:p>4,7</text:p>
          </table:table-cell>
          <table:table-cell table:formula="of:=[.O98]-[.N98]" office:value-type="float" office:value="0.999999999999972" calcext:value-type="float">
            <text:p>1,0</text:p>
          </table:table-cell>
          <table:table-cell table:formula="of:=[.P98]-[.$G$120]" office:value-type="float" office:value="0.399999999999972" calcext:value-type="float">
            <text:p>0,4</text:p>
          </table:table-cell>
          <table:table-cell table:style-name="ce22" table:formula="of:=IF([.G98]&lt;25;0;IF([.G98]&lt;26;20;IF([.G98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6" calcext:value-type="date">
            <text:p>16.07.21</text:p>
          </table:table-cell>
          <table:table-cell table:formula="of:=[.E98]" office:value-type="float" office:value="257.3" calcext:value-type="float">
            <text:p>257,3</text:p>
          </table:table-cell>
          <table:table-cell office:value-type="float" office:value="335.9" calcext:value-type="float">
            <text:p>335,9</text:p>
          </table:table-cell>
          <table:table-cell/>
          <table:table-cell office:value-type="float" office:value="261.8" calcext:value-type="float">
            <text:p>261,8</text:p>
          </table:table-cell>
          <table:table-cell office:value-type="float" office:value="339.6" calcext:value-type="float">
            <text:p>339,6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30" calcext:value-type="float">
            <text:p>30</text:p>
          </table:table-cell>
          <table:table-cell table:style-name="ce52"/>
          <table:table-cell table:style-name="ce20" table:formula="of:=IF([.C99]&gt;0;[.C99]-[.F98];unknown)" office:value-type="float" office:value="0.899999999999977" calcext:value-type="float">
            <text:p>0,9</text:p>
          </table:table-cell>
          <table:table-cell table:formula="of:=IF([.B99]&gt;0;[.B99]-[.E98];unknown)" office:value-type="float" office:value="0" calcext:value-type="float">
            <text:p>0,0</text:p>
          </table:table-cell>
          <table:table-cell table:formula="of:=IF([.E99]&gt;0;[.E99]-[.E98];unknown)" office:value-type="float" office:value="4.5" calcext:value-type="float">
            <text:p>4,5</text:p>
          </table:table-cell>
          <table:table-cell table:formula="of:=IF([.F99]&gt;0;[.F99]-[.F98];unknown)" office:value-type="float" office:value="4.60000000000002" calcext:value-type="float">
            <text:p>4,6</text:p>
          </table:table-cell>
          <table:table-cell table:formula="of:=[.O99]-[.N99]" office:value-type="float" office:value="0.100000000000023" calcext:value-type="float">
            <text:p>0,1</text:p>
          </table:table-cell>
          <table:table-cell table:formula="of:=[.P99]-[.$G$120]" office:value-type="float" office:value="-0.499999999999977" calcext:value-type="float">
            <text:p>-0,5</text:p>
          </table:table-cell>
          <table:table-cell table:style-name="ce22" table:formula="of:=IF([.G99]&lt;25;0;IF([.G99]&lt;26;20;IF([.G9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7" calcext:value-type="date">
            <text:p>17.07.21</text:p>
          </table:table-cell>
          <table:table-cell table:formula="of:=[.E99]" office:value-type="float" office:value="261.8" calcext:value-type="float">
            <text:p>261,8</text:p>
          </table:table-cell>
          <table:table-cell office:value-type="float" office:value="340.8" calcext:value-type="float">
            <text:p>340,8</text:p>
          </table:table-cell>
          <table:table-cell/>
          <table:table-cell office:value-type="float" office:value="266.5" calcext:value-type="float">
            <text:p>266,5</text:p>
          </table:table-cell>
          <table:table-cell office:value-type="float" office:value="344.9" calcext:value-type="float">
            <text:p>344,9</text:p>
          </table:table-cell>
          <table:table-cell office:value-type="float" office:value="22.4" calcext:value-type="float">
            <text:p>22,4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5" calcext:value-type="float">
            <text:p>25</text:p>
          </table:table-cell>
          <table:table-cell table:style-name="ce52"/>
          <table:table-cell table:style-name="ce20" table:formula="of:=IF([.C100]&gt;0;[.C100]-[.F99];unknown)" office:value-type="float" office:value="1.19999999999999" calcext:value-type="float">
            <text:p>1,2</text:p>
          </table:table-cell>
          <table:table-cell table:formula="of:=IF([.B100]&gt;0;[.B100]-[.E99];unknown)" office:value-type="float" office:value="0" calcext:value-type="float">
            <text:p>0,0</text:p>
          </table:table-cell>
          <table:table-cell table:formula="of:=IF([.E100]&gt;0;[.E100]-[.E99];unknown)" office:value-type="float" office:value="4.69999999999999" calcext:value-type="float">
            <text:p>4,7</text:p>
          </table:table-cell>
          <table:table-cell table:formula="of:=IF([.F100]&gt;0;[.F100]-[.F99];unknown)" office:value-type="float" office:value="5.29999999999995" calcext:value-type="float">
            <text:p>5,3</text:p>
          </table:table-cell>
          <table:table-cell table:formula="of:=[.O100]-[.N100]" office:value-type="float" office:value="0.599999999999966" calcext:value-type="float">
            <text:p>0,6</text:p>
          </table:table-cell>
          <table:table-cell table:formula="of:=[.P100]-[.$G$120]" office:value-type="float" office:value="-0.00000000000003408385" calcext:value-type="float">
            <text:p>0,0</text:p>
          </table:table-cell>
          <table:table-cell table:style-name="ce22" table:formula="of:=IF([.G100]&lt;25;0;IF([.G100]&lt;26;20;IF([.G100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8" calcext:value-type="date">
            <text:p>18.07.21</text:p>
          </table:table-cell>
          <table:table-cell table:formula="of:=[.E100]" office:value-type="float" office:value="266.5" calcext:value-type="float">
            <text:p>266,5</text:p>
          </table:table-cell>
          <table:table-cell office:value-type="float" office:value="345.7" calcext:value-type="float">
            <text:p>345,7</text:p>
          </table:table-cell>
          <table:table-cell/>
          <table:table-cell office:value-type="float" office:value="270.8" calcext:value-type="float">
            <text:p>270,8</text:p>
          </table:table-cell>
          <table:table-cell office:value-type="float" office:value="349.9" calcext:value-type="float">
            <text:p>349,9</text:p>
          </table:table-cell>
          <table:table-cell office:value-type="float" office:value="24" calcext:value-type="float">
            <text:p>24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7" calcext:value-type="float">
            <text:p>27</text:p>
          </table:table-cell>
          <table:table-cell table:style-name="ce52"/>
          <table:table-cell table:style-name="ce20" table:formula="of:=IF([.C101]&gt;0;[.C101]-[.F100];unknown)" office:value-type="float" office:value="0.800000000000011" calcext:value-type="float">
            <text:p>0,8</text:p>
          </table:table-cell>
          <table:table-cell table:formula="of:=IF([.B101]&gt;0;[.B101]-[.E100];unknown)" office:value-type="float" office:value="0" calcext:value-type="float">
            <text:p>0,0</text:p>
          </table:table-cell>
          <table:table-cell table:formula="of:=IF([.E101]&gt;0;[.E101]-[.E100];unknown)" office:value-type="float" office:value="4.30000000000001" calcext:value-type="float">
            <text:p>4,3</text:p>
          </table:table-cell>
          <table:table-cell table:formula="of:=IF([.F101]&gt;0;[.F101]-[.F100];unknown)" office:value-type="float" office:value="5" calcext:value-type="float">
            <text:p>5,0</text:p>
          </table:table-cell>
          <table:table-cell table:formula="of:=[.O101]-[.N101]" office:value-type="float" office:value="0.699999999999989" calcext:value-type="float">
            <text:p>0,7</text:p>
          </table:table-cell>
          <table:table-cell table:formula="of:=[.P101]-[.$G$120]" office:value-type="float" office:value="0.0999999999999887" calcext:value-type="float">
            <text:p>0,1</text:p>
          </table:table-cell>
          <table:table-cell table:style-name="ce22" table:formula="of:=IF([.G101]&lt;25;0;IF([.G101]&lt;26;20;IF([.G101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19" calcext:value-type="date">
            <text:p>19.07.21</text:p>
          </table:table-cell>
          <table:table-cell table:number-columns-repeated="3"/>
          <table:table-cell office:value-type="float" office:value="274.6" calcext:value-type="float">
            <text:p>274,6</text:p>
          </table:table-cell>
          <table:table-cell office:value-type="float" office:value="354.4" calcext:value-type="float">
            <text:p>354,4</text:p>
          </table:table-cell>
          <table:table-cell office:value-type="float" office:value="24.9" calcext:value-type="float">
            <text:p>24,9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3" calcext:value-type="float">
            <text:p>23</text:p>
          </table:table-cell>
          <table:table-cell table:style-name="ce52"/>
          <table:table-cell table:style-name="ce20" table:formula="of:=IF([.C102]&gt;0;[.C102]-[.F101];unknown)" office:value-type="string" office:string-value="" calcext:value-type="error">
            <text:p>#ИМЯ?</text:p>
          </table:table-cell>
          <table:table-cell table:formula="of:=IF([.B102]&gt;0;[.B102]-[.E101];unknown)" office:value-type="string" office:string-value="" calcext:value-type="error">
            <text:p>#ИМЯ?</text:p>
          </table:table-cell>
          <table:table-cell table:formula="of:=IF([.E102]&gt;0;[.E102]-[.E101];unknown)" office:value-type="float" office:value="3.80000000000001" calcext:value-type="float">
            <text:p>3,8</text:p>
          </table:table-cell>
          <table:table-cell table:formula="of:=IF([.F102]&gt;0;[.F102]-[.F101];unknown)" office:value-type="float" office:value="4.5" calcext:value-type="float">
            <text:p>4,5</text:p>
          </table:table-cell>
          <table:table-cell table:formula="of:=[.O102]-[.N102]" office:value-type="float" office:value="0.699999999999989" calcext:value-type="float">
            <text:p>0,7</text:p>
          </table:table-cell>
          <table:table-cell table:formula="of:=[.P102]-[.$G$120]" office:value-type="float" office:value="0.0999999999999887" calcext:value-type="float">
            <text:p>0,1</text:p>
          </table:table-cell>
          <table:table-cell table:style-name="ce22" table:formula="of:=IF([.G102]&lt;25;0;IF([.G102]&lt;26;20;IF([.G102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0" calcext:value-type="date">
            <text:p>20.07.21</text:p>
          </table:table-cell>
          <table:table-cell table:formula="of:=[.E102]" office:value-type="float" office:value="274.6" calcext:value-type="float">
            <text:p>274,6</text:p>
          </table:table-cell>
          <table:table-cell office:value-type="float" office:value="355.1" calcext:value-type="float">
            <text:p>355,1</text:p>
          </table:table-cell>
          <table:table-cell/>
          <table:table-cell office:value-type="float" office:value="278.2" calcext:value-type="float">
            <text:p>278,2</text:p>
          </table:table-cell>
          <table:table-cell office:value-type="float" office:value="358.2" calcext:value-type="float">
            <text:p>358,2</text:p>
          </table:table-cell>
          <table:table-cell office:value-type="float" office:value="24.1" calcext:value-type="float">
            <text:p>24,1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0" calcext:value-type="float">
            <text:p>20</text:p>
          </table:table-cell>
          <table:table-cell table:style-name="ce52" office:value-type="string" calcext:value-type="string">
            <text:p>новая газ. плита</text:p>
          </table:table-cell>
          <table:table-cell table:style-name="ce20" table:formula="of:=IF([.C103]&gt;0;[.C103]-[.F102];unknown)" office:value-type="float" office:value="0.700000000000046" calcext:value-type="float">
            <text:p>0,7</text:p>
          </table:table-cell>
          <table:table-cell table:formula="of:=IF([.B103]&gt;0;[.B103]-[.E102];unknown)" office:value-type="float" office:value="0" calcext:value-type="float">
            <text:p>0,0</text:p>
          </table:table-cell>
          <table:table-cell table:formula="of:=IF([.E103]&gt;0;[.E103]-[.E102];unknown)" office:value-type="float" office:value="3.59999999999997" calcext:value-type="float">
            <text:p>3,6</text:p>
          </table:table-cell>
          <table:table-cell table:formula="of:=IF([.F103]&gt;0;[.F103]-[.F102];unknown)" office:value-type="float" office:value="3.80000000000001" calcext:value-type="float">
            <text:p>3,8</text:p>
          </table:table-cell>
          <table:table-cell table:formula="of:=[.O103]-[.N103]" office:value-type="float" office:value="0.200000000000045" calcext:value-type="float">
            <text:p>0,2</text:p>
          </table:table-cell>
          <table:table-cell table:formula="of:=[.P103]-[.$G$120]" office:value-type="float" office:value="-0.399999999999954" calcext:value-type="float">
            <text:p>-0,4</text:p>
          </table:table-cell>
          <table:table-cell table:style-name="ce22" table:formula="of:=IF([.G103]&lt;25;0;IF([.G103]&lt;26;20;IF([.G103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1" calcext:value-type="date">
            <text:p>21.07.21</text:p>
          </table:table-cell>
          <table:table-cell table:formula="of:=[.E103]" office:value-type="float" office:value="278.2" calcext:value-type="float">
            <text:p>278,2</text:p>
          </table:table-cell>
          <table:table-cell office:value-type="float" office:value="359.1" calcext:value-type="float">
            <text:p>359,1</text:p>
          </table:table-cell>
          <table:table-cell/>
          <table:table-cell office:value-type="float" office:value="281.7" calcext:value-type="float">
            <text:p>281,7</text:p>
          </table:table-cell>
          <table:table-cell office:value-type="float" office:value="362.2" calcext:value-type="float">
            <text:p>362,2</text:p>
          </table:table-cell>
          <table:table-cell office:value-type="float" office:value="24.4" calcext:value-type="float">
            <text:p>24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0" calcext:value-type="float">
            <text:p>20</text:p>
          </table:table-cell>
          <table:table-cell table:style-name="ce52"/>
          <table:table-cell table:style-name="ce20" table:formula="of:=IF([.C104]&gt;0;[.C104]-[.F103];unknown)" office:value-type="float" office:value="0.900000000000034" calcext:value-type="float">
            <text:p>0,9</text:p>
          </table:table-cell>
          <table:table-cell table:formula="of:=IF([.B104]&gt;0;[.B104]-[.E103];unknown)" office:value-type="float" office:value="0" calcext:value-type="float">
            <text:p>0,0</text:p>
          </table:table-cell>
          <table:table-cell table:formula="of:=IF([.E104]&gt;0;[.E104]-[.E103];unknown)" office:value-type="float" office:value="3.5" calcext:value-type="float">
            <text:p>3,5</text:p>
          </table:table-cell>
          <table:table-cell table:formula="of:=IF([.F104]&gt;0;[.F104]-[.F103];unknown)" office:value-type="float" office:value="4" calcext:value-type="float">
            <text:p>4,0</text:p>
          </table:table-cell>
          <table:table-cell table:formula="of:=[.O104]-[.N104]" office:value-type="float" office:value="0.5" calcext:value-type="float">
            <text:p>0,5</text:p>
          </table:table-cell>
          <table:table-cell table:formula="of:=[.P104]-[.$G$120]" office:value-type="float" office:value="-0.1" calcext:value-type="float">
            <text:p>-0,1</text:p>
          </table:table-cell>
          <table:table-cell table:style-name="ce22" table:formula="of:=IF([.G104]&lt;25;0;IF([.G104]&lt;26;20;IF([.G104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2" calcext:value-type="date">
            <text:p>22.07.21</text:p>
          </table:table-cell>
          <table:table-cell table:formula="of:=[.E104]" office:value-type="float" office:value="281.7" calcext:value-type="float">
            <text:p>281,7</text:p>
          </table:table-cell>
          <table:table-cell office:value-type="float" office:value="362.8" calcext:value-type="float">
            <text:p>362,8</text:p>
          </table:table-cell>
          <table:table-cell/>
          <table:table-cell office:value-type="float" office:value="284" calcext:value-type="float">
            <text:p>284,0</text:p>
          </table:table-cell>
          <table:table-cell office:value-type="float" office:value="364.9" calcext:value-type="float">
            <text:p>364,9</text:p>
          </table:table-cell>
          <table:table-cell office:value-type="float" office:value="22" calcext:value-type="float">
            <text:p>22,0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18" calcext:value-type="float">
            <text:p>18</text:p>
          </table:table-cell>
          <table:table-cell table:style-name="ce52" office:value-type="string" calcext:value-type="string">
            <text:p>утро — 9:15</text:p>
          </table:table-cell>
          <table:table-cell table:style-name="ce20" table:formula="of:=IF([.C105]&gt;0;[.C105]-[.F104];unknown)" office:value-type="float" office:value="0.600000000000023" calcext:value-type="float">
            <text:p>0,6</text:p>
          </table:table-cell>
          <table:table-cell table:formula="of:=IF([.B105]&gt;0;[.B105]-[.E104];unknown)" office:value-type="float" office:value="0" calcext:value-type="float">
            <text:p>0,0</text:p>
          </table:table-cell>
          <table:table-cell table:formula="of:=IF([.E105]&gt;0;[.E105]-[.E104];unknown)" office:value-type="float" office:value="2.30000000000001" calcext:value-type="float">
            <text:p>2,3</text:p>
          </table:table-cell>
          <table:table-cell table:style-name="ce89" table:formula="of:=IF([.F105]&gt;0;[.F105]-[.F104];unknown)" office:value-type="float" office:value="2.69999999999999" calcext:value-type="float">
            <text:p>2,7</text:p>
          </table:table-cell>
          <table:table-cell table:formula="of:=[.O105]-[.N105]" office:value-type="float" office:value="0.399999999999977" calcext:value-type="float">
            <text:p>0,4</text:p>
          </table:table-cell>
          <table:table-cell table:formula="of:=[.P105]-[.$G$120]" office:value-type="float" office:value="-0.200000000000023" calcext:value-type="float">
            <text:p>-0,2</text:p>
          </table:table-cell>
          <table:table-cell table:style-name="ce22" table:formula="of:=IF([.G105]&lt;25;0;IF([.G105]&lt;26;20;IF([.G105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3" calcext:value-type="date">
            <text:p>23.07.21</text:p>
          </table:table-cell>
          <table:table-cell table:formula="of:=[.E105]" office:value-type="float" office:value="284" calcext:value-type="float">
            <text:p>284,0</text:p>
          </table:table-cell>
          <table:table-cell office:value-type="float" office:value="365.6" calcext:value-type="float">
            <text:p>365,6</text:p>
          </table:table-cell>
          <table:table-cell/>
          <table:table-cell office:value-type="float" office:value="286.9" calcext:value-type="float">
            <text:p>286,9</text:p>
          </table:table-cell>
          <table:table-cell office:value-type="float" office:value="368.4" calcext:value-type="float">
            <text:p>368,4</text:p>
          </table:table-cell>
          <table:table-cell office:value-type="float" office:value="23.7" calcext:value-type="float">
            <text:p>23,7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0" calcext:value-type="float">
            <text:p>20</text:p>
          </table:table-cell>
          <table:table-cell table:style-name="ce52" office:value-type="string" calcext:value-type="string">
            <text:p>загадочное кз в raspberry на веранде</text:p>
          </table:table-cell>
          <table:table-cell table:style-name="ce20" table:formula="of:=IF([.C106]&gt;0;[.C106]-[.F105];unknown)" office:value-type="float" office:value="0.700000000000046" calcext:value-type="float">
            <text:p>0,7</text:p>
          </table:table-cell>
          <table:table-cell table:formula="of:=IF([.B106]&gt;0;[.B106]-[.E105];unknown)" office:value-type="float" office:value="0" calcext:value-type="float">
            <text:p>0,0</text:p>
          </table:table-cell>
          <table:table-cell table:formula="of:=IF([.E106]&gt;0;[.E106]-[.E105];unknown)" office:value-type="float" office:value="2.89999999999998" calcext:value-type="float">
            <text:p>2,9</text:p>
          </table:table-cell>
          <table:table-cell table:formula="of:=IF([.F106]&gt;0;[.F106]-[.F105];unknown)" office:value-type="float" office:value="3.5" calcext:value-type="float">
            <text:p>3,5</text:p>
          </table:table-cell>
          <table:table-cell table:formula="of:=[.O106]-[.N106]" office:value-type="float" office:value="0.600000000000023" calcext:value-type="float">
            <text:p>0,6</text:p>
          </table:table-cell>
          <table:table-cell table:formula="of:=[.P106]-[.$G$120]" office:value-type="float" office:value="0.00000000000002275957" calcext:value-type="float">
            <text:p>0,0</text:p>
          </table:table-cell>
          <table:table-cell table:style-name="ce22" table:formula="of:=IF([.G106]&lt;25;0;IF([.G106]&lt;26;20;IF([.G10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4" calcext:value-type="date">
            <text:p>24.07.21</text:p>
          </table:table-cell>
          <table:table-cell table:formula="of:=[.E106]" office:value-type="float" office:value="286.9" calcext:value-type="float">
            <text:p>286,9</text:p>
          </table:table-cell>
          <table:table-cell table:number-columns-repeated="2"/>
          <table:table-cell office:value-type="float" office:value="289.2" calcext:value-type="float">
            <text:p>289,2</text:p>
          </table:table-cell>
          <table:table-cell office:value-type="float" office:value="372.5" calcext:value-type="float">
            <text:p>372,5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/>
          <table:table-cell table:style-name="ce52" office:value-type="string" calcext:value-type="string">
            <text:p>без воды</text:p>
          </table:table-cell>
          <table:table-cell table:style-name="ce20" table:formula="of:=IF([.C107]&gt;0;[.C107]-[.F106];unknown)" office:value-type="string" office:string-value="" calcext:value-type="error">
            <text:p>#ИМЯ?</text:p>
          </table:table-cell>
          <table:table-cell table:formula="of:=IF([.B107]&gt;0;[.B107]-[.E106];unknown)" office:value-type="float" office:value="0" calcext:value-type="float">
            <text:p>0,0</text:p>
          </table:table-cell>
          <table:table-cell table:formula="of:=IF([.E107]&gt;0;[.E107]-[.E106];unknown)" office:value-type="float" office:value="2.30000000000001" calcext:value-type="float">
            <text:p>2,3</text:p>
          </table:table-cell>
          <table:table-cell table:formula="of:=IF([.F107]&gt;0;[.F107]-[.F106];unknown)" office:value-type="float" office:value="4.10000000000002" calcext:value-type="float">
            <text:p>4,1</text:p>
          </table:table-cell>
          <table:table-cell table:formula="of:=[.O107]-[.N107]" office:value-type="float" office:value="1.80000000000001" calcext:value-type="float">
            <text:p>1,8</text:p>
          </table:table-cell>
          <table:table-cell table:formula="of:=[.P107]-[.$G$120]" office:value-type="float" office:value="1.20000000000001" calcext:value-type="float">
            <text:p>1,2</text:p>
          </table:table-cell>
          <table:table-cell table:style-name="ce22" table:formula="of:=IF([.G107]&lt;25;0;IF([.G107]&lt;26;20;IF([.G10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5" calcext:value-type="date">
            <text:p>25.07.21</text:p>
          </table:table-cell>
          <table:table-cell table:formula="of:=[.E107]" office:value-type="float" office:value="289.2" calcext:value-type="float">
            <text:p>289,2</text:p>
          </table:table-cell>
          <table:table-cell office:value-type="float" office:value="373.1" calcext:value-type="float">
            <text:p>373,1</text:p>
          </table:table-cell>
          <table:table-cell/>
          <table:table-cell office:value-type="float" office:value="291.4" calcext:value-type="float">
            <text:p>291,4</text:p>
          </table:table-cell>
          <table:table-cell office:value-type="float" office:value="375.3" calcext:value-type="float">
            <text:p>375,3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2" calcext:value-type="float">
            <text:p>22</text:p>
          </table:table-cell>
          <table:table-cell table:style-name="ce52" office:value-type="string" calcext:value-type="string">
            <text:p>облачно весь день</text:p>
          </table:table-cell>
          <table:table-cell table:style-name="ce20" table:formula="of:=IF([.C108]&gt;0;[.C108]-[.F107];unknown)" office:value-type="float" office:value="0.600000000000023" calcext:value-type="float">
            <text:p>0,6</text:p>
          </table:table-cell>
          <table:table-cell table:formula="of:=IF([.B108]&gt;0;[.B108]-[.E107];unknown)" office:value-type="float" office:value="0" calcext:value-type="float">
            <text:p>0,0</text:p>
          </table:table-cell>
          <table:table-cell table:formula="of:=IF([.E108]&gt;0;[.E108]-[.E107];unknown)" office:value-type="float" office:value="2.19999999999999" calcext:value-type="float">
            <text:p>2,2</text:p>
          </table:table-cell>
          <table:table-cell table:style-name="ce89" table:formula="of:=IF([.F108]&gt;0;[.F108]-[.F107];unknown)" office:value-type="float" office:value="2.80000000000001" calcext:value-type="float">
            <text:p>2,8</text:p>
          </table:table-cell>
          <table:table-cell table:formula="of:=[.O108]-[.N108]" office:value-type="float" office:value="0.600000000000023" calcext:value-type="float">
            <text:p>0,6</text:p>
          </table:table-cell>
          <table:table-cell table:formula="of:=[.P108]-[.$G$120]" office:value-type="float" office:value="0.00000000000002275957" calcext:value-type="float">
            <text:p>0,0</text:p>
          </table:table-cell>
          <table:table-cell table:style-name="ce22" table:formula="of:=IF([.G108]&lt;25;0;IF([.G108]&lt;26;20;IF([.G108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6" calcext:value-type="date">
            <text:p>26.07.21</text:p>
          </table:table-cell>
          <table:table-cell table:formula="of:=[.E108]" office:value-type="float" office:value="291.4" calcext:value-type="float">
            <text:p>291,4</text:p>
          </table:table-cell>
          <table:table-cell office:value-type="float" office:value="376.6" calcext:value-type="float">
            <text:p>376,6</text:p>
          </table:table-cell>
          <table:table-cell/>
          <table:table-cell office:value-type="float" office:value="296.7" calcext:value-type="float">
            <text:p>296,7</text:p>
          </table:table-cell>
          <table:table-cell office:value-type="float" office:value="379.4" calcext:value-type="float">
            <text:p>379,4</text:p>
          </table:table-cell>
          <table:table-cell office:value-type="float" office:value="23.1" calcext:value-type="float">
            <text:p>23,1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69" office:value-type="float" office:value="26" calcext:value-type="float">
            <text:p>26</text:p>
          </table:table-cell>
          <table:table-cell table:style-name="ce52" office:value-type="string" calcext:value-type="string">
            <text:p>утро — 10:15</text:p>
          </table:table-cell>
          <table:table-cell table:style-name="ce20" table:formula="of:=IF([.C109]&gt;0;[.C109]-[.F108];unknown)" office:value-type="float" office:value="1.30000000000001" calcext:value-type="float">
            <text:p>1,3</text:p>
          </table:table-cell>
          <table:table-cell table:formula="of:=IF([.B109]&gt;0;[.B109]-[.E108];unknown)" office:value-type="float" office:value="0" calcext:value-type="float">
            <text:p>0,0</text:p>
          </table:table-cell>
          <table:table-cell table:formula="of:=IF([.E109]&gt;0;[.E109]-[.E108];unknown)" office:value-type="float" office:value="5.30000000000001" calcext:value-type="float">
            <text:p>5,3</text:p>
          </table:table-cell>
          <table:table-cell table:formula="of:=IF([.F109]&gt;0;[.F109]-[.F108];unknown)" office:value-type="float" office:value="4.09999999999997" calcext:value-type="float">
            <text:p>4,1</text:p>
          </table:table-cell>
          <table:table-cell table:formula="of:=[.O109]-[.N109]" office:value-type="float" office:value="-1.20000000000005" calcext:value-type="float">
            <text:p>-1,2</text:p>
          </table:table-cell>
          <table:table-cell table:formula="of:=[.P109]-[.$G$120]" office:value-type="float" office:value="-1.80000000000005" calcext:value-type="float">
            <text:p>-1,8</text:p>
          </table:table-cell>
          <table:table-cell table:style-name="ce22" table:formula="of:=IF([.G109]&lt;25;0;IF([.G109]&lt;26;20;IF([.G10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7" calcext:value-type="date">
            <text:p>27.07.21</text:p>
          </table:table-cell>
          <table:table-cell table:formula="of:=[.E109]" office:value-type="float" office:value="296.7" calcext:value-type="float">
            <text:p>296,7</text:p>
          </table:table-cell>
          <table:table-cell table:number-columns-repeated="2"/>
          <table:table-cell office:value-type="float" office:value="300.2" calcext:value-type="float">
            <text:p>300,2</text:p>
          </table:table-cell>
          <table:table-cell office:value-type="float" office:value="384.5" calcext:value-type="float">
            <text:p>384,5</text:p>
          </table:table-cell>
          <table:table-cell office:value-type="float" office:value="25.8" calcext:value-type="float">
            <text:p>25,8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30" calcext:value-type="float">
            <text:p>30</text:p>
          </table:table-cell>
          <table:table-cell table:style-name="ce52"/>
          <table:table-cell table:style-name="ce20" table:formula="of:=IF([.C110]&gt;0;[.C110]-[.F109];unknown)" office:value-type="string" office:string-value="" calcext:value-type="error">
            <text:p>#ИМЯ?</text:p>
          </table:table-cell>
          <table:table-cell table:formula="of:=IF([.B110]&gt;0;[.B110]-[.E109];unknown)" office:value-type="float" office:value="0" calcext:value-type="float">
            <text:p>0,0</text:p>
          </table:table-cell>
          <table:table-cell table:formula="of:=IF([.E110]&gt;0;[.E110]-[.E109];unknown)" office:value-type="float" office:value="3.5" calcext:value-type="float">
            <text:p>3,5</text:p>
          </table:table-cell>
          <table:table-cell table:formula="of:=IF([.F110]&gt;0;[.F110]-[.F109];unknown)" office:value-type="float" office:value="5.10000000000002" calcext:value-type="float">
            <text:p>5,1</text:p>
          </table:table-cell>
          <table:table-cell table:formula="of:=[.O110]-[.N110]" office:value-type="float" office:value="1.60000000000002" calcext:value-type="float">
            <text:p>1,6</text:p>
          </table:table-cell>
          <table:table-cell table:formula="of:=[.P110]-[.$G$120]" office:value-type="float" office:value="1.00000000000002" calcext:value-type="float">
            <text:p>1,0</text:p>
          </table:table-cell>
          <table:table-cell table:style-name="ce22" table:formula="of:=IF([.G110]&lt;25;0;IF([.G110]&lt;26;20;IF([.G110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28" calcext:value-type="date">
            <text:p>28.07.21</text:p>
          </table:table-cell>
          <table:table-cell table:formula="of:=[.E110]" office:value-type="float" office:value="300.2" calcext:value-type="float">
            <text:p>300,2</text:p>
          </table:table-cell>
          <table:table-cell table:number-columns-repeated="2"/>
          <table:table-cell office:value-type="float" office:value="300.7" calcext:value-type="float">
            <text:p>300,7</text:p>
          </table:table-cell>
          <table:table-cell office:value-type="float" office:value="387.5" calcext:value-type="float">
            <text:p>387,5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7" calcext:value-type="float">
            <text:p>27</text:p>
          </table:table-cell>
          <table:table-cell table:style-name="ce52" office:value-type="string" calcext:value-type="string">
            <text:p>забыл вкл инверт</text:p>
          </table:table-cell>
          <table:table-cell table:style-name="ce20" table:formula="of:=IF([.C111]&gt;0;[.C111]-[.F110];unknown)" office:value-type="string" office:string-value="" calcext:value-type="error">
            <text:p>#ИМЯ?</text:p>
          </table:table-cell>
          <table:table-cell table:formula="of:=IF([.B111]&gt;0;[.B111]-[.E110];unknown)" office:value-type="float" office:value="0" calcext:value-type="float">
            <text:p>0,0</text:p>
          </table:table-cell>
          <table:table-cell table:formula="of:=IF([.E111]&gt;0;[.E111]-[.E110];unknown)" office:value-type="float" office:value="0.5" calcext:value-type="float">
            <text:p>0,5</text:p>
          </table:table-cell>
          <table:table-cell table:formula="of:=IF([.F111]&gt;0;[.F111]-[.F110];unknown)" office:value-type="float" office:value="3" calcext:value-type="float">
            <text:p>3,0</text:p>
          </table:table-cell>
          <table:table-cell table:formula="of:=[.O111]-[.N111]" office:value-type="float" office:value="2.5" calcext:value-type="float">
            <text:p>2,5</text:p>
          </table:table-cell>
          <table:table-cell table:formula="of:=[.P111]-[.$G$120]" office:value-type="float" office:value="1.9" calcext:value-type="float">
            <text:p>1,9</text:p>
          </table:table-cell>
          <table:table-cell table:style-name="ce22" table:formula="of:=IF([.G111]&lt;25;0;IF([.G111]&lt;26;20;IF([.G111]&gt;27;100;50))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с июля дневной тариф почти 5 рублей</text:p>
          </table:table-cell>
          <table:table-cell table:number-columns-repeated="3"/>
        </table:table-row>
        <table:table-row table:style-name="ro1">
          <table:table-cell table:style-name="ce33" office:value-type="date" office:date-value="2021-07-29" calcext:value-type="date">
            <text:p>29.07.21</text:p>
          </table:table-cell>
          <table:table-cell table:formula="of:=[.E111]" office:value-type="float" office:value="300.7" calcext:value-type="float">
            <text:p>300,7</text:p>
          </table:table-cell>
          <table:table-cell table:number-columns-repeated="2"/>
          <table:table-cell office:value-type="float" office:value="305.3" calcext:value-type="float">
            <text:p>305,3</text:p>
          </table:table-cell>
          <table:table-cell office:value-type="float" office:value="390" calcext:value-type="float">
            <text:p>390,0</text:p>
          </table:table-cell>
          <table:table-cell office:value-type="float" office:value="25.4" calcext:value-type="float">
            <text:p>25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/>
          <table:table-cell table:style-name="ce52" office:value-type="string" calcext:value-type="string">
            <text:p>облачно до вечера</text:p>
          </table:table-cell>
          <table:table-cell table:style-name="ce20" table:formula="of:=IF([.C112]&gt;0;[.C112]-[.F111];unknown)" office:value-type="string" office:string-value="" calcext:value-type="error">
            <text:p>#ИМЯ?</text:p>
          </table:table-cell>
          <table:table-cell table:formula="of:=IF([.B112]&gt;0;[.B112]-[.E111];unknown)" office:value-type="float" office:value="0" calcext:value-type="float">
            <text:p>0,0</text:p>
          </table:table-cell>
          <table:table-cell table:formula="of:=IF([.E112]&gt;0;[.E112]-[.E111];unknown)" office:value-type="float" office:value="4.60000000000002" calcext:value-type="float">
            <text:p>4,6</text:p>
          </table:table-cell>
          <table:table-cell table:style-name="ce89" table:formula="of:=IF([.F112]&gt;0;[.F112]-[.F111];unknown)" office:value-type="float" office:value="2.5" calcext:value-type="float">
            <text:p>2,5</text:p>
          </table:table-cell>
          <table:table-cell table:formula="of:=[.O112]-[.N112]" office:value-type="float" office:value="-2.10000000000002" calcext:value-type="float">
            <text:p>-2,1</text:p>
          </table:table-cell>
          <table:table-cell table:formula="of:=[.P112]-[.$G$120]" office:value-type="float" office:value="-2.70000000000002" calcext:value-type="float">
            <text:p>-2,7</text:p>
          </table:table-cell>
          <table:table-cell table:style-name="ce22" table:formula="of:=IF([.G112]&lt;25;0;IF([.G112]&lt;26;20;IF([.G112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7-30" calcext:value-type="date">
            <text:p>30.07.21</text:p>
          </table:table-cell>
          <table:table-cell table:formula="of:=[.E112]" office:value-type="float" office:value="305.3" calcext:value-type="float">
            <text:p>305,3</text:p>
          </table:table-cell>
          <table:table-cell office:value-type="float" office:value="390.7" calcext:value-type="float">
            <text:p>390,7</text:p>
          </table:table-cell>
          <table:table-cell/>
          <table:table-cell office:value-type="float" office:value="307.8" calcext:value-type="float">
            <text:p>307,8</text:p>
          </table:table-cell>
          <table:table-cell office:value-type="float" office:value="393.4" calcext:value-type="float">
            <text:p>393,4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19" calcext:value-type="float">
            <text:p>19</text:p>
          </table:table-cell>
          <table:table-cell table:style-name="ce52" office:value-type="string" calcext:value-type="string">
            <text:p>без воды</text:p>
          </table:table-cell>
          <table:table-cell table:style-name="ce20" table:formula="of:=IF([.C113]&gt;0;[.C113]-[.F112];unknown)" office:value-type="float" office:value="0.699999999999989" calcext:value-type="float">
            <text:p>0,7</text:p>
          </table:table-cell>
          <table:table-cell table:formula="of:=IF([.B113]&gt;0;[.B113]-[.E112];unknown)" office:value-type="float" office:value="0" calcext:value-type="float">
            <text:p>0,0</text:p>
          </table:table-cell>
          <table:table-cell table:formula="of:=IF([.E113]&gt;0;[.E113]-[.E112];unknown)" office:value-type="float" office:value="2.5" calcext:value-type="float">
            <text:p>2,5</text:p>
          </table:table-cell>
          <table:table-cell table:formula="of:=IF([.F113]&gt;0;[.F113]-[.F112];unknown)" office:value-type="float" office:value="3.39999999999998" calcext:value-type="float">
            <text:p>3,4</text:p>
          </table:table-cell>
          <table:table-cell table:formula="of:=[.O113]-[.N113]" office:value-type="float" office:value="0.89999999999998" calcext:value-type="float">
            <text:p>0,9</text:p>
          </table:table-cell>
          <table:table-cell table:formula="of:=[.P113]-[.$G$120]" office:value-type="float" office:value="0.29999999999998" calcext:value-type="float">
            <text:p>0,3</text:p>
          </table:table-cell>
          <table:table-cell table:style-name="ce22" table:formula="of:=IF([.G113]&lt;25;0;IF([.G113]&lt;26;20;IF([.G11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4" office:value-type="date" office:date-value="2021-07-31" calcext:value-type="date">
            <text:p>31.07.21</text:p>
          </table:table-cell>
          <table:table-cell table:formula="of:=[.E113]" office:value-type="float" office:value="307.8" calcext:value-type="float">
            <text:p>307,8</text:p>
          </table:table-cell>
          <table:table-cell table:number-columns-repeated="2"/>
          <table:table-cell office:value-type="float" office:value="310.3" calcext:value-type="float">
            <text:p>310,3</text:p>
          </table:table-cell>
          <table:table-cell office:value-type="float" office:value="396.1" calcext:value-type="float">
            <text:p>396,1</text:p>
          </table:table-cell>
          <table:table-cell office:value-type="float" office:value="25.9" calcext:value-type="float">
            <text:p>25,9</text:p>
          </table:table-cell>
          <table:table-cell table:style-name="ce47"/>
          <table:table-cell table:style-name="ce74" office:value-type="string" calcext:value-type="string">
            <text:p>+</text:p>
          </table:table-cell>
          <table:table-cell table:style-name="ce74"/>
          <table:table-cell table:style-name="ce53" table:formula="of:=[.K113]" office:value-type="string" office:string-value="без воды" calcext:value-type="string">
            <text:p>без воды</text:p>
          </table:table-cell>
          <table:table-cell table:style-name="ce56" table:formula="of:=IF([.C114]&gt;0;[.C114]-[.F113];unknown)" office:value-type="string" office:string-value="" calcext:value-type="error">
            <text:p>#ИМЯ?</text:p>
          </table:table-cell>
          <table:table-cell table:style-name="ce10" table:formula="of:=IF([.B114]&gt;0;[.B114]-[.E113];unknown)" office:value-type="float" office:value="0" calcext:value-type="float">
            <text:p>0,0</text:p>
          </table:table-cell>
          <table:table-cell table:style-name="ce10" table:formula="of:=IF([.E114]&gt;0;[.E114]-[.E113];unknown)" office:value-type="float" office:value="2.5" calcext:value-type="float">
            <text:p>2,5</text:p>
          </table:table-cell>
          <table:table-cell table:style-name="ce119" table:formula="of:=IF([.F114]&gt;0;[.F114]-[.F113];unknown)" office:value-type="float" office:value="2.70000000000005" calcext:value-type="float">
            <text:p>2,7</text:p>
          </table:table-cell>
          <table:table-cell table:style-name="ce10" table:formula="of:=[.O114]-[.N114]" office:value-type="float" office:value="0.200000000000045" calcext:value-type="float">
            <text:p>0,2</text:p>
          </table:table-cell>
          <table:table-cell table:style-name="ce10" table:formula="of:=[.P114]-[.$G$120]" office:value-type="float" office:value="-0.399999999999954" calcext:value-type="float">
            <text:p>-0,4</text:p>
          </table:table-cell>
          <table:table-cell table:style-name="ce63" table:formula="of:=IF([.G114]&lt;25;0;IF([.G114]&lt;26;20;IF([.G114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style-name="ce16" table:number-columns-repeated="3"/>
          <table:table-cell table:style-name="ce19" office:value-type="string" calcext:value-type="string">
            <text:p>среднее:</text:p>
          </table:table-cell>
          <table:table-cell table:number-columns-repeated="2"/>
          <table:table-cell table:style-name="ce86" table:formula="of:=AVERAGE([.N84:.N114])" office:value-type="float" office:value="3.74838709677419" calcext:value-type="float">
            <text:p>3,75</text:p>
          </table:table-cell>
          <table:table-cell table:style-name="ce86" table:formula="of:=AVERAGE([.O84:.O114])" office:value-type="float" office:value="4.3" calcext:value-type="float">
            <text:p>4,30</text:p>
          </table:table-cell>
          <table:table-cell table:style-name="ce86" table:formula="of:=AVERAGE([.P84:.P114])" office:value-type="float" office:value="0.551612903225806" calcext:value-type="float">
            <text:p>0,55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контроллер+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MAX([.F$84:.F$114])-[.F73]" office:value-type="float" office:value="133.3" calcext:value-type="float">
            <text:p>133,3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счетчик+ 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MAX([.E84:.E114])-[.E73]" office:value-type="float" office:value="116.2" calcext:value-type="float">
            <text:p>116,2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«потери»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G116]-[.G117]" office:value-type="float" office:value="17.1" calcext:value-type="float">
            <text:p>17,1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эффективность,%</text:p>
          </table:table-cell>
          <table:table-cell table:style-name="Default" table:number-columns-repeated="2"/>
          <table:table-cell table:number-columns-repeated="2"/>
          <table:table-cell table:style-name="ce5" table:formula="of:=[.G117]/[.G116]*100" office:value-type="float" office:value="87.1717929482371" calcext:value-type="float">
            <text:p>87,2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оценка потерь в день, кВтч</text:p>
          </table:table-cell>
          <table:table-cell table:style-name="Default" table:number-columns-repeated="2"/>
          <table:table-cell table:number-columns-repeated="2"/>
          <table:table-cell table:style-name="ce5" office:value-type="float" office:value="0.6" calcext:value-type="float">
            <text:p>0,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2">
          <table:table-cell table:style-name="ce35" office:value-type="string" calcext:value-type="string" table:number-columns-spanned="18" table:number-rows-spanned="1">
            <text:p>АВГУСТ</text:p>
          </table:table-cell>
          <table:covered-table-cell table:number-columns-repeated="6"/>
          <table:covered-table-cell table:number-columns-repeated="3" table:style-name="ce40"/>
          <table:covered-table-cell/>
          <table:covered-table-cell table:style-name="ce42"/>
          <table:covered-table-cell table:number-columns-repeated="5"/>
          <table:covered-table-cell table:style-name="ce136"/>
          <table:table-cell table:number-columns-repeated="6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утр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вечер</text:p>
          </table:table-cell>
          <table:covered-table-cell table:number-columns-repeated="2" table:style-name="ce37"/>
          <table:table-cell table:number-columns-repeated="4"/>
          <table:table-cell table:style-name="ce42"/>
          <table:table-cell table:number-columns-repeated="5"/>
          <table:table-cell table:style-name="ce136"/>
          <table:table-cell table:number-columns-repeated="6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пустая батарея</text:p>
          </table:table-cell>
          <table:table-cell table:style-name="ce14" office:value-type="string" calcext:value-type="string">
            <text:p>выключение инвертора на ночь</text:p>
          </table:table-cell>
          <table:table-cell table:style-name="ce14" office:value-type="string" calcext:value-type="string">
            <text:p>температура днем</text:p>
          </table:table-cell>
          <table:table-cell table:style-name="ce17" office:value-type="string" calcext:value-type="string">
            <text:p>примечания</text:p>
          </table:table-cell>
          <table:table-cell table:style-name="ce10" office:value-type="string" calcext:value-type="string">
            <text:p>+конт/утро</text:p>
          </table:table-cell>
          <table:table-cell table:style-name="ce10" office:value-type="string" calcext:value-type="string">
            <text:p>+сч/утро</text:p>
          </table:table-cell>
          <table:table-cell table:style-name="ce10" office:value-type="string" calcext:value-type="string">
            <text:p>+сч/день </text:p>
          </table:table-cell>
          <table:table-cell table:style-name="ce10" office:value-type="string" calcext:value-type="string">
            <text:p>+ конт/день</text:p>
          </table:table-cell>
          <table:table-cell table:style-name="ce10" office:value-type="string" calcext:value-type="string">
            <text:p>конт-сч</text:p>
          </table:table-cell>
          <table:table-cell table:style-name="ce10" office:value-type="string" calcext:value-type="string">
            <text:p>запас</text:p>
          </table:table-cell>
          <table:table-cell table:style-name="ce17" office:value-type="string" calcext:value-type="string">
            <text:p>бат, %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1" calcext:value-type="date">
            <text:p>01.08.21</text:p>
          </table:table-cell>
          <table:table-cell table:formula="of:=[.E114]" office:value-type="float" office:value="310.3" calcext:value-type="float">
            <text:p>310,3</text:p>
          </table:table-cell>
          <table:table-cell office:value-type="float" office:value="396.2" calcext:value-type="float">
            <text:p>396,2</text:p>
          </table:table-cell>
          <table:table-cell/>
          <table:table-cell office:value-type="float" office:value="312" calcext:value-type="float">
            <text:p>312,0</text:p>
          </table:table-cell>
          <table:table-cell office:value-type="float" office:value="398.2" calcext:value-type="float">
            <text:p>398,2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20" calcext:value-type="float">
            <text:p>20</text:p>
          </table:table-cell>
          <table:table-cell table:style-name="ce52"/>
          <table:table-cell table:style-name="ce20" table:formula="of:=IF([.C125]&gt;0;[.C125]-[.F114];unknown)" office:value-type="float" office:value="0.0999999999999659" calcext:value-type="float">
            <text:p>0,1</text:p>
          </table:table-cell>
          <table:table-cell table:formula="of:=IF([.B125]&gt;0;[.B125]-[.E114];unknown)" office:value-type="float" office:value="0" calcext:value-type="float">
            <text:p>0,0</text:p>
          </table:table-cell>
          <table:table-cell table:formula="of:=IF([.E125]&gt;0;[.E125]-[.E114];unknown)" office:value-type="float" office:value="1.69999999999999" calcext:value-type="float">
            <text:p>1,7</text:p>
          </table:table-cell>
          <table:table-cell table:style-name="ce90" table:formula="of:=IF([.F125]&gt;0;[.F125]-[.F114];unknown)" office:value-type="float" office:value="2.09999999999997" calcext:value-type="float">
            <text:p>2,1</text:p>
          </table:table-cell>
          <table:table-cell table:formula="of:=[.O125]-[.N125]" office:value-type="float" office:value="0.399999999999977" calcext:value-type="float">
            <text:p>0,4</text:p>
          </table:table-cell>
          <table:table-cell table:formula="of:=[.P125]-[.$G$161]" office:value-type="float" office:value="-0.00000000000002303713" calcext:value-type="float">
            <text:p>0,0</text:p>
          </table:table-cell>
          <table:table-cell table:style-name="ce22" table:formula="of:=IF([.G125]&lt;25;0;IF([.G125]&lt;26;20;IF([.G125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2" calcext:value-type="date">
            <text:p>02.08.21</text:p>
          </table:table-cell>
          <table:table-cell table:formula="of:=[.E125]" office:value-type="float" office:value="312" calcext:value-type="float">
            <text:p>312,0</text:p>
          </table:table-cell>
          <table:table-cell office:value-type="float" office:value="398.8" calcext:value-type="float">
            <text:p>398,8</text:p>
          </table:table-cell>
          <table:table-cell/>
          <table:table-cell office:value-type="float" office:value="313.7" calcext:value-type="float">
            <text:p>313,7</text:p>
          </table:table-cell>
          <table:table-cell office:value-type="float" office:value="400.1" calcext:value-type="float">
            <text:p>400,1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19" calcext:value-type="float">
            <text:p>19</text:p>
          </table:table-cell>
          <table:table-cell table:style-name="ce52"/>
          <table:table-cell table:style-name="ce20" table:formula="of:=IF([.C126]&gt;0;[.C126]-[.F125];unknown)" office:value-type="float" office:value="0.600000000000023" calcext:value-type="float">
            <text:p>0,6</text:p>
          </table:table-cell>
          <table:table-cell table:formula="of:=IF([.B126]&gt;0;[.B126]-[.E125];unknown)" office:value-type="float" office:value="0" calcext:value-type="float">
            <text:p>0,0</text:p>
          </table:table-cell>
          <table:table-cell table:formula="of:=IF([.E126]&gt;0;[.E126]-[.E125];unknown)" office:value-type="float" office:value="1.69999999999999" calcext:value-type="float">
            <text:p>1,7</text:p>
          </table:table-cell>
          <table:table-cell table:style-name="ce120" table:formula="of:=IF([.F126]&gt;0;[.F126]-[.F125];unknown)" office:value-type="float" office:value="1.90000000000003" calcext:value-type="float">
            <text:p>1,9</text:p>
          </table:table-cell>
          <table:table-cell table:formula="of:=[.O126]-[.N126]" office:value-type="float" office:value="0.200000000000045" calcext:value-type="float">
            <text:p>0,2</text:p>
          </table:table-cell>
          <table:table-cell table:formula="of:=[.P126]-[.$G$161]" office:value-type="float" office:value="-0.199999999999955" calcext:value-type="float">
            <text:p>-0,2</text:p>
          </table:table-cell>
          <table:table-cell table:style-name="ce22" table:formula="of:=IF([.G126]&lt;25;0;IF([.G126]&lt;26;20;IF([.G12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3" calcext:value-type="date">
            <text:p>03.08.21</text:p>
          </table:table-cell>
          <table:table-cell table:formula="of:=[.E126]" office:value-type="float" office:value="313.7" calcext:value-type="float">
            <text:p>313,7</text:p>
          </table:table-cell>
          <table:table-cell office:value-type="float" office:value="400.8" calcext:value-type="float">
            <text:p>400,8</text:p>
          </table:table-cell>
          <table:table-cell/>
          <table:table-cell office:value-type="float" office:value="315.5" calcext:value-type="float">
            <text:p>315,5</text:p>
          </table:table-cell>
          <table:table-cell office:value-type="float" office:value="403.2" calcext:value-type="float">
            <text:p>403,2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9" calcext:value-type="float">
            <text:p>19</text:p>
          </table:table-cell>
          <table:table-cell table:style-name="ce52"/>
          <table:table-cell table:style-name="ce20" table:formula="of:=IF([.C127]&gt;0;[.C127]-[.F126];unknown)" office:value-type="float" office:value="0.699999999999989" calcext:value-type="float">
            <text:p>0,7</text:p>
          </table:table-cell>
          <table:table-cell table:formula="of:=IF([.B127]&gt;0;[.B127]-[.E126];unknown)" office:value-type="float" office:value="0" calcext:value-type="float">
            <text:p>0,0</text:p>
          </table:table-cell>
          <table:table-cell table:formula="of:=IF([.E127]&gt;0;[.E127]-[.E126];unknown)" office:value-type="float" office:value="1.80000000000001" calcext:value-type="float">
            <text:p>1,8</text:p>
          </table:table-cell>
          <table:table-cell table:style-name="ce120" table:formula="of:=IF([.F127]&gt;0;[.F127]-[.F126];unknown)" office:value-type="float" office:value="3.09999999999997" calcext:value-type="float">
            <text:p>3,1</text:p>
          </table:table-cell>
          <table:table-cell table:formula="of:=[.O127]-[.N127]" office:value-type="float" office:value="1.29999999999995" calcext:value-type="float">
            <text:p>1,3</text:p>
          </table:table-cell>
          <table:table-cell table:formula="of:=[.P127]-[.$G$161]" office:value-type="float" office:value="0.89999999999995" calcext:value-type="float">
            <text:p>0,9</text:p>
          </table:table-cell>
          <table:table-cell table:style-name="ce22" table:formula="of:=IF([.G127]&lt;25;0;IF([.G127]&lt;26;20;IF([.G12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4" calcext:value-type="date">
            <text:p>04.08.21</text:p>
          </table:table-cell>
          <table:table-cell table:formula="of:=[.E127]" office:value-type="float" office:value="315.5" calcext:value-type="float">
            <text:p>315,5</text:p>
          </table:table-cell>
          <table:table-cell office:value-type="float" office:value="404.4" calcext:value-type="float">
            <text:p>404,4</text:p>
          </table:table-cell>
          <table:table-cell/>
          <table:table-cell office:value-type="float" office:value="320.6" calcext:value-type="float">
            <text:p>320,6</text:p>
          </table:table-cell>
          <table:table-cell office:value-type="float" office:value="408.7" calcext:value-type="float">
            <text:p>408,7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9" calcext:value-type="float">
            <text:p>19</text:p>
          </table:table-cell>
          <table:table-cell table:style-name="ce52"/>
          <table:table-cell table:style-name="ce20" table:formula="of:=IF([.C128]&gt;0;[.C128]-[.F127];unknown)" office:value-type="float" office:value="1.19999999999999" calcext:value-type="float">
            <text:p>1,2</text:p>
          </table:table-cell>
          <table:table-cell table:formula="of:=IF([.B128]&gt;0;[.B128]-[.E127];unknown)" office:value-type="float" office:value="0" calcext:value-type="float">
            <text:p>0,0</text:p>
          </table:table-cell>
          <table:table-cell table:formula="of:=IF([.E128]&gt;0;[.E128]-[.E127];unknown)" office:value-type="float" office:value="5.10000000000002" calcext:value-type="float">
            <text:p>5,1</text:p>
          </table:table-cell>
          <table:table-cell table:style-name="ce121" table:formula="of:=IF([.F128]&gt;0;[.F128]-[.F127];unknown)" office:value-type="float" office:value="5.5" calcext:value-type="float">
            <text:p>5,5</text:p>
          </table:table-cell>
          <table:table-cell table:formula="of:=[.O128]-[.N128]" office:value-type="float" office:value="0.399999999999977" calcext:value-type="float">
            <text:p>0,4</text:p>
          </table:table-cell>
          <table:table-cell table:formula="of:=[.P128]-[.$G$161]" office:value-type="float" office:value="-0.00000000000002303713" calcext:value-type="float">
            <text:p>0,0</text:p>
          </table:table-cell>
          <table:table-cell table:style-name="ce22" table:formula="of:=IF([.G128]&lt;25;0;IF([.G128]&lt;26;20;IF([.G128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5" calcext:value-type="date">
            <text:p>05.08.21</text:p>
          </table:table-cell>
          <table:table-cell table:formula="of:=[.E128]" office:value-type="float" office:value="320.6" calcext:value-type="float">
            <text:p>320,6</text:p>
          </table:table-cell>
          <table:table-cell office:value-type="float" office:value="409.3" calcext:value-type="float">
            <text:p>409,3</text:p>
          </table:table-cell>
          <table:table-cell/>
          <table:table-cell office:value-type="float" office:value="324.1" calcext:value-type="float">
            <text:p>324,1</text:p>
          </table:table-cell>
          <table:table-cell office:value-type="float" office:value="411.8" calcext:value-type="float">
            <text:p>411,8</text:p>
          </table:table-cell>
          <table:table-cell office:value-type="float" office:value="25.8" calcext:value-type="float">
            <text:p>25,8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/>
          <table:table-cell table:style-name="ce18"/>
          <table:table-cell table:style-name="ce20" table:formula="of:=IF([.C129]&gt;0;[.C129]-[.F128];unknown)" office:value-type="float" office:value="0.600000000000023" calcext:value-type="float">
            <text:p>0,6</text:p>
          </table:table-cell>
          <table:table-cell table:formula="of:=IF([.B129]&gt;0;[.B129]-[.E128];unknown)" office:value-type="float" office:value="0" calcext:value-type="float">
            <text:p>0,0</text:p>
          </table:table-cell>
          <table:table-cell table:formula="of:=IF([.E129]&gt;0;[.E129]-[.E128];unknown)" office:value-type="float" office:value="3.5" calcext:value-type="float">
            <text:p>3,5</text:p>
          </table:table-cell>
          <table:table-cell table:style-name="ce42" table:formula="of:=IF([.F129]&gt;0;[.F129]-[.F128];unknown)" office:value-type="float" office:value="3.10000000000002" calcext:value-type="float">
            <text:p>3,1</text:p>
          </table:table-cell>
          <table:table-cell table:formula="of:=[.O129]-[.N129]" office:value-type="float" office:value="-0.399999999999977" calcext:value-type="float">
            <text:p>-0,4</text:p>
          </table:table-cell>
          <table:table-cell table:formula="of:=[.P129]-[.$G$161]" office:value-type="float" office:value="-0.799999999999977" calcext:value-type="float">
            <text:p>-0,8</text:p>
          </table:table-cell>
          <table:table-cell table:style-name="ce22" table:formula="of:=IF([.G129]&lt;25;0;IF([.G129]&lt;26;20;IF([.G129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6" calcext:value-type="date">
            <text:p>06.08.21</text:p>
          </table:table-cell>
          <table:table-cell table:formula="of:=[.E129]" office:value-type="float" office:value="324.1" calcext:value-type="float">
            <text:p>324,1</text:p>
          </table:table-cell>
          <table:table-cell office:value-type="float" office:value="412.6" calcext:value-type="float">
            <text:p>412,6</text:p>
          </table:table-cell>
          <table:table-cell/>
          <table:table-cell office:value-type="float" office:value="329" calcext:value-type="float">
            <text:p>329,0</text:p>
          </table:table-cell>
          <table:table-cell office:value-type="float" office:value="416.4" calcext:value-type="float">
            <text:p>416,4</text:p>
          </table:table-cell>
          <table:table-cell office:value-type="float" office:value="23.8" calcext:value-type="float">
            <text:p>23,8</text:p>
          </table:table-cell>
          <table:table-cell table:style-name="ce46" office:value-type="float" office:value="0" calcext:value-type="float">
            <text:p>0</text:p>
          </table:table-cell>
          <table:table-cell table:style-name="ce15" office:value-type="string" calcext:value-type="string">
            <text:p>+</text:p>
          </table:table-cell>
          <table:table-cell table:style-name="ce15" office:value-type="float" office:value="18" calcext:value-type="float">
            <text:p>18</text:p>
          </table:table-cell>
          <table:table-cell table:style-name="ce18"/>
          <table:table-cell table:style-name="ce20" table:formula="of:=IF([.C130]&gt;0;[.C130]-[.F129];unknown)" office:value-type="float" office:value="0.800000000000011" calcext:value-type="float">
            <text:p>0,8</text:p>
          </table:table-cell>
          <table:table-cell table:formula="of:=IF([.B130]&gt;0;[.B130]-[.E129];unknown)" office:value-type="float" office:value="0" calcext:value-type="float">
            <text:p>0,0</text:p>
          </table:table-cell>
          <table:table-cell table:formula="of:=IF([.E130]&gt;0;[.E130]-[.E129];unknown)" office:value-type="float" office:value="4.89999999999998" calcext:value-type="float">
            <text:p>4,9</text:p>
          </table:table-cell>
          <table:table-cell table:style-name="ce42" table:formula="of:=IF([.F130]&gt;0;[.F130]-[.F129];unknown)" office:value-type="float" office:value="4.59999999999997" calcext:value-type="float">
            <text:p>4,6</text:p>
          </table:table-cell>
          <table:table-cell table:formula="of:=[.O130]-[.N130]" office:value-type="float" office:value="-0.300000000000011" calcext:value-type="float">
            <text:p>-0,3</text:p>
          </table:table-cell>
          <table:table-cell table:formula="of:=[.P130]-[.$G$161]" office:value-type="float" office:value="-0.700000000000011" calcext:value-type="float">
            <text:p>-0,7</text:p>
          </table:table-cell>
          <table:table-cell table:style-name="ce22" table:formula="of:=IF([.G130]&lt;25;0;IF([.G130]&lt;26;20;IF([.G130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7" calcext:value-type="date">
            <text:p>07.08.21</text:p>
          </table:table-cell>
          <table:table-cell table:formula="of:=[.E130]" office:value-type="float" office:value="329" calcext:value-type="float">
            <text:p>329,0</text:p>
          </table:table-cell>
          <table:table-cell table:number-columns-repeated="2"/>
          <table:table-cell table:formula="of:=[.E130]" office:value-type="float" office:value="329" calcext:value-type="float">
            <text:p>329,0</text:p>
          </table:table-cell>
          <table:table-cell office:value-type="float" office:value="416.7" calcext:value-type="float">
            <text:p>416,7</text:p>
          </table:table-cell>
          <table:table-cell office:value-type="float" office:value="25.7" calcext:value-type="float">
            <text:p>25,7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густ обл и дождь</text:p>
          </table:table-cell>
          <table:table-cell table:style-name="ce20" table:formula="of:=IF([.C131]&gt;0;[.C131]-[.F130];unknown)" office:value-type="string" office:string-value="" calcext:value-type="error">
            <text:p>#ИМЯ?</text:p>
          </table:table-cell>
          <table:table-cell table:formula="of:=IF([.B131]&gt;0;[.B131]-[.E130];unknown)" office:value-type="float" office:value="0" calcext:value-type="float">
            <text:p>0,0</text:p>
          </table:table-cell>
          <table:table-cell table:formula="of:=IF([.E131]&gt;0;[.E131]-[.E130];unknown)" office:value-type="float" office:value="0" calcext:value-type="float">
            <text:p>0,0</text:p>
          </table:table-cell>
          <table:table-cell table:style-name="ce122" table:formula="of:=IF([.F131]&gt;0;[.F131]-[.F130];unknown)" office:value-type="float" office:value="0.300000000000011" calcext:value-type="float">
            <text:p>0,3</text:p>
          </table:table-cell>
          <table:table-cell table:formula="of:=[.O131]-[.N131]" office:value-type="float" office:value="0.300000000000011" calcext:value-type="float">
            <text:p>0,3</text:p>
          </table:table-cell>
          <table:table-cell table:formula="of:=[.P131]-[.$G$161]" office:value-type="float" office:value="-0.099999999999989" calcext:value-type="float">
            <text:p>-0,1</text:p>
          </table:table-cell>
          <table:table-cell table:style-name="ce22" table:formula="of:=IF([.G131]&lt;25;0;IF([.G131]&lt;26;20;IF([.G131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8" calcext:value-type="date">
            <text:p>08.08.21</text:p>
          </table:table-cell>
          <table:table-cell table:formula="of:=[.E131]" office:value-type="float" office:value="329" calcext:value-type="float">
            <text:p>329,0</text:p>
          </table:table-cell>
          <table:table-cell table:number-columns-repeated="2"/>
          <table:table-cell table:formula="of:=[.E131]" office:value-type="float" office:value="329" calcext:value-type="float">
            <text:p>329,0</text:p>
          </table:table-cell>
          <table:table-cell office:value-type="float" office:value="418.4" calcext:value-type="float">
            <text:p>418,4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2" calcext:value-type="float">
            <text:p>22</text:p>
          </table:table-cell>
          <table:table-cell table:style-name="ce18"/>
          <table:table-cell table:style-name="ce20" table:formula="of:=IF([.C132]&gt;0;[.C132]-[.F131];unknown)" office:value-type="string" office:string-value="" calcext:value-type="error">
            <text:p>#ИМЯ?</text:p>
          </table:table-cell>
          <table:table-cell table:formula="of:=IF([.B132]&gt;0;[.B132]-[.E131];unknown)" office:value-type="float" office:value="0" calcext:value-type="float">
            <text:p>0,0</text:p>
          </table:table-cell>
          <table:table-cell table:formula="of:=IF([.E132]&gt;0;[.E132]-[.E131];unknown)" office:value-type="float" office:value="0" calcext:value-type="float">
            <text:p>0,0</text:p>
          </table:table-cell>
          <table:table-cell table:style-name="ce42" table:formula="of:=IF([.F132]&gt;0;[.F132]-[.F131];unknown)" office:value-type="float" office:value="1.69999999999999" calcext:value-type="float">
            <text:p>1,7</text:p>
          </table:table-cell>
          <table:table-cell table:formula="of:=[.O132]-[.N132]" office:value-type="float" office:value="1.69999999999999" calcext:value-type="float">
            <text:p>1,7</text:p>
          </table:table-cell>
          <table:table-cell table:formula="of:=[.P132]-[.$G$161]" office:value-type="float" office:value="1.29999999999999" calcext:value-type="float">
            <text:p>1,3</text:p>
          </table:table-cell>
          <table:table-cell table:style-name="ce22" table:formula="of:=IF([.G132]&lt;25;0;IF([.G132]&lt;26;20;IF([.G13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09" calcext:value-type="date">
            <text:p>09.08.21</text:p>
          </table:table-cell>
          <table:table-cell table:formula="of:=[.E132]" office:value-type="float" office:value="329" calcext:value-type="float">
            <text:p>329,0</text:p>
          </table:table-cell>
          <table:table-cell office:value-type="float" office:value="418.5" calcext:value-type="float">
            <text:p>418,5</text:p>
          </table:table-cell>
          <table:table-cell/>
          <table:table-cell office:value-type="float" office:value="331" calcext:value-type="float">
            <text:p>331,0</text:p>
          </table:table-cell>
          <table:table-cell office:value-type="float" office:value="419.8" calcext:value-type="float">
            <text:p>419,8</text:p>
          </table:table-cell>
          <table:table-cell office:value-type="float" office:value="25.9" calcext:value-type="float">
            <text:p>25,9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2" calcext:value-type="float">
            <text:p>22</text:p>
          </table:table-cell>
          <table:table-cell table:style-name="ce18"/>
          <table:table-cell table:style-name="ce20" table:formula="of:=IF([.C133]&gt;0;[.C133]-[.F132];unknown)" office:value-type="float" office:value="0.100000000000023" calcext:value-type="float">
            <text:p>0,1</text:p>
          </table:table-cell>
          <table:table-cell table:formula="of:=IF([.B133]&gt;0;[.B133]-[.E132];unknown)" office:value-type="float" office:value="0" calcext:value-type="float">
            <text:p>0,0</text:p>
          </table:table-cell>
          <table:table-cell table:formula="of:=IF([.E133]&gt;0;[.E133]-[.E132];unknown)" office:value-type="float" office:value="2" calcext:value-type="float">
            <text:p>2,0</text:p>
          </table:table-cell>
          <table:table-cell table:style-name="ce42" table:formula="of:=IF([.F133]&gt;0;[.F133]-[.F132];unknown)" office:value-type="float" office:value="1.40000000000003" calcext:value-type="float">
            <text:p>1,4</text:p>
          </table:table-cell>
          <table:table-cell table:formula="of:=[.O133]-[.N133]" office:value-type="float" office:value="-0.599999999999966" calcext:value-type="float">
            <text:p>-0,6</text:p>
          </table:table-cell>
          <table:table-cell table:formula="of:=[.P133]-[.$G$161]" office:value-type="float" office:value="-0.999999999999966" calcext:value-type="float">
            <text:p>-1,0</text:p>
          </table:table-cell>
          <table:table-cell table:style-name="ce22" table:formula="of:=IF([.G133]&lt;25;0;IF([.G133]&lt;26;20;IF([.G133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0" calcext:value-type="date">
            <text:p>10.08.21</text:p>
          </table:table-cell>
          <table:table-cell table:formula="of:=[.E133]" office:value-type="float" office:value="331" calcext:value-type="float">
            <text:p>331,0</text:p>
          </table:table-cell>
          <table:table-cell office:value-type="float" office:value="420.7" calcext:value-type="float">
            <text:p>420,7</text:p>
          </table:table-cell>
          <table:table-cell/>
          <table:table-cell office:value-type="float" office:value="335.3" calcext:value-type="float">
            <text:p>335,3</text:p>
          </table:table-cell>
          <table:table-cell office:value-type="float" office:value="423.8" calcext:value-type="float">
            <text:p>423,8</text:p>
          </table:table-cell>
          <table:table-cell office:value-type="float" office:value="25.3" calcext:value-type="float">
            <text:p>25,3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2" calcext:value-type="float">
            <text:p>22</text:p>
          </table:table-cell>
          <table:table-cell table:style-name="ce18"/>
          <table:table-cell table:style-name="ce20" table:formula="of:=IF([.C134]&gt;0;[.C134]-[.F133];unknown)" office:value-type="float" office:value="0.899999999999977" calcext:value-type="float">
            <text:p>0,9</text:p>
          </table:table-cell>
          <table:table-cell table:formula="of:=IF([.B134]&gt;0;[.B134]-[.E133];unknown)" office:value-type="float" office:value="0" calcext:value-type="float">
            <text:p>0,0</text:p>
          </table:table-cell>
          <table:table-cell table:formula="of:=IF([.E134]&gt;0;[.E134]-[.E133];unknown)" office:value-type="float" office:value="4.30000000000001" calcext:value-type="float">
            <text:p>4,3</text:p>
          </table:table-cell>
          <table:table-cell table:style-name="ce42" table:formula="of:=IF([.F134]&gt;0;[.F134]-[.F133];unknown)" office:value-type="float" office:value="4" calcext:value-type="float">
            <text:p>4,0</text:p>
          </table:table-cell>
          <table:table-cell table:formula="of:=[.O134]-[.N134]" office:value-type="float" office:value="-0.300000000000011" calcext:value-type="float">
            <text:p>-0,3</text:p>
          </table:table-cell>
          <table:table-cell table:formula="of:=[.P134]-[.$G$161]" office:value-type="float" office:value="-0.700000000000011" calcext:value-type="float">
            <text:p>-0,7</text:p>
          </table:table-cell>
          <table:table-cell table:style-name="ce22" table:formula="of:=IF([.G134]&lt;25;0;IF([.G134]&lt;26;20;IF([.G134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1" calcext:value-type="date">
            <text:p>11.08.21</text:p>
          </table:table-cell>
          <table:table-cell table:formula="of:=[.E134]" office:value-type="float" office:value="335.3" calcext:value-type="float">
            <text:p>335,3</text:p>
          </table:table-cell>
          <table:table-cell office:value-type="float" office:value="424.9" calcext:value-type="float">
            <text:p>424,9</text:p>
          </table:table-cell>
          <table:table-cell/>
          <table:table-cell office:value-type="float" office:value="335.5" calcext:value-type="float">
            <text:p>335,5</text:p>
          </table:table-cell>
          <table:table-cell office:value-type="float" office:value="426.4" calcext:value-type="float">
            <text:p>426,4</text:p>
          </table:table-cell>
          <table:table-cell/>
          <table:table-cell table:style-name="ce46"/>
          <table:table-cell table:style-name="ce15" office:value-type="string" calcext:value-type="string">
            <text:p>+</text:p>
          </table:table-cell>
          <table:table-cell table:style-name="ce15"/>
          <table:table-cell table:style-name="ce18" office:value-type="string" calcext:value-type="string">
            <text:p>сломался переключатель основного-резервного питания</text:p>
          </table:table-cell>
          <table:table-cell table:style-name="ce20" table:formula="of:=IF([.C135]&gt;0;[.C135]-[.F134];unknown)" office:value-type="float" office:value="1.09999999999997" calcext:value-type="float">
            <text:p>1,1</text:p>
          </table:table-cell>
          <table:table-cell table:formula="of:=IF([.B135]&gt;0;[.B135]-[.E134];unknown)" office:value-type="float" office:value="0" calcext:value-type="float">
            <text:p>0,0</text:p>
          </table:table-cell>
          <table:table-cell table:formula="of:=IF([.E135]&gt;0;[.E135]-[.E134];unknown)" office:value-type="float" office:value="0.199999999999989" calcext:value-type="float">
            <text:p>0,2</text:p>
          </table:table-cell>
          <table:table-cell table:style-name="ce42" table:formula="of:=IF([.F135]&gt;0;[.F135]-[.F134];unknown)" office:value-type="float" office:value="2.59999999999997" calcext:value-type="float">
            <text:p>2,6</text:p>
          </table:table-cell>
          <table:table-cell table:formula="of:=[.O135]-[.N135]" office:value-type="float" office:value="2.39999999999998" calcext:value-type="float">
            <text:p>2,4</text:p>
          </table:table-cell>
          <table:table-cell table:formula="of:=[.P135]-[.$G$161]" office:value-type="float" office:value="1.99999999999998" calcext:value-type="float">
            <text:p>2,0</text:p>
          </table:table-cell>
          <table:table-cell table:style-name="ce22" table:formula="of:=IF([.G135]&lt;25;0;IF([.G135]&lt;26;20;IF([.G135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2" calcext:value-type="date">
            <text:p>12.08.21</text:p>
          </table:table-cell>
          <table:table-cell table:formula="of:=[.E135]" office:value-type="float" office:value="335.5" calcext:value-type="float">
            <text:p>335,5</text:p>
          </table:table-cell>
          <table:table-cell office:value-type="float" office:value="426.9" calcext:value-type="float">
            <text:p>426,9</text:p>
          </table:table-cell>
          <table:table-cell/>
          <table:table-cell office:value-type="float" office:value="338" calcext:value-type="float">
            <text:p>338,0</text:p>
          </table:table-cell>
          <table:table-cell office:value-type="float" office:value="428.8" calcext:value-type="float">
            <text:p>428,8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1" calcext:value-type="float">
            <text:p>21</text:p>
          </table:table-cell>
          <table:table-cell table:style-name="ce18"/>
          <table:table-cell table:style-name="ce20" table:formula="of:=IF([.C136]&gt;0;[.C136]-[.F135];unknown)" office:value-type="float" office:value="0.5" calcext:value-type="float">
            <text:p>0,5</text:p>
          </table:table-cell>
          <table:table-cell table:formula="of:=IF([.B136]&gt;0;[.B136]-[.E135];unknown)" office:value-type="float" office:value="0" calcext:value-type="float">
            <text:p>0,0</text:p>
          </table:table-cell>
          <table:table-cell table:formula="of:=IF([.E136]&gt;0;[.E136]-[.E135];unknown)" office:value-type="float" office:value="2.5" calcext:value-type="float">
            <text:p>2,5</text:p>
          </table:table-cell>
          <table:table-cell table:style-name="ce42" table:formula="of:=IF([.F136]&gt;0;[.F136]-[.F135];unknown)" office:value-type="float" office:value="2.40000000000003" calcext:value-type="float">
            <text:p>2,4</text:p>
          </table:table-cell>
          <table:table-cell table:formula="of:=[.O136]-[.N136]" office:value-type="float" office:value="-0.0999999999999659" calcext:value-type="float">
            <text:p>-0,1</text:p>
          </table:table-cell>
          <table:table-cell table:formula="of:=[.P136]-[.$G$161]" office:value-type="float" office:value="-0.499999999999966" calcext:value-type="float">
            <text:p>-0,5</text:p>
          </table:table-cell>
          <table:table-cell table:style-name="ce22" table:formula="of:=IF([.G136]&lt;25;0;IF([.G136]&lt;26;20;IF([.G13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3" calcext:value-type="date">
            <text:p>13.08.21</text:p>
          </table:table-cell>
          <table:table-cell table:formula="of:=[.E136]" office:value-type="float" office:value="338" calcext:value-type="float">
            <text:p>338,0</text:p>
          </table:table-cell>
          <table:table-cell office:value-type="float" office:value="429.3" calcext:value-type="float">
            <text:p>429,3</text:p>
          </table:table-cell>
          <table:table-cell/>
          <table:table-cell office:value-type="float" office:value="340.2" calcext:value-type="float">
            <text:p>340,2</text:p>
          </table:table-cell>
          <table:table-cell office:value-type="float" office:value="433.2" calcext:value-type="float">
            <text:p>433,2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3" calcext:value-type="float">
            <text:p>23</text:p>
          </table:table-cell>
          <table:table-cell table:style-name="ce18"/>
          <table:table-cell table:style-name="ce20" table:formula="of:=IF([.C137]&gt;0;[.C137]-[.F136];unknown)" office:value-type="float" office:value="0.5" calcext:value-type="float">
            <text:p>0,5</text:p>
          </table:table-cell>
          <table:table-cell table:formula="of:=IF([.B137]&gt;0;[.B137]-[.E136];unknown)" office:value-type="float" office:value="0" calcext:value-type="float">
            <text:p>0,0</text:p>
          </table:table-cell>
          <table:table-cell table:formula="of:=IF([.E137]&gt;0;[.E137]-[.E136];unknown)" office:value-type="float" office:value="2.19999999999999" calcext:value-type="float">
            <text:p>2,2</text:p>
          </table:table-cell>
          <table:table-cell table:style-name="ce42" table:formula="of:=IF([.F137]&gt;0;[.F137]-[.F136];unknown)" office:value-type="float" office:value="4.39999999999998" calcext:value-type="float">
            <text:p>4,4</text:p>
          </table:table-cell>
          <table:table-cell table:formula="of:=[.O137]-[.N137]" office:value-type="float" office:value="2.19999999999999" calcext:value-type="float">
            <text:p>2,2</text:p>
          </table:table-cell>
          <table:table-cell table:formula="of:=[.P137]-[.$G$161]" office:value-type="float" office:value="1.79999999999999" calcext:value-type="float">
            <text:p>1,8</text:p>
          </table:table-cell>
          <table:table-cell table:style-name="ce22" table:formula="of:=IF([.G137]&lt;25;0;IF([.G137]&lt;26;20;IF([.G13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4" calcext:value-type="date">
            <text:p>14.08.21</text:p>
          </table:table-cell>
          <table:table-cell table:formula="of:=[.E137]" office:value-type="float" office:value="340.2" calcext:value-type="float">
            <text:p>340,2</text:p>
          </table:table-cell>
          <table:table-cell office:value-type="float" office:value="433.7" calcext:value-type="float">
            <text:p>433,7</text:p>
          </table:table-cell>
          <table:table-cell/>
          <table:table-cell office:value-type="float" office:value="343.6" calcext:value-type="float">
            <text:p>343,6</text:p>
          </table:table-cell>
          <table:table-cell office:value-type="float" office:value="435.4" calcext:value-type="float">
            <text:p>435,4</text:p>
          </table:table-cell>
          <table:table-cell/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2" calcext:value-type="float">
            <text:p>22</text:p>
          </table:table-cell>
          <table:table-cell table:style-name="ce18"/>
          <table:table-cell table:style-name="ce20" table:formula="of:=IF([.C138]&gt;0;[.C138]-[.F137];unknown)" office:value-type="float" office:value="0.5" calcext:value-type="float">
            <text:p>0,5</text:p>
          </table:table-cell>
          <table:table-cell table:formula="of:=IF([.B138]&gt;0;[.B138]-[.E137];unknown)" office:value-type="float" office:value="0" calcext:value-type="float">
            <text:p>0,0</text:p>
          </table:table-cell>
          <table:table-cell table:formula="of:=IF([.E138]&gt;0;[.E138]-[.E137];unknown)" office:value-type="float" office:value="3.40000000000003" calcext:value-type="float">
            <text:p>3,4</text:p>
          </table:table-cell>
          <table:table-cell table:style-name="ce42" table:formula="of:=IF([.F138]&gt;0;[.F138]-[.F137];unknown)" office:value-type="float" office:value="2.19999999999999" calcext:value-type="float">
            <text:p>2,2</text:p>
          </table:table-cell>
          <table:table-cell table:formula="of:=[.O138]-[.N138]" office:value-type="float" office:value="-1.20000000000005" calcext:value-type="float">
            <text:p>-1,2</text:p>
          </table:table-cell>
          <table:table-cell table:formula="of:=[.P138]-[.$G$161]" office:value-type="float" office:value="-1.60000000000005" calcext:value-type="float">
            <text:p>-1,6</text:p>
          </table:table-cell>
          <table:table-cell table:style-name="ce22" table:formula="of:=IF([.G138]&lt;25;0;IF([.G138]&lt;26;20;IF([.G138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5" calcext:value-type="date">
            <text:p>15.08.21</text:p>
          </table:table-cell>
          <table:table-cell table:formula="of:=[.E138]" office:value-type="float" office:value="343.6" calcext:value-type="float">
            <text:p>343,6</text:p>
          </table:table-cell>
          <table:table-cell office:value-type="float" office:value="435.6" calcext:value-type="float">
            <text:p>435,6</text:p>
          </table:table-cell>
          <table:table-cell/>
          <table:table-cell office:value-type="float" office:value="347.3" calcext:value-type="float">
            <text:p>347,3</text:p>
          </table:table-cell>
          <table:table-cell office:value-type="float" office:value="438" calcext:value-type="float">
            <text:p>438,0</text:p>
          </table:table-cell>
          <table:table-cell office:value-type="float" office:value="22.5" calcext:value-type="float">
            <text:p>22,5</text:p>
          </table:table-cell>
          <table:table-cell table:style-name="ce46" office:value-type="float" office:value="0" calcext:value-type="float">
            <text:p>0</text:p>
          </table:table-cell>
          <table:table-cell table:style-name="ce15" office:value-type="string" calcext:value-type="string">
            <text:p>+</text:p>
          </table:table-cell>
          <table:table-cell table:style-name="ce15" office:value-type="float" office:value="19" calcext:value-type="float">
            <text:p>19</text:p>
          </table:table-cell>
          <table:table-cell table:style-name="ce18"/>
          <table:table-cell table:style-name="ce20" table:formula="of:=IF([.C139]&gt;0;[.C139]-[.F138];unknown)" office:value-type="float" office:value="0.200000000000045" calcext:value-type="float">
            <text:p>0,2</text:p>
          </table:table-cell>
          <table:table-cell table:formula="of:=IF([.B139]&gt;0;[.B139]-[.E138];unknown)" office:value-type="float" office:value="0" calcext:value-type="float">
            <text:p>0,0</text:p>
          </table:table-cell>
          <table:table-cell table:formula="of:=IF([.E139]&gt;0;[.E139]-[.E138];unknown)" office:value-type="float" office:value="3.69999999999999" calcext:value-type="float">
            <text:p>3,7</text:p>
          </table:table-cell>
          <table:table-cell table:style-name="ce42" table:formula="of:=IF([.F139]&gt;0;[.F139]-[.F138];unknown)" office:value-type="float" office:value="2.60000000000002" calcext:value-type="float">
            <text:p>2,6</text:p>
          </table:table-cell>
          <table:table-cell table:formula="of:=[.O139]-[.N139]" office:value-type="float" office:value="-1.09999999999997" calcext:value-type="float">
            <text:p>-1,1</text:p>
          </table:table-cell>
          <table:table-cell table:formula="of:=[.P139]-[.$G$161]" office:value-type="float" office:value="-1.49999999999997" calcext:value-type="float">
            <text:p>-1,5</text:p>
          </table:table-cell>
          <table:table-cell table:style-name="ce22" table:formula="of:=IF([.G139]&lt;25;0;IF([.G139]&lt;26;20;IF([.G13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6" calcext:value-type="date">
            <text:p>16.08.21</text:p>
          </table:table-cell>
          <table:table-cell table:formula="of:=[.E139]" office:value-type="float" office:value="347.3" calcext:value-type="float">
            <text:p>347,3</text:p>
          </table:table-cell>
          <table:table-cell table:number-columns-repeated="2"/>
          <table:table-cell office:value-type="float" office:value="349.3" calcext:value-type="float">
            <text:p>349,3</text:p>
          </table:table-cell>
          <table:table-cell office:value-type="float" office:value="440.9" calcext:value-type="float">
            <text:p>440,9</text:p>
          </table:table-cell>
          <table:table-cell office:value-type="float" office:value="25.8" calcext:value-type="float">
            <text:p>25,8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8" calcext:value-type="float">
            <text:p>18</text:p>
          </table:table-cell>
          <table:table-cell table:style-name="ce18"/>
          <table:table-cell table:style-name="ce20" table:formula="of:=IF([.C140]&gt;0;[.C140]-[.F139];unknown)" office:value-type="string" office:string-value="" calcext:value-type="error">
            <text:p>#ИМЯ?</text:p>
          </table:table-cell>
          <table:table-cell table:formula="of:=IF([.B140]&gt;0;[.B140]-[.E139];unknown)" office:value-type="float" office:value="0" calcext:value-type="float">
            <text:p>0,0</text:p>
          </table:table-cell>
          <table:table-cell table:formula="of:=IF([.E140]&gt;0;[.E140]-[.E139];unknown)" office:value-type="float" office:value="2" calcext:value-type="float">
            <text:p>2,0</text:p>
          </table:table-cell>
          <table:table-cell table:style-name="ce42" table:formula="of:=IF([.F140]&gt;0;[.F140]-[.F139];unknown)" office:value-type="float" office:value="2.89999999999998" calcext:value-type="float">
            <text:p>2,9</text:p>
          </table:table-cell>
          <table:table-cell table:formula="of:=[.O140]-[.N140]" office:value-type="float" office:value="0.899999999999977" calcext:value-type="float">
            <text:p>0,9</text:p>
          </table:table-cell>
          <table:table-cell table:formula="of:=[.P140]-[.$G$161]" office:value-type="float" office:value="0.499999999999977" calcext:value-type="float">
            <text:p>0,5</text:p>
          </table:table-cell>
          <table:table-cell table:style-name="ce22" table:formula="of:=IF([.G140]&lt;25;0;IF([.G140]&lt;26;20;IF([.G140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7" calcext:value-type="date">
            <text:p>17.08.21</text:p>
          </table:table-cell>
          <table:table-cell table:formula="of:=[.E140]" office:value-type="float" office:value="349.3" calcext:value-type="float">
            <text:p>349,3</text:p>
          </table:table-cell>
          <table:table-cell table:number-columns-repeated="2"/>
          <table:table-cell table:formula="of:=[.E140]" office:value-type="float" office:value="349.3" calcext:value-type="float">
            <text:p>349,3</text:p>
          </table:table-cell>
          <table:table-cell office:value-type="float" office:value="443.3" calcext:value-type="float">
            <text:p>443,3</text:p>
          </table:table-cell>
          <table:table-cell office:value-type="float" office:value="26.5" calcext:value-type="float">
            <text:p>26,5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не вкл инвертор</text:p>
          </table:table-cell>
          <table:table-cell table:style-name="ce20" table:formula="of:=IF([.C141]&gt;0;[.C141]-[.F140];unknown)" office:value-type="string" office:string-value="" calcext:value-type="error">
            <text:p>#ИМЯ?</text:p>
          </table:table-cell>
          <table:table-cell table:formula="of:=IF([.B141]&gt;0;[.B141]-[.E140];unknown)" office:value-type="float" office:value="0" calcext:value-type="float">
            <text:p>0,0</text:p>
          </table:table-cell>
          <table:table-cell table:formula="of:=IF([.E141]&gt;0;[.E141]-[.E140];unknown)" office:value-type="float" office:value="0" calcext:value-type="float">
            <text:p>0,0</text:p>
          </table:table-cell>
          <table:table-cell table:style-name="ce42" table:formula="of:=IF([.F141]&gt;0;[.F141]-[.F140];unknown)" office:value-type="float" office:value="2.40000000000003" calcext:value-type="float">
            <text:p>2,4</text:p>
          </table:table-cell>
          <table:table-cell table:formula="of:=[.O141]-[.N141]" office:value-type="float" office:value="2.40000000000003" calcext:value-type="float">
            <text:p>2,4</text:p>
          </table:table-cell>
          <table:table-cell table:formula="of:=[.P141]-[.$G$161]" office:value-type="float" office:value="2.00000000000003" calcext:value-type="float">
            <text:p>2,0</text:p>
          </table:table-cell>
          <table:table-cell table:style-name="ce22" table:formula="of:=IF([.G141]&lt;25;0;IF([.G141]&lt;26;20;IF([.G14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8" calcext:value-type="date">
            <text:p>18.08.21</text:p>
          </table:table-cell>
          <table:table-cell table:formula="of:=[.E141]" office:value-type="float" office:value="349.3" calcext:value-type="float">
            <text:p>349,3</text:p>
          </table:table-cell>
          <table:table-cell office:value-type="float" office:value="443.9" calcext:value-type="float">
            <text:p>443,9</text:p>
          </table:table-cell>
          <table:table-cell/>
          <table:table-cell office:value-type="float" office:value="352.7" calcext:value-type="float">
            <text:p>352,7</text:p>
          </table:table-cell>
          <table:table-cell office:value-type="float" office:value="447.2" calcext:value-type="float">
            <text:p>447,2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21" calcext:value-type="float">
            <text:p>21</text:p>
          </table:table-cell>
          <table:table-cell table:style-name="ce18"/>
          <table:table-cell table:style-name="ce20" table:formula="of:=IF([.C142]&gt;0;[.C142]-[.F141];unknown)" office:value-type="float" office:value="0.599999999999966" calcext:value-type="float">
            <text:p>0,6</text:p>
          </table:table-cell>
          <table:table-cell table:formula="of:=IF([.B142]&gt;0;[.B142]-[.E141];unknown)" office:value-type="float" office:value="0" calcext:value-type="float">
            <text:p>0,0</text:p>
          </table:table-cell>
          <table:table-cell table:formula="of:=IF([.E142]&gt;0;[.E142]-[.E141];unknown)" office:value-type="float" office:value="3.39999999999998" calcext:value-type="float">
            <text:p>3,4</text:p>
          </table:table-cell>
          <table:table-cell table:style-name="ce42" table:formula="of:=IF([.F142]&gt;0;[.F142]-[.F141];unknown)" office:value-type="float" office:value="3.89999999999998" calcext:value-type="float">
            <text:p>3,9</text:p>
          </table:table-cell>
          <table:table-cell table:formula="of:=[.O142]-[.N142]" office:value-type="float" office:value="0.5" calcext:value-type="float">
            <text:p>0,5</text:p>
          </table:table-cell>
          <table:table-cell table:formula="of:=[.P142]-[.$G$161]" office:value-type="float" office:value="0.1" calcext:value-type="float">
            <text:p>0,1</text:p>
          </table:table-cell>
          <table:table-cell table:style-name="ce22" table:formula="of:=IF([.G142]&lt;25;0;IF([.G142]&lt;26;20;IF([.G14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19" calcext:value-type="date">
            <text:p>19.08.21</text:p>
          </table:table-cell>
          <table:table-cell table:formula="of:=[.E142]" office:value-type="float" office:value="352.7" calcext:value-type="float">
            <text:p>352,7</text:p>
          </table:table-cell>
          <table:table-cell office:value-type="float" office:value="447.9" calcext:value-type="float">
            <text:p>447,9</text:p>
          </table:table-cell>
          <table:table-cell/>
          <table:table-cell office:value-type="float" office:value="355.2" calcext:value-type="float">
            <text:p>355,2</text:p>
          </table:table-cell>
          <table:table-cell office:value-type="float" office:value="449.3" calcext:value-type="float">
            <text:p>449,3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8" calcext:value-type="float">
            <text:p>18</text:p>
          </table:table-cell>
          <table:table-cell table:style-name="ce18"/>
          <table:table-cell table:style-name="ce20" table:formula="of:=IF([.C143]&gt;0;[.C143]-[.F142];unknown)" office:value-type="float" office:value="0.699999999999989" calcext:value-type="float">
            <text:p>0,7</text:p>
          </table:table-cell>
          <table:table-cell table:formula="of:=IF([.B143]&gt;0;[.B143]-[.E142];unknown)" office:value-type="float" office:value="0" calcext:value-type="float">
            <text:p>0,0</text:p>
          </table:table-cell>
          <table:table-cell table:formula="of:=IF([.E143]&gt;0;[.E143]-[.E142];unknown)" office:value-type="float" office:value="2.5" calcext:value-type="float">
            <text:p>2,5</text:p>
          </table:table-cell>
          <table:table-cell table:style-name="ce42" table:formula="of:=IF([.F143]&gt;0;[.F143]-[.F142];unknown)" office:value-type="float" office:value="2.10000000000002" calcext:value-type="float">
            <text:p>2,1</text:p>
          </table:table-cell>
          <table:table-cell table:formula="of:=[.O143]-[.N143]" office:value-type="float" office:value="-0.399999999999977" calcext:value-type="float">
            <text:p>-0,4</text:p>
          </table:table-cell>
          <table:table-cell table:formula="of:=[.P143]-[.$G$161]" office:value-type="float" office:value="-0.799999999999977" calcext:value-type="float">
            <text:p>-0,8</text:p>
          </table:table-cell>
          <table:table-cell table:style-name="ce22" table:formula="of:=IF([.G143]&lt;25;0;IF([.G143]&lt;26;20;IF([.G14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0" calcext:value-type="date">
            <text:p>20.08.21</text:p>
          </table:table-cell>
          <table:table-cell table:formula="of:=[.E143]" office:value-type="float" office:value="355.2" calcext:value-type="float">
            <text:p>355,2</text:p>
          </table:table-cell>
          <table:table-cell office:value-type="float" office:value="449.7" calcext:value-type="float">
            <text:p>449,7</text:p>
          </table:table-cell>
          <table:table-cell/>
          <table:table-cell office:value-type="float" office:value="357.6" calcext:value-type="float">
            <text:p>357,6</text:p>
          </table:table-cell>
          <table:table-cell office:value-type="float" office:value="452.2" calcext:value-type="float">
            <text:p>452,2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/>
          <table:table-cell table:style-name="ce18"/>
          <table:table-cell table:style-name="ce20" table:formula="of:=IF([.C144]&gt;0;[.C144]-[.F143];unknown)" office:value-type="float" office:value="0.399999999999977" calcext:value-type="float">
            <text:p>0,4</text:p>
          </table:table-cell>
          <table:table-cell table:formula="of:=IF([.B144]&gt;0;[.B144]-[.E143];unknown)" office:value-type="float" office:value="0" calcext:value-type="float">
            <text:p>0,0</text:p>
          </table:table-cell>
          <table:table-cell table:formula="of:=IF([.E144]&gt;0;[.E144]-[.E143];unknown)" office:value-type="float" office:value="2.40000000000003" calcext:value-type="float">
            <text:p>2,4</text:p>
          </table:table-cell>
          <table:table-cell table:style-name="ce42" table:formula="of:=IF([.F144]&gt;0;[.F144]-[.F143];unknown)" office:value-type="float" office:value="2.89999999999998" calcext:value-type="float">
            <text:p>2,9</text:p>
          </table:table-cell>
          <table:table-cell table:formula="of:=[.O144]-[.N144]" office:value-type="float" office:value="0.499999999999943" calcext:value-type="float">
            <text:p>0,5</text:p>
          </table:table-cell>
          <table:table-cell table:formula="of:=[.P144]-[.$G$161]" office:value-type="float" office:value="0.099999999999943" calcext:value-type="float">
            <text:p>0,1</text:p>
          </table:table-cell>
          <table:table-cell table:style-name="ce22" table:formula="of:=IF([.G144]&lt;25;0;IF([.G144]&lt;26;20;IF([.G144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1" calcext:value-type="date">
            <text:p>21.08.21</text:p>
          </table:table-cell>
          <table:table-cell table:formula="of:=[.E144]" office:value-type="float" office:value="357.6" calcext:value-type="float">
            <text:p>357,6</text:p>
          </table:table-cell>
          <table:table-cell office:value-type="float" office:value="452.7" calcext:value-type="float">
            <text:p>452,7</text:p>
          </table:table-cell>
          <table:table-cell/>
          <table:table-cell office:value-type="float" office:value="358.9" calcext:value-type="float">
            <text:p>358,9</text:p>
          </table:table-cell>
          <table:table-cell office:value-type="float" office:value="453.8" calcext:value-type="float">
            <text:p>453,8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/>
          <table:table-cell table:style-name="ce18"/>
          <table:table-cell table:style-name="ce20" table:formula="of:=IF([.C145]&gt;0;[.C145]-[.F144];unknown)" office:value-type="float" office:value="0.5" calcext:value-type="float">
            <text:p>0,5</text:p>
          </table:table-cell>
          <table:table-cell table:formula="of:=IF([.B145]&gt;0;[.B145]-[.E144];unknown)" office:value-type="float" office:value="0" calcext:value-type="float">
            <text:p>0,0</text:p>
          </table:table-cell>
          <table:table-cell table:formula="of:=IF([.E145]&gt;0;[.E145]-[.E144];unknown)" office:value-type="float" office:value="1.29999999999995" calcext:value-type="float">
            <text:p>1,3</text:p>
          </table:table-cell>
          <table:table-cell table:style-name="ce42" table:formula="of:=IF([.F145]&gt;0;[.F145]-[.F144];unknown)" office:value-type="float" office:value="1.60000000000002" calcext:value-type="float">
            <text:p>1,6</text:p>
          </table:table-cell>
          <table:table-cell table:formula="of:=[.O145]-[.N145]" office:value-type="float" office:value="0.300000000000068" calcext:value-type="float">
            <text:p>0,3</text:p>
          </table:table-cell>
          <table:table-cell table:formula="of:=[.P145]-[.$G$161]" office:value-type="float" office:value="-0.099999999999932" calcext:value-type="float">
            <text:p>-0,1</text:p>
          </table:table-cell>
          <table:table-cell table:style-name="ce22" table:formula="of:=IF([.G145]&lt;25;0;IF([.G145]&lt;26;20;IF([.G145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2" calcext:value-type="date">
            <text:p>22.08.21</text:p>
          </table:table-cell>
          <table:table-cell table:formula="of:=[.E145]" office:value-type="float" office:value="358.9" calcext:value-type="float">
            <text:p>358,9</text:p>
          </table:table-cell>
          <table:table-cell table:number-columns-repeated="2"/>
          <table:table-cell office:value-type="float" office:value="360.8" calcext:value-type="float">
            <text:p>360,8</text:p>
          </table:table-cell>
          <table:table-cell office:value-type="float" office:value="456.4" calcext:value-type="float">
            <text:p>456,4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/>
          <table:table-cell table:style-name="ce18"/>
          <table:table-cell table:style-name="ce20" table:formula="of:=IF([.C146]&gt;0;[.C146]-[.F145];unknown)" office:value-type="string" office:string-value="" calcext:value-type="error">
            <text:p>#ИМЯ?</text:p>
          </table:table-cell>
          <table:table-cell table:formula="of:=IF([.B146]&gt;0;[.B146]-[.E145];unknown)" office:value-type="float" office:value="0" calcext:value-type="float">
            <text:p>0,0</text:p>
          </table:table-cell>
          <table:table-cell table:formula="of:=IF([.E146]&gt;0;[.E146]-[.E145];unknown)" office:value-type="float" office:value="1.90000000000003" calcext:value-type="float">
            <text:p>1,9</text:p>
          </table:table-cell>
          <table:table-cell table:style-name="ce42" table:formula="of:=IF([.F146]&gt;0;[.F146]-[.F145];unknown)" office:value-type="float" office:value="2.59999999999997" calcext:value-type="float">
            <text:p>2,6</text:p>
          </table:table-cell>
          <table:table-cell table:formula="of:=[.O146]-[.N146]" office:value-type="float" office:value="0.699999999999932" calcext:value-type="float">
            <text:p>0,7</text:p>
          </table:table-cell>
          <table:table-cell table:formula="of:=[.P146]-[.$G$161]" office:value-type="float" office:value="0.299999999999932" calcext:value-type="float">
            <text:p>0,3</text:p>
          </table:table-cell>
          <table:table-cell table:style-name="ce22" table:formula="of:=IF([.G146]&lt;25;0;IF([.G146]&lt;26;20;IF([.G14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3" calcext:value-type="date">
            <text:p>23.08.21</text:p>
          </table:table-cell>
          <table:table-cell table:formula="of:=[.E146]" office:value-type="float" office:value="360.8" calcext:value-type="float">
            <text:p>360,8</text:p>
          </table:table-cell>
          <table:table-cell table:number-columns-repeated="2"/>
          <table:table-cell office:value-type="float" office:value="362.6" calcext:value-type="float">
            <text:p>362,6</text:p>
          </table:table-cell>
          <table:table-cell office:value-type="float" office:value="457.8" calcext:value-type="float">
            <text:p>457,8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/>
          <table:table-cell table:style-name="ce18"/>
          <table:table-cell table:style-name="ce20" table:formula="of:=IF([.C147]&gt;0;[.C147]-[.F146];unknown)" office:value-type="string" office:string-value="" calcext:value-type="error">
            <text:p>#ИМЯ?</text:p>
          </table:table-cell>
          <table:table-cell table:formula="of:=IF([.B147]&gt;0;[.B147]-[.E146];unknown)" office:value-type="float" office:value="0" calcext:value-type="float">
            <text:p>0,0</text:p>
          </table:table-cell>
          <table:table-cell table:formula="of:=IF([.E147]&gt;0;[.E147]-[.E146];unknown)" office:value-type="float" office:value="1.80000000000001" calcext:value-type="float">
            <text:p>1,8</text:p>
          </table:table-cell>
          <table:table-cell table:style-name="ce42" table:formula="of:=IF([.F147]&gt;0;[.F147]-[.F146];unknown)" office:value-type="float" office:value="1.40000000000003" calcext:value-type="float">
            <text:p>1,4</text:p>
          </table:table-cell>
          <table:table-cell table:formula="of:=[.O147]-[.N147]" office:value-type="float" office:value="-0.399999999999977" calcext:value-type="float">
            <text:p>-0,4</text:p>
          </table:table-cell>
          <table:table-cell table:formula="of:=[.P147]-[.$G$161]" office:value-type="float" office:value="-0.799999999999977" calcext:value-type="float">
            <text:p>-0,8</text:p>
          </table:table-cell>
          <table:table-cell table:style-name="ce22" table:formula="of:=IF([.G147]&lt;25;0;IF([.G147]&lt;26;20;IF([.G14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4" calcext:value-type="date">
            <text:p>24.08.21</text:p>
          </table:table-cell>
          <table:table-cell table:formula="of:=[.E147]" office:value-type="float" office:value="362.6" calcext:value-type="float">
            <text:p>362,6</text:p>
          </table:table-cell>
          <table:table-cell table:number-columns-repeated="2"/>
          <table:table-cell table:formula="of:=[.E147]" office:value-type="float" office:value="362.6" calcext:value-type="float">
            <text:p>362,6</text:p>
          </table:table-cell>
          <table:table-cell office:value-type="float" office:value="458.6" calcext:value-type="float">
            <text:p>458,6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0" table:formula="of:=IF([.C148]&gt;0;[.C148]-[.F147];unknown)" office:value-type="string" office:string-value="" calcext:value-type="error">
            <text:p>#ИМЯ?</text:p>
          </table:table-cell>
          <table:table-cell table:formula="of:=IF([.B148]&gt;0;[.B148]-[.E147];unknown)" office:value-type="float" office:value="0" calcext:value-type="float">
            <text:p>0,0</text:p>
          </table:table-cell>
          <table:table-cell table:formula="of:=IF([.E148]&gt;0;[.E148]-[.E147];unknown)" office:value-type="float" office:value="0" calcext:value-type="float">
            <text:p>0,0</text:p>
          </table:table-cell>
          <table:table-cell table:style-name="ce120" table:formula="of:=IF([.F148]&gt;0;[.F148]-[.F147];unknown)" office:value-type="float" office:value="0.800000000000011" calcext:value-type="float">
            <text:p>0,8</text:p>
          </table:table-cell>
          <table:table-cell table:formula="of:=[.O148]-[.N148]" office:value-type="float" office:value="0.800000000000011" calcext:value-type="float">
            <text:p>0,8</text:p>
          </table:table-cell>
          <table:table-cell table:formula="of:=[.P148]-[.$G$161]" office:value-type="float" office:value="0.400000000000011" calcext:value-type="float">
            <text:p>0,4</text:p>
          </table:table-cell>
          <table:table-cell table:style-name="ce22" table:formula="of:=IF([.G148]&lt;25;0;IF([.G148]&lt;26;20;IF([.G148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5" calcext:value-type="date">
            <text:p>25.08.21</text:p>
          </table:table-cell>
          <table:table-cell table:formula="of:=[.E148]" office:value-type="float" office:value="362.6" calcext:value-type="float">
            <text:p>362,6</text:p>
          </table:table-cell>
          <table:table-cell office:value-type="float" office:value="458.7" calcext:value-type="float">
            <text:p>458,7</text:p>
          </table:table-cell>
          <table:table-cell/>
          <table:table-cell office:value-type="float" office:value="364.1" calcext:value-type="float">
            <text:p>364,1</text:p>
          </table:table-cell>
          <table:table-cell office:value-type="float" office:value="459.1" calcext:value-type="float">
            <text:p>459,1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0" table:formula="of:=IF([.C149]&gt;0;[.C149]-[.F148];unknown)" office:value-type="float" office:value="0.0999999999999659" calcext:value-type="float">
            <text:p>0,1</text:p>
          </table:table-cell>
          <table:table-cell table:formula="of:=IF([.B149]&gt;0;[.B149]-[.E148];unknown)" office:value-type="float" office:value="0" calcext:value-type="float">
            <text:p>0,0</text:p>
          </table:table-cell>
          <table:table-cell table:formula="of:=IF([.E149]&gt;0;[.E149]-[.E148];unknown)" office:value-type="float" office:value="1.5" calcext:value-type="float">
            <text:p>1,5</text:p>
          </table:table-cell>
          <table:table-cell table:style-name="ce122" table:formula="of:=IF([.F149]&gt;0;[.F149]-[.F148];unknown)" office:value-type="float" office:value="0.5" calcext:value-type="float">
            <text:p>0,5</text:p>
          </table:table-cell>
          <table:table-cell table:formula="of:=[.O149]-[.N149]" office:value-type="float" office:value="-1" calcext:value-type="float">
            <text:p>-1,0</text:p>
          </table:table-cell>
          <table:table-cell table:formula="of:=[.P149]-[.$G$161]" office:value-type="float" office:value="-1.4" calcext:value-type="float">
            <text:p>-1,4</text:p>
          </table:table-cell>
          <table:table-cell table:style-name="ce22" table:formula="of:=IF([.G149]&lt;25;0;IF([.G149]&lt;26;20;IF([.G14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6" calcext:value-type="date">
            <text:p>26.08.21</text:p>
          </table:table-cell>
          <table:table-cell table:formula="of:=[.E149]" office:value-type="float" office:value="364.1" calcext:value-type="float">
            <text:p>364,1</text:p>
          </table:table-cell>
          <table:table-cell table:number-columns-repeated="2"/>
          <table:table-cell office:value-type="float" office:value="365.3" calcext:value-type="float">
            <text:p>365,3</text:p>
          </table:table-cell>
          <table:table-cell office:value-type="float" office:value="460.8" calcext:value-type="float">
            <text:p>460,8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5" calcext:value-type="float">
            <text:p>15</text:p>
          </table:table-cell>
          <table:table-cell table:style-name="ce18"/>
          <table:table-cell table:style-name="ce20" table:formula="of:=IF([.C150]&gt;0;[.C150]-[.F149];unknown)" office:value-type="string" office:string-value="" calcext:value-type="error">
            <text:p>#ИМЯ?</text:p>
          </table:table-cell>
          <table:table-cell table:formula="of:=IF([.B150]&gt;0;[.B150]-[.E149];unknown)" office:value-type="float" office:value="0" calcext:value-type="float">
            <text:p>0,0</text:p>
          </table:table-cell>
          <table:table-cell table:formula="of:=IF([.E150]&gt;0;[.E150]-[.E149];unknown)" office:value-type="float" office:value="1.19999999999999" calcext:value-type="float">
            <text:p>1,2</text:p>
          </table:table-cell>
          <table:table-cell table:style-name="ce42" table:formula="of:=IF([.F150]&gt;0;[.F150]-[.F149];unknown)" office:value-type="float" office:value="1.69999999999999" calcext:value-type="float">
            <text:p>1,7</text:p>
          </table:table-cell>
          <table:table-cell table:formula="of:=[.O150]-[.N150]" office:value-type="float" office:value="0.5" calcext:value-type="float">
            <text:p>0,5</text:p>
          </table:table-cell>
          <table:table-cell table:formula="of:=[.P150]-[.$G$161]" office:value-type="float" office:value="0.1" calcext:value-type="float">
            <text:p>0,1</text:p>
          </table:table-cell>
          <table:table-cell table:style-name="ce22" table:formula="of:=IF([.G150]&lt;25;0;IF([.G150]&lt;26;20;IF([.G15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7" calcext:value-type="date">
            <text:p>27.08.21</text:p>
          </table:table-cell>
          <table:table-cell table:formula="of:=[.E150]" office:value-type="float" office:value="365.3" calcext:value-type="float">
            <text:p>365,3</text:p>
          </table:table-cell>
          <table:table-cell table:number-columns-repeated="2"/>
          <table:table-cell office:value-type="float" office:value="365.8" calcext:value-type="float">
            <text:p>365,8</text:p>
          </table:table-cell>
          <table:table-cell office:value-type="float" office:value="461.1" calcext:value-type="float">
            <text:p>461,1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table:style-name="ce18"/>
          <table:table-cell table:style-name="ce20" table:formula="of:=IF([.C151]&gt;0;[.C151]-[.F150];unknown)" office:value-type="string" office:string-value="" calcext:value-type="error">
            <text:p>#ИМЯ?</text:p>
          </table:table-cell>
          <table:table-cell table:formula="of:=IF([.B151]&gt;0;[.B151]-[.E150];unknown)" office:value-type="float" office:value="0" calcext:value-type="float">
            <text:p>0,0</text:p>
          </table:table-cell>
          <table:table-cell table:formula="of:=IF([.E151]&gt;0;[.E151]-[.E150];unknown)" office:value-type="float" office:value="0.5" calcext:value-type="float">
            <text:p>0,5</text:p>
          </table:table-cell>
          <table:table-cell table:style-name="ce122" table:formula="of:=IF([.F151]&gt;0;[.F151]-[.F150];unknown)" office:value-type="float" office:value="0.300000000000011" calcext:value-type="float">
            <text:p>0,3</text:p>
          </table:table-cell>
          <table:table-cell table:formula="of:=[.O151]-[.N151]" office:value-type="float" office:value="-0.199999999999989" calcext:value-type="float">
            <text:p>-0,2</text:p>
          </table:table-cell>
          <table:table-cell table:formula="of:=[.P151]-[.$G$161]" office:value-type="float" office:value="-0.599999999999989" calcext:value-type="float">
            <text:p>-0,6</text:p>
          </table:table-cell>
          <table:table-cell table:style-name="ce22" table:formula="of:=IF([.G151]&lt;25;0;IF([.G151]&lt;26;20;IF([.G15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8" calcext:value-type="date">
            <text:p>28.08.21</text:p>
          </table:table-cell>
          <table:table-cell table:formula="of:=[.E151]" office:value-type="float" office:value="365.8" calcext:value-type="float">
            <text:p>365,8</text:p>
          </table:table-cell>
          <table:table-cell table:number-columns-repeated="2"/>
          <table:table-cell office:value-type="float" office:value="371" calcext:value-type="float">
            <text:p>371,0</text:p>
          </table:table-cell>
          <table:table-cell office:value-type="float" office:value="466" calcext:value-type="float">
            <text:p>466,0</text:p>
          </table:table-cell>
          <table:table-cell office:value-type="float" office:value="25.5" calcext:value-type="float">
            <text:p>25,5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6" calcext:value-type="float">
            <text:p>16</text:p>
          </table:table-cell>
          <table:table-cell table:style-name="ce18"/>
          <table:table-cell table:style-name="ce20" table:formula="of:=IF([.C152]&gt;0;[.C152]-[.F151];unknown)" office:value-type="string" office:string-value="" calcext:value-type="error">
            <text:p>#ИМЯ?</text:p>
          </table:table-cell>
          <table:table-cell table:formula="of:=IF([.B152]&gt;0;[.B152]-[.E151];unknown)" office:value-type="float" office:value="0" calcext:value-type="float">
            <text:p>0,0</text:p>
          </table:table-cell>
          <table:table-cell table:formula="of:=IF([.E152]&gt;0;[.E152]-[.E151];unknown)" office:value-type="float" office:value="5.19999999999999" calcext:value-type="float">
            <text:p>5,2</text:p>
          </table:table-cell>
          <table:table-cell table:style-name="ce42" table:formula="of:=IF([.F152]&gt;0;[.F152]-[.F151];unknown)" office:value-type="float" office:value="4.89999999999998" calcext:value-type="float">
            <text:p>4,9</text:p>
          </table:table-cell>
          <table:table-cell table:formula="of:=[.O152]-[.N152]" office:value-type="float" office:value="-0.300000000000011" calcext:value-type="float">
            <text:p>-0,3</text:p>
          </table:table-cell>
          <table:table-cell table:formula="of:=[.P152]-[.$G$161]" office:value-type="float" office:value="-0.700000000000011" calcext:value-type="float">
            <text:p>-0,7</text:p>
          </table:table-cell>
          <table:table-cell table:style-name="ce22" table:formula="of:=IF([.G152]&lt;25;0;IF([.G152]&lt;26;20;IF([.G152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29" calcext:value-type="date">
            <text:p>29.08.21</text:p>
          </table:table-cell>
          <table:table-cell table:formula="of:=[.E152]" office:value-type="float" office:value="371" calcext:value-type="float">
            <text:p>371,0</text:p>
          </table:table-cell>
          <table:table-cell office:value-type="float" office:value="466.6" calcext:value-type="float">
            <text:p>466,6</text:p>
          </table:table-cell>
          <table:table-cell/>
          <table:table-cell office:value-type="float" office:value="371.8" calcext:value-type="float">
            <text:p>371,8</text:p>
          </table:table-cell>
          <table:table-cell office:value-type="float" office:value="467.7" calcext:value-type="float">
            <text:p>467,7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0 после откл нагр</text:p>
          </table:table-cell>
          <table:table-cell table:style-name="ce20" table:formula="of:=IF([.C153]&gt;0;[.C153]-[.F152];unknown)" office:value-type="float" office:value="0.600000000000023" calcext:value-type="float">
            <text:p>0,6</text:p>
          </table:table-cell>
          <table:table-cell table:formula="of:=IF([.B153]&gt;0;[.B153]-[.E152];unknown)" office:value-type="float" office:value="0" calcext:value-type="float">
            <text:p>0,0</text:p>
          </table:table-cell>
          <table:table-cell table:formula="of:=IF([.E153]&gt;0;[.E153]-[.E152];unknown)" office:value-type="float" office:value="0.800000000000011" calcext:value-type="float">
            <text:p>0,8</text:p>
          </table:table-cell>
          <table:table-cell table:style-name="ce42" table:formula="of:=IF([.F153]&gt;0;[.F153]-[.F152];unknown)" office:value-type="float" office:value="1.69999999999999" calcext:value-type="float">
            <text:p>1,7</text:p>
          </table:table-cell>
          <table:table-cell table:formula="of:=[.O153]-[.N153]" office:value-type="float" office:value="0.899999999999977" calcext:value-type="float">
            <text:p>0,9</text:p>
          </table:table-cell>
          <table:table-cell table:formula="of:=[.P153]-[.$G$161]" office:value-type="float" office:value="0.499999999999977" calcext:value-type="float">
            <text:p>0,5</text:p>
          </table:table-cell>
          <table:table-cell table:style-name="ce22" table:formula="of:=IF([.G153]&lt;25;0;IF([.G153]&lt;26;20;IF([.G15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8-30" calcext:value-type="date">
            <text:p>30.08.21</text:p>
          </table:table-cell>
          <table:table-cell table:formula="of:=[.E153]" office:value-type="float" office:value="371.8" calcext:value-type="float">
            <text:p>371,8</text:p>
          </table:table-cell>
          <table:table-cell table:number-columns-repeated="2"/>
          <table:table-cell office:value-type="float" office:value="373.8" calcext:value-type="float">
            <text:p>373,8</text:p>
          </table:table-cell>
          <table:table-cell office:value-type="float" office:value="471" calcext:value-type="float">
            <text:p>471,0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15" office:value-type="string" calcext:value-type="string">
            <text:p>+</text:p>
          </table:table-cell>
          <table:table-cell table:style-name="ce15" office:value-type="float" office:value="16" calcext:value-type="float">
            <text:p>16</text:p>
          </table:table-cell>
          <table:table-cell table:style-name="ce18"/>
          <table:table-cell table:style-name="ce20" table:formula="of:=IF([.C154]&gt;0;[.C154]-[.F153];unknown)" office:value-type="string" office:string-value="" calcext:value-type="error">
            <text:p>#ИМЯ?</text:p>
          </table:table-cell>
          <table:table-cell table:formula="of:=IF([.B154]&gt;0;[.B154]-[.E153];unknown)" office:value-type="float" office:value="0" calcext:value-type="float">
            <text:p>0,0</text:p>
          </table:table-cell>
          <table:table-cell table:formula="of:=IF([.E154]&gt;0;[.E154]-[.E153];unknown)" office:value-type="float" office:value="2" calcext:value-type="float">
            <text:p>2,0</text:p>
          </table:table-cell>
          <table:table-cell table:style-name="ce42" table:formula="of:=IF([.F154]&gt;0;[.F154]-[.F153];unknown)" office:value-type="float" office:value="3.30000000000001" calcext:value-type="float">
            <text:p>3,3</text:p>
          </table:table-cell>
          <table:table-cell table:formula="of:=[.O154]-[.N154]" office:value-type="float" office:value="1.30000000000001" calcext:value-type="float">
            <text:p>1,3</text:p>
          </table:table-cell>
          <table:table-cell table:formula="of:=[.P154]-[.$G$161]" office:value-type="float" office:value="0.900000000000011" calcext:value-type="float">
            <text:p>0,9</text:p>
          </table:table-cell>
          <table:table-cell table:style-name="ce22" table:formula="of:=IF([.G154]&lt;25;0;IF([.G154]&lt;26;20;IF([.G154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4" office:value-type="date" office:date-value="2021-08-31" calcext:value-type="date">
            <text:p>31.08.21</text:p>
          </table:table-cell>
          <table:table-cell table:style-name="ce10" table:formula="of:=[.E154]" office:value-type="float" office:value="373.8" calcext:value-type="float">
            <text:p>373,8</text:p>
          </table:table-cell>
          <table:table-cell table:style-name="ce10" office:value-type="float" office:value="471.3" calcext:value-type="float">
            <text:p>471,3</text:p>
          </table:table-cell>
          <table:table-cell table:style-name="ce10"/>
          <table:table-cell table:style-name="ce10" office:value-type="float" office:value="375.2" calcext:value-type="float">
            <text:p>375,2</text:p>
          </table:table-cell>
          <table:table-cell table:style-name="ce10" office:value-type="float" office:value="474.6" calcext:value-type="float">
            <text:p>474,6</text:p>
          </table:table-cell>
          <table:table-cell table:style-name="ce10" office:value-type="float" office:value="26.5" calcext:value-type="float">
            <text:p>26,5</text:p>
          </table:table-cell>
          <table:table-cell table:style-name="ce47"/>
          <table:table-cell table:style-name="ce74" office:value-type="string" calcext:value-type="string">
            <text:p>+</text:p>
          </table:table-cell>
          <table:table-cell table:style-name="ce74" office:value-type="float" office:value="15" calcext:value-type="float">
            <text:p>15</text:p>
          </table:table-cell>
          <table:table-cell table:style-name="ce97"/>
          <table:table-cell table:style-name="ce56" table:formula="of:=IF([.C155]&gt;0;[.C155]-[.F154];unknown)" office:value-type="float" office:value="0.300000000000011" calcext:value-type="float">
            <text:p>0,3</text:p>
          </table:table-cell>
          <table:table-cell table:style-name="ce10" table:formula="of:=IF([.B155]&gt;0;[.B155]-[.E154];unknown)" office:value-type="float" office:value="0" calcext:value-type="float">
            <text:p>0,0</text:p>
          </table:table-cell>
          <table:table-cell table:style-name="ce10" table:formula="of:=IF([.E155]&gt;0;[.E155]-[.E154];unknown)" office:value-type="float" office:value="1.39999999999998" calcext:value-type="float">
            <text:p>1,4</text:p>
          </table:table-cell>
          <table:table-cell table:style-name="ce10" table:formula="of:=IF([.F155]&gt;0;[.F155]-[.F154];unknown)" office:value-type="float" office:value="3.60000000000002" calcext:value-type="float">
            <text:p>3,6</text:p>
          </table:table-cell>
          <table:table-cell table:style-name="ce10" table:formula="of:=[.O155]-[.N155]" office:value-type="float" office:value="2.20000000000005" calcext:value-type="float">
            <text:p>2,2</text:p>
          </table:table-cell>
          <table:table-cell table:style-name="ce10" table:formula="of:=[.P155]-[.$G$161]" office:value-type="float" office:value="1.80000000000005" calcext:value-type="float">
            <text:p>1,8</text:p>
          </table:table-cell>
          <table:table-cell table:style-name="ce63" table:formula="of:=IF([.G155]&lt;25;0;IF([.G155]&lt;26;20;IF([.G155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9" office:value-type="string" calcext:value-type="string">
            <text:p>среднее:</text:p>
          </table:table-cell>
          <table:table-cell table:number-columns-repeated="2"/>
          <table:table-cell table:style-name="ce86" table:formula="of:=AVERAGE([.N125:.N155])" office:value-type="float" office:value="2.09354838709677" calcext:value-type="float">
            <text:p>2,09</text:p>
          </table:table-cell>
          <table:table-cell table:style-name="ce86" table:formula="of:=AVERAGE([.O125:.O155])" office:value-type="float" office:value="2.53225806451613" calcext:value-type="float">
            <text:p>2,53</text:p>
          </table:table-cell>
          <table:table-cell table:style-name="ce86" table:formula="of:=AVERAGE([.P125:.P155])" office:value-type="float" office:value="0.438709677419355" calcext:value-type="float">
            <text:p>0,44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контроллер+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MAX([.F$125:.F$155])-[.F114]" office:value-type="float" office:value="78.5" calcext:value-type="float">
            <text:p>78,5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счетчик+ 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MAX([.E125:.E155])-[.E114]" office:value-type="float" office:value="64.9" calcext:value-type="float">
            <text:p>64,9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«потери»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G157]-[.G158]" office:value-type="float" office:value="13.6" calcext:value-type="float">
            <text:p>13,6</text:p>
          </table:table-cell>
          <table:table-cell table:number-columns-repeated="15"/>
          <table:table-cell table:style-name="ce142"/>
          <table:table-cell/>
        </table:table-row>
        <table:table-row table:style-name="ro1">
          <table:table-cell/>
          <table:table-cell table:style-name="Default" office:value-type="string" calcext:value-type="string">
            <text:p>эффективность,%</text:p>
          </table:table-cell>
          <table:table-cell table:style-name="Default" table:number-columns-repeated="2"/>
          <table:table-cell table:number-columns-repeated="2"/>
          <table:table-cell table:style-name="ce5" table:formula="of:=[.G158]/[.G157]*100" office:value-type="float" office:value="82.6751592356688" calcext:value-type="float">
            <text:p>82,7</text:p>
          </table:table-cell>
          <table:table-cell table:number-columns-repeated="15"/>
          <table:table-cell table:style-name="ce142"/>
          <table:table-cell/>
        </table:table-row>
        <table:table-row table:style-name="ro1">
          <table:table-cell/>
          <table:table-cell table:style-name="Default" office:value-type="string" calcext:value-type="string">
            <text:p>оценка потерь в день, кВтч</text:p>
          </table:table-cell>
          <table:table-cell table:style-name="Default" table:number-columns-repeated="2"/>
          <table:table-cell table:number-columns-repeated="2"/>
          <table:table-cell table:style-name="ce5" office:value-type="float" office:value="0.4" calcext:value-type="float">
            <text:p>0,4</text:p>
          </table:table-cell>
          <table:table-cell table:number-columns-repeated="15"/>
          <table:table-cell table:style-name="ce142"/>
          <table:table-cell/>
        </table:table-row>
        <table:table-row table:style-name="ro1">
          <table:table-cell table:number-columns-repeated="21"/>
          <table:table-cell table:style-name="ce142" table:number-columns-repeated="2"/>
          <table:table-cell/>
        </table:table-row>
        <table:table-row table:style-name="ro2">
          <table:table-cell table:style-name="ce35" office:value-type="string" calcext:value-type="string" table:number-columns-spanned="18" table:number-rows-spanned="1">
            <text:p>СЕНТЯБРЬ</text:p>
          </table:table-cell>
          <table:covered-table-cell table:number-columns-repeated="6"/>
          <table:covered-table-cell table:number-columns-repeated="3" table:style-name="ce40"/>
          <table:covered-table-cell/>
          <table:covered-table-cell table:style-name="ce42"/>
          <table:covered-table-cell table:number-columns-repeated="5"/>
          <table:covered-table-cell table:style-name="ce136"/>
          <table:table-cell table:number-columns-repeated="4"/>
          <table:table-cell table:style-name="ce142"/>
          <table:table-cell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утр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вечер</text:p>
          </table:table-cell>
          <table:covered-table-cell table:number-columns-repeated="2" table:style-name="ce37"/>
          <table:table-cell table:number-columns-repeated="4"/>
          <table:table-cell table:style-name="ce42"/>
          <table:table-cell table:number-columns-repeated="5"/>
          <table:table-cell table:style-name="ce136"/>
          <table:table-cell table:number-columns-repeated="4"/>
          <table:table-cell table:style-name="ce142"/>
          <table:table-cell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пустая батарея</text:p>
          </table:table-cell>
          <table:table-cell table:style-name="ce14" office:value-type="string" calcext:value-type="string">
            <text:p>выключение инвертора на ночь</text:p>
          </table:table-cell>
          <table:table-cell table:style-name="ce14" office:value-type="string" calcext:value-type="string">
            <text:p>температура днем</text:p>
          </table:table-cell>
          <table:table-cell table:style-name="ce17" office:value-type="string" calcext:value-type="string">
            <text:p>примечания</text:p>
          </table:table-cell>
          <table:table-cell table:style-name="ce10" office:value-type="string" calcext:value-type="string">
            <text:p>+конт/утро</text:p>
          </table:table-cell>
          <table:table-cell table:style-name="ce10" office:value-type="string" calcext:value-type="string">
            <text:p>+сч/утро</text:p>
          </table:table-cell>
          <table:table-cell table:style-name="ce10" office:value-type="string" calcext:value-type="string">
            <text:p>+сч/день </text:p>
          </table:table-cell>
          <table:table-cell table:style-name="ce10" office:value-type="string" calcext:value-type="string">
            <text:p>+ конт/день</text:p>
          </table:table-cell>
          <table:table-cell table:style-name="ce10" office:value-type="string" calcext:value-type="string">
            <text:p>конт-сч</text:p>
          </table:table-cell>
          <table:table-cell table:style-name="ce10" office:value-type="string" calcext:value-type="string">
            <text:p>запас</text:p>
          </table:table-cell>
          <table:table-cell table:style-name="ce17" office:value-type="string" calcext:value-type="string">
            <text:p>бат, %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1" calcext:value-type="date">
            <text:p>01.09.21</text:p>
          </table:table-cell>
          <table:table-cell table:formula="of:=IF([.E155]=&quot;&quot;;&quot;&quot;;[.E155])" office:value-type="float" office:value="375.2" calcext:value-type="float">
            <text:p>375,2</text:p>
          </table:table-cell>
          <table:table-cell office:value-type="float" office:value="475.3" calcext:value-type="float">
            <text:p>475,3</text:p>
          </table:table-cell>
          <table:table-cell/>
          <table:table-cell office:value-type="float" office:value="378.2" calcext:value-type="float">
            <text:p>378,2</text:p>
          </table:table-cell>
          <table:table-cell office:value-type="float" office:value="478" calcext:value-type="float">
            <text:p>478,0</text:p>
          </table:table-cell>
          <table:table-cell office:value-type="float" office:value="26.5" calcext:value-type="float">
            <text:p>26,5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14" calcext:value-type="float">
            <text:p>14</text:p>
          </table:table-cell>
          <table:table-cell table:style-name="ce52" office:value-type="string" calcext:value-type="string">
            <text:p>полн заряд утром</text:p>
          </table:table-cell>
          <table:table-cell table:style-name="ce20" table:formula="of:=IF(ISBLANK([.C166]);&quot;&quot;;[.C166]-[.F155])" office:value-type="float" office:value="0.699999999999989" calcext:value-type="float">
            <text:p>0,7</text:p>
          </table:table-cell>
          <table:table-cell table:formula="of:=IF([.B166]=&quot;&quot;;&quot;&quot;;[.B166]-[.E155])" office:value-type="float" office:value="0" calcext:value-type="float">
            <text:p>0,0</text:p>
          </table:table-cell>
          <table:table-cell table:formula="of:=IF(ISBLANK([.E166]);&quot;&quot;;[.E166]-[.E155])" office:value-type="float" office:value="3" calcext:value-type="float">
            <text:p>3,0</text:p>
          </table:table-cell>
          <table:table-cell table:style-name="ce90" table:formula="of:=IF(ISBLANK([.F166]);&quot;&quot;;[.F166]-[.F155])" office:value-type="float" office:value="3.39999999999998" calcext:value-type="float">
            <text:p>3,4</text:p>
          </table:table-cell>
          <table:table-cell table:formula="of:=IF(OR([.O166]=&quot;&quot;;[.N166]=&quot;&quot;);&quot;&quot;;[.O166]-[.N166])" office:value-type="float" office:value="0.399999999999977" calcext:value-type="float">
            <text:p>0,4</text:p>
          </table:table-cell>
          <table:table-cell table:formula="of:=IF([.P166]=&quot;&quot;;&quot;&quot;;IF([.N166]=0;[.P166];[.P166]-[.$G$201]))" office:value-type="float" office:value="0.199999999999977" calcext:value-type="float">
            <text:p>0,2</text:p>
          </table:table-cell>
          <table:table-cell table:style-name="ce22" table:formula="of:=IF([.G166]&lt;25;0;IF([.G166]&lt;26;20;IF([.G16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2" calcext:value-type="date">
            <text:p>02.09.21</text:p>
          </table:table-cell>
          <table:table-cell table:formula="of:==IF([.E166]=&quot;&quot;;&quot;&quot;;[.E166])" office:value-type="float" office:value="378.2" calcext:value-type="float">
            <text:p>378,2</text:p>
          </table:table-cell>
          <table:table-cell office:value-type="float" office:value="478.8" calcext:value-type="float">
            <text:p>478,8</text:p>
          </table:table-cell>
          <table:table-cell/>
          <table:table-cell office:value-type="float" office:value="383.2" calcext:value-type="float">
            <text:p>383,2</text:p>
          </table:table-cell>
          <table:table-cell office:value-type="float" office:value="482" calcext:value-type="float">
            <text:p>482,0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11" calcext:value-type="float">
            <text:p>11</text:p>
          </table:table-cell>
          <table:table-cell table:style-name="ce52" table:formula="of:=[.K166]" office:value-type="string" office:string-value="полн заряд утром" calcext:value-type="string">
            <text:p>полн заряд утром</text:p>
          </table:table-cell>
          <table:table-cell table:style-name="ce20" table:formula="of:=IF(ISBLANK([.C167]);&quot;&quot;;[.C167]-[.F166])" office:value-type="float" office:value="0.800000000000011" calcext:value-type="float">
            <text:p>0,8</text:p>
          </table:table-cell>
          <table:table-cell table:formula="of:=IF([.B167]=&quot;&quot;;&quot;&quot;;[.B167]-[.E166])" office:value-type="float" office:value="0" calcext:value-type="float">
            <text:p>0,0</text:p>
          </table:table-cell>
          <table:table-cell table:formula="of:=IF(ISBLANK([.E167]);&quot;&quot;;[.E167]-[.E166])" office:value-type="float" office:value="5" calcext:value-type="float">
            <text:p>5,0</text:p>
          </table:table-cell>
          <table:table-cell table:style-name="ce120" table:formula="of:=IF(ISBLANK([.F167]);&quot;&quot;;[.F167]-[.F166])" office:value-type="float" office:value="4" calcext:value-type="float">
            <text:p>4,0</text:p>
          </table:table-cell>
          <table:table-cell table:formula="of:=IF(OR([.O167]=&quot;&quot;;[.N167]=&quot;&quot;);&quot;&quot;;[.O167]-[.N167])" office:value-type="float" office:value="-1" calcext:value-type="float">
            <text:p>-1,0</text:p>
          </table:table-cell>
          <table:table-cell table:formula="of:=IF([.P167]=&quot;&quot;;&quot;&quot;;IF([.N167]=0;[.P167];[.P167]-[.$G$201]))" office:value-type="float" office:value="-1.2" calcext:value-type="float">
            <text:p>-1,2</text:p>
          </table:table-cell>
          <table:table-cell table:style-name="ce22" table:formula="of:=IF([.G167]&lt;25;0;IF([.G167]&lt;26;20;IF([.G16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3" calcext:value-type="date">
            <text:p>03.09.21</text:p>
          </table:table-cell>
          <table:table-cell table:formula="of:==IF([.E167]=&quot;&quot;;&quot;&quot;;[.E167])" office:value-type="float" office:value="383.2" calcext:value-type="float">
            <text:p>383,2</text:p>
          </table:table-cell>
          <table:table-cell office:value-type="float" office:value="482.1" calcext:value-type="float">
            <text:p>482,1</text:p>
          </table:table-cell>
          <table:table-cell/>
          <table:table-cell office:value-type="float" office:value="386" calcext:value-type="float">
            <text:p>386,0</text:p>
          </table:table-cell>
          <table:table-cell office:value-type="float" office:value="484.6" calcext:value-type="float">
            <text:p>484,6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0" table:formula="of:=IF(ISBLANK([.C168]);&quot;&quot;;[.C168]-[.F167])" office:value-type="float" office:value="0.100000000000023" calcext:value-type="float">
            <text:p>0,1</text:p>
          </table:table-cell>
          <table:table-cell table:formula="of:=IF([.B168]=&quot;&quot;;&quot;&quot;;[.B168]-[.E167])" office:value-type="float" office:value="0" calcext:value-type="float">
            <text:p>0,0</text:p>
          </table:table-cell>
          <table:table-cell table:formula="of:=IF(ISBLANK([.E168]);&quot;&quot;;[.E168]-[.E167])" office:value-type="float" office:value="2.80000000000001" calcext:value-type="float">
            <text:p>2,8</text:p>
          </table:table-cell>
          <table:table-cell table:style-name="ce120" table:formula="of:=IF(ISBLANK([.F168]);&quot;&quot;;[.F168]-[.F167])" office:value-type="float" office:value="2.60000000000002" calcext:value-type="float">
            <text:p>2,6</text:p>
          </table:table-cell>
          <table:table-cell table:formula="of:=IF(OR([.O168]=&quot;&quot;;[.N168]=&quot;&quot;);&quot;&quot;;[.O168]-[.N168])" office:value-type="float" office:value="-0.199999999999989" calcext:value-type="float">
            <text:p>-0,2</text:p>
          </table:table-cell>
          <table:table-cell table:formula="of:=IF([.P168]=&quot;&quot;;&quot;&quot;;IF([.N168]=0;[.P168];[.P168]-[.$G$201]))" office:value-type="float" office:value="-0.399999999999989" calcext:value-type="float">
            <text:p>-0,4</text:p>
          </table:table-cell>
          <table:table-cell table:style-name="ce22" table:formula="of:=IF([.G168]&lt;25;0;IF([.G168]&lt;26;20;IF([.G168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4" calcext:value-type="date">
            <text:p>04.09.21</text:p>
          </table:table-cell>
          <table:table-cell table:formula="of:==IF([.E168]=&quot;&quot;;&quot;&quot;;[.E168])" office:value-type="float" office:value="386" calcext:value-type="float">
            <text:p>386,0</text:p>
          </table:table-cell>
          <table:table-cell office:value-type="float" office:value="485.1" calcext:value-type="float">
            <text:p>485,1</text:p>
          </table:table-cell>
          <table:table-cell/>
          <table:table-cell office:value-type="float" office:value="387.3" calcext:value-type="float">
            <text:p>387,3</text:p>
          </table:table-cell>
          <table:table-cell office:value-type="float" office:value="487.8" calcext:value-type="float">
            <text:p>487,8</text:p>
          </table:table-cell>
          <table:table-cell office:value-type="float" office:value="26.5" calcext:value-type="float">
            <text:p>26,5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18"/>
          <table:table-cell table:style-name="ce20" table:formula="of:=IF(ISBLANK([.C169]);&quot;&quot;;[.C169]-[.F168])" office:value-type="float" office:value="0.5" calcext:value-type="float">
            <text:p>0,5</text:p>
          </table:table-cell>
          <table:table-cell table:formula="of:=IF([.B169]=&quot;&quot;;&quot;&quot;;[.B169]-[.E168])" office:value-type="float" office:value="0" calcext:value-type="float">
            <text:p>0,0</text:p>
          </table:table-cell>
          <table:table-cell table:formula="of:=IF(ISBLANK([.E169]);&quot;&quot;;[.E169]-[.E168])" office:value-type="float" office:value="1.30000000000001" calcext:value-type="float">
            <text:p>1,3</text:p>
          </table:table-cell>
          <table:table-cell table:style-name="ce120" table:formula="of:=IF(ISBLANK([.F169]);&quot;&quot;;[.F169]-[.F168])" office:value-type="float" office:value="3.19999999999999" calcext:value-type="float">
            <text:p>3,2</text:p>
          </table:table-cell>
          <table:table-cell table:formula="of:=IF(OR([.O169]=&quot;&quot;;[.N169]=&quot;&quot;);&quot;&quot;;[.O169]-[.N169])" office:value-type="float" office:value="1.89999999999998" calcext:value-type="float">
            <text:p>1,9</text:p>
          </table:table-cell>
          <table:table-cell table:formula="of:=IF([.P169]=&quot;&quot;;&quot;&quot;;IF([.N169]=0;[.P169];[.P169]-[.$G$201]))" office:value-type="float" office:value="1.69999999999998" calcext:value-type="float">
            <text:p>1,7</text:p>
          </table:table-cell>
          <table:table-cell table:style-name="ce22" table:formula="of:=IF([.G169]&lt;25;0;IF([.G169]&lt;26;20;IF([.G16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5" calcext:value-type="date">
            <text:p>05.09.21</text:p>
          </table:table-cell>
          <table:table-cell table:formula="of:==IF([.E169]=&quot;&quot;;&quot;&quot;;[.E169])" office:value-type="float" office:value="387.3" calcext:value-type="float">
            <text:p>387,3</text:p>
          </table:table-cell>
          <table:table-cell office:value-type="float" office:value="488.6" calcext:value-type="float">
            <text:p>488,6</text:p>
          </table:table-cell>
          <table:table-cell/>
          <table:table-cell office:value-type="float" office:value="393.4" calcext:value-type="float">
            <text:p>393,4</text:p>
          </table:table-cell>
          <table:table-cell office:value-type="float" office:value="492.5" calcext:value-type="float">
            <text:p>492,5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вода+радиатор с 10:00 до 18:00</text:p>
          </table:table-cell>
          <table:table-cell table:style-name="ce20" table:formula="of:=IF(ISBLANK([.C170]);&quot;&quot;;[.C170]-[.F169])" office:value-type="float" office:value="0.800000000000011" calcext:value-type="float">
            <text:p>0,8</text:p>
          </table:table-cell>
          <table:table-cell table:formula="of:=IF([.B170]=&quot;&quot;;&quot;&quot;;[.B170]-[.E169])" office:value-type="float" office:value="0" calcext:value-type="float">
            <text:p>0,0</text:p>
          </table:table-cell>
          <table:table-cell table:formula="of:=IF(ISBLANK([.E170]);&quot;&quot;;[.E170]-[.E169])" office:value-type="float" office:value="6.09999999999997" calcext:value-type="float">
            <text:p>6,1</text:p>
          </table:table-cell>
          <table:table-cell table:style-name="ce121" table:formula="of:=IF(ISBLANK([.F170]);&quot;&quot;;[.F170]-[.F169])" office:value-type="float" office:value="4.69999999999999" calcext:value-type="float">
            <text:p>4,7</text:p>
          </table:table-cell>
          <table:table-cell table:formula="of:=IF(OR([.O170]=&quot;&quot;;[.N170]=&quot;&quot;);&quot;&quot;;[.O170]-[.N170])" office:value-type="float" office:value="-1.39999999999998" calcext:value-type="float">
            <text:p>-1,4</text:p>
          </table:table-cell>
          <table:table-cell table:formula="of:=IF([.P170]=&quot;&quot;;&quot;&quot;;IF([.N170]=0;[.P170];[.P170]-[.$G$201]))" office:value-type="float" office:value="-1.59999999999998" calcext:value-type="float">
            <text:p>-1,6</text:p>
          </table:table-cell>
          <table:table-cell table:style-name="ce22" table:formula="of:=IF([.G170]&lt;25;0;IF([.G170]&lt;26;20;IF([.G17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6" calcext:value-type="date">
            <text:p>06.09.21</text:p>
          </table:table-cell>
          <table:table-cell table:formula="of:==IF([.E170]=&quot;&quot;;&quot;&quot;;[.E170])" office:value-type="float" office:value="393.4" calcext:value-type="float">
            <text:p>393,4</text:p>
          </table:table-cell>
          <table:table-cell office:value-type="float" office:value="493.5" calcext:value-type="float">
            <text:p>493,5</text:p>
          </table:table-cell>
          <table:table-cell/>
          <table:table-cell office:value-type="float" office:value="397.3" calcext:value-type="float">
            <text:p>397,3</text:p>
          </table:table-cell>
          <table:table-cell office:value-type="float" office:value="497.1" calcext:value-type="float">
            <text:p>497,1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4" calcext:value-type="float">
            <text:p>14</text:p>
          </table:table-cell>
          <table:table-cell table:style-name="ce18"/>
          <table:table-cell table:style-name="ce20" table:formula="of:=IF(ISBLANK([.C171]);&quot;&quot;;[.C171]-[.F170])" office:value-type="float" office:value="1" calcext:value-type="float">
            <text:p>1,0</text:p>
          </table:table-cell>
          <table:table-cell table:formula="of:=IF([.B171]=&quot;&quot;;&quot;&quot;;[.B171]-[.E170])" office:value-type="float" office:value="0" calcext:value-type="float">
            <text:p>0,0</text:p>
          </table:table-cell>
          <table:table-cell table:formula="of:=IF(ISBLANK([.E171]);&quot;&quot;;[.E171]-[.E170])" office:value-type="float" office:value="3.90000000000003" calcext:value-type="float">
            <text:p>3,9</text:p>
          </table:table-cell>
          <table:table-cell table:style-name="ce121" table:formula="of:=IF(ISBLANK([.F171]);&quot;&quot;;[.F171]-[.F170])" office:value-type="float" office:value="4.60000000000002" calcext:value-type="float">
            <text:p>4,6</text:p>
          </table:table-cell>
          <table:table-cell table:formula="of:=IF(OR([.O171]=&quot;&quot;;[.N171]=&quot;&quot;);&quot;&quot;;[.O171]-[.N171])" office:value-type="float" office:value="0.699999999999989" calcext:value-type="float">
            <text:p>0,7</text:p>
          </table:table-cell>
          <table:table-cell table:formula="of:=IF([.P171]=&quot;&quot;;&quot;&quot;;IF([.N171]=0;[.P171];[.P171]-[.$G$201]))" office:value-type="float" office:value="0.499999999999989" calcext:value-type="float">
            <text:p>0,5</text:p>
          </table:table-cell>
          <table:table-cell table:style-name="ce22" table:formula="of:=IF([.G171]&lt;25;0;IF([.G171]&lt;26;20;IF([.G17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7" calcext:value-type="date">
            <text:p>07.09.21</text:p>
          </table:table-cell>
          <table:table-cell table:formula="of:==IF([.E171]=&quot;&quot;;&quot;&quot;;[.E171])" office:value-type="float" office:value="397.3" calcext:value-type="float">
            <text:p>397,3</text:p>
          </table:table-cell>
          <table:table-cell office:value-type="float" office:value="497.7" calcext:value-type="float">
            <text:p>497,7</text:p>
          </table:table-cell>
          <table:table-cell/>
          <table:table-cell office:value-type="float" office:value="399.6" calcext:value-type="float">
            <text:p>399,6</text:p>
          </table:table-cell>
          <table:table-cell office:value-type="float" office:value="500.6" calcext:value-type="float">
            <text:p>500,6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5" calcext:value-type="float">
            <text:p>15</text:p>
          </table:table-cell>
          <table:table-cell table:style-name="ce18"/>
          <table:table-cell table:style-name="ce20" table:formula="of:=IF(ISBLANK([.C172]);&quot;&quot;;[.C172]-[.F171])" office:value-type="float" office:value="0.599999999999966" calcext:value-type="float">
            <text:p>0,6</text:p>
          </table:table-cell>
          <table:table-cell table:formula="of:=IF([.B172]=&quot;&quot;;&quot;&quot;;[.B172]-[.E171])" office:value-type="float" office:value="0" calcext:value-type="float">
            <text:p>0,0</text:p>
          </table:table-cell>
          <table:table-cell table:formula="of:=IF(ISBLANK([.E172]);&quot;&quot;;[.E172]-[.E171])" office:value-type="float" office:value="2.30000000000001" calcext:value-type="float">
            <text:p>2,3</text:p>
          </table:table-cell>
          <table:table-cell table:style-name="ce120" table:formula="of:=IF(ISBLANK([.F172]);&quot;&quot;;[.F172]-[.F171])" office:value-type="float" office:value="3.5" calcext:value-type="float">
            <text:p>3,5</text:p>
          </table:table-cell>
          <table:table-cell table:formula="of:=IF(OR([.O172]=&quot;&quot;;[.N172]=&quot;&quot;);&quot;&quot;;[.O172]-[.N172])" office:value-type="float" office:value="1.19999999999999" calcext:value-type="float">
            <text:p>1,2</text:p>
          </table:table-cell>
          <table:table-cell table:formula="of:=IF([.P172]=&quot;&quot;;&quot;&quot;;IF([.N172]=0;[.P172];[.P172]-[.$G$201]))" office:value-type="float" office:value="0.99999999999999" calcext:value-type="float">
            <text:p>1,0</text:p>
          </table:table-cell>
          <table:table-cell table:style-name="ce22" table:formula="of:=IF([.G172]&lt;25;0;IF([.G172]&lt;26;20;IF([.G17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8" calcext:value-type="date">
            <text:p>08.09.21</text:p>
          </table:table-cell>
          <table:table-cell table:formula="of:==IF([.E172]=&quot;&quot;;&quot;&quot;;[.E172])" office:value-type="float" office:value="399.6" calcext:value-type="float">
            <text:p>399,6</text:p>
          </table:table-cell>
          <table:table-cell office:value-type="float" office:value="500.8" calcext:value-type="float">
            <text:p>500,8</text:p>
          </table:table-cell>
          <table:table-cell/>
          <table:table-cell office:value-type="float" office:value="401.1" calcext:value-type="float">
            <text:p>401,1</text:p>
          </table:table-cell>
          <table:table-cell office:value-type="float" office:value="502.3" calcext:value-type="float">
            <text:p>502,3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базовая нагрузка за день</text:p>
          </table:table-cell>
          <table:table-cell table:style-name="ce20" table:formula="of:=IF(ISBLANK([.C173]);&quot;&quot;;[.C173]-[.F172])" office:value-type="float" office:value="0.199999999999989" calcext:value-type="float">
            <text:p>0,2</text:p>
          </table:table-cell>
          <table:table-cell table:formula="of:=IF([.B173]=&quot;&quot;;&quot;&quot;;[.B173]-[.E172])" office:value-type="float" office:value="0" calcext:value-type="float">
            <text:p>0,0</text:p>
          </table:table-cell>
          <table:table-cell table:formula="of:=IF(ISBLANK([.E173]);&quot;&quot;;[.E173]-[.E172])" office:value-type="float" office:value="1.5" calcext:value-type="float">
            <text:p>1,5</text:p>
          </table:table-cell>
          <table:table-cell table:style-name="ce120" table:formula="of:=IF(ISBLANK([.F173]);&quot;&quot;;[.F173]-[.F172])" office:value-type="float" office:value="1.69999999999999" calcext:value-type="float">
            <text:p>1,7</text:p>
          </table:table-cell>
          <table:table-cell table:formula="of:=IF(OR([.O173]=&quot;&quot;;[.N173]=&quot;&quot;);&quot;&quot;;[.O173]-[.N173])" office:value-type="float" office:value="0.199999999999989" calcext:value-type="float">
            <text:p>0,2</text:p>
          </table:table-cell>
          <table:table-cell table:formula="of:=IF([.P173]=&quot;&quot;;&quot;&quot;;IF([.N173]=0;[.P173];[.P173]-[.$G$201]))" office:value-type="float" office:value="-0.00000000000001101896" calcext:value-type="float">
            <text:p>0,0</text:p>
          </table:table-cell>
          <table:table-cell table:style-name="ce22" table:formula="of:=IF([.G173]&lt;25;0;IF([.G173]&lt;26;20;IF([.G17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09" calcext:value-type="date">
            <text:p>09.09.21</text:p>
          </table:table-cell>
          <table:table-cell table:formula="of:==IF([.E173]=&quot;&quot;;&quot;&quot;;[.E173])" office:value-type="float" office:value="401.1" calcext:value-type="float">
            <text:p>401,1</text:p>
          </table:table-cell>
          <table:table-cell office:value-type="float" office:value="502.4" calcext:value-type="float">
            <text:p>502,4</text:p>
          </table:table-cell>
          <table:table-cell/>
          <table:table-cell office:value-type="float" office:value="402.3" calcext:value-type="float">
            <text:p>402,3</text:p>
          </table:table-cell>
          <table:table-cell office:value-type="float" office:value="503.1" calcext:value-type="float">
            <text:p>503,1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5" calcext:value-type="float">
            <text:p>15</text:p>
          </table:table-cell>
          <table:table-cell table:style-name="ce18"/>
          <table:table-cell table:style-name="ce20" table:formula="of:=IF(ISBLANK([.C174]);&quot;&quot;;[.C174]-[.F173])" office:value-type="float" office:value="0.0999999999999659" calcext:value-type="float">
            <text:p>0,1</text:p>
          </table:table-cell>
          <table:table-cell table:formula="of:=IF([.B174]=&quot;&quot;;&quot;&quot;;[.B174]-[.E173])" office:value-type="float" office:value="0" calcext:value-type="float">
            <text:p>0,0</text:p>
          </table:table-cell>
          <table:table-cell table:formula="of:=IF(ISBLANK([.E174]);&quot;&quot;;[.E174]-[.E173])" office:value-type="float" office:value="1.19999999999999" calcext:value-type="float">
            <text:p>1,2</text:p>
          </table:table-cell>
          <table:table-cell table:style-name="ce120" table:formula="of:=IF(ISBLANK([.F174]);&quot;&quot;;[.F174]-[.F173])" office:value-type="float" office:value="0.800000000000011" calcext:value-type="float">
            <text:p>0,8</text:p>
          </table:table-cell>
          <table:table-cell table:formula="of:=IF(OR([.O174]=&quot;&quot;;[.N174]=&quot;&quot;);&quot;&quot;;[.O174]-[.N174])" office:value-type="float" office:value="-0.399999999999977" calcext:value-type="float">
            <text:p>-0,4</text:p>
          </table:table-cell>
          <table:table-cell table:formula="of:=IF([.P174]=&quot;&quot;;&quot;&quot;;IF([.N174]=0;[.P174];[.P174]-[.$G$201]))" office:value-type="float" office:value="-0.599999999999977" calcext:value-type="float">
            <text:p>-0,6</text:p>
          </table:table-cell>
          <table:table-cell table:style-name="ce22" table:formula="of:=IF([.G174]&lt;25;0;IF([.G174]&lt;26;20;IF([.G174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0" calcext:value-type="date">
            <text:p>10.09.21</text:p>
          </table:table-cell>
          <table:table-cell table:formula="of:==IF([.E174]=&quot;&quot;;&quot;&quot;;[.E174])" office:value-type="float" office:value="402.3" calcext:value-type="float">
            <text:p>402,3</text:p>
          </table:table-cell>
          <table:table-cell office:value-type="float" office:value="503.8" calcext:value-type="float">
            <text:p>503,8</text:p>
          </table:table-cell>
          <table:table-cell/>
          <table:table-cell office:value-type="float" office:value="406.9" calcext:value-type="float">
            <text:p>406,9</text:p>
          </table:table-cell>
          <table:table-cell office:value-type="float" office:value="507.1" calcext:value-type="float">
            <text:p>507,1</text:p>
          </table:table-cell>
          <table:table-cell office:value-type="float" office:value="25.7" calcext:value-type="float">
            <text:p>25,7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5" calcext:value-type="float">
            <text:p>15</text:p>
          </table:table-cell>
          <table:table-cell table:style-name="ce18"/>
          <table:table-cell table:style-name="ce20" table:formula="of:=IF(ISBLANK([.C175]);&quot;&quot;;[.C175]-[.F174])" office:value-type="float" office:value="0.699999999999989" calcext:value-type="float">
            <text:p>0,7</text:p>
          </table:table-cell>
          <table:table-cell table:formula="of:=IF([.B175]=&quot;&quot;;&quot;&quot;;[.B175]-[.E174])" office:value-type="float" office:value="0" calcext:value-type="float">
            <text:p>0,0</text:p>
          </table:table-cell>
          <table:table-cell table:formula="of:=IF(ISBLANK([.E175]);&quot;&quot;;[.E175]-[.E174])" office:value-type="float" office:value="4.59999999999997" calcext:value-type="float">
            <text:p>4,6</text:p>
          </table:table-cell>
          <table:table-cell table:style-name="ce120" table:formula="of:=IF(ISBLANK([.F175]);&quot;&quot;;[.F175]-[.F174])" office:value-type="float" office:value="4" calcext:value-type="float">
            <text:p>4,0</text:p>
          </table:table-cell>
          <table:table-cell table:formula="of:=IF(OR([.O175]=&quot;&quot;;[.N175]=&quot;&quot;);&quot;&quot;;[.O175]-[.N175])" office:value-type="float" office:value="-0.599999999999966" calcext:value-type="float">
            <text:p>-0,6</text:p>
          </table:table-cell>
          <table:table-cell table:formula="of:=IF([.P175]=&quot;&quot;;&quot;&quot;;IF([.N175]=0;[.P175];[.P175]-[.$G$201]))" office:value-type="float" office:value="-0.799999999999966" calcext:value-type="float">
            <text:p>-0,8</text:p>
          </table:table-cell>
          <table:table-cell table:style-name="ce22" table:formula="of:=IF([.G175]&lt;25;0;IF([.G175]&lt;26;20;IF([.G175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1" calcext:value-type="date">
            <text:p>11.09.21</text:p>
          </table:table-cell>
          <table:table-cell table:formula="of:==IF([.E175]=&quot;&quot;;&quot;&quot;;[.E175])" office:value-type="float" office:value="406.9" calcext:value-type="float">
            <text:p>406,9</text:p>
          </table:table-cell>
          <table:table-cell office:value-type="float" office:value="507.2" calcext:value-type="float">
            <text:p>507,2</text:p>
          </table:table-cell>
          <table:table-cell/>
          <table:table-cell office:value-type="float" office:value="406.9" calcext:value-type="float">
            <text:p>406,9</text:p>
          </table:table-cell>
          <table:table-cell office:value-type="float" office:value="508.3" calcext:value-type="float">
            <text:p>508,3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5" calcext:value-type="float">
            <text:p>15</text:p>
          </table:table-cell>
          <table:table-cell table:style-name="ce18"/>
          <table:table-cell table:style-name="ce20" table:formula="of:=IF(ISBLANK([.C176]);&quot;&quot;;[.C176]-[.F175])" office:value-type="float" office:value="0.0999999999999659" calcext:value-type="float">
            <text:p>0,1</text:p>
          </table:table-cell>
          <table:table-cell table:formula="of:=IF([.B176]=&quot;&quot;;&quot;&quot;;[.B176]-[.E175])" office:value-type="float" office:value="0" calcext:value-type="float">
            <text:p>0,0</text:p>
          </table:table-cell>
          <table:table-cell table:formula="of:=IF(ISBLANK([.E176]);&quot;&quot;;[.E176]-[.E175])" office:value-type="float" office:value="0" calcext:value-type="float">
            <text:p>0,0</text:p>
          </table:table-cell>
          <table:table-cell table:style-name="ce120" table:formula="of:=IF(ISBLANK([.F176]);&quot;&quot;;[.F176]-[.F175])" office:value-type="float" office:value="1.19999999999999" calcext:value-type="float">
            <text:p>1,2</text:p>
          </table:table-cell>
          <table:table-cell table:formula="of:=IF(OR([.O176]=&quot;&quot;;[.N176]=&quot;&quot;);&quot;&quot;;[.O176]-[.N176])" office:value-type="float" office:value="1.19999999999999" calcext:value-type="float">
            <text:p>1,2</text:p>
          </table:table-cell>
          <table:table-cell table:formula="of:=IF([.P176]=&quot;&quot;;&quot;&quot;;IF([.N176]=0;[.P176];[.P176]-[.$G$201]))" office:value-type="float" office:value="1.19999999999999" calcext:value-type="float">
            <text:p>1,2</text:p>
          </table:table-cell>
          <table:table-cell table:style-name="ce22" table:formula="of:=IF([.G176]&lt;25;0;IF([.G176]&lt;26;20;IF([.G17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2" calcext:value-type="date">
            <text:p>12.09.21</text:p>
          </table:table-cell>
          <table:table-cell table:formula="of:==IF([.E176]=&quot;&quot;;&quot;&quot;;[.E176])" office:value-type="float" office:value="406.9" calcext:value-type="float">
            <text:p>406,9</text:p>
          </table:table-cell>
          <table:table-cell office:value-type="float" office:value="508.3" calcext:value-type="float">
            <text:p>508,3</text:p>
          </table:table-cell>
          <table:table-cell/>
          <table:table-cell office:value-type="float" office:value="406.9" calcext:value-type="float">
            <text:p>406,9</text:p>
          </table:table-cell>
          <table:table-cell office:value-type="float" office:value="508.6" calcext:value-type="float">
            <text:p>508,6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в туче</text:p>
          </table:table-cell>
          <table:table-cell table:style-name="ce20" table:formula="of:=IF(ISBLANK([.C177]);&quot;&quot;;[.C177]-[.F176])" office:value-type="float" office:value="0" calcext:value-type="float">
            <text:p>0,0</text:p>
          </table:table-cell>
          <table:table-cell table:formula="of:=IF([.B177]=&quot;&quot;;&quot;&quot;;[.B177]-[.E176])" office:value-type="float" office:value="0" calcext:value-type="float">
            <text:p>0,0</text:p>
          </table:table-cell>
          <table:table-cell table:formula="of:=IF(ISBLANK([.E177]);&quot;&quot;;[.E177]-[.E176])" office:value-type="float" office:value="0" calcext:value-type="float">
            <text:p>0,0</text:p>
          </table:table-cell>
          <table:table-cell table:style-name="ce122" table:formula="of:=IF(ISBLANK([.F177]);&quot;&quot;;[.F177]-[.F176])" office:value-type="float" office:value="0.300000000000011" calcext:value-type="float">
            <text:p>0,3</text:p>
          </table:table-cell>
          <table:table-cell table:formula="of:=IF(OR([.O177]=&quot;&quot;;[.N177]=&quot;&quot;);&quot;&quot;;[.O177]-[.N177])" office:value-type="float" office:value="0.300000000000011" calcext:value-type="float">
            <text:p>0,3</text:p>
          </table:table-cell>
          <table:table-cell table:formula="of:=IF([.P177]=&quot;&quot;;&quot;&quot;;IF([.N177]=0;[.P177];[.P177]-[.$G$201]))" office:value-type="float" office:value="0.300000000000011" calcext:value-type="float">
            <text:p>0,3</text:p>
          </table:table-cell>
          <table:table-cell table:style-name="ce22" table:formula="of:=IF([.G177]&lt;25;0;IF([.G177]&lt;26;20;IF([.G17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3" calcext:value-type="date">
            <text:p>13.09.21</text:p>
          </table:table-cell>
          <table:table-cell table:formula="of:==IF([.E177]=&quot;&quot;;&quot;&quot;;[.E177])" office:value-type="float" office:value="406.9" calcext:value-type="float">
            <text:p>406,9</text:p>
          </table:table-cell>
          <table:table-cell office:value-type="float" office:value="508.7" calcext:value-type="float">
            <text:p>508,7</text:p>
          </table:table-cell>
          <table:table-cell/>
          <table:table-cell office:value-type="float" office:value="406.9" calcext:value-type="float">
            <text:p>406,9</text:p>
          </table:table-cell>
          <table:table-cell office:value-type="float" office:value="509.2" calcext:value-type="float">
            <text:p>509,2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table:style-name="ce18"/>
          <table:table-cell table:style-name="ce20" table:formula="of:=IF(ISBLANK([.C178]);&quot;&quot;;[.C178]-[.F177])" office:value-type="float" office:value="0.0999999999999659" calcext:value-type="float">
            <text:p>0,1</text:p>
          </table:table-cell>
          <table:table-cell table:formula="of:=IF([.B178]=&quot;&quot;;&quot;&quot;;[.B178]-[.E177])" office:value-type="float" office:value="0" calcext:value-type="float">
            <text:p>0,0</text:p>
          </table:table-cell>
          <table:table-cell table:formula="of:=IF(ISBLANK([.E178]);&quot;&quot;;[.E178]-[.E177])" office:value-type="float" office:value="0" calcext:value-type="float">
            <text:p>0,0</text:p>
          </table:table-cell>
          <table:table-cell table:style-name="ce122" table:formula="of:=IF(ISBLANK([.F178]);&quot;&quot;;[.F178]-[.F177])" office:value-type="float" office:value="0.599999999999966" calcext:value-type="float">
            <text:p>0,6</text:p>
          </table:table-cell>
          <table:table-cell table:formula="of:=IF(OR([.O178]=&quot;&quot;;[.N178]=&quot;&quot;);&quot;&quot;;[.O178]-[.N178])" office:value-type="float" office:value="0.599999999999966" calcext:value-type="float">
            <text:p>0,6</text:p>
          </table:table-cell>
          <table:table-cell table:formula="of:=IF([.P178]=&quot;&quot;;&quot;&quot;;IF([.N178]=0;[.P178];[.P178]-[.$G$201]))" office:value-type="float" office:value="0.599999999999966" calcext:value-type="float">
            <text:p>0,6</text:p>
          </table:table-cell>
          <table:table-cell table:style-name="ce22" table:formula="of:=IF([.G178]&lt;25;0;IF([.G178]&lt;26;20;IF([.G178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4" calcext:value-type="date">
            <text:p>14.09.21</text:p>
          </table:table-cell>
          <table:table-cell table:formula="of:==IF([.E178]=&quot;&quot;;&quot;&quot;;[.E178])" office:value-type="float" office:value="406.9" calcext:value-type="float">
            <text:p>406,9</text:p>
          </table:table-cell>
          <table:table-cell office:value-type="float" office:value="509.5" calcext:value-type="float">
            <text:p>509,5</text:p>
          </table:table-cell>
          <table:table-cell/>
          <table:table-cell office:value-type="float" office:value="408.3" calcext:value-type="float">
            <text:p>408,3</text:p>
          </table:table-cell>
          <table:table-cell office:value-type="float" office:value="510.1" calcext:value-type="float">
            <text:p>510,1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table:style-name="ce18"/>
          <table:table-cell table:style-name="ce20" table:formula="of:=IF(ISBLANK([.C179]);&quot;&quot;;[.C179]-[.F178])" office:value-type="float" office:value="0.300000000000011" calcext:value-type="float">
            <text:p>0,3</text:p>
          </table:table-cell>
          <table:table-cell table:formula="of:=IF([.B179]=&quot;&quot;;&quot;&quot;;[.B179]-[.E178])" office:value-type="float" office:value="0" calcext:value-type="float">
            <text:p>0,0</text:p>
          </table:table-cell>
          <table:table-cell table:formula="of:=IF(ISBLANK([.E179]);&quot;&quot;;[.E179]-[.E178])" office:value-type="float" office:value="1.40000000000003" calcext:value-type="float">
            <text:p>1,4</text:p>
          </table:table-cell>
          <table:table-cell table:style-name="ce120" table:formula="of:=IF(ISBLANK([.F179]);&quot;&quot;;[.F179]-[.F178])" office:value-type="float" office:value="0.900000000000034" calcext:value-type="float">
            <text:p>0,9</text:p>
          </table:table-cell>
          <table:table-cell table:formula="of:=IF(OR([.O179]=&quot;&quot;;[.N179]=&quot;&quot;);&quot;&quot;;[.O179]-[.N179])" office:value-type="float" office:value="-0.5" calcext:value-type="float">
            <text:p>-0,5</text:p>
          </table:table-cell>
          <table:table-cell table:formula="of:=IF([.P179]=&quot;&quot;;&quot;&quot;;IF([.N179]=0;[.P179];[.P179]-[.$G$201]))" office:value-type="float" office:value="-0.7" calcext:value-type="float">
            <text:p>-0,7</text:p>
          </table:table-cell>
          <table:table-cell table:style-name="ce22" table:formula="of:=IF([.G179]&lt;25;0;IF([.G179]&lt;26;20;IF([.G17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5" calcext:value-type="date">
            <text:p>15.09.21</text:p>
          </table:table-cell>
          <table:table-cell table:formula="of:==IF([.E179]=&quot;&quot;;&quot;&quot;;[.E179])" office:value-type="float" office:value="408.3" calcext:value-type="float">
            <text:p>408,3</text:p>
          </table:table-cell>
          <table:table-cell office:value-type="float" office:value="510.2" calcext:value-type="float">
            <text:p>510,2</text:p>
          </table:table-cell>
          <table:table-cell/>
          <table:table-cell table:formula="of:=[.E179]" office:value-type="float" office:value="408.3" calcext:value-type="float">
            <text:p>408,3</text:p>
          </table:table-cell>
          <table:table-cell office:value-type="float" office:value="510.9" calcext:value-type="float">
            <text:p>510,9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20" table:formula="of:=IF(ISBLANK([.C180]);&quot;&quot;;[.C180]-[.F179])" office:value-type="float" office:value="0.0999999999999659" calcext:value-type="float">
            <text:p>0,1</text:p>
          </table:table-cell>
          <table:table-cell table:formula="of:=IF([.B180]=&quot;&quot;;&quot;&quot;;[.B180]-[.E179])" office:value-type="float" office:value="0" calcext:value-type="float">
            <text:p>0,0</text:p>
          </table:table-cell>
          <table:table-cell table:formula="of:=IF(ISBLANK([.E180]);&quot;&quot;;[.E180]-[.E179])" office:value-type="float" office:value="0" calcext:value-type="float">
            <text:p>0,0</text:p>
          </table:table-cell>
          <table:table-cell table:style-name="ce120" table:formula="of:=IF(ISBLANK([.F180]);&quot;&quot;;[.F180]-[.F179])" office:value-type="float" office:value="0.799999999999955" calcext:value-type="float">
            <text:p>0,8</text:p>
          </table:table-cell>
          <table:table-cell table:formula="of:=IF(OR([.O180]=&quot;&quot;;[.N180]=&quot;&quot;);&quot;&quot;;[.O180]-[.N180])" office:value-type="float" office:value="0.799999999999955" calcext:value-type="float">
            <text:p>0,8</text:p>
          </table:table-cell>
          <table:table-cell table:formula="of:=IF([.P180]=&quot;&quot;;&quot;&quot;;IF([.N180]=0;[.P180];[.P180]-[.$G$201]))" office:value-type="float" office:value="0.799999999999955" calcext:value-type="float">
            <text:p>0,8</text:p>
          </table:table-cell>
          <table:table-cell table:style-name="ce22" table:formula="of:=IF([.G180]&lt;25;0;IF([.G180]&lt;26;20;IF([.G18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6" calcext:value-type="date">
            <text:p>16.09.21</text:p>
          </table:table-cell>
          <table:table-cell table:formula="of:==IF([.E180]=&quot;&quot;;&quot;&quot;;[.E180])" office:value-type="float" office:value="408.3" calcext:value-type="float">
            <text:p>408,3</text:p>
          </table:table-cell>
          <table:table-cell table:number-columns-repeated="2"/>
          <table:table-cell office:value-type="float" office:value="409.5" calcext:value-type="float">
            <text:p>409,5</text:p>
          </table:table-cell>
          <table:table-cell office:value-type="float" office:value="512.6" calcext:value-type="float">
            <text:p>512,6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20" table:formula="of:=IF(ISBLANK([.C181]);&quot;&quot;;[.C181]-[.F180])">
            <text:p/>
          </table:table-cell>
          <table:table-cell table:formula="of:=IF([.B181]=&quot;&quot;;&quot;&quot;;[.B181]-[.E180])" office:value-type="float" office:value="0" calcext:value-type="float">
            <text:p>0,0</text:p>
          </table:table-cell>
          <table:table-cell table:formula="of:=IF(ISBLANK([.E181]);&quot;&quot;;[.E181]-[.E180])" office:value-type="float" office:value="1.19999999999999" calcext:value-type="float">
            <text:p>1,2</text:p>
          </table:table-cell>
          <table:table-cell table:style-name="ce120" table:formula="of:=IF(ISBLANK([.F181]);&quot;&quot;;[.F181]-[.F180])" office:value-type="float" office:value="1.70000000000005" calcext:value-type="float">
            <text:p>1,7</text:p>
          </table:table-cell>
          <table:table-cell table:formula="of:=IF(OR([.O181]=&quot;&quot;;[.N181]=&quot;&quot;);&quot;&quot;;[.O181]-[.N181])" office:value-type="float" office:value="0.500000000000057" calcext:value-type="float">
            <text:p>0,5</text:p>
          </table:table-cell>
          <table:table-cell table:formula="of:=IF([.P181]=&quot;&quot;;&quot;&quot;;IF([.N181]=0;[.P181];[.P181]-[.$G$201]))" office:value-type="float" office:value="0.300000000000057" calcext:value-type="float">
            <text:p>0,3</text:p>
          </table:table-cell>
          <table:table-cell table:style-name="ce22" table:formula="of:=IF([.G181]&lt;25;0;IF([.G181]&lt;26;20;IF([.G18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7" calcext:value-type="date">
            <text:p>17.09.21</text:p>
          </table:table-cell>
          <table:table-cell table:formula="of:==IF([.E181]=&quot;&quot;;&quot;&quot;;[.E181])" office:value-type="float" office:value="409.5" calcext:value-type="float">
            <text:p>409,5</text:p>
          </table:table-cell>
          <table:table-cell office:value-type="float" office:value="513.5" calcext:value-type="float">
            <text:p>513,5</text:p>
          </table:table-cell>
          <table:table-cell/>
          <table:table-cell office:value-type="float" office:value="412.3" calcext:value-type="float">
            <text:p>412,3</text:p>
          </table:table-cell>
          <table:table-cell office:value-type="float" office:value="515" calcext:value-type="float">
            <text:p>515,0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20" table:formula="of:=IF(ISBLANK([.C182]);&quot;&quot;;[.C182]-[.F181])" office:value-type="float" office:value="0.899999999999977" calcext:value-type="float">
            <text:p>0,9</text:p>
          </table:table-cell>
          <table:table-cell table:formula="of:=IF([.B182]=&quot;&quot;;&quot;&quot;;[.B182]-[.E181])" office:value-type="float" office:value="0" calcext:value-type="float">
            <text:p>0,0</text:p>
          </table:table-cell>
          <table:table-cell table:formula="of:=IF(ISBLANK([.E182]);&quot;&quot;;[.E182]-[.E181])" office:value-type="float" office:value="2.80000000000001" calcext:value-type="float">
            <text:p>2,8</text:p>
          </table:table-cell>
          <table:table-cell table:style-name="ce120" table:formula="of:=IF(ISBLANK([.F182]);&quot;&quot;;[.F182]-[.F181])" office:value-type="float" office:value="2.39999999999998" calcext:value-type="float">
            <text:p>2,4</text:p>
          </table:table-cell>
          <table:table-cell table:formula="of:=IF(OR([.O182]=&quot;&quot;;[.N182]=&quot;&quot;);&quot;&quot;;[.O182]-[.N182])" office:value-type="float" office:value="-0.400000000000034" calcext:value-type="float">
            <text:p>-0,4</text:p>
          </table:table-cell>
          <table:table-cell table:formula="of:=IF([.P182]=&quot;&quot;;&quot;&quot;;IF([.N182]=0;[.P182];[.P182]-[.$G$201]))" office:value-type="float" office:value="-0.600000000000034" calcext:value-type="float">
            <text:p>-0,6</text:p>
          </table:table-cell>
          <table:table-cell table:style-name="ce22" table:formula="of:=IF([.G182]&lt;25;0;IF([.G182]&lt;26;20;IF([.G18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8" calcext:value-type="date">
            <text:p>18.09.21</text:p>
          </table:table-cell>
          <table:table-cell table:formula="of:==IF([.E182]=&quot;&quot;;&quot;&quot;;[.E182])" office:value-type="float" office:value="412.3" calcext:value-type="float">
            <text:p>412,3</text:p>
          </table:table-cell>
          <table:table-cell office:value-type="float" office:value="515.5" calcext:value-type="float">
            <text:p>515,5</text:p>
          </table:table-cell>
          <table:table-cell/>
          <table:table-cell office:value-type="float" office:value="413.8" calcext:value-type="float">
            <text:p>413,8</text:p>
          </table:table-cell>
          <table:table-cell office:value-type="float" office:value="516.4" calcext:value-type="float">
            <text:p>516,4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18"/>
          <table:table-cell table:style-name="ce20" table:formula="of:=IF(ISBLANK([.C183]);&quot;&quot;;[.C183]-[.F182])" office:value-type="float" office:value="0.5" calcext:value-type="float">
            <text:p>0,5</text:p>
          </table:table-cell>
          <table:table-cell table:formula="of:=IF([.B183]=&quot;&quot;;&quot;&quot;;[.B183]-[.E182])" office:value-type="float" office:value="0" calcext:value-type="float">
            <text:p>0,0</text:p>
          </table:table-cell>
          <table:table-cell table:formula="of:=IF(ISBLANK([.E183]);&quot;&quot;;[.E183]-[.E182])" office:value-type="float" office:value="1.5" calcext:value-type="float">
            <text:p>1,5</text:p>
          </table:table-cell>
          <table:table-cell table:style-name="ce120" table:formula="of:=IF(ISBLANK([.F183]);&quot;&quot;;[.F183]-[.F182])" office:value-type="float" office:value="1.39999999999998" calcext:value-type="float">
            <text:p>1,4</text:p>
          </table:table-cell>
          <table:table-cell table:formula="of:=IF(OR([.O183]=&quot;&quot;;[.N183]=&quot;&quot;);&quot;&quot;;[.O183]-[.N183])" office:value-type="float" office:value="-0.100000000000023" calcext:value-type="float">
            <text:p>-0,1</text:p>
          </table:table-cell>
          <table:table-cell table:formula="of:=IF([.P183]=&quot;&quot;;&quot;&quot;;IF([.N183]=0;[.P183];[.P183]-[.$G$201]))" office:value-type="float" office:value="-0.300000000000023" calcext:value-type="float">
            <text:p>-0,3</text:p>
          </table:table-cell>
          <table:table-cell table:style-name="ce22" table:formula="of:=IF([.G183]&lt;25;0;IF([.G183]&lt;26;20;IF([.G18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19" calcext:value-type="date">
            <text:p>19.09.21</text:p>
          </table:table-cell>
          <table:table-cell table:formula="of:==IF([.E183]=&quot;&quot;;&quot;&quot;;[.E183])" office:value-type="float" office:value="413.8" calcext:value-type="float">
            <text:p>413,8</text:p>
          </table:table-cell>
          <table:table-cell table:number-columns-repeated="2"/>
          <table:table-cell office:value-type="float" office:value="413.8" calcext:value-type="float">
            <text:p>413,8</text:p>
          </table:table-cell>
          <table:table-cell office:value-type="float" office:value="517.5" calcext:value-type="float">
            <text:p>517,5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 table:style-name="ce20" table:formula="of:=IF(ISBLANK([.C184]);&quot;&quot;;[.C184]-[.F183])">
            <text:p/>
          </table:table-cell>
          <table:table-cell table:formula="of:=IF([.B184]=&quot;&quot;;&quot;&quot;;[.B184]-[.E183])" office:value-type="float" office:value="0" calcext:value-type="float">
            <text:p>0,0</text:p>
          </table:table-cell>
          <table:table-cell table:formula="of:=IF(ISBLANK([.E184]);&quot;&quot;;[.E184]-[.E183])" office:value-type="float" office:value="0" calcext:value-type="float">
            <text:p>0,0</text:p>
          </table:table-cell>
          <table:table-cell table:style-name="ce120" table:formula="of:=IF(ISBLANK([.F184]);&quot;&quot;;[.F184]-[.F183])" office:value-type="float" office:value="1.10000000000002" calcext:value-type="float">
            <text:p>1,1</text:p>
          </table:table-cell>
          <table:table-cell table:formula="of:=IF(OR([.O184]=&quot;&quot;;[.N184]=&quot;&quot;);&quot;&quot;;[.O184]-[.N184])" office:value-type="float" office:value="1.10000000000002" calcext:value-type="float">
            <text:p>1,1</text:p>
          </table:table-cell>
          <table:table-cell table:formula="of:=IF([.P184]=&quot;&quot;;&quot;&quot;;IF([.N184]=0;[.P184];[.P184]-[.$G$201]))" office:value-type="float" office:value="1.10000000000002" calcext:value-type="float">
            <text:p>1,1</text:p>
          </table:table-cell>
          <table:table-cell table:style-name="ce22" table:formula="of:=IF([.G184]&lt;25;0;IF([.G184]&lt;26;20;IF([.G184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0" calcext:value-type="date">
            <text:p>20.09.21</text:p>
          </table:table-cell>
          <table:table-cell table:formula="of:==IF([.E184]=&quot;&quot;;&quot;&quot;;[.E184])" office:value-type="float" office:value="413.8" calcext:value-type="float">
            <text:p>413,8</text:p>
          </table:table-cell>
          <table:table-cell office:value-type="float" office:value="517.6" calcext:value-type="float">
            <text:p>517,6</text:p>
          </table:table-cell>
          <table:table-cell/>
          <table:table-cell office:value-type="float" office:value="414.9" calcext:value-type="float">
            <text:p>414,9</text:p>
          </table:table-cell>
          <table:table-cell office:value-type="float" office:value="518.3" calcext:value-type="float">
            <text:p>518,3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 table:style-name="ce20" table:formula="of:=IF(ISBLANK([.C185]);&quot;&quot;;[.C185]-[.F184])" office:value-type="float" office:value="0.100000000000023" calcext:value-type="float">
            <text:p>0,1</text:p>
          </table:table-cell>
          <table:table-cell table:formula="of:=IF([.B185]=&quot;&quot;;&quot;&quot;;[.B185]-[.E184])" office:value-type="float" office:value="0" calcext:value-type="float">
            <text:p>0,0</text:p>
          </table:table-cell>
          <table:table-cell table:formula="of:=IF(ISBLANK([.E185]);&quot;&quot;;[.E185]-[.E184])" office:value-type="float" office:value="1.09999999999997" calcext:value-type="float">
            <text:p>1,1</text:p>
          </table:table-cell>
          <table:table-cell table:style-name="ce120" table:formula="of:=IF(ISBLANK([.F185]);&quot;&quot;;[.F185]-[.F184])" office:value-type="float" office:value="0.799999999999955" calcext:value-type="float">
            <text:p>0,8</text:p>
          </table:table-cell>
          <table:table-cell table:formula="of:=IF(OR([.O185]=&quot;&quot;;[.N185]=&quot;&quot;);&quot;&quot;;[.O185]-[.N185])" office:value-type="float" office:value="-0.300000000000011" calcext:value-type="float">
            <text:p>-0,3</text:p>
          </table:table-cell>
          <table:table-cell table:formula="of:=IF([.P185]=&quot;&quot;;&quot;&quot;;IF([.N185]=0;[.P185];[.P185]-[.$G$201]))" office:value-type="float" office:value="-0.500000000000011" calcext:value-type="float">
            <text:p>-0,5</text:p>
          </table:table-cell>
          <table:table-cell table:style-name="ce22" table:formula="of:=IF([.G185]&lt;25;0;IF([.G185]&lt;26;20;IF([.G185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1" calcext:value-type="date">
            <text:p>21.09.21</text:p>
          </table:table-cell>
          <table:table-cell table:formula="of:==IF([.E185]=&quot;&quot;;&quot;&quot;;[.E185])" office:value-type="float" office:value="414.9" calcext:value-type="float">
            <text:p>414,9</text:p>
          </table:table-cell>
          <table:table-cell office:value-type="float" office:value="518.7" calcext:value-type="float">
            <text:p>518,7</text:p>
          </table:table-cell>
          <table:table-cell/>
          <table:table-cell office:value-type="float" office:value="416.1" calcext:value-type="float">
            <text:p>416,1</text:p>
          </table:table-cell>
          <table:table-cell office:value-type="float" office:value="521.5" calcext:value-type="float">
            <text:p>521,5</text:p>
          </table:table-cell>
          <table:table-cell office:value-type="float" office:value="26.5" calcext:value-type="float">
            <text:p>26,5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18"/>
          <table:table-cell table:style-name="ce20" table:formula="of:=IF(ISBLANK([.C186]);&quot;&quot;;[.C186]-[.F185])" office:value-type="float" office:value="0.400000000000091" calcext:value-type="float">
            <text:p>0,4</text:p>
          </table:table-cell>
          <table:table-cell table:formula="of:=IF([.B186]=&quot;&quot;;&quot;&quot;;[.B186]-[.E185])" office:value-type="float" office:value="0" calcext:value-type="float">
            <text:p>0,0</text:p>
          </table:table-cell>
          <table:table-cell table:formula="of:=IF(ISBLANK([.E186]);&quot;&quot;;[.E186]-[.E185])" office:value-type="float" office:value="1.20000000000005" calcext:value-type="float">
            <text:p>1,2</text:p>
          </table:table-cell>
          <table:table-cell table:style-name="ce120" table:formula="of:=IF(ISBLANK([.F186]);&quot;&quot;;[.F186]-[.F185])" office:value-type="float" office:value="3.20000000000005" calcext:value-type="float">
            <text:p>3,2</text:p>
          </table:table-cell>
          <table:table-cell table:formula="of:=IF(OR([.O186]=&quot;&quot;;[.N186]=&quot;&quot;);&quot;&quot;;[.O186]-[.N186])" office:value-type="float" office:value="2" calcext:value-type="float">
            <text:p>2,0</text:p>
          </table:table-cell>
          <table:table-cell table:formula="of:=IF([.P186]=&quot;&quot;;&quot;&quot;;IF([.N186]=0;[.P186];[.P186]-[.$G$201]))" office:value-type="float" office:value="1.8" calcext:value-type="float">
            <text:p>1,8</text:p>
          </table:table-cell>
          <table:table-cell table:style-name="ce22" table:formula="of:=IF([.G186]&lt;25;0;IF([.G186]&lt;26;20;IF([.G18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2" calcext:value-type="date">
            <text:p>22.09.21</text:p>
          </table:table-cell>
          <table:table-cell table:formula="of:==IF([.E186]=&quot;&quot;;&quot;&quot;;[.E186])" office:value-type="float" office:value="416.1" calcext:value-type="float">
            <text:p>416,1</text:p>
          </table:table-cell>
          <table:table-cell office:value-type="float" office:value="521.6" calcext:value-type="float">
            <text:p>521,6</text:p>
          </table:table-cell>
          <table:table-cell/>
          <table:table-cell office:value-type="float" office:value="417.5" calcext:value-type="float">
            <text:p>417,5</text:p>
          </table:table-cell>
          <table:table-cell office:value-type="float" office:value="522.4" calcext:value-type="float">
            <text:p>522,4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 table:style-name="ce20" table:formula="of:=IF(ISBLANK([.C187]);&quot;&quot;;[.C187]-[.F186])" office:value-type="float" office:value="0.100000000000023" calcext:value-type="float">
            <text:p>0,1</text:p>
          </table:table-cell>
          <table:table-cell table:formula="of:=IF([.B187]=&quot;&quot;;&quot;&quot;;[.B187]-[.E186])" office:value-type="float" office:value="0" calcext:value-type="float">
            <text:p>0,0</text:p>
          </table:table-cell>
          <table:table-cell table:formula="of:=IF(ISBLANK([.E187]);&quot;&quot;;[.E187]-[.E186])" office:value-type="float" office:value="1.39999999999998" calcext:value-type="float">
            <text:p>1,4</text:p>
          </table:table-cell>
          <table:table-cell table:style-name="ce120" table:formula="of:=IF(ISBLANK([.F187]);&quot;&quot;;[.F187]-[.F186])" office:value-type="float" office:value="0.899999999999977" calcext:value-type="float">
            <text:p>0,9</text:p>
          </table:table-cell>
          <table:table-cell table:formula="of:=IF(OR([.O187]=&quot;&quot;;[.N187]=&quot;&quot;);&quot;&quot;;[.O187]-[.N187])" office:value-type="float" office:value="-0.5" calcext:value-type="float">
            <text:p>-0,5</text:p>
          </table:table-cell>
          <table:table-cell table:formula="of:=IF([.P187]=&quot;&quot;;&quot;&quot;;IF([.N187]=0;[.P187];[.P187]-[.$G$201]))" office:value-type="float" office:value="-0.7" calcext:value-type="float">
            <text:p>-0,7</text:p>
          </table:table-cell>
          <table:table-cell table:style-name="ce22" table:formula="of:=IF([.G187]&lt;25;0;IF([.G187]&lt;26;20;IF([.G18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3" calcext:value-type="date">
            <text:p>23.09.21</text:p>
          </table:table-cell>
          <table:table-cell table:formula="of:==IF([.E187]=&quot;&quot;;&quot;&quot;;[.E187])" office:value-type="float" office:value="417.5" calcext:value-type="float">
            <text:p>417,5</text:p>
          </table:table-cell>
          <table:table-cell table:number-columns-repeated="2"/>
          <table:table-cell office:value-type="float" office:value="419.1" calcext:value-type="float">
            <text:p>419,1</text:p>
          </table:table-cell>
          <table:table-cell office:value-type="float" office:value="522.7" calcext:value-type="float">
            <text:p>522,7</text:p>
          </table:table-cell>
          <table:table-cell office:value-type="float" office:value="25.8" calcext:value-type="float">
            <text:p>25,8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 table:style-name="ce20" table:formula="of:=IF(ISBLANK([.C188]);&quot;&quot;;[.C188]-[.F187])">
            <text:p/>
          </table:table-cell>
          <table:table-cell table:formula="of:=IF([.B188]=&quot;&quot;;&quot;&quot;;[.B188]-[.E187])" office:value-type="float" office:value="0" calcext:value-type="float">
            <text:p>0,0</text:p>
          </table:table-cell>
          <table:table-cell table:formula="of:=IF(ISBLANK([.E188]);&quot;&quot;;[.E188]-[.E187])" office:value-type="float" office:value="1.60000000000002" calcext:value-type="float">
            <text:p>1,6</text:p>
          </table:table-cell>
          <table:table-cell table:style-name="ce122" table:formula="of:=IF(ISBLANK([.F188]);&quot;&quot;;[.F188]-[.F187])" office:value-type="float" office:value="0.300000000000068" calcext:value-type="float">
            <text:p>0,3</text:p>
          </table:table-cell>
          <table:table-cell table:formula="of:=IF(OR([.O188]=&quot;&quot;;[.N188]=&quot;&quot;);&quot;&quot;;[.O188]-[.N188])" office:value-type="float" office:value="-1.29999999999995" calcext:value-type="float">
            <text:p>-1,3</text:p>
          </table:table-cell>
          <table:table-cell table:formula="of:=IF([.P188]=&quot;&quot;;&quot;&quot;;IF([.N188]=0;[.P188];[.P188]-[.$G$201]))" office:value-type="float" office:value="-1.49999999999995" calcext:value-type="float">
            <text:p>-1,5</text:p>
          </table:table-cell>
          <table:table-cell table:style-name="ce22" table:formula="of:=IF([.G188]&lt;25;0;IF([.G188]&lt;26;20;IF([.G188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4" calcext:value-type="date">
            <text:p>24.09.21</text:p>
          </table:table-cell>
          <table:table-cell table:formula="of:==IF([.E188]=&quot;&quot;;&quot;&quot;;[.E188])" office:value-type="float" office:value="419.1" calcext:value-type="float">
            <text:p>419,1</text:p>
          </table:table-cell>
          <table:table-cell table:number-columns-repeated="2"/>
          <table:table-cell table:formula="of:=[.E188]" office:value-type="float" office:value="419.1" calcext:value-type="float">
            <text:p>419,1</text:p>
          </table:table-cell>
          <table:table-cell office:value-type="float" office:value="523.1" calcext:value-type="float">
            <text:p>523,1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18"/>
          <table:table-cell table:style-name="ce20" table:formula="of:=IF(ISBLANK([.C189]);&quot;&quot;;[.C189]-[.F188])">
            <text:p/>
          </table:table-cell>
          <table:table-cell table:formula="of:=IF([.B189]=&quot;&quot;;&quot;&quot;;[.B189]-[.E188])" office:value-type="float" office:value="0" calcext:value-type="float">
            <text:p>0,0</text:p>
          </table:table-cell>
          <table:table-cell table:formula="of:=IF(ISBLANK([.E189]);&quot;&quot;;[.E189]-[.E188])" office:value-type="float" office:value="0" calcext:value-type="float">
            <text:p>0,0</text:p>
          </table:table-cell>
          <table:table-cell table:style-name="ce122" table:formula="of:=IF(ISBLANK([.F189]);&quot;&quot;;[.F189]-[.F188])" office:value-type="float" office:value="0.399999999999977" calcext:value-type="float">
            <text:p>0,4</text:p>
          </table:table-cell>
          <table:table-cell table:formula="of:=IF(OR([.O189]=&quot;&quot;;[.N189]=&quot;&quot;);&quot;&quot;;[.O189]-[.N189])" office:value-type="float" office:value="0.399999999999977" calcext:value-type="float">
            <text:p>0,4</text:p>
          </table:table-cell>
          <table:table-cell table:formula="of:=IF([.P189]=&quot;&quot;;&quot;&quot;;IF([.N189]=0;[.P189];[.P189]-[.$G$201]))" office:value-type="float" office:value="0.399999999999977" calcext:value-type="float">
            <text:p>0,4</text:p>
          </table:table-cell>
          <table:table-cell table:style-name="ce22" table:formula="of:=IF([.G189]&lt;25;0;IF([.G189]&lt;26;20;IF([.G18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5" calcext:value-type="date">
            <text:p>25.09.21</text:p>
          </table:table-cell>
          <table:table-cell table:formula="of:==IF([.E189]=&quot;&quot;;&quot;&quot;;[.E189])" office:value-type="float" office:value="419.1" calcext:value-type="float">
            <text:p>419,1</text:p>
          </table:table-cell>
          <table:table-cell office:value-type="float" office:value="523.2" calcext:value-type="float">
            <text:p>523,2</text:p>
          </table:table-cell>
          <table:table-cell/>
          <table:table-cell table:formula="of:=[.E189]" office:value-type="float" office:value="419.1" calcext:value-type="float">
            <text:p>419,1</text:p>
          </table:table-cell>
          <table:table-cell office:value-type="float" office:value="523.6" calcext:value-type="float">
            <text:p>523,6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<text:span text:style-name="T1">баланс. выключены; установлен</text:span> выключатель балансиров и контроллер для обогрева аккумуляторов</text:p>
          </table:table-cell>
          <table:table-cell table:style-name="ce20" table:formula="of:=IF(ISBLANK([.C190]);&quot;&quot;;[.C190]-[.F189])" office:value-type="float" office:value="0.100000000000023" calcext:value-type="float">
            <text:p>0,1</text:p>
          </table:table-cell>
          <table:table-cell table:formula="of:=IF([.B190]=&quot;&quot;;&quot;&quot;;[.B190]-[.E189])" office:value-type="float" office:value="0" calcext:value-type="float">
            <text:p>0,0</text:p>
          </table:table-cell>
          <table:table-cell table:formula="of:=IF(ISBLANK([.E190]);&quot;&quot;;[.E190]-[.E189])" office:value-type="float" office:value="0" calcext:value-type="float">
            <text:p>0,0</text:p>
          </table:table-cell>
          <table:table-cell table:style-name="ce122" table:formula="of:=IF(ISBLANK([.F190]);&quot;&quot;;[.F190]-[.F189])" office:value-type="float" office:value="0.5" calcext:value-type="float">
            <text:p>0,5</text:p>
          </table:table-cell>
          <table:table-cell table:formula="of:=IF(OR([.O190]=&quot;&quot;;[.N190]=&quot;&quot;);&quot;&quot;;[.O190]-[.N190])" office:value-type="float" office:value="0.5" calcext:value-type="float">
            <text:p>0,5</text:p>
          </table:table-cell>
          <table:table-cell table:formula="of:=IF([.P190]=&quot;&quot;;&quot;&quot;;IF([.N190]=0;[.P190];[.P190]-[.$G$201]))" office:value-type="float" office:value="0.5" calcext:value-type="float">
            <text:p>0,5</text:p>
          </table:table-cell>
          <table:table-cell table:style-name="ce22" table:formula="of:=IF([.G190]&lt;25;0;IF([.G190]&lt;26;20;IF([.G19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6" calcext:value-type="date">
            <text:p>26.09.21</text:p>
          </table:table-cell>
          <table:table-cell table:formula="of:==IF([.E190]=&quot;&quot;;&quot;&quot;;[.E190])" office:value-type="float" office:value="419.1" calcext:value-type="float">
            <text:p>419,1</text:p>
          </table:table-cell>
          <table:table-cell table:number-columns-repeated="2"/>
          <table:table-cell office:value-type="float" office:value="420.1" calcext:value-type="float">
            <text:p>420,1</text:p>
          </table:table-cell>
          <table:table-cell office:value-type="float" office:value="523.9" calcext:value-type="float">
            <text:p>523,9</text:p>
          </table:table-cell>
          <table:table-cell office:value-type="float" office:value="25.8" calcext:value-type="float">
            <text:p>25,8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0" table:formula="of:=IF(ISBLANK([.C191]);&quot;&quot;;[.C191]-[.F190])">
            <text:p/>
          </table:table-cell>
          <table:table-cell table:formula="of:=IF([.B191]=&quot;&quot;;&quot;&quot;;[.B191]-[.E190])" office:value-type="float" office:value="0" calcext:value-type="float">
            <text:p>0,0</text:p>
          </table:table-cell>
          <table:table-cell table:formula="of:=IF(ISBLANK([.E191]);&quot;&quot;;[.E191]-[.E190])" office:value-type="float" office:value="1" calcext:value-type="float">
            <text:p>1,0</text:p>
          </table:table-cell>
          <table:table-cell table:style-name="ce122" table:formula="of:=IF(ISBLANK([.F191]);&quot;&quot;;[.F191]-[.F190])" office:value-type="float" office:value="0.299999999999955" calcext:value-type="float">
            <text:p>0,3</text:p>
          </table:table-cell>
          <table:table-cell table:formula="of:=IF(OR([.O191]=&quot;&quot;;[.N191]=&quot;&quot;);&quot;&quot;;[.O191]-[.N191])" office:value-type="float" office:value="-0.700000000000046" calcext:value-type="float">
            <text:p>-0,7</text:p>
          </table:table-cell>
          <table:table-cell table:formula="of:=IF([.P191]=&quot;&quot;;&quot;&quot;;IF([.N191]=0;[.P191];[.P191]-[.$G$201]))" office:value-type="float" office:value="-0.900000000000046" calcext:value-type="float">
            <text:p>-0,9</text:p>
          </table:table-cell>
          <table:table-cell table:style-name="ce22" table:formula="of:=IF([.G191]&lt;25;0;IF([.G191]&lt;26;20;IF([.G191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7" calcext:value-type="date">
            <text:p>27.09.21</text:p>
          </table:table-cell>
          <table:table-cell table:formula="of:==IF([.E191]=&quot;&quot;;&quot;&quot;;[.E191])" office:value-type="float" office:value="420.1" calcext:value-type="float">
            <text:p>420,1</text:p>
          </table:table-cell>
          <table:table-cell office:value-type="float" office:value="524.1" calcext:value-type="float">
            <text:p>524,1</text:p>
          </table:table-cell>
          <table:table-cell/>
          <table:table-cell office:value-type="float" office:value="420.8" calcext:value-type="float">
            <text:p>420,8</text:p>
          </table:table-cell>
          <table:table-cell office:value-type="float" office:value="525.2" calcext:value-type="float">
            <text:p>525,2</text:p>
          </table:table-cell>
          <table:table-cell office:value-type="float" office:value="26" calcext:value-type="float">
            <text:p>26,0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0" table:formula="of:=IF(ISBLANK([.C192]);&quot;&quot;;[.C192]-[.F191])" office:value-type="float" office:value="0.200000000000045" calcext:value-type="float">
            <text:p>0,2</text:p>
          </table:table-cell>
          <table:table-cell table:formula="of:=IF([.B192]=&quot;&quot;;&quot;&quot;;[.B192]-[.E191])" office:value-type="float" office:value="0" calcext:value-type="float">
            <text:p>0,0</text:p>
          </table:table-cell>
          <table:table-cell table:formula="of:=IF(ISBLANK([.E192]);&quot;&quot;;[.E192]-[.E191])" office:value-type="float" office:value="0.699999999999989" calcext:value-type="float">
            <text:p>0,7</text:p>
          </table:table-cell>
          <table:table-cell table:style-name="ce120" table:formula="of:=IF(ISBLANK([.F192]);&quot;&quot;;[.F192]-[.F191])" office:value-type="float" office:value="1.30000000000007" calcext:value-type="float">
            <text:p>1,3</text:p>
          </table:table-cell>
          <table:table-cell table:formula="of:=IF(OR([.O192]=&quot;&quot;;[.N192]=&quot;&quot;);&quot;&quot;;[.O192]-[.N192])" office:value-type="float" office:value="0.60000000000008" calcext:value-type="float">
            <text:p>0,6</text:p>
          </table:table-cell>
          <table:table-cell table:formula="of:=IF([.P192]=&quot;&quot;;&quot;&quot;;IF([.N192]=0;[.P192];[.P192]-[.$G$201]))" office:value-type="float" office:value="0.40000000000008" calcext:value-type="float">
            <text:p>0,4</text:p>
          </table:table-cell>
          <table:table-cell table:style-name="ce22" table:formula="of:=IF([.G192]&lt;25;0;IF([.G192]&lt;26;20;IF([.G19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8" calcext:value-type="date">
            <text:p>28.09.21</text:p>
          </table:table-cell>
          <table:table-cell table:formula="of:==IF([.E192]=&quot;&quot;;&quot;&quot;;[.E192])" office:value-type="float" office:value="420.8" calcext:value-type="float">
            <text:p>420,8</text:p>
          </table:table-cell>
          <table:table-cell table:number-columns-repeated="2"/>
          <table:table-cell table:formula="of:=[.E192]" office:value-type="float" office:value="420.8" calcext:value-type="float">
            <text:p>420,8</text:p>
          </table:table-cell>
          <table:table-cell office:value-type="float" office:value="525.6" calcext:value-type="float">
            <text:p>525,6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0" table:formula="of:=IF(ISBLANK([.C193]);&quot;&quot;;[.C193]-[.F192])">
            <text:p/>
          </table:table-cell>
          <table:table-cell table:formula="of:=IF([.B193]=&quot;&quot;;&quot;&quot;;[.B193]-[.E192])" office:value-type="float" office:value="0" calcext:value-type="float">
            <text:p>0,0</text:p>
          </table:table-cell>
          <table:table-cell table:formula="of:=IF(ISBLANK([.E193]);&quot;&quot;;[.E193]-[.E192])" office:value-type="float" office:value="0" calcext:value-type="float">
            <text:p>0,0</text:p>
          </table:table-cell>
          <table:table-cell table:style-name="ce122" table:formula="of:=IF(ISBLANK([.F193]);&quot;&quot;;[.F193]-[.F192])" office:value-type="float" office:value="0.399999999999977" calcext:value-type="float">
            <text:p>0,4</text:p>
          </table:table-cell>
          <table:table-cell table:formula="of:=IF(OR([.O193]=&quot;&quot;;[.N193]=&quot;&quot;);&quot;&quot;;[.O193]-[.N193])" office:value-type="float" office:value="0.399999999999977" calcext:value-type="float">
            <text:p>0,4</text:p>
          </table:table-cell>
          <table:table-cell table:formula="of:=IF([.P193]=&quot;&quot;;&quot;&quot;;IF([.N193]=0;[.P193];[.P193]-[.$G$201]))" office:value-type="float" office:value="0.399999999999977" calcext:value-type="float">
            <text:p>0,4</text:p>
          </table:table-cell>
          <table:table-cell table:style-name="ce22" table:formula="of:=IF([.G193]&lt;25;0;IF([.G193]&lt;26;20;IF([.G19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09-29" calcext:value-type="date">
            <text:p>29.09.21</text:p>
          </table:table-cell>
          <table:table-cell table:formula="of:==IF([.E193]=&quot;&quot;;&quot;&quot;;[.E193])" office:value-type="float" office:value="420.8" calcext:value-type="float">
            <text:p>420,8</text:p>
          </table:table-cell>
          <table:table-cell table:number-columns-repeated="2"/>
          <table:table-cell table:formula="of:=[.E193]" office:value-type="float" office:value="420.8" calcext:value-type="float">
            <text:p>420,8</text:p>
          </table:table-cell>
          <table:table-cell office:value-type="float" office:value="526.1" calcext:value-type="float">
            <text:p>526,1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18"/>
          <table:table-cell table:style-name="ce20" table:formula="of:=IF(ISBLANK([.C194]);&quot;&quot;;[.C194]-[.F193])">
            <text:p/>
          </table:table-cell>
          <table:table-cell table:formula="of:=IF([.B194]=&quot;&quot;;&quot;&quot;;[.B194]-[.E193])" office:value-type="float" office:value="0" calcext:value-type="float">
            <text:p>0,0</text:p>
          </table:table-cell>
          <table:table-cell table:formula="of:=IF(ISBLANK([.E194]);&quot;&quot;;[.E194]-[.E193])" office:value-type="float" office:value="0" calcext:value-type="float">
            <text:p>0,0</text:p>
          </table:table-cell>
          <table:table-cell table:style-name="ce122" table:formula="of:=IF(ISBLANK([.F194]);&quot;&quot;;[.F194]-[.F193])" office:value-type="float" office:value="0.5" calcext:value-type="float">
            <text:p>0,5</text:p>
          </table:table-cell>
          <table:table-cell table:formula="of:=IF(OR([.O194]=&quot;&quot;;[.N194]=&quot;&quot;);&quot;&quot;;[.O194]-[.N194])" office:value-type="float" office:value="0.5" calcext:value-type="float">
            <text:p>0,5</text:p>
          </table:table-cell>
          <table:table-cell table:formula="of:=IF([.P194]=&quot;&quot;;&quot;&quot;;IF([.N194]=0;[.P194];[.P194]-[.$G$201]))" office:value-type="float" office:value="0.5" calcext:value-type="float">
            <text:p>0,5</text:p>
          </table:table-cell>
          <table:table-cell table:style-name="ce22" table:formula="of:=IF([.G194]&lt;25;0;IF([.G194]&lt;26;20;IF([.G194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4" office:value-type="date" office:date-value="2021-09-30" calcext:value-type="date">
            <text:p>30.09.21</text:p>
          </table:table-cell>
          <table:table-cell table:style-name="ce10" table:formula="of:==IF([.E194]=&quot;&quot;;&quot;&quot;;[.E194])" office:value-type="float" office:value="420.8" calcext:value-type="float">
            <text:p>420,8</text:p>
          </table:table-cell>
          <table:table-cell table:style-name="ce10" table:number-columns-repeated="2"/>
          <table:table-cell table:style-name="ce10" office:value-type="float" office:value="422" calcext:value-type="float">
            <text:p>422,0</text:p>
          </table:table-cell>
          <table:table-cell table:style-name="ce10" office:value-type="float" office:value="527.4" calcext:value-type="float">
            <text:p>527,4</text:p>
          </table:table-cell>
          <table:table-cell table:style-name="ce10" office:value-type="float" office:value="26.2" calcext:value-type="float">
            <text:p>26,2</text:p>
          </table:table-cell>
          <table:table-cell table:style-name="ce47"/>
          <table:table-cell table:style-name="ce74" office:value-type="string" calcext:value-type="string">
            <text:p>+</text:p>
          </table:table-cell>
          <table:table-cell table:style-name="ce74" office:value-type="float" office:value="10" calcext:value-type="float">
            <text:p>10</text:p>
          </table:table-cell>
          <table:table-cell table:style-name="ce97"/>
          <table:table-cell table:style-name="ce56" table:formula="of:=IF(ISBLANK([.C195]);&quot;&quot;;[.C195]-[.F194])">
            <text:p/>
          </table:table-cell>
          <table:table-cell table:style-name="ce10" table:formula="of:=IF([.B195]=&quot;&quot;;&quot;&quot;;[.B195]-[.E194])" office:value-type="float" office:value="0" calcext:value-type="float">
            <text:p>0,0</text:p>
          </table:table-cell>
          <table:table-cell table:style-name="ce10" table:formula="of:=IF(ISBLANK([.E195]);&quot;&quot;;[.E195]-[.E194])" office:value-type="float" office:value="1.19999999999999" calcext:value-type="float">
            <text:p>1,2</text:p>
          </table:table-cell>
          <table:table-cell table:style-name="ce127" table:formula="of:=IF(ISBLANK([.F195]);&quot;&quot;;[.F195]-[.F194])" office:value-type="float" office:value="1.29999999999995" calcext:value-type="float">
            <text:p>1,3</text:p>
          </table:table-cell>
          <table:table-cell table:style-name="ce10" table:formula="of:=IF(OR([.O195]=&quot;&quot;;[.N195]=&quot;&quot;);&quot;&quot;;[.O195]-[.N195])" office:value-type="float" office:value="0.0999999999999659" calcext:value-type="float">
            <text:p>0,1</text:p>
          </table:table-cell>
          <table:table-cell table:style-name="ce10" table:formula="of:=IF([.P195]=&quot;&quot;;&quot;&quot;;IF([.N195]=0;[.P195];[.P195]-[.$G$201]))" office:value-type="float" office:value="-0.100000000000034" calcext:value-type="float">
            <text:p>-0,1</text:p>
          </table:table-cell>
          <table:table-cell table:style-name="ce63" table:formula="of:=IF([.G195]&lt;25;0;IF([.G195]&lt;26;20;IF([.G195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9" office:value-type="string" calcext:value-type="string">
            <text:p>среднее:</text:p>
          </table:table-cell>
          <table:table-cell table:number-columns-repeated="2"/>
          <table:table-cell table:style-name="ce86" table:formula="of:=AVERAGEIF([.N$166:.N$195];&quot;&lt;&gt;&quot;&quot;&quot;)" office:value-type="float" office:value="1.56" calcext:value-type="float">
            <text:p>1,56</text:p>
          </table:table-cell>
          <table:table-cell table:style-name="ce86" table:formula="of:=AVERAGEIF([.O$166:.O$195];&quot;&lt;&gt;&quot;&quot;&quot;)" office:value-type="float" office:value="1.76" calcext:value-type="float">
            <text:p>1,76</text:p>
          </table:table-cell>
          <table:table-cell table:style-name="ce86" table:formula="of:=AVERAGEIF([.P$166:.P$195];&quot;&lt;&gt;&quot;&quot;&quot;)" office:value-type="float" office:value="0.199999999999998" calcext:value-type="float">
            <text:p>0,2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контроллер+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MAX([.F166:.F195])-[.F155]" office:value-type="float" office:value="52.8" calcext:value-type="float">
            <text:p>52,8</text:p>
          </table:table-cell>
          <table:table-cell table:number-columns-repeated="8"/>
          <table:table-cell table:style-name="ce128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счетчик+ 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MAX([.E166:.E195])-[.E155]" office:value-type="float" office:value="46.8" calcext:value-type="float">
            <text:p>46,8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«потери»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G197]-[.G198]" office:value-type="float" office:value="5.99999999999994" calcext:value-type="float">
            <text:p>6,0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эффективность,%</text:p>
          </table:table-cell>
          <table:table-cell table:style-name="Default" table:number-columns-repeated="2"/>
          <table:table-cell table:number-columns-repeated="2"/>
          <table:table-cell table:style-name="ce5" table:formula="of:=[.G198]/[.G197]*100" office:value-type="float" office:value="88.6363636363637" calcext:value-type="float">
            <text:p>88,6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оценка потерь в день, кВтч</text:p>
          </table:table-cell>
          <table:table-cell table:style-name="Default" table:number-columns-repeated="2"/>
          <table:table-cell table:number-columns-repeated="2"/>
          <table:table-cell table:style-name="ce5" office:value-type="float" office:value="0.2" calcext:value-type="float">
            <text:p>0,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2">
          <table:table-cell table:style-name="ce35" office:value-type="string" calcext:value-type="string" table:number-columns-spanned="18" table:number-rows-spanned="1">
            <text:p>ОКТЯБРЬ</text:p>
          </table:table-cell>
          <table:covered-table-cell table:number-columns-repeated="6"/>
          <table:covered-table-cell table:number-columns-repeated="3" table:style-name="ce40"/>
          <table:covered-table-cell/>
          <table:covered-table-cell table:style-name="ce42"/>
          <table:covered-table-cell table:number-columns-repeated="5"/>
          <table:covered-table-cell table:style-name="ce136"/>
          <table:table-cell table:number-columns-repeated="6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утр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вечер</text:p>
          </table:table-cell>
          <table:covered-table-cell table:number-columns-repeated="2" table:style-name="ce37"/>
          <table:table-cell table:number-columns-repeated="4"/>
          <table:table-cell table:style-name="ce42"/>
          <table:table-cell table:number-columns-repeated="5"/>
          <table:table-cell table:style-name="ce136"/>
          <table:table-cell table:number-columns-repeated="6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пустая батарея</text:p>
          </table:table-cell>
          <table:table-cell table:style-name="ce14" office:value-type="string" calcext:value-type="string">
            <text:p>выключение инвертора на ночь</text:p>
          </table:table-cell>
          <table:table-cell table:style-name="ce14" office:value-type="string" calcext:value-type="string">
            <text:p>температура днем</text:p>
          </table:table-cell>
          <table:table-cell table:style-name="ce17" office:value-type="string" calcext:value-type="string">
            <text:p>примечания</text:p>
          </table:table-cell>
          <table:table-cell table:style-name="ce10" office:value-type="string" calcext:value-type="string">
            <text:p>+конт/утро</text:p>
          </table:table-cell>
          <table:table-cell table:style-name="ce10" office:value-type="string" calcext:value-type="string">
            <text:p>+сч/утро</text:p>
          </table:table-cell>
          <table:table-cell table:style-name="ce10" office:value-type="string" calcext:value-type="string">
            <text:p>+сч/день </text:p>
          </table:table-cell>
          <table:table-cell table:style-name="ce10" office:value-type="string" calcext:value-type="string">
            <text:p>+ конт/день</text:p>
          </table:table-cell>
          <table:table-cell table:style-name="ce10" office:value-type="string" calcext:value-type="string">
            <text:p>конт-сч</text:p>
          </table:table-cell>
          <table:table-cell table:style-name="ce10" office:value-type="string" calcext:value-type="string">
            <text:p>запас</text:p>
          </table:table-cell>
          <table:table-cell table:style-name="ce17" office:value-type="string" calcext:value-type="string">
            <text:p>бат, %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1" calcext:value-type="date">
            <text:p>01.10.21</text:p>
          </table:table-cell>
          <table:table-cell table:formula="of:=IF([.E195]=&quot;&quot;;&quot;&quot;;[.E195])" office:value-type="float" office:value="422" calcext:value-type="float">
            <text:p>422,0</text:p>
          </table:table-cell>
          <table:table-cell office:value-type="float" office:value="527.9" calcext:value-type="float">
            <text:p>527,9</text:p>
          </table:table-cell>
          <table:table-cell/>
          <table:table-cell office:value-type="float" office:value="423.5" calcext:value-type="float">
            <text:p>423,5</text:p>
          </table:table-cell>
          <table:table-cell office:value-type="float" office:value="529.4" calcext:value-type="float">
            <text:p>529,4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10" calcext:value-type="float">
            <text:p>10</text:p>
          </table:table-cell>
          <table:table-cell table:style-name="ce52" office:value-type="string" calcext:value-type="string">
            <text:p>2 часа солнца утром</text:p>
          </table:table-cell>
          <table:table-cell table:style-name="ce20" table:formula="of:=IF(ISBLANK([.C206]);&quot;&quot;;[.C206]-[.F195])" office:value-type="float" office:value="0.5" calcext:value-type="float">
            <text:p>0,5</text:p>
          </table:table-cell>
          <table:table-cell table:formula="of:=IF([.B206]=&quot;&quot;;&quot;&quot;;[.B206]-[.E195])" office:value-type="float" office:value="0" calcext:value-type="float">
            <text:p>0,0</text:p>
          </table:table-cell>
          <table:table-cell table:formula="of:=IF(ISBLANK([.E206]);&quot;&quot;;[.E206]-[.E195])" office:value-type="float" office:value="1.5" calcext:value-type="float">
            <text:p>1,5</text:p>
          </table:table-cell>
          <table:table-cell table:style-name="ce90" table:formula="of:=IF(ISBLANK([.F206]);&quot;&quot;;[.F206]-[.F195])" office:value-type="float" office:value="2" calcext:value-type="float">
            <text:p>2,0</text:p>
          </table:table-cell>
          <table:table-cell table:formula="of:=IF(OR([.O206]=&quot;&quot;;[.N206]=&quot;&quot;);&quot;&quot;;[.O206]-[.N206])" office:value-type="float" office:value="0.5" calcext:value-type="float">
            <text:p>0,5</text:p>
          </table:table-cell>
          <table:table-cell table:formula="of:=IF([.P206]=&quot;&quot;;&quot;&quot;;IF([.N206]=0;[.P206];[.P206]-[.$G$242]))" office:value-type="float" office:value="0.3" calcext:value-type="float">
            <text:p>0,3</text:p>
          </table:table-cell>
          <table:table-cell table:style-name="ce22" table:formula="of:=IF([.G206]&lt;25;0;IF([.G206]&lt;26;20;IF([.G20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2" calcext:value-type="date">
            <text:p>02.10.21</text:p>
          </table:table-cell>
          <table:table-cell table:formula="of:==IF([.E206]=&quot;&quot;;&quot;&quot;;[.E206])" office:value-type="float" office:value="423.5" calcext:value-type="float">
            <text:p>423,5</text:p>
          </table:table-cell>
          <table:table-cell office:value-type="float" office:value="530" calcext:value-type="float">
            <text:p>530,0</text:p>
          </table:table-cell>
          <table:table-cell/>
          <table:table-cell office:value-type="float" office:value="425.1" calcext:value-type="float">
            <text:p>425,1</text:p>
          </table:table-cell>
          <table:table-cell office:value-type="float" office:value="533" calcext:value-type="float">
            <text:p>533,0</text:p>
          </table:table-cell>
          <table:table-cell office:value-type="float" office:value="26.5" calcext:value-type="float">
            <text:p>26,5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69" office:value-type="float" office:value="13" calcext:value-type="float">
            <text:p>13</text:p>
          </table:table-cell>
          <table:table-cell table:style-name="ce52" office:value-type="string" calcext:value-type="string">
            <text:p>идеальный день (чистое небо до 14:30); после 13:30 тень от леса на панелях</text:p>
          </table:table-cell>
          <table:table-cell table:style-name="ce20" table:formula="of:=IF(ISBLANK([.C207]);&quot;&quot;;[.C207]-[.F206])" office:value-type="float" office:value="0.600000000000023" calcext:value-type="float">
            <text:p>0,6</text:p>
          </table:table-cell>
          <table:table-cell table:formula="of:=IF([.B207]=&quot;&quot;;&quot;&quot;;[.B207]-[.E206])" office:value-type="float" office:value="0" calcext:value-type="float">
            <text:p>0,0</text:p>
          </table:table-cell>
          <table:table-cell table:formula="of:=IF(ISBLANK([.E207]);&quot;&quot;;[.E207]-[.E206])" office:value-type="float" office:value="1.60000000000002" calcext:value-type="float">
            <text:p>1,6</text:p>
          </table:table-cell>
          <table:table-cell table:style-name="ce121" table:formula="of:=IF(ISBLANK([.F207]);&quot;&quot;;[.F207]-[.F206])" office:value-type="float" office:value="3.60000000000002" calcext:value-type="float">
            <text:p>3,6</text:p>
          </table:table-cell>
          <table:table-cell table:formula="of:=IF(OR([.O207]=&quot;&quot;;[.N207]=&quot;&quot;);&quot;&quot;;[.O207]-[.N207])" office:value-type="float" office:value="2" calcext:value-type="float">
            <text:p>2,0</text:p>
          </table:table-cell>
          <table:table-cell table:formula="of:=IF([.P207]=&quot;&quot;;&quot;&quot;;IF([.N207]=0;[.P207];[.P207]-[.$G$242]))" office:value-type="float" office:value="1.8" calcext:value-type="float">
            <text:p>1,8</text:p>
          </table:table-cell>
          <table:table-cell table:style-name="ce22" table:formula="of:=IF([.G207]&lt;25;0;IF([.G207]&lt;26;20;IF([.G20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3" calcext:value-type="date">
            <text:p>03.10.21</text:p>
          </table:table-cell>
          <table:table-cell table:formula="of:==IF([.E207]=&quot;&quot;;&quot;&quot;;[.E207])" office:value-type="float" office:value="425.1" calcext:value-type="float">
            <text:p>425,1</text:p>
          </table:table-cell>
          <table:table-cell office:value-type="float" office:value="533.6" calcext:value-type="float">
            <text:p>533,6</text:p>
          </table:table-cell>
          <table:table-cell/>
          <table:table-cell office:value-type="float" office:value="430.6" calcext:value-type="float">
            <text:p>430,6</text:p>
          </table:table-cell>
          <table:table-cell office:value-type="float" office:value="536.7" calcext:value-type="float">
            <text:p>536,7</text:p>
          </table:table-cell>
          <table:table-cell office:value-type="float" office:value="25.9" calcext:value-type="float">
            <text:p>25,9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table:style-name="ce52" office:value-type="string" calcext:value-type="string">
            <text:p>идеальный день</text:p>
          </table:table-cell>
          <table:table-cell table:style-name="ce20" table:formula="of:=IF(ISBLANK([.C208]);&quot;&quot;;[.C208]-[.F207])" office:value-type="float" office:value="0.600000000000023" calcext:value-type="float">
            <text:p>0,6</text:p>
          </table:table-cell>
          <table:table-cell table:formula="of:=IF([.B208]=&quot;&quot;;&quot;&quot;;[.B208]-[.E207])" office:value-type="float" office:value="0" calcext:value-type="float">
            <text:p>0,0</text:p>
          </table:table-cell>
          <table:table-cell table:formula="of:=IF(ISBLANK([.E208]);&quot;&quot;;[.E208]-[.E207])" office:value-type="float" office:value="5.5" calcext:value-type="float">
            <text:p>5,5</text:p>
          </table:table-cell>
          <table:table-cell table:style-name="ce121" table:formula="of:=IF(ISBLANK([.F208]);&quot;&quot;;[.F208]-[.F207])" office:value-type="float" office:value="3.70000000000005" calcext:value-type="float">
            <text:p>3,7</text:p>
          </table:table-cell>
          <table:table-cell table:formula="of:=IF(OR([.O208]=&quot;&quot;;[.N208]=&quot;&quot;);&quot;&quot;;[.O208]-[.N208])" office:value-type="float" office:value="-1.79999999999995" calcext:value-type="float">
            <text:p>-1,8</text:p>
          </table:table-cell>
          <table:table-cell table:formula="of:=IF([.P208]=&quot;&quot;;&quot;&quot;;IF([.N208]=0;[.P208];[.P208]-[.$G$242]))" office:value-type="float" office:value="-1.99999999999995" calcext:value-type="float">
            <text:p>-2,0</text:p>
          </table:table-cell>
          <table:table-cell table:style-name="ce22" table:formula="of:=IF([.G208]&lt;25;0;IF([.G208]&lt;26;20;IF([.G208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4" calcext:value-type="date">
            <text:p>04.10.21</text:p>
          </table:table-cell>
          <table:table-cell table:formula="of:==IF([.E208]=&quot;&quot;;&quot;&quot;;[.E208])" office:value-type="float" office:value="430.6" calcext:value-type="float">
            <text:p>430,6</text:p>
          </table:table-cell>
          <table:table-cell table:number-columns-repeated="2"/>
          <table:table-cell office:value-type="float" office:value="432.7" calcext:value-type="float">
            <text:p>432,7</text:p>
          </table:table-cell>
          <table:table-cell office:value-type="float" office:value="540.1" calcext:value-type="float">
            <text:p>540,1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52"/>
          <table:table-cell table:style-name="ce20" table:formula="of:=IF(ISBLANK([.C209]);&quot;&quot;;[.C209]-[.F208])">
            <text:p/>
          </table:table-cell>
          <table:table-cell table:formula="of:=IF([.B209]=&quot;&quot;;&quot;&quot;;[.B209]-[.E208])" office:value-type="float" office:value="0" calcext:value-type="float">
            <text:p>0,0</text:p>
          </table:table-cell>
          <table:table-cell table:formula="of:=IF(ISBLANK([.E209]);&quot;&quot;;[.E209]-[.E208])" office:value-type="float" office:value="2.09999999999997" calcext:value-type="float">
            <text:p>2,1</text:p>
          </table:table-cell>
          <table:table-cell table:style-name="ce121" table:formula="of:=IF(ISBLANK([.F209]);&quot;&quot;;[.F209]-[.F208])" office:value-type="float" office:value="3.39999999999998" calcext:value-type="float">
            <text:p>3,4</text:p>
          </table:table-cell>
          <table:table-cell table:formula="of:=IF(OR([.O209]=&quot;&quot;;[.N209]=&quot;&quot;);&quot;&quot;;[.O209]-[.N209])" office:value-type="float" office:value="1.30000000000001" calcext:value-type="float">
            <text:p>1,3</text:p>
          </table:table-cell>
          <table:table-cell table:formula="of:=IF([.P209]=&quot;&quot;;&quot;&quot;;IF([.N209]=0;[.P209];[.P209]-[.$G$242]))" office:value-type="float" office:value="1.10000000000001" calcext:value-type="float">
            <text:p>1,1</text:p>
          </table:table-cell>
          <table:table-cell table:style-name="ce22" table:formula="of:=IF([.G209]&lt;25;0;IF([.G209]&lt;26;20;IF([.G20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5" calcext:value-type="date">
            <text:p>05.10.21</text:p>
          </table:table-cell>
          <table:table-cell table:formula="of:==IF([.E209]=&quot;&quot;;&quot;&quot;;[.E209])" office:value-type="float" office:value="432.7" calcext:value-type="float">
            <text:p>432,7</text:p>
          </table:table-cell>
          <table:table-cell table:number-columns-repeated="2"/>
          <table:table-cell office:value-type="float" office:value="435.1" calcext:value-type="float">
            <text:p>435,1</text:p>
          </table:table-cell>
          <table:table-cell office:value-type="float" office:value="541.3" calcext:value-type="float">
            <text:p>541,3</text:p>
          </table:table-cell>
          <table:table-cell office:value-type="float" office:value="25.7" calcext:value-type="float">
            <text:p>25,7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table:style-name="ce52"/>
          <table:table-cell table:style-name="ce20" table:formula="of:=IF(ISBLANK([.C210]);&quot;&quot;;[.C210]-[.F209])">
            <text:p/>
          </table:table-cell>
          <table:table-cell table:formula="of:=IF([.B210]=&quot;&quot;;&quot;&quot;;[.B210]-[.E209])" office:value-type="float" office:value="0" calcext:value-type="float">
            <text:p>0,0</text:p>
          </table:table-cell>
          <table:table-cell table:formula="of:=IF(ISBLANK([.E210]);&quot;&quot;;[.E210]-[.E209])" office:value-type="float" office:value="2.40000000000003" calcext:value-type="float">
            <text:p>2,4</text:p>
          </table:table-cell>
          <table:table-cell table:style-name="ce120" table:formula="of:=IF(ISBLANK([.F210]);&quot;&quot;;[.F210]-[.F209])" office:value-type="float" office:value="1.19999999999993" calcext:value-type="float">
            <text:p>1,2</text:p>
          </table:table-cell>
          <table:table-cell table:formula="of:=IF(OR([.O210]=&quot;&quot;;[.N210]=&quot;&quot;);&quot;&quot;;[.O210]-[.N210])" office:value-type="float" office:value="-1.2000000000001" calcext:value-type="float">
            <text:p>-1,2</text:p>
          </table:table-cell>
          <table:table-cell table:formula="of:=IF([.P210]=&quot;&quot;;&quot;&quot;;IF([.N210]=0;[.P210];[.P210]-[.$G$242]))" office:value-type="float" office:value="-1.4000000000001" calcext:value-type="float">
            <text:p>-1,4</text:p>
          </table:table-cell>
          <table:table-cell table:style-name="ce22" table:formula="of:=IF([.G210]&lt;25;0;IF([.G210]&lt;26;20;IF([.G210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6" calcext:value-type="date">
            <text:p>06.10.21</text:p>
          </table:table-cell>
          <table:table-cell table:formula="of:==IF([.E210]=&quot;&quot;;&quot;&quot;;[.E210])" office:value-type="float" office:value="435.1" calcext:value-type="float">
            <text:p>435,1</text:p>
          </table:table-cell>
          <table:table-cell table:number-columns-repeated="2"/>
          <table:table-cell office:value-type="float" office:value="435.9" calcext:value-type="float">
            <text:p>435,9</text:p>
          </table:table-cell>
          <table:table-cell office:value-type="float" office:value="544.7" calcext:value-type="float">
            <text:p>544,7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table:style-name="ce52"/>
          <table:table-cell table:style-name="ce20" table:formula="of:=IF(ISBLANK([.C211]);&quot;&quot;;[.C211]-[.F210])">
            <text:p/>
          </table:table-cell>
          <table:table-cell table:formula="of:=IF([.B211]=&quot;&quot;;&quot;&quot;;[.B211]-[.E210])" office:value-type="float" office:value="0" calcext:value-type="float">
            <text:p>0,0</text:p>
          </table:table-cell>
          <table:table-cell table:formula="of:=IF(ISBLANK([.E211]);&quot;&quot;;[.E211]-[.E210])" office:value-type="float" office:value="0.799999999999955" calcext:value-type="float">
            <text:p>0,8</text:p>
          </table:table-cell>
          <table:table-cell table:style-name="ce121" table:formula="of:=IF(ISBLANK([.F211]);&quot;&quot;;[.F211]-[.F210])" office:value-type="float" office:value="3.40000000000009" calcext:value-type="float">
            <text:p>3,4</text:p>
          </table:table-cell>
          <table:table-cell table:formula="of:=IF(OR([.O211]=&quot;&quot;;[.N211]=&quot;&quot;);&quot;&quot;;[.O211]-[.N211])" office:value-type="float" office:value="2.60000000000014" calcext:value-type="float">
            <text:p>2,6</text:p>
          </table:table-cell>
          <table:table-cell table:formula="of:=IF([.P211]=&quot;&quot;;&quot;&quot;;IF([.N211]=0;[.P211];[.P211]-[.$G$242]))" office:value-type="float" office:value="2.40000000000014" calcext:value-type="float">
            <text:p>2,4</text:p>
          </table:table-cell>
          <table:table-cell table:style-name="ce22" table:formula="of:=IF([.G211]&lt;25;0;IF([.G211]&lt;26;20;IF([.G21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7" calcext:value-type="date">
            <text:p>07.10.21</text:p>
          </table:table-cell>
          <table:table-cell table:formula="of:==IF([.E211]=&quot;&quot;;&quot;&quot;;[.E211])" office:value-type="float" office:value="435.9" calcext:value-type="float">
            <text:p>435,9</text:p>
          </table:table-cell>
          <table:table-cell office:value-type="float" office:value="545.2" calcext:value-type="float">
            <text:p>545,2</text:p>
          </table:table-cell>
          <table:table-cell/>
          <table:table-cell office:value-type="float" office:value="438.7" calcext:value-type="float">
            <text:p>438,7</text:p>
          </table:table-cell>
          <table:table-cell office:value-type="float" office:value="547.8" calcext:value-type="float">
            <text:p>547,8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table:style-name="ce52"/>
          <table:table-cell table:style-name="ce20" table:formula="of:=IF(ISBLANK([.C212]);&quot;&quot;;[.C212]-[.F211])" office:value-type="float" office:value="0.5" calcext:value-type="float">
            <text:p>0,5</text:p>
          </table:table-cell>
          <table:table-cell table:formula="of:=IF([.B212]=&quot;&quot;;&quot;&quot;;[.B212]-[.E211])" office:value-type="float" office:value="0" calcext:value-type="float">
            <text:p>0,0</text:p>
          </table:table-cell>
          <table:table-cell table:formula="of:=IF(ISBLANK([.E212]);&quot;&quot;;[.E212]-[.E211])" office:value-type="float" office:value="2.80000000000001" calcext:value-type="float">
            <text:p>2,8</text:p>
          </table:table-cell>
          <table:table-cell table:style-name="ce120" table:formula="of:=IF(ISBLANK([.F212]);&quot;&quot;;[.F212]-[.F211])" office:value-type="float" office:value="3.09999999999991" calcext:value-type="float">
            <text:p>3,1</text:p>
          </table:table-cell>
          <table:table-cell table:formula="of:=IF(OR([.O212]=&quot;&quot;;[.N212]=&quot;&quot;);&quot;&quot;;[.O212]-[.N212])" office:value-type="float" office:value="0.299999999999898" calcext:value-type="float">
            <text:p>0,3</text:p>
          </table:table-cell>
          <table:table-cell table:formula="of:=IF([.P212]=&quot;&quot;;&quot;&quot;;IF([.N212]=0;[.P212];[.P212]-[.$G$242]))" office:value-type="float" office:value="0.0999999999998977" calcext:value-type="float">
            <text:p>0,1</text:p>
          </table:table-cell>
          <table:table-cell table:style-name="ce22" table:formula="of:=IF([.G212]&lt;25;0;IF([.G212]&lt;26;20;IF([.G21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8" calcext:value-type="date">
            <text:p>08.10.21</text:p>
          </table:table-cell>
          <table:table-cell table:formula="of:==IF([.E212]=&quot;&quot;;&quot;&quot;;[.E212])" office:value-type="float" office:value="438.7" calcext:value-type="float">
            <text:p>438,7</text:p>
          </table:table-cell>
          <table:table-cell table:number-columns-repeated="2"/>
          <table:table-cell office:value-type="float" office:value="439.5" calcext:value-type="float">
            <text:p>439,5</text:p>
          </table:table-cell>
          <table:table-cell office:value-type="float" office:value="549.1" calcext:value-type="float">
            <text:p>549,1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table:style-name="ce52"/>
          <table:table-cell table:style-name="ce20" table:formula="of:=IF(ISBLANK([.C213]);&quot;&quot;;[.C213]-[.F212])">
            <text:p/>
          </table:table-cell>
          <table:table-cell table:formula="of:=IF([.B213]=&quot;&quot;;&quot;&quot;;[.B213]-[.E212])" office:value-type="float" office:value="0" calcext:value-type="float">
            <text:p>0,0</text:p>
          </table:table-cell>
          <table:table-cell table:formula="of:=IF(ISBLANK([.E213]);&quot;&quot;;[.E213]-[.E212])" office:value-type="float" office:value="0.800000000000011" calcext:value-type="float">
            <text:p>0,8</text:p>
          </table:table-cell>
          <table:table-cell table:style-name="ce120" table:formula="of:=IF(ISBLANK([.F213]);&quot;&quot;;[.F213]-[.F212])" office:value-type="float" office:value="1.30000000000007" calcext:value-type="float">
            <text:p>1,3</text:p>
          </table:table-cell>
          <table:table-cell table:formula="of:=IF(OR([.O213]=&quot;&quot;;[.N213]=&quot;&quot;);&quot;&quot;;[.O213]-[.N213])" office:value-type="float" office:value="0.500000000000057" calcext:value-type="float">
            <text:p>0,5</text:p>
          </table:table-cell>
          <table:table-cell table:formula="of:=IF([.P213]=&quot;&quot;;&quot;&quot;;IF([.N213]=0;[.P213];[.P213]-[.$G$242]))" office:value-type="float" office:value="0.300000000000057" calcext:value-type="float">
            <text:p>0,3</text:p>
          </table:table-cell>
          <table:table-cell table:style-name="ce22" table:formula="of:=IF([.G213]&lt;25;0;IF([.G213]&lt;26;20;IF([.G21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09" calcext:value-type="date">
            <text:p>09.10.21</text:p>
          </table:table-cell>
          <table:table-cell table:formula="of:==IF([.E213]=&quot;&quot;;&quot;&quot;;[.E213])" office:value-type="float" office:value="439.5" calcext:value-type="float">
            <text:p>439,5</text:p>
          </table:table-cell>
          <table:table-cell table:number-columns-repeated="2"/>
          <table:table-cell table:formula="of:=[.E213]" office:value-type="float" office:value="439.5" calcext:value-type="float">
            <text:p>439,5</text:p>
          </table:table-cell>
          <table:table-cell office:value-type="float" office:value="549.3" calcext:value-type="float">
            <text:p>549,3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52"/>
          <table:table-cell table:style-name="ce20" table:formula="of:=IF(ISBLANK([.C214]);&quot;&quot;;[.C214]-[.F213])">
            <text:p/>
          </table:table-cell>
          <table:table-cell table:formula="of:=IF([.B214]=&quot;&quot;;&quot;&quot;;[.B214]-[.E213])" office:value-type="float" office:value="0" calcext:value-type="float">
            <text:p>0,0</text:p>
          </table:table-cell>
          <table:table-cell table:formula="of:=IF(ISBLANK([.E214]);&quot;&quot;;[.E214]-[.E213])" office:value-type="float" office:value="0" calcext:value-type="float">
            <text:p>0,0</text:p>
          </table:table-cell>
          <table:table-cell table:style-name="ce122" table:formula="of:=IF(ISBLANK([.F214]);&quot;&quot;;[.F214]-[.F213])" office:value-type="float" office:value="0.199999999999932" calcext:value-type="float">
            <text:p>0,2</text:p>
          </table:table-cell>
          <table:table-cell table:formula="of:=IF(OR([.O214]=&quot;&quot;;[.N214]=&quot;&quot;);&quot;&quot;;[.O214]-[.N214])" office:value-type="float" office:value="0.199999999999932" calcext:value-type="float">
            <text:p>0,2</text:p>
          </table:table-cell>
          <table:table-cell table:formula="of:=IF([.P214]=&quot;&quot;;&quot;&quot;;IF([.N214]=0;[.P214];[.P214]-[.$G$242]))" office:value-type="float" office:value="0.199999999999932" calcext:value-type="float">
            <text:p>0,2</text:p>
          </table:table-cell>
          <table:table-cell table:style-name="ce22" table:formula="of:=IF([.G214]&lt;25;0;IF([.G214]&lt;26;20;IF([.G214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0" calcext:value-type="date">
            <text:p>10.10.21</text:p>
          </table:table-cell>
          <table:table-cell table:formula="of:==IF([.E214]=&quot;&quot;;&quot;&quot;;[.E214])" office:value-type="float" office:value="439.5" calcext:value-type="float">
            <text:p>439,5</text:p>
          </table:table-cell>
          <table:table-cell table:number-columns-repeated="2"/>
          <table:table-cell office:value-type="float" office:value="440.9" calcext:value-type="float">
            <text:p>440,9</text:p>
          </table:table-cell>
          <table:table-cell office:value-type="float" office:value="549.6" calcext:value-type="float">
            <text:p>549,6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52"/>
          <table:table-cell table:style-name="ce20" table:formula="of:=IF(ISBLANK([.C215]);&quot;&quot;;[.C215]-[.F214])">
            <text:p/>
          </table:table-cell>
          <table:table-cell table:formula="of:=IF([.B215]=&quot;&quot;;&quot;&quot;;[.B215]-[.E214])" office:value-type="float" office:value="0" calcext:value-type="float">
            <text:p>0,0</text:p>
          </table:table-cell>
          <table:table-cell table:formula="of:=IF(ISBLANK([.E215]);&quot;&quot;;[.E215]-[.E214])" office:value-type="float" office:value="1.39999999999998" calcext:value-type="float">
            <text:p>1,4</text:p>
          </table:table-cell>
          <table:table-cell table:style-name="ce122" table:formula="of:=IF(ISBLANK([.F215]);&quot;&quot;;[.F215]-[.F214])" office:value-type="float" office:value="0.300000000000068" calcext:value-type="float">
            <text:p>0,3</text:p>
          </table:table-cell>
          <table:table-cell table:formula="of:=IF(OR([.O215]=&quot;&quot;;[.N215]=&quot;&quot;);&quot;&quot;;[.O215]-[.N215])" office:value-type="float" office:value="-1.09999999999991" calcext:value-type="float">
            <text:p>-1,1</text:p>
          </table:table-cell>
          <table:table-cell table:formula="of:=IF([.P215]=&quot;&quot;;&quot;&quot;;IF([.N215]=0;[.P215];[.P215]-[.$G$242]))" office:value-type="float" office:value="-1.29999999999991" calcext:value-type="float">
            <text:p>-1,3</text:p>
          </table:table-cell>
          <table:table-cell table:style-name="ce22" table:formula="of:=IF([.G215]&lt;25;0;IF([.G215]&lt;26;20;IF([.G215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1" calcext:value-type="date">
            <text:p>11.10.21</text:p>
          </table:table-cell>
          <table:table-cell table:formula="of:==IF([.E215]=&quot;&quot;;&quot;&quot;;[.E215])" office:value-type="float" office:value="440.9" calcext:value-type="float">
            <text:p>440,9</text:p>
          </table:table-cell>
          <table:table-cell table:number-columns-repeated="2"/>
          <table:table-cell office:value-type="float" office:value="441.5" calcext:value-type="float">
            <text:p>441,5</text:p>
          </table:table-cell>
          <table:table-cell office:value-type="float" office:value="550.6" calcext:value-type="float">
            <text:p>550,6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52"/>
          <table:table-cell table:style-name="ce20" table:formula="of:=IF(ISBLANK([.C216]);&quot;&quot;;[.C216]-[.F215])">
            <text:p/>
          </table:table-cell>
          <table:table-cell table:formula="of:=IF([.B216]=&quot;&quot;;&quot;&quot;;[.B216]-[.E215])" office:value-type="float" office:value="0" calcext:value-type="float">
            <text:p>0,0</text:p>
          </table:table-cell>
          <table:table-cell table:formula="of:=IF(ISBLANK([.E216]);&quot;&quot;;[.E216]-[.E215])" office:value-type="float" office:value="0.600000000000023" calcext:value-type="float">
            <text:p>0,6</text:p>
          </table:table-cell>
          <table:table-cell table:style-name="ce120" table:formula="of:=IF(ISBLANK([.F216]);&quot;&quot;;[.F216]-[.F215])" office:value-type="float" office:value="1" calcext:value-type="float">
            <text:p>1,0</text:p>
          </table:table-cell>
          <table:table-cell table:formula="of:=IF(OR([.O216]=&quot;&quot;;[.N216]=&quot;&quot;);&quot;&quot;;[.O216]-[.N216])" office:value-type="float" office:value="0.399999999999977" calcext:value-type="float">
            <text:p>0,4</text:p>
          </table:table-cell>
          <table:table-cell table:formula="of:=IF([.P216]=&quot;&quot;;&quot;&quot;;IF([.N216]=0;[.P216];[.P216]-[.$G$242]))" office:value-type="float" office:value="0.199999999999977" calcext:value-type="float">
            <text:p>0,2</text:p>
          </table:table-cell>
          <table:table-cell table:style-name="ce22" table:formula="of:=IF([.G216]&lt;25;0;IF([.G216]&lt;26;20;IF([.G216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2" calcext:value-type="date">
            <text:p>12.10.21</text:p>
          </table:table-cell>
          <table:table-cell table:formula="of:==IF([.E216]=&quot;&quot;;&quot;&quot;;[.E216])" office:value-type="float" office:value="441.5" calcext:value-type="float">
            <text:p>441,5</text:p>
          </table:table-cell>
          <table:table-cell office:value-type="float" office:value="551.2" calcext:value-type="float">
            <text:p>551,2</text:p>
          </table:table-cell>
          <table:table-cell/>
          <table:table-cell office:value-type="float" office:value="442.9" calcext:value-type="float">
            <text:p>442,9</text:p>
          </table:table-cell>
          <table:table-cell office:value-type="float" office:value="552.8" calcext:value-type="float">
            <text:p>552,8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52"/>
          <table:table-cell table:style-name="ce20" table:formula="of:=IF(ISBLANK([.C217]);&quot;&quot;;[.C217]-[.F216])" office:value-type="float" office:value="0.600000000000023" calcext:value-type="float">
            <text:p>0,6</text:p>
          </table:table-cell>
          <table:table-cell table:formula="of:=IF([.B217]=&quot;&quot;;&quot;&quot;;[.B217]-[.E216])" office:value-type="float" office:value="0" calcext:value-type="float">
            <text:p>0,0</text:p>
          </table:table-cell>
          <table:table-cell table:formula="of:=IF(ISBLANK([.E217]);&quot;&quot;;[.E217]-[.E216])" office:value-type="float" office:value="1.39999999999998" calcext:value-type="float">
            <text:p>1,4</text:p>
          </table:table-cell>
          <table:table-cell table:style-name="ce120" table:formula="of:=IF(ISBLANK([.F217]);&quot;&quot;;[.F217]-[.F216])" office:value-type="float" office:value="2.19999999999993" calcext:value-type="float">
            <text:p>2,2</text:p>
          </table:table-cell>
          <table:table-cell table:formula="of:=IF(OR([.O217]=&quot;&quot;;[.N217]=&quot;&quot;);&quot;&quot;;[.O217]-[.N217])" office:value-type="float" office:value="0.799999999999955" calcext:value-type="float">
            <text:p>0,8</text:p>
          </table:table-cell>
          <table:table-cell table:formula="of:=IF([.P217]=&quot;&quot;;&quot;&quot;;IF([.N217]=0;[.P217];[.P217]-[.$G$242]))" office:value-type="float" office:value="0.599999999999955" calcext:value-type="float">
            <text:p>0,6</text:p>
          </table:table-cell>
          <table:table-cell table:style-name="ce22" table:formula="of:=IF([.G217]&lt;25;0;IF([.G217]&lt;26;20;IF([.G21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3" calcext:value-type="date">
            <text:p>13.10.21</text:p>
          </table:table-cell>
          <table:table-cell table:formula="of:==IF([.E217]=&quot;&quot;;&quot;&quot;;[.E217])" office:value-type="float" office:value="442.9" calcext:value-type="float">
            <text:p>442,9</text:p>
          </table:table-cell>
          <table:table-cell table:number-columns-repeated="2"/>
          <table:table-cell office:value-type="float" office:value="444.4" calcext:value-type="float">
            <text:p>444,4</text:p>
          </table:table-cell>
          <table:table-cell office:value-type="float" office:value="553.8" calcext:value-type="float">
            <text:p>553,8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52"/>
          <table:table-cell table:style-name="ce20" table:formula="of:=IF(ISBLANK([.C218]);&quot;&quot;;[.C218]-[.F217])">
            <text:p/>
          </table:table-cell>
          <table:table-cell table:formula="of:=IF([.B218]=&quot;&quot;;&quot;&quot;;[.B218]-[.E217])" office:value-type="float" office:value="0" calcext:value-type="float">
            <text:p>0,0</text:p>
          </table:table-cell>
          <table:table-cell table:formula="of:=IF(ISBLANK([.E218]);&quot;&quot;;[.E218]-[.E217])" office:value-type="float" office:value="1.5" calcext:value-type="float">
            <text:p>1,5</text:p>
          </table:table-cell>
          <table:table-cell table:style-name="ce120" table:formula="of:=IF(ISBLANK([.F218]);&quot;&quot;;[.F218]-[.F217])" office:value-type="float" office:value="1" calcext:value-type="float">
            <text:p>1,0</text:p>
          </table:table-cell>
          <table:table-cell table:formula="of:=IF(OR([.O218]=&quot;&quot;;[.N218]=&quot;&quot;);&quot;&quot;;[.O218]-[.N218])" office:value-type="float" office:value="-0.5" calcext:value-type="float">
            <text:p>-0,5</text:p>
          </table:table-cell>
          <table:table-cell table:formula="of:=IF([.P218]=&quot;&quot;;&quot;&quot;;IF([.N218]=0;[.P218];[.P218]-[.$G$242]))" office:value-type="float" office:value="-0.7" calcext:value-type="float">
            <text:p>-0,7</text:p>
          </table:table-cell>
          <table:table-cell table:style-name="ce22" table:formula="of:=IF([.G218]&lt;25;0;IF([.G218]&lt;26;20;IF([.G218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4" calcext:value-type="date">
            <text:p>14.10.21</text:p>
          </table:table-cell>
          <table:table-cell table:formula="of:==IF([.E218]=&quot;&quot;;&quot;&quot;;[.E218])" office:value-type="float" office:value="444.4" calcext:value-type="float">
            <text:p>444,4</text:p>
          </table:table-cell>
          <table:table-cell office:value-type="float" office:value="553.9" calcext:value-type="float">
            <text:p>553,9</text:p>
          </table:table-cell>
          <table:table-cell/>
          <table:table-cell office:value-type="float" office:value="446" calcext:value-type="float">
            <text:p>446,0</text:p>
          </table:table-cell>
          <table:table-cell office:value-type="float" office:value="556.2" calcext:value-type="float">
            <text:p>556,2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table:style-name="ce52"/>
          <table:table-cell table:style-name="ce20" table:formula="of:=IF(ISBLANK([.C219]);&quot;&quot;;[.C219]-[.F218])" office:value-type="float" office:value="0.100000000000023" calcext:value-type="float">
            <text:p>0,1</text:p>
          </table:table-cell>
          <table:table-cell table:formula="of:=IF([.B219]=&quot;&quot;;&quot;&quot;;[.B219]-[.E218])" office:value-type="float" office:value="0" calcext:value-type="float">
            <text:p>0,0</text:p>
          </table:table-cell>
          <table:table-cell table:formula="of:=IF(ISBLANK([.E219]);&quot;&quot;;[.E219]-[.E218])" office:value-type="float" office:value="1.60000000000002" calcext:value-type="float">
            <text:p>1,6</text:p>
          </table:table-cell>
          <table:table-cell table:style-name="ce120" table:formula="of:=IF(ISBLANK([.F219]);&quot;&quot;;[.F219]-[.F218])" office:value-type="float" office:value="2.40000000000009" calcext:value-type="float">
            <text:p>2,4</text:p>
          </table:table-cell>
          <table:table-cell table:formula="of:=IF(OR([.O219]=&quot;&quot;;[.N219]=&quot;&quot;);&quot;&quot;;[.O219]-[.N219])" office:value-type="float" office:value="0.800000000000068" calcext:value-type="float">
            <text:p>0,8</text:p>
          </table:table-cell>
          <table:table-cell table:formula="of:=IF([.P219]=&quot;&quot;;&quot;&quot;;IF([.N219]=0;[.P219];[.P219]-[.$G$242]))" office:value-type="float" office:value="0.600000000000068" calcext:value-type="float">
            <text:p>0,6</text:p>
          </table:table-cell>
          <table:table-cell table:style-name="ce22" table:formula="of:=IF([.G219]&lt;25;0;IF([.G219]&lt;26;20;IF([.G219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5" calcext:value-type="date">
            <text:p>15.10.21</text:p>
          </table:table-cell>
          <table:table-cell table:formula="of:==IF([.E219]=&quot;&quot;;&quot;&quot;;[.E219])" office:value-type="float" office:value="446" calcext:value-type="float">
            <text:p>446,0</text:p>
          </table:table-cell>
          <table:table-cell office:value-type="float" office:value="556.5" calcext:value-type="float">
            <text:p>556,5</text:p>
          </table:table-cell>
          <table:table-cell/>
          <table:table-cell office:value-type="float" office:value="447.8" calcext:value-type="float">
            <text:p>447,8</text:p>
          </table:table-cell>
          <table:table-cell office:value-type="float" office:value="558.1" calcext:value-type="float">
            <text:p>558,1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table:style-name="ce52" office:value-type="string" calcext:value-type="string">
            <text:p>солнце до 12</text:p>
          </table:table-cell>
          <table:table-cell table:style-name="ce20" table:formula="of:=IF(ISBLANK([.C220]);&quot;&quot;;[.C220]-[.F219])" office:value-type="float" office:value="0.299999999999955" calcext:value-type="float">
            <text:p>0,3</text:p>
          </table:table-cell>
          <table:table-cell table:formula="of:=IF([.B220]=&quot;&quot;;&quot;&quot;;[.B220]-[.E219])" office:value-type="float" office:value="0" calcext:value-type="float">
            <text:p>0,0</text:p>
          </table:table-cell>
          <table:table-cell table:formula="of:=IF(ISBLANK([.E220]);&quot;&quot;;[.E220]-[.E219])" office:value-type="float" office:value="1.80000000000001" calcext:value-type="float">
            <text:p>1,8</text:p>
          </table:table-cell>
          <table:table-cell table:style-name="ce120" table:formula="of:=IF(ISBLANK([.F220]);&quot;&quot;;[.F220]-[.F219])" office:value-type="float" office:value="1.89999999999998" calcext:value-type="float">
            <text:p>1,9</text:p>
          </table:table-cell>
          <table:table-cell table:formula="of:=IF(OR([.O220]=&quot;&quot;;[.N220]=&quot;&quot;);&quot;&quot;;[.O220]-[.N220])" office:value-type="float" office:value="0.0999999999999659" calcext:value-type="float">
            <text:p>0,1</text:p>
          </table:table-cell>
          <table:table-cell table:formula="of:=IF([.P220]=&quot;&quot;;&quot;&quot;;IF([.N220]=0;[.P220];[.P220]-[.$G$242]))" office:value-type="float" office:value="-0.100000000000034" calcext:value-type="float">
            <text:p>-0,1</text:p>
          </table:table-cell>
          <table:table-cell table:style-name="ce22" table:formula="of:=IF([.G220]&lt;25;0;IF([.G220]&lt;26;20;IF([.G220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6" calcext:value-type="date">
            <text:p>16.10.21</text:p>
          </table:table-cell>
          <table:table-cell table:formula="of:==IF([.E220]=&quot;&quot;;&quot;&quot;;[.E220])" office:value-type="float" office:value="447.8" calcext:value-type="float">
            <text:p>447,8</text:p>
          </table:table-cell>
          <table:table-cell office:value-type="float" office:value="558.3" calcext:value-type="float">
            <text:p>558,3</text:p>
          </table:table-cell>
          <table:table-cell/>
          <table:table-cell office:value-type="float" office:value="449.6" calcext:value-type="float">
            <text:p>449,6</text:p>
          </table:table-cell>
          <table:table-cell office:value-type="float" office:value="560" calcext:value-type="float">
            <text:p>560,0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table:style-name="ce52" office:value-type="string" calcext:value-type="string">
            <text:p>работа 9:30-11:00</text:p>
          </table:table-cell>
          <table:table-cell table:style-name="ce20" table:formula="of:=IF(ISBLANK([.C221]);&quot;&quot;;[.C221]-[.F220])" office:value-type="float" office:value="0.199999999999932" calcext:value-type="float">
            <text:p>0,2</text:p>
          </table:table-cell>
          <table:table-cell table:formula="of:=IF([.B221]=&quot;&quot;;&quot;&quot;;[.B221]-[.E220])" office:value-type="float" office:value="0" calcext:value-type="float">
            <text:p>0,0</text:p>
          </table:table-cell>
          <table:table-cell table:formula="of:=IF(ISBLANK([.E221]);&quot;&quot;;[.E221]-[.E220])" office:value-type="float" office:value="1.80000000000001" calcext:value-type="float">
            <text:p>1,8</text:p>
          </table:table-cell>
          <table:table-cell table:style-name="ce120" table:formula="of:=IF(ISBLANK([.F221]);&quot;&quot;;[.F221]-[.F220])" office:value-type="float" office:value="1.89999999999998" calcext:value-type="float">
            <text:p>1,9</text:p>
          </table:table-cell>
          <table:table-cell table:formula="of:=IF(OR([.O221]=&quot;&quot;;[.N221]=&quot;&quot;);&quot;&quot;;[.O221]-[.N221])" office:value-type="float" office:value="0.0999999999999659" calcext:value-type="float">
            <text:p>0,1</text:p>
          </table:table-cell>
          <table:table-cell table:formula="of:=IF([.P221]=&quot;&quot;;&quot;&quot;;IF([.N221]=0;[.P221];[.P221]-[.$G$242]))" office:value-type="float" office:value="-0.100000000000034" calcext:value-type="float">
            <text:p>-0,1</text:p>
          </table:table-cell>
          <table:table-cell table:style-name="ce22" table:formula="of:=IF([.G221]&lt;25;0;IF([.G221]&lt;26;20;IF([.G221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7" calcext:value-type="date">
            <text:p>17.10.21</text:p>
          </table:table-cell>
          <table:table-cell table:formula="of:==IF([.E221]=&quot;&quot;;&quot;&quot;;[.E221])" office:value-type="float" office:value="449.6" calcext:value-type="float">
            <text:p>449,6</text:p>
          </table:table-cell>
          <table:table-cell table:number-columns-repeated="2"/>
          <table:table-cell office:value-type="float" office:value="451.7" calcext:value-type="float">
            <text:p>451,7</text:p>
          </table:table-cell>
          <table:table-cell office:value-type="float" office:value="562.2" calcext:value-type="float">
            <text:p>562,2</text:p>
          </table:table-cell>
          <table:table-cell office:value-type="float" office:value="26.1" calcext:value-type="float">
            <text:p>26,1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52" office:value-type="string" calcext:value-type="string">
            <text:p>+2 чайника</text:p>
          </table:table-cell>
          <table:table-cell table:style-name="ce20" table:formula="of:=IF(ISBLANK([.C222]);&quot;&quot;;[.C222]-[.F221])">
            <text:p/>
          </table:table-cell>
          <table:table-cell table:formula="of:=IF([.B222]=&quot;&quot;;&quot;&quot;;[.B222]-[.E221])" office:value-type="float" office:value="0" calcext:value-type="float">
            <text:p>0,0</text:p>
          </table:table-cell>
          <table:table-cell table:formula="of:=IF(ISBLANK([.E222]);&quot;&quot;;[.E222]-[.E221])" office:value-type="float" office:value="2.09999999999997" calcext:value-type="float">
            <text:p>2,1</text:p>
          </table:table-cell>
          <table:table-cell table:style-name="ce120" table:formula="of:=IF(ISBLANK([.F222]);&quot;&quot;;[.F222]-[.F221])" office:value-type="float" office:value="2.20000000000005" calcext:value-type="float">
            <text:p>2,2</text:p>
          </table:table-cell>
          <table:table-cell table:formula="of:=IF(OR([.O222]=&quot;&quot;;[.N222]=&quot;&quot;);&quot;&quot;;[.O222]-[.N222])" office:value-type="float" office:value="0.10000000000008" calcext:value-type="float">
            <text:p>0,1</text:p>
          </table:table-cell>
          <table:table-cell table:formula="of:=IF([.P222]=&quot;&quot;;&quot;&quot;;IF([.N222]=0;[.P222];[.P222]-[.$G$242]))" office:value-type="float" office:value="-0.0999999999999204" calcext:value-type="float">
            <text:p>-0,1</text:p>
          </table:table-cell>
          <table:table-cell table:style-name="ce22" table:formula="of:=IF([.G222]&lt;25;0;IF([.G222]&lt;26;20;IF([.G222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8" calcext:value-type="date">
            <text:p>18.10.21</text:p>
          </table:table-cell>
          <table:table-cell table:formula="of:==IF([.E222]=&quot;&quot;;&quot;&quot;;[.E222])" office:value-type="float" office:value="451.7" calcext:value-type="float">
            <text:p>451,7</text:p>
          </table:table-cell>
          <table:table-cell table:number-columns-repeated="2"/>
          <table:table-cell table:formula="of:=[.E222]" office:value-type="float" office:value="451.7" calcext:value-type="float">
            <text:p>451,7</text:p>
          </table:table-cell>
          <table:table-cell office:value-type="float" office:value="562.7" calcext:value-type="float">
            <text:p>562,7</text:p>
          </table:table-cell>
          <table:table-cell office:value-type="float" office:value="26.4" calcext:value-type="float">
            <text:p>26,4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52"/>
          <table:table-cell table:style-name="ce20" table:formula="of:=IF(ISBLANK([.C223]);&quot;&quot;;[.C223]-[.F222])">
            <text:p/>
          </table:table-cell>
          <table:table-cell table:formula="of:=IF([.B223]=&quot;&quot;;&quot;&quot;;[.B223]-[.E222])" office:value-type="float" office:value="0" calcext:value-type="float">
            <text:p>0,0</text:p>
          </table:table-cell>
          <table:table-cell table:formula="of:=IF(ISBLANK([.E223]);&quot;&quot;;[.E223]-[.E222])" office:value-type="float" office:value="0" calcext:value-type="float">
            <text:p>0,0</text:p>
          </table:table-cell>
          <table:table-cell table:style-name="ce120" table:formula="of:=IF(ISBLANK([.F223]);&quot;&quot;;[.F223]-[.F222])" office:value-type="float" office:value="0.5" calcext:value-type="float">
            <text:p>0,5</text:p>
          </table:table-cell>
          <table:table-cell table:formula="of:=IF(OR([.O223]=&quot;&quot;;[.N223]=&quot;&quot;);&quot;&quot;;[.O223]-[.N223])" office:value-type="float" office:value="0.5" calcext:value-type="float">
            <text:p>0,5</text:p>
          </table:table-cell>
          <table:table-cell table:formula="of:=IF([.P223]=&quot;&quot;;&quot;&quot;;IF([.N223]=0;[.P223];[.P223]-[.$G$242]))" office:value-type="float" office:value="0.5" calcext:value-type="float">
            <text:p>0,5</text:p>
          </table:table-cell>
          <table:table-cell table:style-name="ce22" table:formula="of:=IF([.G223]&lt;25;0;IF([.G223]&lt;26;20;IF([.G223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19" calcext:value-type="date">
            <text:p>19.10.21</text:p>
          </table:table-cell>
          <table:table-cell table:formula="of:==IF([.E223]=&quot;&quot;;&quot;&quot;;[.E223])" office:value-type="float" office:value="451.7" calcext:value-type="float">
            <text:p>451,7</text:p>
          </table:table-cell>
          <table:table-cell office:value-type="float" office:value="562.8" calcext:value-type="float">
            <text:p>562,8</text:p>
          </table:table-cell>
          <table:table-cell/>
          <table:table-cell office:value-type="float" office:value="452.9" calcext:value-type="float">
            <text:p>452,9</text:p>
          </table:table-cell>
          <table:table-cell office:value-type="float" office:value="563.9" calcext:value-type="float">
            <text:p>563,9</text:p>
          </table:table-cell>
          <table:table-cell office:value-type="float" office:value="26.2" calcext:value-type="float">
            <text:p>26,2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table:style-name="ce52"/>
          <table:table-cell table:style-name="ce20" table:formula="of:=IF(ISBLANK([.C224]);&quot;&quot;;[.C224]-[.F223])" office:value-type="float" office:value="0.0999999999999091" calcext:value-type="float">
            <text:p>0,1</text:p>
          </table:table-cell>
          <table:table-cell table:formula="of:=IF([.B224]=&quot;&quot;;&quot;&quot;;[.B224]-[.E223])" office:value-type="float" office:value="0" calcext:value-type="float">
            <text:p>0,0</text:p>
          </table:table-cell>
          <table:table-cell table:formula="of:=IF(ISBLANK([.E224]);&quot;&quot;;[.E224]-[.E223])" office:value-type="float" office:value="1.19999999999999" calcext:value-type="float">
            <text:p>1,2</text:p>
          </table:table-cell>
          <table:table-cell table:style-name="ce120" table:formula="of:=IF(ISBLANK([.F224]);&quot;&quot;;[.F224]-[.F223])" office:value-type="float" office:value="1.19999999999993" calcext:value-type="float">
            <text:p>1,2</text:p>
          </table:table-cell>
          <table:table-cell table:formula="of:=IF(OR([.O224]=&quot;&quot;;[.N224]=&quot;&quot;);&quot;&quot;;[.O224]-[.N224])" office:value-type="float" office:value="-0.00000000000005684342" calcext:value-type="float">
            <text:p>0,0</text:p>
          </table:table-cell>
          <table:table-cell table:formula="of:=IF([.P224]=&quot;&quot;;&quot;&quot;;IF([.N224]=0;[.P224];[.P224]-[.$G$242]))" office:value-type="float" office:value="-0.200000000000057" calcext:value-type="float">
            <text:p>-0,2</text:p>
          </table:table-cell>
          <table:table-cell table:style-name="ce22" table:formula="of:=IF([.G224]&lt;25;0;IF([.G224]&lt;26;20;IF([.G224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0" calcext:value-type="date">
            <text:p>20.10.21</text:p>
          </table:table-cell>
          <table:table-cell table:formula="of:==IF([.E224]=&quot;&quot;;&quot;&quot;;[.E224])" office:value-type="float" office:value="452.9" calcext:value-type="float">
            <text:p>452,9</text:p>
          </table:table-cell>
          <table:table-cell table:number-columns-repeated="2"/>
          <table:table-cell table:formula="of:=[.E224]" office:value-type="float" office:value="452.9" calcext:value-type="float">
            <text:p>452,9</text:p>
          </table:table-cell>
          <table:table-cell office:value-type="float" office:value="564" calcext:value-type="float">
            <text:p>564,0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table:style-name="ce52"/>
          <table:table-cell table:style-name="ce20" table:formula="of:=IF(ISBLANK([.C225]);&quot;&quot;;[.C225]-[.F224])">
            <text:p/>
          </table:table-cell>
          <table:table-cell table:formula="of:=IF([.B225]=&quot;&quot;;&quot;&quot;;[.B225]-[.E224])" office:value-type="float" office:value="0" calcext:value-type="float">
            <text:p>0,0</text:p>
          </table:table-cell>
          <table:table-cell table:formula="of:=IF(ISBLANK([.E225]);&quot;&quot;;[.E225]-[.E224])" office:value-type="float" office:value="0" calcext:value-type="float">
            <text:p>0,0</text:p>
          </table:table-cell>
          <table:table-cell table:style-name="ce122" table:formula="of:=IF(ISBLANK([.F225]);&quot;&quot;;[.F225]-[.F224])" office:value-type="float" office:value="0.100000000000023" calcext:value-type="float">
            <text:p>0,1</text:p>
          </table:table-cell>
          <table:table-cell table:formula="of:=IF(OR([.O225]=&quot;&quot;;[.N225]=&quot;&quot;);&quot;&quot;;[.O225]-[.N225])" office:value-type="float" office:value="0.100000000000023" calcext:value-type="float">
            <text:p>0,1</text:p>
          </table:table-cell>
          <table:table-cell table:formula="of:=IF([.P225]=&quot;&quot;;&quot;&quot;;IF([.N225]=0;[.P225];[.P225]-[.$G$242]))" office:value-type="float" office:value="0.100000000000023" calcext:value-type="float">
            <text:p>0,1</text:p>
          </table:table-cell>
          <table:table-cell table:style-name="ce22" table:formula="of:=IF([.G225]&lt;25;0;IF([.G225]&lt;26;20;IF([.G225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1" calcext:value-type="date">
            <text:p>21.10.21</text:p>
          </table:table-cell>
          <table:table-cell table:formula="of:==IF([.E225]=&quot;&quot;;&quot;&quot;;[.E225])" office:value-type="float" office:value="452.9" calcext:value-type="float">
            <text:p>452,9</text:p>
          </table:table-cell>
          <table:table-cell table:number-columns-repeated="2"/>
          <table:table-cell office:value-type="float" office:value="454.2" calcext:value-type="float">
            <text:p>454,2</text:p>
          </table:table-cell>
          <table:table-cell office:value-type="float" office:value="564.5" calcext:value-type="float">
            <text:p>564,5</text:p>
          </table:table-cell>
          <table:table-cell office:value-type="float" office:value="25.6" calcext:value-type="float">
            <text:p>25,6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table:style-name="ce52"/>
          <table:table-cell table:style-name="ce20" table:formula="of:=IF(ISBLANK([.C226]);&quot;&quot;;[.C226]-[.F225])">
            <text:p/>
          </table:table-cell>
          <table:table-cell table:formula="of:=IF([.B226]=&quot;&quot;;&quot;&quot;;[.B226]-[.E225])" office:value-type="float" office:value="0" calcext:value-type="float">
            <text:p>0,0</text:p>
          </table:table-cell>
          <table:table-cell table:formula="of:=IF(ISBLANK([.E226]);&quot;&quot;;[.E226]-[.E225])" office:value-type="float" office:value="1.30000000000001" calcext:value-type="float">
            <text:p>1,3</text:p>
          </table:table-cell>
          <table:table-cell table:style-name="ce120" table:formula="of:=IF(ISBLANK([.F226]);&quot;&quot;;[.F226]-[.F225])" office:value-type="float" office:value="0.5" calcext:value-type="float">
            <text:p>0,5</text:p>
          </table:table-cell>
          <table:table-cell table:formula="of:=IF(OR([.O226]=&quot;&quot;;[.N226]=&quot;&quot;);&quot;&quot;;[.O226]-[.N226])" office:value-type="float" office:value="-0.800000000000011" calcext:value-type="float">
            <text:p>-0,8</text:p>
          </table:table-cell>
          <table:table-cell table:formula="of:=IF([.P226]=&quot;&quot;;&quot;&quot;;IF([.N226]=0;[.P226];[.P226]-[.$G$242]))" office:value-type="float" office:value="-1.00000000000001" calcext:value-type="float">
            <text:p>-1,0</text:p>
          </table:table-cell>
          <table:table-cell table:style-name="ce22" table:formula="of:=IF([.G226]&lt;25;0;IF([.G226]&lt;26;20;IF([.G226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2" calcext:value-type="date">
            <text:p>22.10.21</text:p>
          </table:table-cell>
          <table:table-cell table:formula="of:==IF([.E226]=&quot;&quot;;&quot;&quot;;[.E226])" office:value-type="float" office:value="454.2" calcext:value-type="float">
            <text:p>454,2</text:p>
          </table:table-cell>
          <table:table-cell table:number-columns-repeated="2"/>
          <table:table-cell table:formula="of:=[.E226]" office:value-type="float" office:value="454.2" calcext:value-type="float">
            <text:p>454,2</text:p>
          </table:table-cell>
          <table:table-cell office:value-type="float" office:value="564.6" calcext:value-type="float">
            <text:p>564,6</text:p>
          </table:table-cell>
          <table:table-cell office:value-type="float" office:value="25.7" calcext:value-type="float">
            <text:p>25,7</text:p>
          </table:table-cell>
          <table:table-cell table:style-name="ce46"/>
          <table:table-cell table:style-name="ce69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52"/>
          <table:table-cell table:style-name="ce20" table:formula="of:=IF(ISBLANK([.C227]);&quot;&quot;;[.C227]-[.F226])">
            <text:p/>
          </table:table-cell>
          <table:table-cell table:formula="of:=IF([.B227]=&quot;&quot;;&quot;&quot;;[.B227]-[.E226])" office:value-type="float" office:value="0" calcext:value-type="float">
            <text:p>0,0</text:p>
          </table:table-cell>
          <table:table-cell table:formula="of:=IF(ISBLANK([.E227]);&quot;&quot;;[.E227]-[.E226])" office:value-type="float" office:value="0" calcext:value-type="float">
            <text:p>0,0</text:p>
          </table:table-cell>
          <table:table-cell table:style-name="ce122" table:formula="of:=IF(ISBLANK([.F227]);&quot;&quot;;[.F227]-[.F226])" office:value-type="float" office:value="0.100000000000023" calcext:value-type="float">
            <text:p>0,1</text:p>
          </table:table-cell>
          <table:table-cell table:formula="of:=IF(OR([.O227]=&quot;&quot;;[.N227]=&quot;&quot;);&quot;&quot;;[.O227]-[.N227])" office:value-type="float" office:value="0.100000000000023" calcext:value-type="float">
            <text:p>0,1</text:p>
          </table:table-cell>
          <table:table-cell table:formula="of:=IF([.P227]=&quot;&quot;;&quot;&quot;;IF([.N227]=0;[.P227];[.P227]-[.$G$242]))" office:value-type="float" office:value="0.100000000000023" calcext:value-type="float">
            <text:p>0,1</text:p>
          </table:table-cell>
          <table:table-cell table:style-name="ce22" table:formula="of:=IF([.G227]&lt;25;0;IF([.G227]&lt;26;20;IF([.G227]&gt;27;100;50))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3" calcext:value-type="date">
            <text:p>23.10.21</text:p>
          </table:table-cell>
          <table:table-cell table:formula="of:==IF([.E227]=&quot;&quot;;&quot;&quot;;[.E227])" office:value-type="float" office:value="454.2" calcext:value-type="float">
            <text:p>454,2</text:p>
          </table:table-cell>
          <table:table-cell office:value-type="float" office:value="564.7" calcext:value-type="float">
            <text:p>564,7</text:p>
          </table:table-cell>
          <table:table-cell/>
          <table:table-cell office:value-type="float" office:value="454.6" calcext:value-type="float">
            <text:p>454,6</text:p>
          </table:table-cell>
          <table:table-cell office:value-type="float" office:value="564.8" calcext:value-type="float">
            <text:p>564,8</text:p>
          </table:table-cell>
          <table:table-cell office:value-type="float" office:value="24.3" calcext:value-type="float">
            <text:p>24,3</text:p>
          </table:table-cell>
          <table:table-cell table:style-name="ce46" office:value-type="float" office:value="0" calcext:value-type="float">
            <text:p>0</text:p>
          </table:table-cell>
          <table:table-cell table:style-name="ce69" office:value-type="string" calcext:value-type="string">
            <text:p>+</text:p>
          </table:table-cell>
          <table:table-cell table:style-name="ce15" office:value-type="float" office:value="2" calcext:value-type="float">
            <text:p>2</text:p>
          </table:table-cell>
          <table:table-cell table:style-name="ce52" office:value-type="string" calcext:value-type="string">
            <text:p>батарея разряжена в ноль</text:p>
          </table:table-cell>
          <table:table-cell table:style-name="ce20" table:formula="of:=IF(ISBLANK([.C228]);&quot;&quot;;[.C228]-[.F227])" office:value-type="float" office:value="0.100000000000023" calcext:value-type="float">
            <text:p>0,1</text:p>
          </table:table-cell>
          <table:table-cell table:formula="of:=IF([.B228]=&quot;&quot;;&quot;&quot;;[.B228]-[.E227])" office:value-type="float" office:value="0" calcext:value-type="float">
            <text:p>0,0</text:p>
          </table:table-cell>
          <table:table-cell table:formula="of:=IF(ISBLANK([.E228]);&quot;&quot;;[.E228]-[.E227])" office:value-type="float" office:value="0.400000000000034" calcext:value-type="float">
            <text:p>0,4</text:p>
          </table:table-cell>
          <table:table-cell table:style-name="ce122" table:formula="of:=IF(ISBLANK([.F228]);&quot;&quot;;[.F228]-[.F227])" office:value-type="float" office:value="0.199999999999932" calcext:value-type="float">
            <text:p>0,2</text:p>
          </table:table-cell>
          <table:table-cell table:formula="of:=IF(OR([.O228]=&quot;&quot;;[.N228]=&quot;&quot;);&quot;&quot;;[.O228]-[.N228])" office:value-type="float" office:value="-0.200000000000102" calcext:value-type="float">
            <text:p>-0,2</text:p>
          </table:table-cell>
          <table:table-cell table:formula="of:=IF([.P228]=&quot;&quot;;&quot;&quot;;IF([.N228]=0;[.P228];[.P228]-[.$G$242]))" office:value-type="float" office:value="-0.400000000000102" calcext:value-type="float">
            <text:p>-0,4</text:p>
          </table:table-cell>
          <table:table-cell table:style-name="ce22" table:formula="of:=IF([.G228]&lt;25;0;IF([.G228]&lt;26;20;IF([.G228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4" calcext:value-type="date">
            <text:p>24.10.21</text:p>
          </table:table-cell>
          <table:table-cell table:formula="of:==IF([.E228]=&quot;&quot;;&quot;&quot;;[.E228])" office:value-type="float" office:value="454.6" calcext:value-type="float">
            <text:p>454,6</text:p>
          </table:table-cell>
          <table:table-cell table:number-columns-repeated="2"/>
          <table:table-cell office:value-type="float" office:value="456.3" calcext:value-type="float">
            <text:p>456,3</text:p>
          </table:table-cell>
          <table:table-cell office:value-type="float" office:value="566.5" calcext:value-type="float">
            <text:p>566,5</text:p>
          </table:table-cell>
          <table:table-cell/>
          <table:table-cell table:style-name="ce46"/>
          <table:table-cell table:style-name="ce69" office:value-type="string" calcext:value-type="string">
            <text:p>+</text:p>
          </table:table-cell>
          <table:table-cell table:style-name="ce15"/>
          <table:table-cell table:style-name="ce52" office:value-type="string" calcext:value-type="string">
            <text:p>конец работы:</text:p>
          </table:table-cell>
          <table:table-cell table:style-name="ce20" table:formula="of:=IF(ISBLANK([.C229]);&quot;&quot;;[.C229]-[.F228])">
            <text:p/>
          </table:table-cell>
          <table:table-cell table:formula="of:=IF([.B229]=&quot;&quot;;&quot;&quot;;[.B229]-[.E228])" office:value-type="float" office:value="0" calcext:value-type="float">
            <text:p>0,0</text:p>
          </table:table-cell>
          <table:table-cell table:formula="of:=IF(ISBLANK([.E229]);&quot;&quot;;[.E229]-[.E228])" office:value-type="float" office:value="1.69999999999999" calcext:value-type="float">
            <text:p>1,7</text:p>
          </table:table-cell>
          <table:table-cell table:style-name="ce120" table:formula="of:=IF(ISBLANK([.F229]);&quot;&quot;;[.F229]-[.F228])" office:value-type="float" office:value="1.70000000000005" calcext:value-type="float">
            <text:p>1,7</text:p>
          </table:table-cell>
          <table:table-cell table:formula="of:=IF(OR([.O229]=&quot;&quot;;[.N229]=&quot;&quot;);&quot;&quot;;[.O229]-[.N229])" office:value-type="float" office:value="0.00000000000005684342" calcext:value-type="float">
            <text:p>0,0</text:p>
          </table:table-cell>
          <table:table-cell table:formula="of:=IF([.P229]=&quot;&quot;;&quot;&quot;;IF([.N229]=0;[.P229];[.P229]-[.$G$242]))" office:value-type="float" office:value="-0.199999999999943" calcext:value-type="float">
            <text:p>-0,2</text:p>
          </table:table-cell>
          <table:table-cell table:style-name="ce22" table:formula="of:=IF([.G229]&lt;25;0;IF([.G229]&lt;26;20;IF([.G22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5" calcext:value-type="date">
            <text:p>25.10.21</text:p>
          </table:table-cell>
          <table:table-cell table:formula="of:==IF([.E229]=&quot;&quot;;&quot;&quot;;[.E229])" office:value-type="float" office:value="456.3" calcext:value-type="float">
            <text:p>456,3</text:p>
          </table:table-cell>
          <table:table-cell table:number-columns-repeated="2"/>
          <table:table-cell table:formula="of:=[.E229]" office:value-type="float" office:value="456.3" calcext:value-type="float">
            <text:p>456,3</text:p>
          </table:table-cell>
          <table:table-cell table:formula="of:=[.F229]" office:value-type="float" office:value="566.5" calcext:value-type="float">
            <text:p>566,5</text:p>
          </table:table-cell>
          <table:table-cell/>
          <table:table-cell table:style-name="ce46"/>
          <table:table-cell table:style-name="ce69" office:value-type="string" calcext:value-type="string">
            <text:p>+</text:p>
          </table:table-cell>
          <table:table-cell table:style-name="ce15"/>
          <table:table-cell table:style-name="ce52" office:value-type="string" calcext:value-type="string">
            <text:p>дальше только</text:p>
          </table:table-cell>
          <table:table-cell table:style-name="ce20" table:formula="of:=IF(ISBLANK([.C230]);&quot;&quot;;[.C230]-[.F229])">
            <text:p/>
          </table:table-cell>
          <table:table-cell table:formula="of:=IF([.B230]=&quot;&quot;;&quot;&quot;;[.B230]-[.E229])" office:value-type="float" office:value="0" calcext:value-type="float">
            <text:p>0,0</text:p>
          </table:table-cell>
          <table:table-cell table:formula="of:=IF(ISBLANK([.E230]);&quot;&quot;;[.E230]-[.E229])" office:value-type="float" office:value="0" calcext:value-type="float">
            <text:p>0,0</text:p>
          </table:table-cell>
          <table:table-cell table:style-name="ce120" table:formula="of:=IF(ISBLANK([.F230]);&quot;&quot;;[.F230]-[.F229])" office:value-type="float" office:value="0" calcext:value-type="float">
            <text:p>0,0</text:p>
          </table:table-cell>
          <table:table-cell table:formula="of:=IF(OR([.O230]=&quot;&quot;;[.N230]=&quot;&quot;);&quot;&quot;;[.O230]-[.N230])" office:value-type="float" office:value="0" calcext:value-type="float">
            <text:p>0,0</text:p>
          </table:table-cell>
          <table:table-cell table:formula="of:=IF([.P230]=&quot;&quot;;&quot;&quot;;IF([.N230]=0;[.P230];[.P230]-[.$G$242]))" office:value-type="float" office:value="0" calcext:value-type="float">
            <text:p>0,0</text:p>
          </table:table-cell>
          <table:table-cell table:style-name="ce22" table:formula="of:=IF([.G230]&lt;25;0;IF([.G230]&lt;26;20;IF([.G230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6" calcext:value-type="date">
            <text:p>26.10.21</text:p>
          </table:table-cell>
          <table:table-cell table:formula="of:==IF([.E230]=&quot;&quot;;&quot;&quot;;[.E230])" office:value-type="float" office:value="456.3" calcext:value-type="float">
            <text:p>456,3</text:p>
          </table:table-cell>
          <table:table-cell table:number-columns-repeated="3"/>
          <table:table-cell table:style-name="Default"/>
          <table:table-cell/>
          <table:table-cell table:style-name="ce46"/>
          <table:table-cell table:style-name="ce69" office:value-type="string" calcext:value-type="string">
            <text:p>+</text:p>
          </table:table-cell>
          <table:table-cell table:style-name="ce15"/>
          <table:table-cell table:style-name="ce52" office:value-type="string" calcext:value-type="string">
            <text:p>заряд батареи</text:p>
          </table:table-cell>
          <table:table-cell table:style-name="ce20" table:formula="of:=IF(ISBLANK([.C231]);&quot;&quot;;[.C231]-[.F230])">
            <text:p/>
          </table:table-cell>
          <table:table-cell table:formula="of:=IF([.B231]=&quot;&quot;;&quot;&quot;;[.B231]-[.E230])" office:value-type="float" office:value="0" calcext:value-type="float">
            <text:p>0,0</text:p>
          </table:table-cell>
          <table:table-cell table:formula="of:=IF(ISBLANK([.E231]);&quot;&quot;;[.E231]-[.E230])">
            <text:p/>
          </table:table-cell>
          <table:table-cell table:style-name="ce120" table:formula="of:=IF(ISBLANK([.F229]);&quot;&quot;;[.F229]-[.F230])" office:value-type="float" office:value="0" calcext:value-type="float">
            <text:p>0,0</text:p>
          </table:table-cell>
          <table:table-cell table:formula="of:=IF(OR([.O231]=&quot;&quot;;[.N231]=&quot;&quot;);&quot;&quot;;[.O231]-[.N231])">
            <text:p/>
          </table:table-cell>
          <table:table-cell table:formula="of:=IF([.P231]=&quot;&quot;;&quot;&quot;;IF([.N231]=0;[.P231];[.P231]-[.$G$242]))">
            <text:p/>
          </table:table-cell>
          <table:table-cell table:style-name="ce22" table:formula="of:=IF([.G231]&lt;25;0;IF([.G231]&lt;26;20;IF([.G231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7" calcext:value-type="date">
            <text:p>27.10.21</text:p>
          </table:table-cell>
          <table:table-cell table:formula="of:==IF([.E231]=&quot;&quot;;&quot;&quot;;[.E231])">
            <text:p/>
          </table:table-cell>
          <table:table-cell table:number-columns-repeated="5"/>
          <table:table-cell table:style-name="ce46"/>
          <table:table-cell table:style-name="ce69" office:value-type="string" calcext:value-type="string">
            <text:p>+</text:p>
          </table:table-cell>
          <table:table-cell table:style-name="ce15"/>
          <table:table-cell table:style-name="ce52"/>
          <table:table-cell table:style-name="ce20" table:formula="of:=IF(ISBLANK([.C232]);&quot;&quot;;[.C232]-[.F229])">
            <text:p/>
          </table:table-cell>
          <table:table-cell table:formula="of:=IF([.B232]=&quot;&quot;;&quot;&quot;;[.B232]-[.E231])">
            <text:p/>
          </table:table-cell>
          <table:table-cell table:formula="of:=IF(ISBLANK([.E232]);&quot;&quot;;[.E232]-[.E231])">
            <text:p/>
          </table:table-cell>
          <table:table-cell table:style-name="ce120" table:formula="of:=IF(ISBLANK([.F232]);&quot;&quot;;[.F232]-[.F229])">
            <text:p/>
          </table:table-cell>
          <table:table-cell table:formula="of:=IF(OR([.O232]=&quot;&quot;;[.N232]=&quot;&quot;);&quot;&quot;;[.O232]-[.N232])">
            <text:p/>
          </table:table-cell>
          <table:table-cell table:formula="of:=IF([.P232]=&quot;&quot;;&quot;&quot;;IF([.N232]=0;[.P232];[.P232]-[.$G$242]))">
            <text:p/>
          </table:table-cell>
          <table:table-cell table:style-name="ce22" table:formula="of:=IF([.G232]&lt;25;0;IF([.G232]&lt;26;20;IF([.G232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8" calcext:value-type="date">
            <text:p>28.10.21</text:p>
          </table:table-cell>
          <table:table-cell table:formula="of:==IF([.E232]=&quot;&quot;;&quot;&quot;;[.E232])">
            <text:p/>
          </table:table-cell>
          <table:table-cell table:number-columns-repeated="5"/>
          <table:table-cell table:style-name="ce46"/>
          <table:table-cell table:style-name="ce69" office:value-type="string" calcext:value-type="string">
            <text:p>+</text:p>
          </table:table-cell>
          <table:table-cell table:style-name="ce15"/>
          <table:table-cell table:style-name="ce52"/>
          <table:table-cell table:style-name="ce20" table:formula="of:=IF(ISBLANK([.C233]);&quot;&quot;;[.C233]-[.F232])">
            <text:p/>
          </table:table-cell>
          <table:table-cell table:formula="of:=IF([.B233]=&quot;&quot;;&quot;&quot;;[.B233]-[.E232])">
            <text:p/>
          </table:table-cell>
          <table:table-cell table:formula="of:=IF(ISBLANK([.E233]);&quot;&quot;;[.E233]-[.E232])">
            <text:p/>
          </table:table-cell>
          <table:table-cell table:style-name="ce120" table:formula="of:=IF(ISBLANK([.F233]);&quot;&quot;;[.F233]-[.F232])">
            <text:p/>
          </table:table-cell>
          <table:table-cell table:formula="of:=IF(OR([.O233]=&quot;&quot;;[.N233]=&quot;&quot;);&quot;&quot;;[.O233]-[.N233])">
            <text:p/>
          </table:table-cell>
          <table:table-cell table:formula="of:=IF([.P233]=&quot;&quot;;&quot;&quot;;IF([.N233]=0;[.P233];[.P233]-[.$G$242]))">
            <text:p/>
          </table:table-cell>
          <table:table-cell table:style-name="ce22" table:formula="of:=IF([.G233]&lt;25;0;IF([.G233]&lt;26;20;IF([.G233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29" calcext:value-type="date">
            <text:p>29.10.21</text:p>
          </table:table-cell>
          <table:table-cell table:formula="of:==IF([.E233]=&quot;&quot;;&quot;&quot;;[.E233])">
            <text:p/>
          </table:table-cell>
          <table:table-cell table:number-columns-repeated="5"/>
          <table:table-cell table:style-name="ce46"/>
          <table:table-cell table:style-name="ce69" office:value-type="string" calcext:value-type="string">
            <text:p>+</text:p>
          </table:table-cell>
          <table:table-cell table:style-name="ce15"/>
          <table:table-cell table:style-name="ce52"/>
          <table:table-cell table:style-name="ce20" table:formula="of:=IF(ISBLANK([.C234]);&quot;&quot;;[.C234]-[.F233])">
            <text:p/>
          </table:table-cell>
          <table:table-cell table:formula="of:=IF([.B234]=&quot;&quot;;&quot;&quot;;[.B234]-[.E233])">
            <text:p/>
          </table:table-cell>
          <table:table-cell table:formula="of:=IF(ISBLANK([.E234]);&quot;&quot;;[.E234]-[.E233])">
            <text:p/>
          </table:table-cell>
          <table:table-cell table:style-name="ce120" table:formula="of:=IF(ISBLANK([.F234]);&quot;&quot;;[.F234]-[.F233])">
            <text:p/>
          </table:table-cell>
          <table:table-cell table:formula="of:=IF(OR([.O234]=&quot;&quot;;[.N234]=&quot;&quot;);&quot;&quot;;[.O234]-[.N234])">
            <text:p/>
          </table:table-cell>
          <table:table-cell table:formula="of:=IF([.P234]=&quot;&quot;;&quot;&quot;;IF([.N234]=0;[.P234];[.P234]-[.$G$242]))">
            <text:p/>
          </table:table-cell>
          <table:table-cell table:style-name="ce22" table:formula="of:=IF([.G234]&lt;25;0;IF([.G234]&lt;26;20;IF([.G234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0-30" calcext:value-type="date">
            <text:p>30.10.21</text:p>
          </table:table-cell>
          <table:table-cell table:formula="of:==IF([.E234]=&quot;&quot;;&quot;&quot;;[.E234])">
            <text:p/>
          </table:table-cell>
          <table:table-cell table:number-columns-repeated="5"/>
          <table:table-cell table:style-name="ce46"/>
          <table:table-cell table:style-name="ce69" office:value-type="string" calcext:value-type="string">
            <text:p>+</text:p>
          </table:table-cell>
          <table:table-cell table:style-name="ce15"/>
          <table:table-cell table:style-name="ce52"/>
          <table:table-cell table:style-name="ce20" table:formula="of:=IF(ISBLANK([.C235]);&quot;&quot;;[.C235]-[.F234])">
            <text:p/>
          </table:table-cell>
          <table:table-cell table:formula="of:=IF([.B235]=&quot;&quot;;&quot;&quot;;[.B235]-[.E234])">
            <text:p/>
          </table:table-cell>
          <table:table-cell table:formula="of:=IF(ISBLANK([.E235]);&quot;&quot;;[.E235]-[.E234])">
            <text:p/>
          </table:table-cell>
          <table:table-cell table:style-name="ce120" table:formula="of:=IF(ISBLANK([.F235]);&quot;&quot;;[.F235]-[.F234])">
            <text:p/>
          </table:table-cell>
          <table:table-cell table:formula="of:=IF(OR([.O235]=&quot;&quot;;[.N235]=&quot;&quot;);&quot;&quot;;[.O235]-[.N235])">
            <text:p/>
          </table:table-cell>
          <table:table-cell table:formula="of:=IF([.P235]=&quot;&quot;;&quot;&quot;;IF([.N235]=0;[.P235];[.P235]-[.$G$242]))">
            <text:p/>
          </table:table-cell>
          <table:table-cell table:style-name="ce22" table:formula="of:=IF([.G235]&lt;25;0;IF([.G235]&lt;26;20;IF([.G235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" office:value-type="date" office:date-value="2021-10-31" calcext:value-type="date">
            <text:p>31.10.21</text:p>
          </table:table-cell>
          <table:table-cell table:style-name="ce10" table:formula="of:==IF([.E235]=&quot;&quot;;&quot;&quot;;[.E235])">
            <text:p/>
          </table:table-cell>
          <table:table-cell table:style-name="ce10" table:number-columns-repeated="5"/>
          <table:table-cell table:style-name="ce47"/>
          <table:table-cell table:style-name="ce74" office:value-type="string" calcext:value-type="string">
            <text:p>+</text:p>
          </table:table-cell>
          <table:table-cell table:style-name="ce74"/>
          <table:table-cell table:style-name="ce53"/>
          <table:table-cell table:style-name="ce56" table:formula="of:=IF(ISBLANK([.C236]);&quot;&quot;;[.C236]-[.F235])">
            <text:p/>
          </table:table-cell>
          <table:table-cell table:style-name="ce10" table:formula="of:=IF([.B236]=&quot;&quot;;&quot;&quot;;[.B236]-[.E235])">
            <text:p/>
          </table:table-cell>
          <table:table-cell table:style-name="ce10" table:formula="of:=IF(ISBLANK([.E236]);&quot;&quot;;[.E236]-[.E235])">
            <text:p/>
          </table:table-cell>
          <table:table-cell table:style-name="ce127" table:formula="of:=IF(ISBLANK([.F236]);&quot;&quot;;[.F236]-[.F235])">
            <text:p/>
          </table:table-cell>
          <table:table-cell table:style-name="ce10" table:formula="of:=IF(OR([.O236]=&quot;&quot;;[.N236]=&quot;&quot;);&quot;&quot;;[.O236]-[.N236])">
            <text:p/>
          </table:table-cell>
          <table:table-cell table:style-name="ce10" table:formula="of:=IF([.P236]=&quot;&quot;;&quot;&quot;;IF([.N236]=0;[.P236];[.P236]-[.$G$242]))">
            <text:p/>
          </table:table-cell>
          <table:table-cell table:style-name="ce63" table:formula="of:=IF([.G236]&lt;25;0;IF([.G236]&lt;26;20;IF([.G236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86" table:formula="of:=AVERAGEIF([.N$206:.N$228];&quot;&lt;&gt;&quot;&quot;&quot;)" office:value-type="float" office:value="1.41739130434783" calcext:value-type="float">
            <text:p>1,42</text:p>
          </table:table-cell>
          <table:table-cell table:style-name="ce86" table:formula="of:=AVERAGEIF([.O$206:.O$228];&quot;&lt;&gt;&quot;&quot;&quot;)" office:value-type="float" office:value="1.62608695652174" calcext:value-type="float">
            <text:p>1,63</text:p>
          </table:table-cell>
          <table:table-cell table:style-name="ce86" table:formula="of:=AVERAGEIF([.P$206:.P$228];&quot;&lt;&gt;&quot;&quot;&quot;)" office:value-type="float" office:value="0.208695652173911" calcext:value-type="float">
            <text:p>0,21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контроллер+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IF(ISBLANK([.F206]);0;MAX([.F206:.F236])-[.F195])" office:value-type="float" office:value="39.1" calcext:value-type="float">
            <text:p>39,1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счетчик+ 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IF(ISBLANK([.E206]);0;MAX([.E206:.E236])-[.E195])" office:value-type="float" office:value="34.3" calcext:value-type="float">
            <text:p>34,3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«потери»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[.G238]-[.G239]" office:value-type="float" office:value="4.80000000000001" calcext:value-type="float">
            <text:p>4,8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эффективность,%</text:p>
          </table:table-cell>
          <table:table-cell table:style-name="Default" table:number-columns-repeated="2"/>
          <table:table-cell table:number-columns-repeated="2"/>
          <table:table-cell table:style-name="ce5" table:formula="of:=[.G239]/[.G238]*100" office:value-type="float" office:value="87.7237851662404" calcext:value-type="float">
            <text:p>87,7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оценка потерь в день, кВтч</text:p>
          </table:table-cell>
          <table:table-cell table:style-name="Default" table:number-columns-repeated="2"/>
          <table:table-cell table:number-columns-repeated="2"/>
          <table:table-cell table:style-name="ce5" office:value-type="float" office:value="0.2" calcext:value-type="float">
            <text:p>0,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2">
          <table:table-cell table:style-name="ce35" office:value-type="string" calcext:value-type="string" table:number-columns-spanned="18" table:number-rows-spanned="1">
            <text:p>НОЯБРЬ</text:p>
          </table:table-cell>
          <table:covered-table-cell table:number-columns-repeated="6"/>
          <table:covered-table-cell table:number-columns-repeated="3" table:style-name="ce40"/>
          <table:covered-table-cell/>
          <table:covered-table-cell table:style-name="ce42"/>
          <table:covered-table-cell table:number-columns-repeated="5"/>
          <table:covered-table-cell table:style-name="ce136"/>
          <table:table-cell table:number-columns-repeated="6"/>
        </table:table-row>
        <table:table-row table:style-name="ro1">
          <table:table-cell/>
          <table:table-cell table:style-name="ce37" office:value-type="string" calcext:value-type="string" table:number-columns-spanned="3" table:number-rows-spanned="1">
            <text:p>утро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вечер</text:p>
          </table:table-cell>
          <table:covered-table-cell table:number-columns-repeated="2" table:style-name="ce37"/>
          <table:table-cell table:number-columns-repeated="4"/>
          <table:table-cell table:style-name="ce42"/>
          <table:table-cell table:number-columns-repeated="5"/>
          <table:table-cell table:style-name="ce136"/>
          <table:table-cell table:number-columns-repeated="6"/>
        </table:table-row>
        <table:table-row table:style-name="ro1">
          <table:table-cell table:style-name="ce6" office:value-type="string" calcext:value-type="string">
            <text:p>дата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сч</text:p>
          </table:table-cell>
          <table:table-cell table:style-name="ce10" office:value-type="string" calcext:value-type="string">
            <text:p>конт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пустая батарея</text:p>
          </table:table-cell>
          <table:table-cell table:style-name="ce14" office:value-type="string" calcext:value-type="string">
            <text:p>выключение инвертора на ночь</text:p>
          </table:table-cell>
          <table:table-cell table:style-name="ce14" office:value-type="string" calcext:value-type="string">
            <text:p>температура днем</text:p>
          </table:table-cell>
          <table:table-cell table:style-name="ce17" office:value-type="string" calcext:value-type="string">
            <text:p>примечания</text:p>
          </table:table-cell>
          <table:table-cell table:style-name="ce10" office:value-type="string" calcext:value-type="string">
            <text:p>+конт/утро</text:p>
          </table:table-cell>
          <table:table-cell table:style-name="ce10" office:value-type="string" calcext:value-type="string">
            <text:p>+сч/утро</text:p>
          </table:table-cell>
          <table:table-cell table:style-name="ce10" office:value-type="string" calcext:value-type="string">
            <text:p>+сч/день </text:p>
          </table:table-cell>
          <table:table-cell table:style-name="ce10" office:value-type="string" calcext:value-type="string">
            <text:p>+ конт/день</text:p>
          </table:table-cell>
          <table:table-cell table:style-name="ce10" office:value-type="string" calcext:value-type="string">
            <text:p>конт-сч</text:p>
          </table:table-cell>
          <table:table-cell table:style-name="ce10" office:value-type="string" calcext:value-type="string">
            <text:p>запас</text:p>
          </table:table-cell>
          <table:table-cell table:style-name="ce17" office:value-type="string" calcext:value-type="string">
            <text:p>бат, %</text:p>
          </table:table-cell>
          <table:table-cell table:number-columns-repeated="6"/>
        </table:table-row>
        <table:table-row table:style-name="ro1">
          <table:table-cell table:style-name="ce33" office:value-type="date" office:date-value="2021-11-04" calcext:value-type="date">
            <text:p>04.11.21</text:p>
          </table:table-cell>
          <table:table-cell table:number-columns-repeated="3"/>
          <table:table-cell office:value-type="float" office:value="456.8" calcext:value-type="float">
            <text:p>456,8</text:p>
          </table:table-cell>
          <table:table-cell office:value-type="float" office:value="569.9" calcext:value-type="float">
            <text:p>569,9</text:p>
          </table:table-cell>
          <table:table-cell office:value-type="float" office:value="26.3" calcext:value-type="float">
            <text:p>26,3</text:p>
          </table:table-cell>
          <table:table-cell table:style-name="ce46"/>
          <table:table-cell table:style-name="ce69"/>
          <table:table-cell table:style-name="ce69" office:value-type="float" office:value="6" calcext:value-type="float">
            <text:p>6</text:p>
          </table:table-cell>
          <table:table-cell table:style-name="ce52" office:value-type="string" calcext:value-type="string">
            <text:p>1,5 часа на даче</text:p>
          </table:table-cell>
          <table:table-cell table:style-name="ce20" table:formula="of:=IF(ISBLANK([.C247]);&quot;&quot;;[.C247]-[.F236])">
            <text:p/>
          </table:table-cell>
          <table:table-cell table:formula="of:=IF([.B247]=&quot;&quot;;&quot;&quot;;[.B247]-[.E236])">
            <text:p/>
          </table:table-cell>
          <table:table-cell table:formula="of:=IF(ISBLANK([.E247]);&quot;&quot;;[.E247]-[.E230])" office:value-type="float" office:value="0.5" calcext:value-type="float">
            <text:p>0,5</text:p>
          </table:table-cell>
          <table:table-cell table:style-name="ce90" table:formula="of:=IF(ISBLANK([.F247]);&quot;&quot;;[.F247]-[.F230])" office:value-type="float" office:value="3.39999999999998" calcext:value-type="float">
            <text:p>3,4</text:p>
          </table:table-cell>
          <table:table-cell table:formula="of:=IF(OR([.O247]=&quot;&quot;;[.N247]=&quot;&quot;);&quot;&quot;;[.O247]-[.N247])" office:value-type="float" office:value="2.89999999999998" calcext:value-type="float">
            <text:p>2,9</text:p>
          </table:table-cell>
          <table:table-cell table:formula="of:=IF([.P247]=&quot;&quot;;&quot;&quot;;IF([.N247]=0;[.P247];[.P247]-[.$G$242]))" office:value-type="float" office:value="2.69999999999998" calcext:value-type="float">
            <text:p>2,7</text:p>
          </table:table-cell>
          <table:table-cell table:style-name="ce22" table:formula="of:=IF([.G247]&lt;25;0;IF([.G247]&lt;26;20;IF([.G247]&gt;27;100;50)))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33"/>
          <table:table-cell table:number-columns-repeated="6"/>
          <table:table-cell table:style-name="ce46"/>
          <table:table-cell table:style-name="ce69" table:number-columns-repeated="2"/>
          <table:table-cell table:style-name="ce52"/>
          <table:table-cell table:style-name="ce20" table:formula="of:=IF(ISBLANK([.C248]);&quot;&quot;;[.C248]-[.F247])">
            <text:p/>
          </table:table-cell>
          <table:table-cell table:formula="of:=IF([.B248]=&quot;&quot;;&quot;&quot;;[.B248]-[.E247])">
            <text:p/>
          </table:table-cell>
          <table:table-cell table:formula="of:=IF(ISBLANK([.E248]);&quot;&quot;;[.E248]-[.E247])">
            <text:p/>
          </table:table-cell>
          <table:table-cell table:style-name="ce120" table:formula="of:=IF(ISBLANK([.F248]);&quot;&quot;;[.F248]-[.F247])">
            <text:p/>
          </table:table-cell>
          <table:table-cell table:formula="of:=IF(OR([.O248]=&quot;&quot;;[.N248]=&quot;&quot;);&quot;&quot;;[.O248]-[.N248])">
            <text:p/>
          </table:table-cell>
          <table:table-cell table:formula="of:=IF([.P248]=&quot;&quot;;&quot;&quot;;IF([.N248]=0;[.P248];[.P248]-[.$G$242]))">
            <text:p/>
          </table:table-cell>
          <table:table-cell table:style-name="ce22" table:formula="of:=IF([.G248]&lt;25;0;IF([.G248]&lt;26;20;IF([.G248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"/>
          <table:table-cell table:style-name="ce10" table:number-columns-repeated="6"/>
          <table:table-cell table:style-name="ce47"/>
          <table:table-cell table:style-name="ce74" table:number-columns-repeated="2"/>
          <table:table-cell table:style-name="ce53"/>
          <table:table-cell table:style-name="ce56" table:formula="of:=IF(ISBLANK([.C249]);&quot;&quot;;[.C249]-[.F248])">
            <text:p/>
          </table:table-cell>
          <table:table-cell table:style-name="ce10" table:formula="of:=IF([.B249]=&quot;&quot;;&quot;&quot;;[.B249]-[.E248])">
            <text:p/>
          </table:table-cell>
          <table:table-cell table:style-name="ce10" table:formula="of:=IF(ISBLANK([.E249]);&quot;&quot;;[.E249]-[.E248])">
            <text:p/>
          </table:table-cell>
          <table:table-cell table:style-name="ce127" table:formula="of:=IF(ISBLANK([.F249]);&quot;&quot;;[.F249]-[.F248])">
            <text:p/>
          </table:table-cell>
          <table:table-cell table:style-name="ce10" table:formula="of:=IF(OR([.O249]=&quot;&quot;;[.N249]=&quot;&quot;);&quot;&quot;;[.O249]-[.N249])">
            <text:p/>
          </table:table-cell>
          <table:table-cell table:style-name="ce10" table:formula="of:=IF([.P249]=&quot;&quot;;&quot;&quot;;IF([.N249]=0;[.P249];[.P249]-[.$G$242]))">
            <text:p/>
          </table:table-cell>
          <table:table-cell table:style-name="ce63" table:formula="of:=IF([.G249]&lt;25;0;IF([.G249]&lt;26;20;IF([.G249]&gt;27;100;50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контроллер+ <text:s/>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IF(ISBLANK([.F247]);0;MAX([.F247:.F249])-[.F230])" office:value-type="float" office:value="3.39999999999998" calcext:value-type="float">
            <text:p>3,4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счетчик+ / месяц, кВтч</text:p>
          </table:table-cell>
          <table:table-cell table:style-name="Default" table:number-columns-repeated="2"/>
          <table:table-cell table:number-columns-repeated="2"/>
          <table:table-cell table:style-name="ce5" table:formula="of:=IF(ISBLANK([.E247]);0;MAX([.E247:.E249])-[.E230])" office:value-type="float" office:value="0.5" calcext:value-type="float">
            <text:p>0,5</text:p>
          </table:table-cell>
          <table:table-cell table:number-columns-repeated="17"/>
        </table:table-row>
        <table:table-row table:style-name="ro1" table:number-rows-repeated="10483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общая статистика" table:style-name="ta1">
        <table:shapes>
          <draw:frame draw:z-index="0" draw:style-name="gr1" draw:text-style-name="P1" svg:width="20.56cm" svg:height="11.913cm" svg:x="15.812cm" svg:y="1.398cm">
            <draw:object draw:notify-on-update-of-ranges="'общая статистика'.A5:'общая статистика'.C34 'общая статистика'.F4:'общая статистика'.F4 'общая статистика'.F5:'общая статистика'.F34 'общая статистика'.G4:'общая статистика'.G4 'общая статистика'.G5:'общая статистика'.G34 'общая статистика'.H4:'общая статистика'.H4 'общая статистика'.H5:'общая статистика'.H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843cm" svg:y="13.648cm">
            <draw:object draw:notify-on-update-of-ranges="'общая статистика'.B40:'общая статистика'.B46 'общая статистика'.E39:'общая статистика'.E39 'общая статистика'.E40:'общая статистика'.E46 'общая статистика'.F39:'общая статистика'.F39 'общая статистика'.F40:'общая статистика'.F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32" table:number-columns-repeated="2"/>
          <table:table-cell table:style-name="ce13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неделя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конец</text:p>
          </table:table-cell>
          <table:table-cell office:value-type="string" calcext:value-type="string">
            <text:p>контроллер</text:p>
          </table:table-cell>
          <table:table-cell office:value-type="string" calcext:value-type="string">
            <text:p>счетчик</text:p>
          </table:table-cell>
          <table:table-cell office:value-type="string" calcext:value-type="string">
            <text:p>потери(и запасы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AY([.D5])" office:value-type="float" office:value="2" calcext:value-type="float">
            <text:p>2</text:p>
          </table:table-cell>
          <table:table-cell table:formula="of:=MONTH([.D5])" office:value-type="float" office:value="5" calcext:value-type="float">
            <text:p>5</text:p>
          </table:table-cell>
          <table:table-cell table:formula="of:=[$'сезон 2021'.A4]" office:value-type="date" office:date-value="2021-05-02" calcext:value-type="date">
            <text:p>02.05.21</text:p>
          </table:table-cell>
          <table:table-cell table:style-name="ce1" table:formula="of:=[$'сезон 2021'.A11]" office:value-type="date" office:date-value="2021-05-09" calcext:value-type="date">
            <text:p>09.05.21</text:p>
          </table:table-cell>
          <table:table-cell table:formula="of:=[$'сезон 2021'.F11]-[$'сезон 2021'.F4]" office:value-type="float" office:value="4.1" calcext:value-type="float">
            <text:p>4,1</text:p>
          </table:table-cell>
          <table:table-cell table:formula="of:=[$'сезон 2021'.E11]-[$'сезон 2021'.E4]" office:value-type="float" office:value="0.800000000000001" calcext:value-type="float">
            <text:p>0,8</text:p>
          </table:table-cell>
          <table:table-cell table:formula="of:=IF([.F5]&gt;0;IF([.G5]&gt;0;[.F5]-[.G5];&quot;&quot;);&quot;&quot;)"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AY([.D6])" office:value-type="float" office:value="10" calcext:value-type="float">
            <text:p>10</text:p>
          </table:table-cell>
          <table:table-cell table:formula="of:=MONTH([.D6])" office:value-type="float" office:value="5" calcext:value-type="float">
            <text:p>5</text:p>
          </table:table-cell>
          <table:table-cell table:formula="of:=[$'сезон 2021'.A12]" office:value-type="date" office:date-value="2021-05-10" calcext:value-type="date">
            <text:p>10.05.21</text:p>
          </table:table-cell>
          <table:table-cell table:style-name="ce1" table:formula="of:=[$'сезон 2021'.A18]" office:value-type="date" office:date-value="2021-05-16" calcext:value-type="date">
            <text:p>16.05.21</text:p>
          </table:table-cell>
          <table:table-cell table:formula="of:=[$'сезон 2021'.F18]-[$'сезон 2021'.F11]" office:value-type="float" office:value="27.1" calcext:value-type="float">
            <text:p>27,1</text:p>
          </table:table-cell>
          <table:table-cell table:formula="of:=[$'сезон 2021'.E18]-[$'сезон 2021'.E11]" office:value-type="float" office:value="26.3" calcext:value-type="float">
            <text:p>26,3</text:p>
          </table:table-cell>
          <table:table-cell table:formula="of:=IF([.F6]&gt;0;IF([.G6]&gt;0;[.F6]-[.G6];&quot;&quot;);&quot;&quot;)" office:value-type="float" office:value="0.800000000000001" calcext:value-type="float">
            <text:p>0,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AY([.D7])" office:value-type="float" office:value="17" calcext:value-type="float">
            <text:p>17</text:p>
          </table:table-cell>
          <table:table-cell table:formula="of:=MONTH([.D7])" office:value-type="float" office:value="5" calcext:value-type="float">
            <text:p>5</text:p>
          </table:table-cell>
          <table:table-cell table:formula="of:=[$'сезон 2021'.A19]" office:value-type="date" office:date-value="2021-05-17" calcext:value-type="date">
            <text:p>17.05.21</text:p>
          </table:table-cell>
          <table:table-cell table:style-name="ce1" table:formula="of:=[$'сезон 2021'.A25]" office:value-type="date" office:date-value="2021-05-23" calcext:value-type="date">
            <text:p>23.05.21</text:p>
          </table:table-cell>
          <table:table-cell table:formula="of:=[$'сезон 2021'.F25]-[$'сезон 2021'.F18]" office:value-type="float" office:value="23.2" calcext:value-type="float">
            <text:p>23,2</text:p>
          </table:table-cell>
          <table:table-cell table:formula="of:=[$'сезон 2021'.E25]-[$'сезон 2021'.E18]" office:value-type="float" office:value="19.4" calcext:value-type="float">
            <text:p>19,4</text:p>
          </table:table-cell>
          <table:table-cell table:formula="of:=IF([.F7]&gt;0;IF([.G7]&gt;0;[.F7]-[.G7];&quot;&quot;);&quot;&quot;)"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AY([.D8])" office:value-type="float" office:value="24" calcext:value-type="float">
            <text:p>24</text:p>
          </table:table-cell>
          <table:table-cell table:formula="of:=MONTH([.D8])" office:value-type="float" office:value="5" calcext:value-type="float">
            <text:p>5</text:p>
          </table:table-cell>
          <table:table-cell table:formula="of:=[$'сезон 2021'.A26]" office:value-type="date" office:date-value="2021-05-24" calcext:value-type="date">
            <text:p>24.05.21</text:p>
          </table:table-cell>
          <table:table-cell table:style-name="ce1" table:formula="of:=[$'сезон 2021'.A32]" office:value-type="date" office:date-value="2021-05-30" calcext:value-type="date">
            <text:p>30.05.21</text:p>
          </table:table-cell>
          <table:table-cell table:formula="of:=[$'сезон 2021'.F32]-[$'сезон 2021'.F25]" office:value-type="float" office:value="26.9" calcext:value-type="float">
            <text:p>26,9</text:p>
          </table:table-cell>
          <table:table-cell table:formula="of:=[$'сезон 2021'.E32]-[$'сезон 2021'.E25]" office:value-type="float" office:value="22.9" calcext:value-type="float">
            <text:p>22,9</text:p>
          </table:table-cell>
          <table:table-cell table:formula="of:=IF([.F8]&gt;0;IF([.G8]&gt;0;[.F8]-[.G8];&quot;&quot;);&quot;&quot;)" office:value-type="float" office:value="4" calcext:value-type="float">
            <text:p>4,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AY([.D9])" office:value-type="float" office:value="1" calcext:value-type="float">
            <text:p>1</text:p>
          </table:table-cell>
          <table:table-cell table:formula="of:=MONTH([.D9])" office:value-type="float" office:value="6" calcext:value-type="float">
            <text:p>6</text:p>
          </table:table-cell>
          <table:table-cell table:formula="of:=[$'сезон 2021'.A44]" office:value-type="date" office:date-value="2021-06-01" calcext:value-type="date">
            <text:p>01.06.21</text:p>
          </table:table-cell>
          <table:table-cell table:style-name="ce1" table:formula="of:=[$'сезон 2021'.A50]" office:value-type="date" office:date-value="2021-06-07" calcext:value-type="date">
            <text:p>07.06.21</text:p>
          </table:table-cell>
          <table:table-cell table:formula="of:=[$'сезон 2021'.F50]-[$'сезон 2021'.F33]" office:value-type="float" office:value="35.1" calcext:value-type="float">
            <text:p>35,1</text:p>
          </table:table-cell>
          <table:table-cell table:formula="of:=[$'сезон 2021'.E50]-[$'сезон 2021'.E33]" office:value-type="float" office:value="29.4" calcext:value-type="float">
            <text:p>29,4</text:p>
          </table:table-cell>
          <table:table-cell table:formula="of:=IF([.F9]&gt;0;IF([.G9]&gt;0;[.F9]-[.G9];&quot;&quot;);&quot;&quot;)"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AY([.D10])" office:value-type="float" office:value="8" calcext:value-type="float">
            <text:p>8</text:p>
          </table:table-cell>
          <table:table-cell table:formula="of:=MONTH([.D10])" office:value-type="float" office:value="6" calcext:value-type="float">
            <text:p>6</text:p>
          </table:table-cell>
          <table:table-cell table:formula="of:=[$'сезон 2021'.A51]" office:value-type="date" office:date-value="2021-06-08" calcext:value-type="date">
            <text:p>08.06.21</text:p>
          </table:table-cell>
          <table:table-cell table:style-name="ce1" table:formula="of:=[$'сезон 2021'.A57]" office:value-type="date" office:date-value="2021-06-14" calcext:value-type="date">
            <text:p>14.06.21</text:p>
          </table:table-cell>
          <table:table-cell table:formula="of:=[$'сезон 2021'.F57]-[$'сезон 2021'.F50]" office:value-type="float" office:value="28.5" calcext:value-type="float">
            <text:p>28,5</text:p>
          </table:table-cell>
          <table:table-cell table:formula="of:=[$'сезон 2021'.E57]-[$'сезон 2021'.E50]" office:value-type="float" office:value="26" calcext:value-type="float">
            <text:p>26,0</text:p>
          </table:table-cell>
          <table:table-cell table:formula="of:=IF([.F10]&gt;0;IF([.G10]&gt;0;[.F10]-[.G10];&quot;&quot;);&quot;&quot;)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AY([.D11])" office:value-type="float" office:value="15" calcext:value-type="float">
            <text:p>15</text:p>
          </table:table-cell>
          <table:table-cell table:formula="of:=MONTH([.D11])" office:value-type="float" office:value="6" calcext:value-type="float">
            <text:p>6</text:p>
          </table:table-cell>
          <table:table-cell table:formula="of:=[$'сезон 2021'.A58]" office:value-type="date" office:date-value="2021-06-15" calcext:value-type="date">
            <text:p>15.06.21</text:p>
          </table:table-cell>
          <table:table-cell table:style-name="ce1" table:formula="of:=[$'сезон 2021'.A64]" office:value-type="date" office:date-value="2021-06-21" calcext:value-type="date">
            <text:p>21.06.21</text:p>
          </table:table-cell>
          <table:table-cell table:formula="of:=[$'сезон 2021'.F64]-[$'сезон 2021'.F57]" office:value-type="float" office:value="34.2" calcext:value-type="float">
            <text:p>34,2</text:p>
          </table:table-cell>
          <table:table-cell table:formula="of:=[$'сезон 2021'.E64]-[$'сезон 2021'.E57]" office:value-type="float" office:value="29.3" calcext:value-type="float">
            <text:p>29,3</text:p>
          </table:table-cell>
          <table:table-cell table:formula="of:=IF([.F11]&gt;0;IF([.G11]&gt;0;[.F11]-[.G11];&quot;&quot;);&quot;&quot;)"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AY([.D12])" office:value-type="float" office:value="22" calcext:value-type="float">
            <text:p>22</text:p>
          </table:table-cell>
          <table:table-cell table:formula="of:=MONTH([.D12])" office:value-type="float" office:value="6" calcext:value-type="float">
            <text:p>6</text:p>
          </table:table-cell>
          <table:table-cell table:formula="of:=[$'сезон 2021'.A65]" office:value-type="date" office:date-value="2021-06-22" calcext:value-type="date">
            <text:p>22.06.21</text:p>
          </table:table-cell>
          <table:table-cell table:style-name="ce1" table:formula="of:=[$'сезон 2021'.A71]" office:value-type="date" office:date-value="2021-06-28" calcext:value-type="date">
            <text:p>28.06.21</text:p>
          </table:table-cell>
          <table:table-cell table:formula="of:=[$'сезон 2021'.F71]-[$'сезон 2021'.F64]" office:value-type="float" office:value="25.2" calcext:value-type="float">
            <text:p>25,2</text:p>
          </table:table-cell>
          <table:table-cell table:formula="of:=[$'сезон 2021'.E71]-[$'сезон 2021'.E64]" office:value-type="float" office:value="22.1" calcext:value-type="float">
            <text:p>22,1</text:p>
          </table:table-cell>
          <table:table-cell table:formula="of:=IF([.F12]&gt;0;IF([.G12]&gt;0;[.F12]-[.G12];&quot;&quot;);&quot;&quot;)"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AY([.D13])" office:value-type="float" office:value="29" calcext:value-type="float">
            <text:p>29</text:p>
          </table:table-cell>
          <table:table-cell table:formula="of:=MONTH([.D13])" office:value-type="float" office:value="6" calcext:value-type="float">
            <text:p>6</text:p>
          </table:table-cell>
          <table:table-cell table:formula="of:=[$'сезон 2021'.A72]" office:value-type="date" office:date-value="2021-06-29" calcext:value-type="date">
            <text:p>29.06.21</text:p>
          </table:table-cell>
          <table:table-cell table:style-name="ce1" table:formula="of:=[$'сезон 2021'.A88]" office:value-type="date" office:date-value="2021-07-05" calcext:value-type="date">
            <text:p>05.07.21</text:p>
          </table:table-cell>
          <table:table-cell table:formula="of:=IF([$'сезон 2021'.F88]&gt;0;IF([$'сезон 2021'.F71]&gt;0;[$'сезон 2021'.F88]-[$'сезон 2021'.F71];&quot;&quot;);&quot;&quot;)" office:value-type="float" office:value="33.5" calcext:value-type="float">
            <text:p>33,5</text:p>
          </table:table-cell>
          <table:table-cell table:formula="of:=IF([$'сезон 2021'.E88]&gt;0;IF([$'сезон 2021'.E71]&gt;0;[$'сезон 2021'.E88]-[$'сезон 2021'.E71];&quot;&quot;);&quot;&quot;)" office:value-type="float" office:value="27.8" calcext:value-type="float">
            <text:p>27,8</text:p>
          </table:table-cell>
          <table:table-cell table:formula="of:=IF([.F13]&gt;0;IF([.G13]&gt;0;[.F13]-[.G13];&quot;&quot;);&quot;&quot;)" office:value-type="float" office:value="5.69999999999999" calcext:value-type="float">
            <text:p>5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AY([.D14])" office:value-type="float" office:value="6" calcext:value-type="float">
            <text:p>6</text:p>
          </table:table-cell>
          <table:table-cell table:formula="of:=MONTH([.D14])" office:value-type="float" office:value="7" calcext:value-type="float">
            <text:p>7</text:p>
          </table:table-cell>
          <table:table-cell table:formula="of:=[$'сезон 2021'.A89]" office:value-type="date" office:date-value="2021-07-06" calcext:value-type="date">
            <text:p>06.07.21</text:p>
          </table:table-cell>
          <table:table-cell table:style-name="ce1" table:formula="of:=[$'сезон 2021'.A95]" office:value-type="date" office:date-value="2021-07-12" calcext:value-type="date">
            <text:p>12.07.21</text:p>
          </table:table-cell>
          <table:table-cell table:formula="of:=IF([$'сезон 2021'.F95]&gt;0;IF([$'сезон 2021'.F88]&gt;0;[$'сезон 2021'.F95]-[$'сезон 2021'.F88];&quot;&quot;);&quot;&quot;)" office:value-type="float" office:value="31.8" calcext:value-type="float">
            <text:p>31,8</text:p>
          </table:table-cell>
          <table:table-cell table:formula="of:=IF([$'сезон 2021'.E95]&gt;0;IF([$'сезон 2021'.E88]&gt;0;[$'сезон 2021'.E95]-[$'сезон 2021'.E88];&quot;&quot;);&quot;&quot;)" office:value-type="float" office:value="28.6" calcext:value-type="float">
            <text:p>28,6</text:p>
          </table:table-cell>
          <table:table-cell table:formula="of:=IF([.F14]&gt;0;IF([.G14]&gt;0;[.F14]-[.G14];&quot;&quot;);&quot;&quot;)" office:value-type="float" office:value="3.20000000000002" calcext:value-type="float">
            <text:p>3,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AY([.D15])" office:value-type="float" office:value="13" calcext:value-type="float">
            <text:p>13</text:p>
          </table:table-cell>
          <table:table-cell table:formula="of:=MONTH([.D15])" office:value-type="float" office:value="7" calcext:value-type="float">
            <text:p>7</text:p>
          </table:table-cell>
          <table:table-cell table:formula="of:=[$'сезон 2021'.A96]" office:value-type="date" office:date-value="2021-07-13" calcext:value-type="date">
            <text:p>13.07.21</text:p>
          </table:table-cell>
          <table:table-cell table:style-name="ce1" table:formula="of:=[$'сезон 2021'.A102]" office:value-type="date" office:date-value="2021-07-19" calcext:value-type="date">
            <text:p>19.07.21</text:p>
          </table:table-cell>
          <table:table-cell table:formula="of:=IF([$'сезон 2021'.F102]&gt;0;IF([$'сезон 2021'.F95]&gt;0;[$'сезон 2021'.F102]-[$'сезон 2021'.F95];&quot;&quot;);&quot;&quot;)" office:value-type="float" office:value="33.8" calcext:value-type="float">
            <text:p>33,8</text:p>
          </table:table-cell>
          <table:table-cell table:formula="of:=IF([$'сезон 2021'.E102]&gt;0;IF([$'сезон 2021'.E95]&gt;0;[$'сезон 2021'.E102]-[$'сезон 2021'.E95];&quot;&quot;);&quot;&quot;)" office:value-type="float" office:value="29.5" calcext:value-type="float">
            <text:p>29,5</text:p>
          </table:table-cell>
          <table:table-cell table:formula="of:=IF([.F15]&gt;0;IF([.G15]&gt;0;[.F15]-[.G15];&quot;&quot;);&quot;&quot;)" office:value-type="float" office:value="4.29999999999993" calcext:value-type="float">
            <text:p>4,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AY([.D16])" office:value-type="float" office:value="20" calcext:value-type="float">
            <text:p>20</text:p>
          </table:table-cell>
          <table:table-cell table:formula="of:=MONTH([.D16])" office:value-type="float" office:value="7" calcext:value-type="float">
            <text:p>7</text:p>
          </table:table-cell>
          <table:table-cell table:formula="of:=[$'сезон 2021'.A103]" office:value-type="date" office:date-value="2021-07-20" calcext:value-type="date">
            <text:p>20.07.21</text:p>
          </table:table-cell>
          <table:table-cell table:style-name="ce1" table:formula="of:=[$'сезон 2021'.A109]" office:value-type="date" office:date-value="2021-07-26" calcext:value-type="date">
            <text:p>26.07.21</text:p>
          </table:table-cell>
          <table:table-cell table:formula="of:=IF([$'сезон 2021'.F109]&gt;0;IF([$'сезон 2021'.F102]&gt;0;[$'сезон 2021'.F109]-[$'сезон 2021'.F102];&quot;&quot;);&quot;&quot;)" office:value-type="float" office:value="25" calcext:value-type="float">
            <text:p>25,0</text:p>
          </table:table-cell>
          <table:table-cell table:formula="of:=IF([$'сезон 2021'.E109]&gt;0;IF([$'сезон 2021'.E102]&gt;0;[$'сезон 2021'.E109]-[$'сезон 2021'.E102];&quot;&quot;);&quot;&quot;)" office:value-type="float" office:value="22.1" calcext:value-type="float">
            <text:p>22,1</text:p>
          </table:table-cell>
          <table:table-cell table:formula="of:=IF([.F16]&gt;0;IF([.G16]&gt;0;[.F16]-[.G16];&quot;&quot;);&quot;&quot;)" office:value-type="float" office:value="2.90000000000003" calcext:value-type="float">
            <text:p>2,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AY([.D17])" office:value-type="float" office:value="27" calcext:value-type="float">
            <text:p>27</text:p>
          </table:table-cell>
          <table:table-cell table:formula="of:=MONTH([.D17])" office:value-type="float" office:value="7" calcext:value-type="float">
            <text:p>7</text:p>
          </table:table-cell>
          <table:table-cell table:formula="of:=[$'сезон 2021'.A110]" office:value-type="date" office:date-value="2021-07-27" calcext:value-type="date">
            <text:p>27.07.21</text:p>
          </table:table-cell>
          <table:table-cell table:style-name="ce1" table:formula="of:=[$'сезон 2021'.A126]" office:value-type="date" office:date-value="2021-08-02" calcext:value-type="date">
            <text:p>02.08.21</text:p>
          </table:table-cell>
          <table:table-cell table:formula="of:=IF([$'сезон 2021'.F109]&gt;0;IF([$'сезон 2021'.F126]&gt;0;[$'сезон 2021'.F126]-[$'сезон 2021'.F109];&quot;&quot;);&quot;&quot;)" office:value-type="float" office:value="20.7" calcext:value-type="float">
            <text:p>20,7</text:p>
          </table:table-cell>
          <table:table-cell table:formula="of:=IF([$'сезон 2021'.E109]&gt;0;IF([$'сезон 2021'.E126]&gt;0;[$'сезон 2021'.E126]-[$'сезон 2021'.E109];&quot;&quot;);&quot;&quot;)" office:value-type="float" office:value="17" calcext:value-type="float">
            <text:p>17,0</text:p>
          </table:table-cell>
          <table:table-cell table:formula="of:=IF([.F17]&gt;0;IF([.G17]&gt;0;[.F17]-[.G17];&quot;&quot;);&quot;&quot;)" office:value-type="float" office:value="3.70000000000005" calcext:value-type="float">
            <text:p>3,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AY([.D18])" office:value-type="float" office:value="3" calcext:value-type="float">
            <text:p>3</text:p>
          </table:table-cell>
          <table:table-cell table:formula="of:=MONTH([.D18])" office:value-type="float" office:value="8" calcext:value-type="float">
            <text:p>8</text:p>
          </table:table-cell>
          <table:table-cell table:formula="of:=[$'сезон 2021'.A127]" office:value-type="date" office:date-value="2021-08-03" calcext:value-type="date">
            <text:p>03.08.21</text:p>
          </table:table-cell>
          <table:table-cell table:style-name="ce1" table:formula="of:=[$'сезон 2021'.A133]" office:value-type="date" office:date-value="2021-08-09" calcext:value-type="date">
            <text:p>09.08.21</text:p>
          </table:table-cell>
          <table:table-cell table:formula="of:=IF([$'сезон 2021'.F133]&gt;0;IF([$'сезон 2021'.F126]&gt;0;[$'сезон 2021'.F133]-[$'сезон 2021'.F126];&quot;&quot;);&quot;&quot;)" office:value-type="float" office:value="19.7" calcext:value-type="float">
            <text:p>19,7</text:p>
          </table:table-cell>
          <table:table-cell table:formula="of:=IF([$'сезон 2021'.E133]&gt;0;IF([$'сезон 2021'.E126]&gt;0;[$'сезон 2021'.E133]-[$'сезон 2021'.E126];&quot;&quot;);&quot;&quot;)" office:value-type="float" office:value="17.3" calcext:value-type="float">
            <text:p>17,3</text:p>
          </table:table-cell>
          <table:table-cell table:formula="of:=IF([.F18]&gt;0;IF([.G18]&gt;0;[.F18]-[.G18];&quot;&quot;);&quot;&quot;)" office:value-type="float" office:value="2.39999999999998" calcext:value-type="float">
            <text:p>2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AY([.D19])" office:value-type="float" office:value="10" calcext:value-type="float">
            <text:p>10</text:p>
          </table:table-cell>
          <table:table-cell table:formula="of:=MONTH([.D19])" office:value-type="float" office:value="8" calcext:value-type="float">
            <text:p>8</text:p>
          </table:table-cell>
          <table:table-cell table:formula="of:=[$'сезон 2021'.A134]" office:value-type="date" office:date-value="2021-08-10" calcext:value-type="date">
            <text:p>10.08.21</text:p>
          </table:table-cell>
          <table:table-cell table:style-name="ce1" table:formula="of:=[$'сезон 2021'.A140]" office:value-type="date" office:date-value="2021-08-16" calcext:value-type="date">
            <text:p>16.08.21</text:p>
          </table:table-cell>
          <table:table-cell table:formula="of:=IF([$'сезон 2021'.F140]&gt;0;IF([$'сезон 2021'.F133]&gt;0;[$'сезон 2021'.F140]-[$'сезон 2021'.F133];&quot;&quot;);&quot;&quot;)" office:value-type="float" office:value="21.1" calcext:value-type="float">
            <text:p>21,1</text:p>
          </table:table-cell>
          <table:table-cell table:formula="of:=IF([$'сезон 2021'.E140]&gt;0;IF([$'сезон 2021'.E133]&gt;0;[$'сезон 2021'.E140]-[$'сезон 2021'.E133];&quot;&quot;);&quot;&quot;)" office:value-type="float" office:value="18.3" calcext:value-type="float">
            <text:p>18,3</text:p>
          </table:table-cell>
          <table:table-cell table:formula="of:=IF([.F19]&gt;0;IF([.G19]&gt;0;[.F19]-[.G19];&quot;&quot;);&quot;&quot;)" office:value-type="float" office:value="2.79999999999995" calcext:value-type="float">
            <text:p>2,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AY([.D20])" office:value-type="float" office:value="17" calcext:value-type="float">
            <text:p>17</text:p>
          </table:table-cell>
          <table:table-cell table:formula="of:=MONTH([.D20])" office:value-type="float" office:value="8" calcext:value-type="float">
            <text:p>8</text:p>
          </table:table-cell>
          <table:table-cell table:formula="of:=[$'сезон 2021'.A141]" office:value-type="date" office:date-value="2021-08-17" calcext:value-type="date">
            <text:p>17.08.21</text:p>
          </table:table-cell>
          <table:table-cell table:style-name="ce1" table:formula="of:=[$'сезон 2021'.A147]" office:value-type="date" office:date-value="2021-08-23" calcext:value-type="date">
            <text:p>23.08.21</text:p>
          </table:table-cell>
          <table:table-cell table:formula="of:=IF([$'сезон 2021'.F147]&gt;0;IF([$'сезон 2021'.F140]&gt;0;[$'сезон 2021'.F147]-[$'сезон 2021'.F140];&quot;&quot;);&quot;&quot;)" office:value-type="float" office:value="16.9" calcext:value-type="float">
            <text:p>16,9</text:p>
          </table:table-cell>
          <table:table-cell table:formula="of:=IF([$'сезон 2021'.E147]&gt;0;IF([$'сезон 2021'.E140]&gt;0;[$'сезон 2021'.E147]-[$'сезон 2021'.E140];&quot;&quot;);&quot;&quot;)" office:value-type="float" office:value="13.3" calcext:value-type="float">
            <text:p>13,3</text:p>
          </table:table-cell>
          <table:table-cell table:formula="of:=IF([.F20]&gt;0;IF([.G20]&gt;0;[.F20]-[.G20];&quot;&quot;);&quot;&quot;)" office:value-type="float" office:value="3.60000000000002" calcext:value-type="float">
            <text:p>3,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AY([.D21])" office:value-type="float" office:value="24" calcext:value-type="float">
            <text:p>24</text:p>
          </table:table-cell>
          <table:table-cell table:formula="of:=MONTH([.D21])" office:value-type="float" office:value="8" calcext:value-type="float">
            <text:p>8</text:p>
          </table:table-cell>
          <table:table-cell table:formula="of:=[$'сезон 2021'.A148]" office:value-type="date" office:date-value="2021-08-24" calcext:value-type="date">
            <text:p>24.08.21</text:p>
          </table:table-cell>
          <table:table-cell table:style-name="ce1" table:formula="of:=[$'сезон 2021'.A154]" office:value-type="date" office:date-value="2021-08-30" calcext:value-type="date">
            <text:p>30.08.21</text:p>
          </table:table-cell>
          <table:table-cell table:formula="of:=IF([$'сезон 2021'.F154]&gt;0;IF([$'сезон 2021'.F147]&gt;0;[$'сезон 2021'.F154]-[$'сезон 2021'.F147];&quot;&quot;);&quot;&quot;)" office:value-type="float" office:value="13.2" calcext:value-type="float">
            <text:p>13,2</text:p>
          </table:table-cell>
          <table:table-cell table:formula="of:=IF([$'сезон 2021'.E154]&gt;0;IF([$'сезон 2021'.E147]&gt;0;[$'сезон 2021'.E154]-[$'сезон 2021'.E147];&quot;&quot;);&quot;&quot;)" office:value-type="float" office:value="11.2" calcext:value-type="float">
            <text:p>11,2</text:p>
          </table:table-cell>
          <table:table-cell table:formula="of:=IF([.F21]&gt;0;IF([.G21]&gt;0;[.F21]-[.G21];&quot;&quot;);&quot;&quot;)" office:value-type="float" office:value="2" calcext:value-type="float">
            <text:p>2,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AY([.D22])" office:value-type="float" office:value="31" calcext:value-type="float">
            <text:p>31</text:p>
          </table:table-cell>
          <table:table-cell table:formula="of:=MONTH([.D22])" office:value-type="float" office:value="8" calcext:value-type="float">
            <text:p>8</text:p>
          </table:table-cell>
          <table:table-cell table:formula="of:=[$'сезон 2021'.A155]" office:value-type="date" office:date-value="2021-08-31" calcext:value-type="date">
            <text:p>31.08.21</text:p>
          </table:table-cell>
          <table:table-cell table:style-name="ce1" table:formula="of:=[$'сезон 2021'.A171]" office:value-type="date" office:date-value="2021-09-06" calcext:value-type="date">
            <text:p>06.09.21</text:p>
          </table:table-cell>
          <table:table-cell table:formula="of:=IF([$'сезон 2021'.F171]&gt;0;IF([$'сезон 2021'.F154]&gt;0;[$'сезон 2021'.F171]-[$'сезон 2021'.F154];&quot;&quot;);&quot;&quot;)" office:value-type="float" office:value="26.1" calcext:value-type="float">
            <text:p>26,1</text:p>
          </table:table-cell>
          <table:table-cell table:formula="of:=IF([$'сезон 2021'.E171]&gt;0;IF([$'сезон 2021'.E154]&gt;0;[$'сезон 2021'.E171]-[$'сезон 2021'.E154];&quot;&quot;);&quot;&quot;)" office:value-type="float" office:value="23.5" calcext:value-type="float">
            <text:p>23,5</text:p>
          </table:table-cell>
          <table:table-cell table:formula="of:=IF([.F22]&lt;&gt;&quot;&quot;;IF([.G22]&lt;&gt;&quot;&quot;;[.F22]-[.G22];&quot;&quot;);&quot;&quot;)" office:value-type="float" office:value="2.60000000000002" calcext:value-type="float">
            <text:p>2,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AY([.D23])" office:value-type="float" office:value="7" calcext:value-type="float">
            <text:p>7</text:p>
          </table:table-cell>
          <table:table-cell table:formula="of:=MONTH([.D23])" office:value-type="float" office:value="9" calcext:value-type="float">
            <text:p>9</text:p>
          </table:table-cell>
          <table:table-cell table:formula="of:=[$'сезон 2021'.A172]" office:value-type="date" office:date-value="2021-09-07" calcext:value-type="date">
            <text:p>07.09.21</text:p>
          </table:table-cell>
          <table:table-cell table:style-name="ce1" table:formula="of:=[$'сезон 2021'.A178]" office:value-type="date" office:date-value="2021-09-13" calcext:value-type="date">
            <text:p>13.09.21</text:p>
          </table:table-cell>
          <table:table-cell table:formula="of:=IF([$'сезон 2021'.F171]&gt;0;IF([$'сезон 2021'.F178]&gt;0;[$'сезон 2021'.F178]-[$'сезон 2021'.F171];&quot;&quot;);&quot;&quot;)" office:value-type="float" office:value="12.1" calcext:value-type="float">
            <text:p>12,1</text:p>
          </table:table-cell>
          <table:table-cell table:formula="of:=IF([$'сезон 2021'.E171]&gt;0;IF([$'сезон 2021'.E178]&gt;0;[$'сезон 2021'.E178]-[$'сезон 2021'.E171];&quot;&quot;);&quot;&quot;)" office:value-type="float" office:value="9.59999999999997" calcext:value-type="float">
            <text:p>9,6</text:p>
          </table:table-cell>
          <table:table-cell table:formula="of:=IF([.F23]&lt;&gt;&quot;&quot;;IF([.G23]&lt;&gt;&quot;&quot;;[.F23]-[.G23];&quot;&quot;);&quot;&quot;)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AY([.D24])" office:value-type="float" office:value="14" calcext:value-type="float">
            <text:p>14</text:p>
          </table:table-cell>
          <table:table-cell table:formula="of:=MONTH([.D24])" office:value-type="float" office:value="9" calcext:value-type="float">
            <text:p>9</text:p>
          </table:table-cell>
          <table:table-cell table:formula="of:=[$'сезон 2021'.A179]" office:value-type="date" office:date-value="2021-09-14" calcext:value-type="date">
            <text:p>14.09.21</text:p>
          </table:table-cell>
          <table:table-cell table:style-name="ce1" table:formula="of:=[$'сезон 2021'.A185]" office:value-type="date" office:date-value="2021-09-20" calcext:value-type="date">
            <text:p>20.09.21</text:p>
          </table:table-cell>
          <table:table-cell table:formula="of:=IF([$'сезон 2021'.F178]&gt;0;IF([$'сезон 2021'.F185]&gt;0;[$'сезон 2021'.F185]-[$'сезон 2021'.F178];&quot;&quot;);&quot;&quot;)" office:value-type="float" office:value="9.09999999999997" calcext:value-type="float">
            <text:p>9,1</text:p>
          </table:table-cell>
          <table:table-cell table:formula="of:=IF([$'сезон 2021'.E178]&gt;0;IF([$'сезон 2021'.E185]&gt;0;[$'сезон 2021'.E185]-[$'сезон 2021'.E178];&quot;&quot;);&quot;&quot;)" office:value-type="float" office:value="8" calcext:value-type="float">
            <text:p>8,0</text:p>
          </table:table-cell>
          <table:table-cell table:formula="of:=IF([.F24]&lt;&gt;&quot;&quot;;IF([.G24]&lt;&gt;&quot;&quot;;[.F24]-[.G24];&quot;&quot;);&quot;&quot;)" office:value-type="float" office:value="1.09999999999997" calcext:value-type="float">
            <text:p>1,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AY([.D25])" office:value-type="float" office:value="21" calcext:value-type="float">
            <text:p>21</text:p>
          </table:table-cell>
          <table:table-cell table:formula="of:=MONTH([.D25])" office:value-type="float" office:value="9" calcext:value-type="float">
            <text:p>9</text:p>
          </table:table-cell>
          <table:table-cell table:formula="of:=[$'сезон 2021'.A186]" office:value-type="date" office:date-value="2021-09-21" calcext:value-type="date">
            <text:p>21.09.21</text:p>
          </table:table-cell>
          <table:table-cell table:style-name="ce1" table:formula="of:=[$'сезон 2021'.A192]" office:value-type="date" office:date-value="2021-09-27" calcext:value-type="date">
            <text:p>27.09.21</text:p>
          </table:table-cell>
          <table:table-cell table:formula="of:=IF([$'сезон 2021'.F185]&gt;0;IF([$'сезон 2021'.F192]&gt;0;[$'сезон 2021'.F192]-[$'сезон 2021'.F185];&quot;&quot;);&quot;&quot;)" office:value-type="float" office:value="6.90000000000009" calcext:value-type="float">
            <text:p>6,9</text:p>
          </table:table-cell>
          <table:table-cell table:formula="of:=IF([$'сезон 2021'.E185]&gt;0;IF([$'сезон 2021'.E192]&gt;0;[$'сезон 2021'.E192]-[$'сезон 2021'.E185];&quot;&quot;);&quot;&quot;)" office:value-type="float" office:value="5.90000000000003" calcext:value-type="float">
            <text:p>5,9</text:p>
          </table:table-cell>
          <table:table-cell table:formula="of:=IF([.F25]&lt;&gt;&quot;&quot;;IF([.G25]&lt;&gt;&quot;&quot;;[.F25]-[.G25];&quot;&quot;);&quot;&quot;)" office:value-type="float" office:value="1.00000000000006" calcext:value-type="float">
            <text:p>1,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AY([.D26])" office:value-type="float" office:value="28" calcext:value-type="float">
            <text:p>28</text:p>
          </table:table-cell>
          <table:table-cell table:formula="of:=MONTH([.D26])" office:value-type="float" office:value="9" calcext:value-type="float">
            <text:p>9</text:p>
          </table:table-cell>
          <table:table-cell table:formula="of:=[$'сезон 2021'.A193]" office:value-type="date" office:date-value="2021-09-28" calcext:value-type="date">
            <text:p>28.09.21</text:p>
          </table:table-cell>
          <table:table-cell table:style-name="ce1" table:formula="of:=[$'сезон 2021'.A209]" office:value-type="date" office:date-value="2021-10-04" calcext:value-type="date">
            <text:p>04.10.21</text:p>
          </table:table-cell>
          <table:table-cell table:formula="of:=IF([$'сезон 2021'.F209]&gt;0;IF([$'сезон 2021'.F192]&gt;0;[$'сезон 2021'.F209]-[$'сезон 2021'.F192];&quot;&quot;);&quot;&quot;)" office:value-type="float" office:value="14.9" calcext:value-type="float">
            <text:p>14,9</text:p>
          </table:table-cell>
          <table:table-cell table:formula="of:=IF([$'сезон 2021'.E209]&gt;0;IF([$'сезон 2021'.E192]&gt;0;[$'сезон 2021'.E209]-[$'сезон 2021'.E192];&quot;&quot;);&quot;&quot;)" office:value-type="float" office:value="11.9" calcext:value-type="float">
            <text:p>11,9</text:p>
          </table:table-cell>
          <table:table-cell table:formula="of:=IF([.F26]&lt;&gt;&quot;&quot;;IF([.G26]&lt;&gt;&quot;&quot;;[.F26]-[.G26];&quot;&quot;);&quot;&quot;)" office:value-type="float" office:value="3" calcext:value-type="float">
            <text:p>3,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AY([.D27])" office:value-type="float" office:value="5" calcext:value-type="float">
            <text:p>5</text:p>
          </table:table-cell>
          <table:table-cell table:formula="of:=MONTH([.D27])" office:value-type="float" office:value="10" calcext:value-type="float">
            <text:p>10</text:p>
          </table:table-cell>
          <table:table-cell table:formula="of:=[$'сезон 2021'.A210]" office:value-type="date" office:date-value="2021-10-05" calcext:value-type="date">
            <text:p>05.10.21</text:p>
          </table:table-cell>
          <table:table-cell table:style-name="ce1" table:formula="of:=[$'сезон 2021'.A216]" office:value-type="date" office:date-value="2021-10-11" calcext:value-type="date">
            <text:p>11.10.21</text:p>
          </table:table-cell>
          <table:table-cell table:formula="of:=IF([$'сезон 2021'.F216]&gt;0;IF([$'сезон 2021'.F209]&gt;0;[$'сезон 2021'.F216]-[$'сезон 2021'.F209];&quot;&quot;);&quot;&quot;)" office:value-type="float" office:value="10.5" calcext:value-type="float">
            <text:p>10,5</text:p>
          </table:table-cell>
          <table:table-cell table:formula="of:=IF([$'сезон 2021'.E216]&gt;0;IF([$'сезон 2021'.E209]&gt;0;[$'сезон 2021'.E216]-[$'сезон 2021'.E209];&quot;&quot;);&quot;&quot;)" office:value-type="float" office:value="8.80000000000001" calcext:value-type="float">
            <text:p>8,8</text:p>
          </table:table-cell>
          <table:table-cell table:formula="of:=IF([.F27]&lt;&gt;&quot;&quot;;IF([.G27]&lt;&gt;&quot;&quot;;[.F27]-[.G27];&quot;&quot;);&quot;&quot;)" office:value-type="float" office:value="1.69999999999999" calcext:value-type="float">
            <text:p>1,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AY([.D28])" office:value-type="float" office:value="12" calcext:value-type="float">
            <text:p>12</text:p>
          </table:table-cell>
          <table:table-cell table:formula="of:=MONTH([.D28])" office:value-type="float" office:value="10" calcext:value-type="float">
            <text:p>10</text:p>
          </table:table-cell>
          <table:table-cell table:formula="of:=[$'сезон 2021'.A217]" office:value-type="date" office:date-value="2021-10-12" calcext:value-type="date">
            <text:p>12.10.21</text:p>
          </table:table-cell>
          <table:table-cell table:style-name="ce1" table:formula="of:=[$'сезон 2021'.A223]" office:value-type="date" office:date-value="2021-10-18" calcext:value-type="date">
            <text:p>18.10.21</text:p>
          </table:table-cell>
          <table:table-cell table:formula="of:=IF([$'сезон 2021'.F223]&gt;0;IF([$'сезон 2021'.F216]&gt;0;[$'сезон 2021'.F223]-[$'сезон 2021'.F216];&quot;&quot;);&quot;&quot;)" office:value-type="float" office:value="12.1" calcext:value-type="float">
            <text:p>12,1</text:p>
          </table:table-cell>
          <table:table-cell table:formula="of:=IF([$'сезон 2021'.E223]&gt;0;IF([$'сезон 2021'.E216]&gt;0;[$'сезон 2021'.E223]-[$'сезон 2021'.E216];&quot;&quot;);&quot;&quot;)" office:value-type="float" office:value="10.2" calcext:value-type="float">
            <text:p>10,2</text:p>
          </table:table-cell>
          <table:table-cell table:formula="of:=IF([.F28]&lt;&gt;&quot;&quot;;IF([.G28]&lt;&gt;&quot;&quot;;[.F28]-[.G28];&quot;&quot;);&quot;&quot;)" office:value-type="float" office:value="1.90000000000003" calcext:value-type="float">
            <text:p>1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AY([.D29])" office:value-type="float" office:value="19" calcext:value-type="float">
            <text:p>19</text:p>
          </table:table-cell>
          <table:table-cell table:formula="of:=MONTH([.D29])" office:value-type="float" office:value="10" calcext:value-type="float">
            <text:p>10</text:p>
          </table:table-cell>
          <table:table-cell table:formula="of:=[$'сезон 2021'.A224]" office:value-type="date" office:date-value="2021-10-19" calcext:value-type="date">
            <text:p>19.10.21</text:p>
          </table:table-cell>
          <table:table-cell table:style-name="ce1" table:formula="of:=[$'сезон 2021'.A230]" office:value-type="date" office:date-value="2021-10-25" calcext:value-type="date">
            <text:p>25.10.21</text:p>
          </table:table-cell>
          <table:table-cell table:formula="of:=IF([$'сезон 2021'.F223]&gt;0;IF([$'сезон 2021'.F230]&gt;0;[$'сезон 2021'.F230]-[$'сезон 2021'.F223];&quot;&quot;);&quot;&quot;)" office:value-type="float" office:value="3.79999999999995" calcext:value-type="float">
            <text:p>3,8</text:p>
          </table:table-cell>
          <table:table-cell table:formula="of:=IF([$'сезон 2021'.E223]&gt;0;IF([$'сезон 2021'.E230]&gt;0;[$'сезон 2021'.E230]-[$'сезон 2021'.E223];&quot;&quot;);&quot;&quot;)" office:value-type="float" office:value="4.60000000000002" calcext:value-type="float">
            <text:p>4,6</text:p>
          </table:table-cell>
          <table:table-cell table:formula="of:=IF([.F29]&lt;&gt;&quot;&quot;;IF([.G29]&lt;&gt;&quot;&quot;;[.F29]-[.G29];&quot;&quot;);&quot;&quot;)" office:value-type="float" office:value="-0.800000000000068" calcext:value-type="float">
            <text:p>-0,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AY([.D30])" office:value-type="float" office:value="26" calcext:value-type="float">
            <text:p>26</text:p>
          </table:table-cell>
          <table:table-cell table:formula="of:=MONTH([.D30])" office:value-type="float" office:value="10" calcext:value-type="float">
            <text:p>10</text:p>
          </table:table-cell>
          <table:table-cell table:formula="of:=[$'сезон 2021'.A231]" office:value-type="date" office:date-value="2021-10-26" calcext:value-type="date">
            <text:p>26.10.21</text:p>
          </table:table-cell>
          <table:table-cell table:style-name="ce1" table:formula="of:=[$'сезон 2021'.A247]" office:value-type="date" office:date-value="2021-11-04" calcext:value-type="date">
            <text:p>04.11.21</text:p>
          </table:table-cell>
          <table:table-cell table:formula="of:=[$'сезон 2021'.O247]" office:value-type="float" office:value="3.39999999999998" calcext:value-type="float">
            <text:p>3,4</text:p>
          </table:table-cell>
          <table:table-cell table:formula="of:=[$'сезон 2021'.N247]" office:value-type="float" office:value="0.5" calcext:value-type="float">
            <text:p>0,5</text:p>
          </table:table-cell>
          <table:table-cell table:formula="of:=IF([.F30]&lt;&gt;&quot;&quot;;IF([.G30]&lt;&gt;&quot;&quot;;[.F30]-[.G30];&quot;&quot;);&quot;&quot;)" office:value-type="float" office:value="2.89999999999998" calcext:value-type="float">
            <text:p>2,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table:formula="of:=IF([.F31]&lt;&gt;&quot;&quot;;IF([.G31]&lt;&gt;&quot;&quot;;[.F31]-[.G31];&quot;&quot;)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table:formula="of:=IF([.F32]&lt;&gt;&quot;&quot;;IF([.G32]&lt;&gt;&quot;&quot;;[.F32]-[.G32];&quot;&quot;);&quot;&quot;)">
            <text:p/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table:formula="of:=IF([.F33]&lt;&gt;&quot;&quot;;IF([.G33]&lt;&gt;&quot;&quot;;[.F33]-[.G33];&quot;&quot;);&quot;&quot;)">
            <text:p/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table:formula="of:=IF([.F34]&lt;&gt;&quot;&quot;;IF([.G34]&lt;&gt;&quot;&quot;;[.F34]-[.G34];&quot;&quot;);&quot;&quot;)">
            <text:p/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среднее за весну-лето</text:p>
          </table:table-cell>
          <table:table-cell table:number-columns-repeated="4"/>
          <table:table-cell table:formula="of:=AVERAGE([.F6:.F22])" office:value-type="float" office:value="26" calcext:value-type="float">
            <text:p>26,0</text:p>
          </table:table-cell>
          <table:table-cell table:formula="of:=AVERAGE([.G6:.G22])" office:value-type="float" office:value="22.5882352941177" calcext:value-type="float">
            <text:p>22,6</text:p>
          </table:table-cell>
          <table:table-cell table:formula="of:=AVERAGE([.H6:.H22])" office:value-type="float" office:value="3.41176470588235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среднее за сентябрь-октябрь</text:p>
          </table:table-cell>
          <table:table-cell table:number-columns-repeated="2"/>
          <table:table-cell table:style-name="Default"/>
          <table:table-cell/>
          <table:table-cell table:formula="of:=AVERAGEIF([.F$23:.F$29];&quot;&lt;&gt;&quot;&quot;&quot;)" office:value-type="float" office:value="9.91428571428571" calcext:value-type="float">
            <text:p>9,9</text:p>
          </table:table-cell>
          <table:table-cell table:formula="of:=AVERAGEIF([.G$23:.G$29];&quot;&lt;&gt;&quot;&quot;&quot;)" office:value-type="float" office:value="8.42857142857143" calcext:value-type="float">
            <text:p>8,4</text:p>
          </table:table-cell>
          <table:table-cell table:formula="of:=AVERAGEIF([.H$23:.H$29];&quot;&lt;&gt;&quot;&quot;&quot;)" office:value-type="float" office:value="1.48571428571428" calcext:value-type="float">
            <text:p>1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контроллер</text:p>
          </table:table-cell>
          <table:table-cell office:value-type="string" calcext:value-type="string">
            <text:p>счетчик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май</text:p>
          </table:table-cell>
          <table:table-cell/>
          <table:table-cell table:style-name="Default"/>
          <table:table-cell table:style-name="ce2" table:formula="of:=[$'сезон 2021'.G35]" office:value-type="float" office:value="88.2" calcext:value-type="float">
            <text:p>88,2</text:p>
          </table:table-cell>
          <table:table-cell table:formula="of:=[$'сезон 2021'.G36]" office:value-type="float" office:value="78" calcext:value-type="float">
            <text:p>78,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июнь</text:p>
          </table:table-cell>
          <table:table-cell/>
          <table:table-cell table:style-name="Default"/>
          <table:table-cell table:style-name="ce2" table:formula="of:=[$'сезон 2021'.G75]" office:value-type="float" office:value="130.5" calcext:value-type="float">
            <text:p>130,5</text:p>
          </table:table-cell>
          <table:table-cell table:formula="of:=[$'сезон 2021'.G76]" office:value-type="float" office:value="112.2" calcext:value-type="float">
            <text:p>112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июль</text:p>
          </table:table-cell>
          <table:table-cell/>
          <table:table-cell table:style-name="Default"/>
          <table:table-cell table:style-name="ce2" table:formula="of:=[$'сезон 2021'.G116]" office:value-type="float" office:value="133.3" calcext:value-type="float">
            <text:p>133,3</text:p>
          </table:table-cell>
          <table:table-cell table:formula="of:=[$'сезон 2021'.G117]" office:value-type="float" office:value="116.2" calcext:value-type="float">
            <text:p>116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август</text:p>
          </table:table-cell>
          <table:table-cell/>
          <table:table-cell table:style-name="Default"/>
          <table:table-cell table:style-name="ce2" table:formula="of:=[$'сезон 2021'.G157]" office:value-type="float" office:value="78.5" calcext:value-type="float">
            <text:p>78,5</text:p>
          </table:table-cell>
          <table:table-cell table:formula="of:=[$'сезон 2021'.G158]" office:value-type="float" office:value="64.9" calcext:value-type="float">
            <text:p>64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сентябрь</text:p>
          </table:table-cell>
          <table:table-cell table:number-columns-repeated="2"/>
          <table:table-cell table:style-name="ce2" table:formula="of:=[$'сезон 2021'.G197]" office:value-type="float" office:value="52.8" calcext:value-type="float">
            <text:p>52,8</text:p>
          </table:table-cell>
          <table:table-cell table:formula="of:=[$'сезон 2021'.G198]" office:value-type="float" office:value="46.8" calcext:value-type="float">
            <text:p>46,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октябрь</text:p>
          </table:table-cell>
          <table:table-cell table:number-columns-repeated="2"/>
          <table:table-cell table:style-name="ce2" table:formula="of:=[$'сезон 2021'.G238]" office:value-type="float" office:value="39.1" calcext:value-type="float">
            <text:p>39,1</text:p>
          </table:table-cell>
          <table:table-cell table:formula="of:=[$'сезон 2021'.G239]" office:value-type="float" office:value="34.3" calcext:value-type="float">
            <text:p>34,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ноябрь</text:p>
          </table:table-cell>
          <table:table-cell table:number-columns-repeated="2"/>
          <table:table-cell table:style-name="ce2" table:formula="of:=[$'сезон 2021'.G251]" office:value-type="float" office:value="3.39999999999998" calcext:value-type="float">
            <text:p>3,4</text:p>
          </table:table-cell>
          <table:table-cell table:formula="of:=[$'сезон 2021'.G252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контроллер+ <text:s/>/ год, кВтч</text:p>
          </table:table-cell>
          <table:table-cell/>
          <table:table-cell table:style-name="Default"/>
          <table:table-cell table:style-name="ce2"/>
          <table:table-cell/>
          <table:table-cell table:style-name="ce5" table:formula="of:=[$'сезон 2021'.G35]+[$'сезон 2021'.G75]+[$'сезон 2021'.G116]+[$'сезон 2021'.G157]+[$'сезон 2021'.G197]+[$'сезон 2021'.G238]+[$'сезон 2021'.G251]" office:value-type="float" office:value="525.8" calcext:value-type="float">
            <text:p>525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четчик+ / год, кВтч</text:p>
          </table:table-cell>
          <table:table-cell/>
          <table:table-cell table:style-name="Default"/>
          <table:table-cell table:style-name="ce2"/>
          <table:table-cell/>
          <table:table-cell table:style-name="ce5" table:formula="of:=[$'сезон 2021'.G36]+[$'сезон 2021'.G76]+[$'сезон 2021'.G117]+[$'сезон 2021'.G158]+[$'сезон 2021'.G198]+[$'сезон 2021'.G239]+[$'сезон 2021'.G252]" office:value-type="float" office:value="452.9" calcext:value-type="float">
            <text:p>452,9</text:p>
          </table:table-cell>
          <table:table-cell table:style-name="ce140" office:value-type="string" calcext:value-type="string">
            <text:p>рубь/год</text:p>
          </table:table-cell>
          <table:table-cell table:style-name="ce3" table:formula="of:=[.G49]*5" office:value-type="float" office:value="2264.5" calcext:value-type="float">
            <text:p>2264,5</text:p>
          </table:table-cell>
        </table:table-row>
        <table:table-row table:style-name="ro1">
          <table:table-cell/>
          <table:table-cell office:value-type="string" calcext:value-type="string">
            <text:p>«потери» <text:s/>/ год, кВтч</text:p>
          </table:table-cell>
          <table:table-cell/>
          <table:table-cell table:style-name="Default"/>
          <table:table-cell table:style-name="ce2"/>
          <table:table-cell/>
          <table:table-cell table:style-name="ce5" table:formula="of:=[.G48]-[.G49]" office:value-type="float" office:value="72.9" calcext:value-type="float">
            <text:p>72,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эффективность</text:p>
          </table:table-cell>
          <table:table-cell/>
          <table:table-cell table:style-name="Default"/>
          <table:table-cell table:style-name="ce2"/>
          <table:table-cell/>
          <table:table-cell table:style-name="ce5" table:formula="of:=[.G49]/[.G48]*100" office:value-type="float" office:value="86.1354127044504" calcext:value-type="float">
            <text:p>86,1</text:p>
          </table:table-cell>
          <table:table-cell table:number-columns-repeated="2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'сезон 2021'.B1:'сезон 2021'.B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 style:data-style-name="N2" text:time-value="11:52:52.2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3:36:22.951000000</meta:creation-date>
    <meta:generator>LibreOffice/7.1.2.2$Windows_X86_64 LibreOffice_project/8a45595d069ef5570103caea1b71cc9d82b2aae4</meta:generator>
    <dc:date>2021-11-05T11:06:06.428000000</dc:date>
    <meta:editing-duration>P84DT17H46M32S</meta:editing-duration>
    <meta:editing-cycles>271</meta:editing-cycles>
    <meta:document-statistic meta:table-count="3" meta:cell-count="3161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1cm" svg:height="11.914cm" xlink:href=".." xlink:type="simple" chart:class="chart:line" chart:style-name="ch1">
        <chart:title svg:x="7.657cm" svg:y="0.374cm" chart:style-name="ch2">
          <text:p>Статистика по неделям</text:p>
        </chart:title>
        <chart:legend chart:legend-position="bottom" svg:x="5.573cm" svg:y="11.309cm" style:legend-expansion="wide" chart:style-name="ch3"/>
        <chart:plot-area chart:style-name="ch4" table:cell-range-address="'общая статистика'.A5:'общая статистика'.C34 'общая статистика'.F4:'общая статистика'.H34" chart:data-source-has-labels="both" svg:x="1.412cm" svg:y="1.417cm" svg:width="18.738cm" svg:height="9.47cm">
          <chart:coordinate-region svg:x="2.327cm" svg:y="1.619cm" svg:width="17.81cm" svg:height="8.751cm"/>
          <chart:axis chart:dimension="x" chart:name="primary-x" chart:style-name="ch5" chartooo:axis-type="auto">
            <chartooo:date-scale/>
            <chart:categories table:cell-range-address="'общая статистика'.A5:'общая статистика'.C34"/>
          </chart:axis>
          <chart:axis chart:dimension="y" chart:name="primary-y" chart:style-name="ch6">
            <chart:title svg:x="0.451cm" svg:y="6.548cm" chart:style-name="ch7">
              <text:p>кВтч</text:p>
            </chart:title>
            <chart:grid chart:style-name="ch8" chart:class="major"/>
          </chart:axis>
          <chart:series chart:style-name="ch9" chart:values-cell-range-address="'общая статистика'.F5:'общая статистика'.F34" chart:label-cell-address="'общая статистика'.F4:'общая статистика'.F4" chart:class="chart:line">
            <chart:data-point chart:repeated="30"/>
          </chart:series>
          <chart:series chart:style-name="ch10" chart:values-cell-range-address="'общая статистика'.G5:'общая статистика'.G34" chart:label-cell-address="'общая статистика'.G4:'общая статистика'.G4" chart:class="chart:line">
            <chart:data-point chart:repeated="30"/>
          </chart:series>
          <chart:series chart:style-name="ch11" chart:values-cell-range-address="'общая статистика'.H5:'общая статистика'.H34" chart:label-cell-address="'общая статистика'.H4:'общая статистика'.H4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нтроллер</text:p>
                <draw:g>
                  <svg:desc>'общая статистика'.F4:'общая статистика'.F4</svg:desc>
                </draw:g>
              </table:table-cell>
              <table:table-cell office:value-type="string">
                <text:p>счетчик</text:p>
                <draw:g>
                  <svg:desc>'общая статистика'.G4:'общая статистика'.G4</svg:desc>
                </draw:g>
              </table:table-cell>
              <table:table-cell office:value-type="string">
                <text:p>потери(и запасы)</text:p>
                <draw:g>
                  <svg:desc>'общая статистика'.H4:'общая статистика'.H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2 5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5</text:p>
                  </text:list-item>
                </text:list>
                <draw:g>
                  <svg:desc>'общая статистика'.A5:'общая статистика'.C34</svg:desc>
                </draw:g>
              </table:table-cell>
              <table:table-cell office:value-type="float" office:value="4.1">
                <text:p>4.1</text:p>
                <draw:g>
                  <svg:desc>'общая статистика'.F5:'общая статистика'.F34</svg:desc>
                </draw:g>
              </table:table-cell>
              <table:table-cell office:value-type="float" office:value="0.800000000000001">
                <text:p>0.800000000000001</text:p>
                <draw:g>
                  <svg:desc>'общая статистика'.G5:'общая статистика'.G34</svg:desc>
                </draw:g>
              </table:table-cell>
              <table:table-cell office:value-type="float" office:value="3.3">
                <text:p>3.3</text:p>
                <draw:g>
                  <svg:desc>'общая статистика'.H5:'общая статистика'.H34</svg:desc>
                </draw:g>
              </table:table-cell>
            </table:table-row>
            <table:table-row>
              <table:table-cell office:value-type="float" office:value="2">
                <text:p>2 10 5</text:p>
                <text:list>
                  <text:list-item>
                    <text:p>2</text:p>
                  </text:list-item>
                  <text:list-item>
                    <text:p>10</text:p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27.1">
                <text:p>27.1</text:p>
              </table:table-cell>
              <table:table-cell office:value-type="float" office:value="26.3">
                <text:p>26.3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float" office:value="3">
                <text:p>3 17 5</text:p>
                <text:list>
                  <text:list-item>
                    <text:p>3</text:p>
                  </text:list-item>
                  <text:list-item>
                    <text:p>17</text:p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23.2">
                <text:p>23.2</text:p>
              </table:table-cell>
              <table:table-cell office:value-type="float" office:value="19.4">
                <text:p>19.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4">
                <text:p>4 24 5</text:p>
                <text:list>
                  <text:list-item>
                    <text:p>4</text:p>
                  </text:list-item>
                  <text:list-item>
                    <text:p>24</text:p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26.9">
                <text:p>26.9</text:p>
              </table:table-cell>
              <table:table-cell office:value-type="float" office:value="22.9">
                <text:p>22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 1 6</text:p>
                <text:list>
                  <text:list-item>
                    <text:p>5</text:p>
                  </text:list-item>
                  <text:list-item>
                    <text:p>1</text:p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35.1">
                <text:p>35.1</text:p>
              </table:table-cell>
              <table:table-cell office:value-type="float" office:value="29.4">
                <text:p>29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6">
                <text:p>6 8 6</text:p>
                <text:list>
                  <text:list-item>
                    <text:p>6</text:p>
                  </text:list-item>
                  <text:list-item>
                    <text:p>8</text:p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28.5">
                <text:p>28.5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">
                <text:p>7 15 6</text:p>
                <text:list>
                  <text:list-item>
                    <text:p>7</text:p>
                  </text:list-item>
                  <text:list-item>
                    <text:p>15</text:p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34.2">
                <text:p>34.2</text:p>
              </table:table-cell>
              <table:table-cell office:value-type="float" office:value="29.3">
                <text:p>29.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8">
                <text:p>8 22 6</text:p>
                <text:list>
                  <text:list-item>
                    <text:p>8</text:p>
                  </text:list-item>
                  <text:list-item>
                    <text:p>22</text:p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25.2">
                <text:p>25.2</text:p>
              </table:table-cell>
              <table:table-cell office:value-type="float" office:value="22.1">
                <text:p>22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9">
                <text:p>9 29 6</text:p>
                <text:list>
                  <text:list-item>
                    <text:p>9</text:p>
                  </text:list-item>
                  <text:list-item>
                    <text:p>29</text:p>
                  </text:list-item>
                  <text:list-item>
                    <text:p>6</text:p>
                  </text:list-item>
                </text:list>
              </table:table-cell>
              <table:table-cell office:value-type="float" office:value="33.5">
                <text:p>33.5</text:p>
              </table:table-cell>
              <table:table-cell office:value-type="float" office:value="27.8">
                <text:p>27.8</text:p>
              </table:table-cell>
              <table:table-cell office:value-type="float" office:value="5.69999999999999">
                <text:p>5.69999999999999</text:p>
              </table:table-cell>
            </table:table-row>
            <table:table-row>
              <table:table-cell office:value-type="float" office:value="10">
                <text:p>10 6 7</text:p>
                <text:list>
                  <text:list-item>
                    <text:p>10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31.8">
                <text:p>31.8</text:p>
              </table:table-cell>
              <table:table-cell office:value-type="float" office:value="28.6">
                <text:p>28.6</text:p>
              </table:table-cell>
              <table:table-cell office:value-type="float" office:value="3.20000000000002">
                <text:p>3.20000000000002</text:p>
              </table:table-cell>
            </table:table-row>
            <table:table-row>
              <table:table-cell office:value-type="float" office:value="11">
                <text:p>11 13 7</text:p>
                <text:list>
                  <text:list-item>
                    <text:p>11</text:p>
                  </text:list-item>
                  <text:list-item>
                    <text:p>13</text:p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33.8">
                <text:p>33.8</text:p>
              </table:table-cell>
              <table:table-cell office:value-type="float" office:value="29.5">
                <text:p>29.5</text:p>
              </table:table-cell>
              <table:table-cell office:value-type="float" office:value="4.29999999999993">
                <text:p>4.29999999999993</text:p>
              </table:table-cell>
            </table:table-row>
            <table:table-row>
              <table:table-cell office:value-type="float" office:value="12">
                <text:p>12 20 7</text:p>
                <text:list>
                  <text:list-item>
                    <text:p>12</text:p>
                  </text:list-item>
                  <text:list-item>
                    <text:p>20</text:p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25">
                <text:p>25</text:p>
              </table:table-cell>
              <table:table-cell office:value-type="float" office:value="22.1">
                <text:p>22.1</text:p>
              </table:table-cell>
              <table:table-cell office:value-type="float" office:value="2.90000000000003">
                <text:p>2.90000000000003</text:p>
              </table:table-cell>
            </table:table-row>
            <table:table-row>
              <table:table-cell office:value-type="float" office:value="13">
                <text:p>13 27 7</text:p>
                <text:list>
                  <text:list-item>
                    <text:p>13</text:p>
                  </text:list-item>
                  <text:list-item>
                    <text:p>27</text:p>
                  </text:list-item>
                  <text:list-item>
                    <text:p>7</text:p>
                  </text:list-item>
                </text:list>
              </table:table-cell>
              <table:table-cell office:value-type="float" office:value="20.7">
                <text:p>20.7</text:p>
              </table:table-cell>
              <table:table-cell office:value-type="float" office:value="17">
                <text:p>17</text:p>
              </table:table-cell>
              <table:table-cell office:value-type="float" office:value="3.70000000000005">
                <text:p>3.70000000000005</text:p>
              </table:table-cell>
            </table:table-row>
            <table:table-row>
              <table:table-cell office:value-type="float" office:value="14">
                <text:p>14 3 8</text:p>
                <text:list>
                  <text:list-item>
                    <text:p>14</text:p>
                  </text:list-item>
                  <text:list-item>
                    <text:p>3</text:p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19.7">
                <text:p>19.7</text:p>
              </table:table-cell>
              <table:table-cell office:value-type="float" office:value="17.3">
                <text:p>17.3</text:p>
              </table:table-cell>
              <table:table-cell office:value-type="float" office:value="2.39999999999998">
                <text:p>2.39999999999998</text:p>
              </table:table-cell>
            </table:table-row>
            <table:table-row>
              <table:table-cell office:value-type="float" office:value="15">
                <text:p>15 10 8</text:p>
                <text:list>
                  <text:list-item>
                    <text:p>15</text:p>
                  </text:list-item>
                  <text:list-item>
                    <text:p>10</text:p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21.1">
                <text:p>21.1</text:p>
              </table:table-cell>
              <table:table-cell office:value-type="float" office:value="18.3">
                <text:p>18.3</text:p>
              </table:table-cell>
              <table:table-cell office:value-type="float" office:value="2.79999999999995">
                <text:p>2.79999999999995</text:p>
              </table:table-cell>
            </table:table-row>
            <table:table-row>
              <table:table-cell office:value-type="float" office:value="16">
                <text:p>16 17 8</text:p>
                <text:list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16.9">
                <text:p>16.9</text:p>
              </table:table-cell>
              <table:table-cell office:value-type="float" office:value="13.3">
                <text:p>13.3</text:p>
              </table:table-cell>
              <table:table-cell office:value-type="float" office:value="3.60000000000002">
                <text:p>3.60000000000002</text:p>
              </table:table-cell>
            </table:table-row>
            <table:table-row>
              <table:table-cell office:value-type="float" office:value="17">
                <text:p>17 24 8</text:p>
                <text:list>
                  <text:list-item>
                    <text:p>17</text:p>
                  </text:list-item>
                  <text:list-item>
                    <text:p>24</text:p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13.2">
                <text:p>13.2</text:p>
              </table:table-cell>
              <table:table-cell office:value-type="float" office:value="11.2">
                <text:p>1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">
                <text:p>18 31 8</text:p>
                <text:list>
                  <text:list-item>
                    <text:p>18</text:p>
                  </text:list-item>
                  <text:list-item>
                    <text:p>31</text:p>
                  </text:list-item>
                  <text:list-item>
                    <text:p>8</text:p>
                  </text:list-item>
                </text:list>
              </table:table-cell>
              <table:table-cell office:value-type="float" office:value="26.1">
                <text:p>26.1</text:p>
              </table:table-cell>
              <table:table-cell office:value-type="float" office:value="23.5">
                <text:p>23.5</text:p>
              </table:table-cell>
              <table:table-cell office:value-type="float" office:value="2.60000000000002">
                <text:p>2.60000000000002</text:p>
              </table:table-cell>
            </table:table-row>
            <table:table-row>
              <table:table-cell office:value-type="float" office:value="19">
                <text:p>19 7 9</text:p>
                <text:list>
                  <text:list-item>
                    <text:p>19</text:p>
                  </text:list-item>
                  <text:list-item>
                    <text:p>7</text:p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12.1">
                <text:p>12.1</text:p>
              </table:table-cell>
              <table:table-cell office:value-type="float" office:value="9.59999999999997">
                <text:p>9.5999999999999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">
                <text:p>20 14 9</text:p>
                <text:list>
                  <text:list-item>
                    <text:p>20</text:p>
                  </text:list-item>
                  <text:list-item>
                    <text:p>14</text:p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9.09999999999997">
                <text:p>9.09999999999997</text:p>
              </table:table-cell>
              <table:table-cell office:value-type="float" office:value="8">
                <text:p>8</text:p>
              </table:table-cell>
              <table:table-cell office:value-type="float" office:value="1.09999999999997">
                <text:p>1.09999999999997</text:p>
              </table:table-cell>
            </table:table-row>
            <table:table-row>
              <table:table-cell office:value-type="float" office:value="21">
                <text:p>21 21 9</text:p>
                <text:list>
                  <text:list-item>
                    <text:p>21</text:p>
                  </text:list-item>
                  <text:list-item>
                    <text:p>21</text:p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6.90000000000009">
                <text:p>6.90000000000009</text:p>
              </table:table-cell>
              <table:table-cell office:value-type="float" office:value="5.90000000000003">
                <text:p>5.90000000000003</text:p>
              </table:table-cell>
              <table:table-cell office:value-type="float" office:value="1.00000000000006">
                <text:p>1.00000000000006</text:p>
              </table:table-cell>
            </table:table-row>
            <table:table-row>
              <table:table-cell office:value-type="float" office:value="22">
                <text:p>22 28 9</text:p>
                <text:list>
                  <text:list-item>
                    <text:p>22</text:p>
                  </text:list-item>
                  <text:list-item>
                    <text:p>28</text:p>
                  </text:list-item>
                  <text:list-item>
                    <text:p>9</text:p>
                  </text:list-item>
                </text:list>
              </table:table-cell>
              <table:table-cell office:value-type="float" office:value="14.9">
                <text:p>14.9</text:p>
              </table:table-cell>
              <table:table-cell office:value-type="float" office:value="11.9">
                <text:p>11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 5 10</text:p>
                <text:list>
                  <text:list-item>
                    <text:p>23</text:p>
                  </text:list-item>
                  <text:list-item>
                    <text:p>5</text:p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10.5">
                <text:p>10.5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24">
                <text:p>24 12 10</text:p>
                <text:list>
                  <text:list-item>
                    <text:p>24</text:p>
                  </text:list-item>
                  <text:list-item>
                    <text:p>12</text:p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12.1">
                <text:p>12.1</text:p>
              </table:table-cell>
              <table:table-cell office:value-type="float" office:value="10.2">
                <text:p>10.2</text:p>
              </table:table-cell>
              <table:table-cell office:value-type="float" office:value="1.90000000000003">
                <text:p>1.90000000000003</text:p>
              </table:table-cell>
            </table:table-row>
            <table:table-row>
              <table:table-cell office:value-type="float" office:value="25">
                <text:p>25 19 10</text:p>
                <text:list>
                  <text:list-item>
                    <text:p>25</text:p>
                  </text:list-item>
                  <text:list-item>
                    <text:p>19</text:p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3.79999999999995">
                <text:p>3.79999999999995</text:p>
              </table:table-cell>
              <table:table-cell office:value-type="float" office:value="4.60000000000002">
                <text:p>4.60000000000002</text:p>
              </table:table-cell>
              <table:table-cell office:value-type="float" office:value="-0.800000000000068">
                <text:p>-0.800000000000068</text:p>
              </table:table-cell>
            </table:table-row>
            <table:table-row>
              <table:table-cell office:value-type="float" office:value="26">
                <text:p>26 26 10</text:p>
                <text:list>
                  <text:list-item>
                    <text:p>26</text:p>
                  </text:list-item>
                  <text:list-item>
                    <text:p>26</text:p>
                  </text:list-item>
                  <text:list-item>
                    <text:p>10</text:p>
                  </text:list-item>
                </text:list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0.5">
                <text:p>0.5</text:p>
              </table:table-cell>
              <table:table-cell office:value-type="float" office:value="2.89999999999998">
                <text:p>2.89999999999998</text:p>
              </table:table-cell>
            </table:table-row>
            <table:table-row>
              <table:table-cell office:value-type="float" office:value="27">
                <text:p>27</text:p>
                <text:list>
                  <text:list-item>
                    <text:p>27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  <text:list>
                  <text:list-item>
                    <text:p>28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  <text:list>
                  <text:list-item>
                    <text:p>29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  <text:list>
                  <text:list-item>
                    <text:p>30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28cm" svg:height="11.966cm" xlink:href=".." xlink:type="simple" chart:class="chart:line" chart:style-name="ch1">
        <chart:title svg:x="7.465cm" svg:y="0.375cm" chart:style-name="ch2">
          <text:p>Май 2021</text:p>
        </chart:title>
        <chart:legend chart:legend-position="bottom" svg:x="2.951cm" svg:y="11.361cm" style:legend-expansion="wide" chart:style-name="ch3"/>
        <chart:plot-area chart:style-name="ch4" table:cell-range-address="'сезон 2021'.A3:'сезон 2021'.A33 'сезон 2021'.L3:'сезон 2021'.N33 'сезон 2021'.O3:'сезон 2021'.O33" chart:data-source-has-labels="both" svg:x="0.66cm" svg:y="0.074cm" svg:width="16.436cm" svg:height="10.258cm">
          <chart:coordinate-region svg:x="1.398cm" svg:y="0.276cm" svg:width="15.555cm" svg:height="8.563cm"/>
          <chart:axis chart:dimension="x" chart:name="primary-x" chart:style-name="ch5" chartooo:axis-type="auto">
            <chartooo:date-scale/>
            <chart:categories table:cell-range-address="'сезон 2021'.A3:'сезон 2021'.A33"/>
          </chart:axis>
          <chart:axis chart:dimension="y" chart:name="primary-y" chart:style-name="ch6">
            <chart:title svg:x="0cm" svg:y="5.599cm" chart:style-name="ch7">
              <text:p>кВтч</text:p>
            </chart:title>
            <chart:grid chart:style-name="ch8" chart:class="major"/>
          </chart:axis>
          <chart:series chart:style-name="ch9" chart:values-cell-range-address="'сезон 2021'.L3:'сезон 2021'.L33" chart:label-cell-address="'сезон 2021'.L3:'сезон 2021'.L3" chart:class="chart:line">
            <chart:data-point chart:repeated="31"/>
          </chart:series>
          <chart:series chart:style-name="ch10" chart:values-cell-range-address="'сезон 2021'.M3:'сезон 2021'.M33" chart:label-cell-address="'сезон 2021'.M3:'сезон 2021'.M3" chart:class="chart:line">
            <chart:data-point chart:repeated="31"/>
          </chart:series>
          <chart:series chart:style-name="ch11" chart:values-cell-range-address="'сезон 2021'.O3:'сезон 2021'.O33" chart:label-cell-address="'сезон 2021'.O3:'сезон 2021'.O3" chart:class="chart:line">
            <chart:data-point chart:repeated="31"/>
          </chart:series>
          <chart:series chart:style-name="ch12" chart:values-cell-range-address="'сезон 2021'.N3:'сезон 2021'.N33" chart:label-cell-address="'сезон 2021'.N3:'сезон 2021'.N3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конт/утро</text:p>
                <draw:g>
                  <svg:desc>'сезон 2021'.L3:'сезон 2021'.L3</svg:desc>
                </draw:g>
              </table:table-cell>
              <table:table-cell office:value-type="string">
                <text:p>+сч/утро</text:p>
                <draw:g>
                  <svg:desc>'сезон 2021'.M3:'сезон 2021'.M3</svg:desc>
                </draw:g>
              </table:table-cell>
              <table:table-cell office:value-type="string">
                <text:p>+ конт/день</text:p>
                <draw:g>
                  <svg:desc>'сезон 2021'.O3:'сезон 2021'.O3</svg:desc>
                </draw:g>
              </table:table-cell>
              <table:table-cell office:value-type="string">
                <text:p>+сч/день </text:p>
                <draw:g>
                  <svg:desc>'сезон 2021'.N3:'сезон 2021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дата</text:p>
                <draw:g>
                  <svg:desc>'сезон 2021'.A3:'сезон 2021'.A33</svg:desc>
                </draw:g>
              </table:table-cell>
              <table:table-cell office:value-type="float" office:value="NaN">
                <text:p>NaN</text:p>
                <draw:g>
                  <svg:desc>'сезон 2021'.L3:'сезон 2021'.L33</svg:desc>
                </draw:g>
              </table:table-cell>
              <table:table-cell office:value-type="float" office:value="NaN">
                <text:p>NaN</text:p>
                <draw:g>
                  <svg:desc>'сезон 2021'.M3:'сезон 2021'.M33</svg:desc>
                </draw:g>
              </table:table-cell>
              <table:table-cell office:value-type="float" office:value="NaN">
                <text:p>NaN</text:p>
                <draw:g>
                  <svg:desc>'сезон 2021'.O3:'сезон 2021'.O33</svg:desc>
                </draw:g>
              </table:table-cell>
              <table:table-cell office:value-type="float" office:value="NaN">
                <text:p>NaN</text:p>
                <draw:g>
                  <svg:desc>'сезон 2021'.N3:'сезон 2021'.N33</svg:desc>
                </draw:g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.199999999999996">
                <text:p>0.199999999999996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.900000000000006">
                <text:p>0.90000000000000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.900000000000006">
                <text:p>0.900000000000006</text:p>
              </table:table-cell>
              <table:table-cell office:value-type="float" office:value="0">
                <text:p>0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.10000000000001">
                <text:p>1.10000000000001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199999999999996">
                <text:p>0.199999999999996</text:p>
              </table:table-cell>
              <table:table-cell office:value-type="float" office:value="4.5">
                <text:p>4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0">
                <text:p>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0.300000000000004">
                <text:p>0.300000000000004</text:p>
              </table:table-cell>
              <table:table-cell office:value-type="float" office:value="4.3">
                <text:p>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2.99999999999999">
                <text:p>2.99999999999999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600000000000009">
                <text:p>0.600000000000009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3.3">
                <text:p>3.3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3.09999999999999">
                <text:p>3.0999999999999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.600000000000009">
                <text:p>0.600000000000009</text:p>
              </table:table-cell>
              <table:table-cell office:value-type="float" office:value="5.90000000000001">
                <text:p>5.90000000000001</text:p>
              </table:table-cell>
              <table:table-cell office:value-type="float" office:value="7.30000000000001">
                <text:p>7.3000000000000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66cm" svg:height="10.774cm" xlink:href=".." xlink:type="simple" chart:class="chart:line" chart:style-name="ch1">
        <chart:title svg:x="7.336cm" svg:y="0.351cm" chart:style-name="ch2">
          <text:p>Июнь 2021</text:p>
        </chart:title>
        <chart:legend chart:legend-position="bottom" svg:x="2.97cm" svg:y="10.169cm" style:legend-expansion="wide" chart:style-name="ch3"/>
        <chart:plot-area chart:style-name="ch4" table:cell-range-address="'сезон 2021'.A43:'сезон 2021'.A73 'сезон 2021'.L43:'сезон 2021'.N73 'сезон 2021'.O43:'сезон 2021'.O73" chart:data-source-has-labels="both" svg:x="0.62cm" svg:y="0.849cm" svg:width="16.47cm" svg:height="9.135cm">
          <chart:coordinate-region svg:x="1.358cm" svg:y="1.052cm" svg:width="15.589cm" svg:height="7.439cm"/>
          <chart:axis chart:dimension="x" chart:name="primary-x" chart:style-name="ch5" chartooo:axis-type="auto">
            <chartooo:date-scale/>
            <chart:categories table:cell-range-address="'сезон 2021'.A43:'сезон 2021'.A73"/>
          </chart:axis>
          <chart:axis chart:dimension="y" chart:name="primary-y" chart:style-name="ch6">
            <chart:title svg:x="0cm" svg:y="5.812cm" chart:style-name="ch7">
              <text:p>кВтч</text:p>
            </chart:title>
            <chart:grid chart:style-name="ch8" chart:class="major"/>
          </chart:axis>
          <chart:series chart:style-name="ch9" chart:values-cell-range-address="'сезон 2021'.L43:'сезон 2021'.L73" chart:label-cell-address="'сезон 2021'.L43:'сезон 2021'.L43" chart:class="chart:line">
            <chart:data-point chart:repeated="31"/>
          </chart:series>
          <chart:series chart:style-name="ch10" chart:values-cell-range-address="'сезон 2021'.M43:'сезон 2021'.M73" chart:label-cell-address="'сезон 2021'.M43:'сезон 2021'.M43" chart:class="chart:line">
            <chart:data-point chart:repeated="31"/>
          </chart:series>
          <chart:series chart:style-name="ch11" chart:values-cell-range-address="'сезон 2021'.O43:'сезон 2021'.O73" chart:label-cell-address="'сезон 2021'.O43:'сезон 2021'.O43" chart:class="chart:line">
            <chart:data-point chart:repeated="31"/>
          </chart:series>
          <chart:series chart:style-name="ch12" chart:values-cell-range-address="'сезон 2021'.N43:'сезон 2021'.N73" chart:label-cell-address="'сезон 2021'.N43:'сезон 2021'.N43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конт/утро</text:p>
                <draw:g>
                  <svg:desc>'сезон 2021'.L43:'сезон 2021'.L43</svg:desc>
                </draw:g>
              </table:table-cell>
              <table:table-cell office:value-type="string">
                <text:p>+сч/утро</text:p>
                <draw:g>
                  <svg:desc>'сезон 2021'.M43:'сезон 2021'.M43</svg:desc>
                </draw:g>
              </table:table-cell>
              <table:table-cell office:value-type="string">
                <text:p>+ конт/день</text:p>
                <draw:g>
                  <svg:desc>'сезон 2021'.O43:'сезон 2021'.O43</svg:desc>
                </draw:g>
              </table:table-cell>
              <table:table-cell office:value-type="string">
                <text:p>+сч/день </text:p>
                <draw:g>
                  <svg:desc>'сезон 2021'.N43:'сезон 2021'.N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дата</text:p>
                <draw:g>
                  <svg:desc>'сезон 2021'.A43:'сезон 2021'.A73</svg:desc>
                </draw:g>
              </table:table-cell>
              <table:table-cell office:value-type="float" office:value="NaN">
                <text:p>NaN</text:p>
                <draw:g>
                  <svg:desc>'сезон 2021'.L43:'сезон 2021'.L73</svg:desc>
                </draw:g>
              </table:table-cell>
              <table:table-cell office:value-type="float" office:value="NaN">
                <text:p>NaN</text:p>
                <draw:g>
                  <svg:desc>'сезон 2021'.M43:'сезон 2021'.M73</svg:desc>
                </draw:g>
              </table:table-cell>
              <table:table-cell office:value-type="float" office:value="NaN">
                <text:p>NaN</text:p>
                <draw:g>
                  <svg:desc>'сезон 2021'.O43:'сезон 2021'.O73</svg:desc>
                </draw:g>
              </table:table-cell>
              <table:table-cell office:value-type="float" office:value="NaN">
                <text:p>NaN</text:p>
                <draw:g>
                  <svg:desc>'сезон 2021'.N43:'сезон 2021'.N73</svg:desc>
                </draw:g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.0999999999999943">
                <text:p>0.0999999999999943</text:p>
              </table:table-cell>
              <table:table-cell office:value-type="float" office:value="4.5">
                <text:p>4.5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899999999999977">
                <text:p>0.899999999999977</text:p>
              </table:table-cell>
              <table:table-cell office:value-type="float" office:value="1">
                <text:p>1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4.40000000000001">
                <text:p>4.400000000000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900000000000006">
                <text:p>0.900000000000006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4.90000000000001">
                <text:p>4.90000000000001</text:p>
              </table:table-cell>
              <table:table-cell office:value-type="float" office:value="4.59999999999999">
                <text:p>4.59999999999999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4.30000000000001">
                <text:p>4.30000000000001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0.199999999999989">
                <text:p>0.199999999999989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4.19999999999999">
                <text:p>4.19999999999999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">
                <text:p>0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4.39999999999999">
                <text:p>4.39999999999999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19999999999999">
                <text:p>2.19999999999999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.30000000000001">
                <text:p>1.30000000000001</text:p>
              </table:table-cell>
              <table:table-cell office:value-type="float" office:value="0">
                <text:p>0</text:p>
              </table:table-cell>
              <table:table-cell office:value-type="float" office:value="5.30000000000001">
                <text:p>5.30000000000001</text:p>
              </table:table-cell>
              <table:table-cell office:value-type="float" office:value="5.20000000000002">
                <text:p>5.20000000000002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0">
                <text:p>0</text:p>
              </table:table-cell>
              <table:table-cell office:value-type="float" office:value="3.90000000000001">
                <text:p>3.9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799999999999983">
                <text:p>0.79999999999998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.89999999999998">
                <text:p>4.89999999999998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.29999999999998">
                <text:p>1.29999999999998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5.39999999999998">
                <text:p>5.39999999999998</text:p>
              </table:table-cell>
              <table:table-cell office:value-type="float" office:value="5.69999999999999">
                <text:p>5.69999999999999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.20000000000002">
                <text:p>1.20000000000002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5.30000000000001">
                <text:p>5.30000000000001</text:p>
              </table:table-cell>
              <table:table-cell office:value-type="float" office:value="5.30000000000001">
                <text:p>5.3000000000000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0">
                <text:p>0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3.69999999999999">
                <text:p>3.69999999999999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000000000001">
                <text:p>4.40000000000001</text:p>
              </table:table-cell>
              <table:table-cell office:value-type="float" office:value="3.90000000000001">
                <text:p>3.9000000000000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.90000000000001">
                <text:p>4.90000000000001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999999999998">
                <text:p>2.29999999999998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10000000000002">
                <text:p>2.10000000000002</text:p>
              </table:table-cell>
              <table:table-cell office:value-type="float" office:value="1.89999999999998">
                <text:p>1.8999999999999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299999999999983">
                <text:p>0.299999999999983</text:p>
              </table:table-cell>
              <table:table-cell office:value-type="float" office:value="0">
                <text:p>0</text:p>
              </table:table-cell>
              <table:table-cell office:value-type="float" office:value="2.39999999999998">
                <text:p>2.39999999999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.10000000000002">
                <text:p>1.10000000000002</text:p>
              </table:table-cell>
              <table:table-cell office:value-type="float" office:value="0">
                <text:p>0</text:p>
              </table:table-cell>
              <table:table-cell office:value-type="float" office:value="5.10000000000002">
                <text:p>5.10000000000002</text:p>
              </table:table-cell>
              <table:table-cell office:value-type="float" office:value="3.40000000000001">
                <text:p>3.400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cm" svg:height="11.236cm" xlink:href=".." xlink:type="simple" chart:class="chart:line" chart:style-name="ch1">
        <chart:title svg:x="7.392cm" svg:y="0.36cm" chart:style-name="ch2">
          <text:p>Июль 2021</text:p>
        </chart:title>
        <chart:legend chart:legend-position="bottom" svg:x="3.037cm" svg:y="10.631cm" style:legend-expansion="wide" chart:style-name="ch3"/>
        <chart:plot-area chart:style-name="ch4" table:cell-range-address="'сезон 2021'.A83:'сезон 2021'.A114 'сезон 2021'.L83:'сезон 2021'.O114" chart:data-source-has-labels="both" svg:x="1.347cm" svg:y="1.389cm" svg:width="15.607cm" svg:height="8.834cm">
          <chart:coordinate-region svg:x="2.085cm" svg:y="1.389cm" svg:width="14.726cm" svg:height="7.139cm"/>
          <chart:axis chart:dimension="x" chart:name="primary-x" chart:style-name="ch5" chartooo:axis-type="auto">
            <chartooo:date-scale/>
            <chart:categories table:cell-range-address="'сезон 2021'.A83:'сезон 2021'.A114"/>
          </chart:axis>
          <chart:axis chart:dimension="y" chart:name="primary-y" chart:style-name="ch6">
            <chart:title svg:x="0.451cm" svg:y="6.202cm" chart:style-name="ch7">
              <text:p>кВтч</text:p>
            </chart:title>
            <chart:grid chart:style-name="ch8" chart:class="major"/>
          </chart:axis>
          <chart:series chart:style-name="ch9" chart:values-cell-range-address="'сезон 2021'.L84:'сезон 2021'.L114" chart:label-cell-address="'сезон 2021'.L83:'сезон 2021'.L83" chart:class="chart:line">
            <chart:data-point chart:repeated="31"/>
          </chart:series>
          <chart:series chart:style-name="ch10" chart:values-cell-range-address="'сезон 2021'.M84:'сезон 2021'.M114" chart:label-cell-address="'сезон 2021'.M83:'сезон 2021'.M83" chart:class="chart:line">
            <chart:data-point chart:repeated="31"/>
          </chart:series>
          <chart:series chart:style-name="ch11" chart:values-cell-range-address="'сезон 2021'.N84:'сезон 2021'.N114" chart:label-cell-address="'сезон 2021'.N83:'сезон 2021'.N83" chart:class="chart:line">
            <chart:data-point chart:repeated="2"/>
            <chart:data-point chart:style-name="ch12"/>
            <chart:data-point chart:repeated="28"/>
          </chart:series>
          <chart:series chart:style-name="ch13" chart:values-cell-range-address="'сезон 2021'.O84:'сезон 2021'.O114" chart:label-cell-address="'сезон 2021'.O83:'сезон 2021'.O83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конт/утро</text:p>
                <draw:g>
                  <svg:desc>'сезон 2021'.L83:'сезон 2021'.L83</svg:desc>
                </draw:g>
              </table:table-cell>
              <table:table-cell office:value-type="string">
                <text:p>+сч/утро</text:p>
                <draw:g>
                  <svg:desc>'сезон 2021'.M83:'сезон 2021'.M83</svg:desc>
                </draw:g>
              </table:table-cell>
              <table:table-cell office:value-type="string">
                <text:p>+сч/день </text:p>
                <draw:g>
                  <svg:desc>'сезон 2021'.N83:'сезон 2021'.N83</svg:desc>
                </draw:g>
              </table:table-cell>
              <table:table-cell office:value-type="string">
                <text:p>+ конт/день</text:p>
                <draw:g>
                  <svg:desc>'сезон 2021'.O83:'сезон 2021'.O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дата</text:p>
                <draw:g>
                  <svg:desc>'сезон 2021'.A83:'сезон 2021'.A114</svg:desc>
                </draw:g>
              </table:table-cell>
              <table:table-cell office:value-type="float" office:value="1.09999999999997">
                <text:p>1.09999999999997</text:p>
                <draw:g>
                  <svg:desc>'сезон 2021'.L84:'сезон 2021'.L114</svg:desc>
                </draw:g>
              </table:table-cell>
              <table:table-cell office:value-type="float" office:value="0.300000000000011">
                <text:p>0.300000000000011</text:p>
                <draw:g>
                  <svg:desc>'сезон 2021'.M84:'сезон 2021'.M114</svg:desc>
                </draw:g>
              </table:table-cell>
              <table:table-cell office:value-type="float" office:value="4.80000000000001">
                <text:p>4.80000000000001</text:p>
                <draw:g>
                  <svg:desc>'сезон 2021'.N84:'сезон 2021'.N114</svg:desc>
                </draw:g>
              </table:table-cell>
              <table:table-cell office:value-type="float" office:value="4.30000000000001">
                <text:p>4.30000000000001</text:p>
                <draw:g>
                  <svg:desc>'сезон 2021'.O84:'сезон 2021'.O114</svg:desc>
                </draw:g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899999999999977">
                <text:p>0.899999999999977</text:p>
              </table:table-cell>
              <table:table-cell office:value-type="float" office:value="0">
                <text:p>0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19999999999999">
                <text:p>5.1999999999999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9999999999997">
                <text:p>5.59999999999997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40000000000003">
                <text:p>5.4000000000000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">
                <text:p>0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.09999999999997">
                <text:p>1.09999999999997</text:p>
              </table:table-cell>
              <table:table-cell office:value-type="float" office:value="0.199999999999989">
                <text:p>0.19999999999998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5.39999999999998">
                <text:p>5.39999999999998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900000000000034">
                <text:p>0.900000000000034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4.20000000000002">
                <text:p>4.20000000000002</text:p>
              </table:table-cell>
              <table:table-cell office:value-type="float" office:value="4.19999999999999">
                <text:p>4.19999999999999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700000000000046">
                <text:p>0.700000000000046</text:p>
              </table:table-cell>
              <table:table-cell office:value-type="float" office:value="0">
                <text:p>0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4.30000000000001">
                <text:p>4.30000000000001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0.200000000000017">
                <text:p>0.200000000000017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3.69999999999999">
                <text:p>3.69999999999999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4.20000000000005">
                <text:p>4.20000000000005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.09999999999997">
                <text:p>1.09999999999997</text:p>
              </table:table-cell>
              <table:table-cell office:value-type="float" office:value="0">
                <text:p>0</text:p>
              </table:table-cell>
              <table:table-cell office:value-type="float" office:value="6.39999999999998">
                <text:p>6.39999999999998</text:p>
              </table:table-cell>
              <table:table-cell office:value-type="float" office:value="4.79999999999995">
                <text:p>4.79999999999995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4.40000000000001">
                <text:p>4.40000000000001</text:p>
              </table:table-cell>
              <table:table-cell office:value-type="float" office:value="5.20000000000005">
                <text:p>5.20000000000005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.85000000000002">
                <text:p>4.85000000000002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4.84999999999997">
                <text:p>4.84999999999997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">
                <text:p>1</text:p>
              </table:table-cell>
              <table:table-cell office:value-type="float" office:value="0.200000000000017">
                <text:p>0.200000000000017</text:p>
              </table:table-cell>
              <table:table-cell office:value-type="float" office:value="3.70000000000002">
                <text:p>3.70000000000002</text:p>
              </table:table-cell>
              <table:table-cell office:value-type="float" office:value="4.69999999999999">
                <text:p>4.69999999999999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899999999999977">
                <text:p>0.899999999999977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4.60000000000002">
                <text:p>4.60000000000002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">
                <text:p>0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5.29999999999995">
                <text:p>5.29999999999995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4.30000000000001">
                <text:p>4.30000000000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700000000000046">
                <text:p>0.700000000000046</text:p>
              </table:table-cell>
              <table:table-cell office:value-type="float" office:value="0">
                <text:p>0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900000000000034">
                <text:p>0.90000000000003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2.30000000000001">
                <text:p>2.30000000000001</text:p>
              </table:table-cell>
              <table:table-cell office:value-type="float" office:value="2.69999999999999">
                <text:p>2.69999999999999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700000000000046">
                <text:p>0.700000000000046</text:p>
              </table:table-cell>
              <table:table-cell office:value-type="float" office:value="0">
                <text:p>0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30000000000001">
                <text:p>2.30000000000001</text:p>
              </table:table-cell>
              <table:table-cell office:value-type="float" office:value="4.10000000000002">
                <text:p>4.10000000000002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.30000000000001">
                <text:p>1.30000000000001</text:p>
              </table:table-cell>
              <table:table-cell office:value-type="float" office:value="0">
                <text:p>0</text:p>
              </table:table-cell>
              <table:table-cell office:value-type="float" office:value="5.30000000000001">
                <text:p>5.30000000000001</text:p>
              </table:table-cell>
              <table:table-cell office:value-type="float" office:value="4.09999999999997">
                <text:p>4.0999999999999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.10000000000002">
                <text:p>5.10000000000002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60000000000002">
                <text:p>4.600000000000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39999999999998">
                <text:p>3.39999999999998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70000000000005">
                <text:p>2.70000000000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4cm" svg:height="11.727cm" xlink:href=".." xlink:type="simple" chart:class="chart:line" chart:style-name="ch1">
        <chart:title svg:x="7.263cm" svg:y="0.37cm" chart:style-name="ch2">
          <text:p>Август 2021</text:p>
        </chart:title>
        <chart:legend chart:legend-position="bottom" svg:x="3.014cm" svg:y="11.122cm" style:legend-expansion="wide" chart:style-name="ch3"/>
        <chart:plot-area chart:style-name="ch4" table:cell-range-address="'сезон 2021'.A124:'сезон 2021'.A155 'сезон 2021'.L124:'сезон 2021'.O155" chart:data-source-has-labels="both" svg:x="1.346cm" svg:y="1.409cm" svg:width="15.563cm" svg:height="9.295cm">
          <chart:coordinate-region svg:x="2.084cm" svg:y="1.409cm" svg:width="14.682cm" svg:height="7.6cm"/>
          <chart:axis chart:dimension="x" chart:name="primary-x" chart:style-name="ch5" chartooo:axis-type="auto">
            <chartooo:date-scale/>
            <chart:categories table:cell-range-address="'сезон 2021'.A124:'сезон 2021'.A155"/>
          </chart:axis>
          <chart:axis chart:dimension="y" chart:name="primary-y" chart:style-name="ch6">
            <chart:title svg:x="0.451cm" svg:y="6.452cm" chart:style-name="ch7">
              <text:p>кВтч</text:p>
            </chart:title>
            <chart:grid chart:style-name="ch8" chart:class="major"/>
          </chart:axis>
          <chart:series chart:style-name="ch9" chart:values-cell-range-address="'сезон 2021'.L125:'сезон 2021'.L155" chart:label-cell-address="'сезон 2021'.L124:'сезон 2021'.L124" chart:class="chart:line">
            <chart:data-point chart:repeated="31"/>
          </chart:series>
          <chart:series chart:style-name="ch10" chart:values-cell-range-address="'сезон 2021'.M125:'сезон 2021'.M155" chart:label-cell-address="'сезон 2021'.M124:'сезон 2021'.M124" chart:class="chart:line">
            <chart:data-point chart:repeated="31"/>
          </chart:series>
          <chart:series chart:style-name="ch11" chart:values-cell-range-address="'сезон 2021'.N125:'сезон 2021'.N155" chart:label-cell-address="'сезон 2021'.N124:'сезон 2021'.N124" chart:class="chart:line">
            <chart:data-point chart:repeated="31"/>
          </chart:series>
          <chart:series chart:style-name="ch12" chart:values-cell-range-address="'сезон 2021'.O125:'сезон 2021'.O155" chart:label-cell-address="'сезон 2021'.O124:'сезон 2021'.O124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конт/утро</text:p>
                <draw:g>
                  <svg:desc>'сезон 2021'.L124:'сезон 2021'.L124</svg:desc>
                </draw:g>
              </table:table-cell>
              <table:table-cell office:value-type="string">
                <text:p>+сч/утро</text:p>
                <draw:g>
                  <svg:desc>'сезон 2021'.M124:'сезон 2021'.M124</svg:desc>
                </draw:g>
              </table:table-cell>
              <table:table-cell office:value-type="string">
                <text:p>+сч/день </text:p>
                <draw:g>
                  <svg:desc>'сезон 2021'.N124:'сезон 2021'.N124</svg:desc>
                </draw:g>
              </table:table-cell>
              <table:table-cell office:value-type="string">
                <text:p>+ конт/день</text:p>
                <draw:g>
                  <svg:desc>'сезон 2021'.O124:'сезон 2021'.O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дата</text:p>
                <draw:g>
                  <svg:desc>'сезон 2021'.A124:'сезон 2021'.A155</svg:desc>
                </draw:g>
              </table:table-cell>
              <table:table-cell office:value-type="float" office:value="0.0999999999999659">
                <text:p>0.0999999999999659</text:p>
                <draw:g>
                  <svg:desc>'сезон 2021'.L125:'сезон 2021'.L155</svg:desc>
                </draw:g>
              </table:table-cell>
              <table:table-cell office:value-type="float" office:value="0">
                <text:p>0</text:p>
                <draw:g>
                  <svg:desc>'сезон 2021'.M125:'сезон 2021'.M155</svg:desc>
                </draw:g>
              </table:table-cell>
              <table:table-cell office:value-type="float" office:value="1.69999999999999">
                <text:p>1.69999999999999</text:p>
                <draw:g>
                  <svg:desc>'сезон 2021'.N125:'сезон 2021'.N155</svg:desc>
                </draw:g>
              </table:table-cell>
              <table:table-cell office:value-type="float" office:value="2.09999999999997">
                <text:p>2.09999999999997</text:p>
                <draw:g>
                  <svg:desc>'сезон 2021'.O125:'сезон 2021'.O155</svg:desc>
                </draw:g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1.90000000000003">
                <text:p>1.90000000000003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0">
                <text:p>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3.09999999999997">
                <text:p>3.0999999999999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">
                <text:p>0</text:p>
              </table:table-cell>
              <table:table-cell office:value-type="float" office:value="5.10000000000002">
                <text:p>5.1000000000000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3.10000000000002">
                <text:p>3.1000000000000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4.89999999999998">
                <text:p>4.89999999999998</text:p>
              </table:table-cell>
              <table:table-cell office:value-type="float" office:value="4.59999999999997">
                <text:p>4.59999999999997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0000000000011">
                <text:p>0.30000000000001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0.100000000000023">
                <text:p>0.1000000000000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40000000000003">
                <text:p>1.40000000000003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0.899999999999977">
                <text:p>0.899999999999977</text:p>
              </table:table-cell>
              <table:table-cell office:value-type="float" office:value="0">
                <text:p>0</text:p>
              </table:table-cell>
              <table:table-cell office:value-type="float" office:value="4.30000000000001">
                <text:p>4.300000000000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.09999999999997">
                <text:p>1.09999999999997</text:p>
              </table:table-cell>
              <table:table-cell office:value-type="float" office:value="0">
                <text:p>0</text:p>
              </table:table-cell>
              <table:table-cell office:value-type="float" office:value="0.199999999999989">
                <text:p>0.199999999999989</text:p>
              </table:table-cell>
              <table:table-cell office:value-type="float" office:value="2.59999999999997">
                <text:p>2.59999999999997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40000000000003">
                <text:p>2.40000000000003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4.39999999999998">
                <text:p>4.3999999999999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40000000000003">
                <text:p>3.40000000000003</text:p>
              </table:table-cell>
              <table:table-cell office:value-type="float" office:value="2.19999999999999">
                <text:p>2.19999999999999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.200000000000045">
                <text:p>0.200000000000045</text:p>
              </table:table-cell>
              <table:table-cell office:value-type="float" office:value="0">
                <text:p>0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2.60000000000002">
                <text:p>2.60000000000002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89999999999998">
                <text:p>2.89999999999998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0000000000003">
                <text:p>2.40000000000003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.599999999999966">
                <text:p>0.599999999999966</text:p>
              </table:table-cell>
              <table:table-cell office:value-type="float" office:value="0">
                <text:p>0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3.89999999999998">
                <text:p>3.89999999999998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10000000000002">
                <text:p>2.10000000000002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.399999999999977">
                <text:p>0.399999999999977</text:p>
              </table:table-cell>
              <table:table-cell office:value-type="float" office:value="0">
                <text:p>0</text:p>
              </table:table-cell>
              <table:table-cell office:value-type="float" office:value="2.40000000000003">
                <text:p>2.40000000000003</text:p>
              </table:table-cell>
              <table:table-cell office:value-type="float" office:value="2.89999999999998">
                <text:p>2.89999999999998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29999999999995">
                <text:p>1.29999999999995</text:p>
              </table:table-cell>
              <table:table-cell office:value-type="float" office:value="1.60000000000002">
                <text:p>1.60000000000002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0000000000003">
                <text:p>1.90000000000003</text:p>
              </table:table-cell>
              <table:table-cell office:value-type="float" office:value="2.59999999999997">
                <text:p>2.5999999999999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1.40000000000003">
                <text:p>1.4000000000000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0000000000011">
                <text:p>0.800000000000011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0999999999999659">
                <text:p>0.099999999999965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00000000000011">
                <text:p>0.300000000000011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4.89999999999998">
                <text:p>4.89999999999998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30000000000001">
                <text:p>3.3000000000000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0">
                <text:p>0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3.60000000000002">
                <text:p>3.60000000000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d428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6cm" svg:y="0.316cm" chart:style-name="ch2">
          <text:p>Статистика по месяцам</text:p>
        </chart:title>
        <chart:legend chart:legend-position="bottom" svg:x="5.878cm" svg:y="8.395cm" style:legend-expansion="wide" chart:style-name="ch3"/>
        <chart:plot-area chart:style-name="ch4" table:cell-range-address="'общая статистика'.B40:'общая статистика'.B46 'общая статистика'.E39:'общая статистика'.F46" chart:data-source-has-labels="both" svg:x="1.321cm" svg:y="1.301cm" svg:width="14.359cm" svg:height="6.73cm">
          <chart:coordinate-region svg:x="2.44cm" svg:y="1.503cm" svg:width="13.24cm" svg:height="5.875cm"/>
          <chart:axis chart:dimension="x" chart:name="primary-x" chart:style-name="ch5" chartooo:axis-type="auto">
            <chartooo:date-scale/>
            <chart:categories table:cell-range-address="'общая статистика'.B40:'общая статистика'.B46"/>
          </chart:axis>
          <chart:axis chart:dimension="y" chart:name="primary-y" chart:style-name="ch6">
            <chart:title svg:x="0.451cm" svg:y="5.062cm" chart:style-name="ch7">
              <text:p>кВтч</text:p>
            </chart:title>
            <chart:grid chart:style-name="ch8" chart:class="major"/>
          </chart:axis>
          <chart:series chart:style-name="ch9" chart:values-cell-range-address="'общая статистика'.E40:'общая статистика'.E46" chart:label-cell-address="'общая статистика'.E39:'общая статистика'.E39" chart:class="chart:bar">
            <chart:data-point chart:repeated="7"/>
          </chart:series>
          <chart:series chart:style-name="ch10" chart:values-cell-range-address="'общая статистика'.F40:'общая статистика'.F46" chart:label-cell-address="'общая статистика'.F39:'общая статистика'.F3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нтроллер</text:p>
                <draw:g>
                  <svg:desc>'общая статистика'.E39:'общая статистика'.E39</svg:desc>
                </draw:g>
              </table:table-cell>
              <table:table-cell office:value-type="string">
                <text:p>счетчик</text:p>
                <draw:g>
                  <svg:desc>'общая статистика'.F39:'общая статистика'.F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май</text:p>
                <draw:g>
                  <svg:desc>'общая статистика'.B40:'общая статистика'.B46</svg:desc>
                </draw:g>
              </table:table-cell>
              <table:table-cell office:value-type="float" office:value="88.2">
                <text:p>88.2</text:p>
                <draw:g>
                  <svg:desc>'общая статистика'.E40:'общая статистика'.E46</svg:desc>
                </draw:g>
              </table:table-cell>
              <table:table-cell office:value-type="float" office:value="78">
                <text:p>78</text:p>
                <draw:g>
                  <svg:desc>'общая статистика'.F40:'общая статистика'.F46</svg:desc>
                </draw:g>
              </table:table-cell>
            </table:table-row>
            <table:table-row>
              <table:table-cell office:value-type="string">
                <text:p>июнь</text:p>
              </table:table-cell>
              <table:table-cell office:value-type="float" office:value="130.5">
                <text:p>130.5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июль</text:p>
              </table:table-cell>
              <table:table-cell office:value-type="float" office:value="133.3">
                <text:p>133.3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август</text:p>
              </table:table-cell>
              <table:table-cell office:value-type="float" office:value="78.5">
                <text:p>78.5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сентябрь</text:p>
              </table:table-cell>
              <table:table-cell office:value-type="float" office:value="52.8">
                <text:p>52.8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октябрь</text:p>
              </table:table-cell>
              <table:table-cell office:value-type="float" office:value="39.1">
                <text:p>39.1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ноябрь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4cm" svg:height="11.727cm" xlink:href=".." xlink:type="simple" chart:class="chart:line" chart:style-name="ch1">
        <chart:title svg:x="6.935cm" svg:y="0.37cm" chart:style-name="ch2">
          <text:p>Сентябрь 2021</text:p>
        </chart:title>
        <chart:legend chart:legend-position="bottom" svg:x="3.014cm" svg:y="11.122cm" style:legend-expansion="wide" chart:style-name="ch3"/>
        <chart:plot-area chart:style-name="ch4" table:cell-range-address="'сезон 2021'.A165:'сезон 2021'.A195 'сезон 2021'.L165:'сезон 2021'.O195" chart:data-source-has-labels="both" svg:x="1.346cm" svg:y="1.409cm" svg:width="15.563cm" svg:height="9.295cm">
          <chart:coordinate-region svg:x="2.084cm" svg:y="1.409cm" svg:width="14.825cm" svg:height="7.6cm"/>
          <chart:axis chart:dimension="x" chart:name="primary-x" chart:style-name="ch5" chartooo:axis-type="auto">
            <chartooo:date-scale/>
            <chart:categories table:cell-range-address="'сезон 2021'.A165:'сезон 2021'.A195"/>
          </chart:axis>
          <chart:axis chart:dimension="y" chart:name="primary-y" chart:style-name="ch6">
            <chart:title svg:x="0.451cm" svg:y="6.452cm" chart:style-name="ch7">
              <text:p>кВтч</text:p>
            </chart:title>
            <chart:grid chart:style-name="ch8" chart:class="major"/>
          </chart:axis>
          <chart:series chart:style-name="ch9" chart:values-cell-range-address="'сезон 2021'.L166:'сезон 2021'.L195" chart:label-cell-address="'сезон 2021'.L165:'сезон 2021'.L165" chart:class="chart:line">
            <chart:data-point chart:repeated="30"/>
          </chart:series>
          <chart:series chart:style-name="ch10" chart:values-cell-range-address="'сезон 2021'.M166:'сезон 2021'.M195" chart:label-cell-address="'сезон 2021'.M165:'сезон 2021'.M165" chart:class="chart:line">
            <chart:data-point chart:repeated="30"/>
          </chart:series>
          <chart:series chart:style-name="ch11" chart:values-cell-range-address="'сезон 2021'.N166:'сезон 2021'.N195" chart:label-cell-address="'сезон 2021'.N165:'сезон 2021'.N165" chart:class="chart:line">
            <chart:data-point chart:repeated="30"/>
          </chart:series>
          <chart:series chart:style-name="ch12" chart:values-cell-range-address="'сезон 2021'.O166:'сезон 2021'.O195" chart:label-cell-address="'сезон 2021'.O165:'сезон 2021'.O165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конт/утро</text:p>
                <draw:g>
                  <svg:desc>'сезон 2021'.L165:'сезон 2021'.L165</svg:desc>
                </draw:g>
              </table:table-cell>
              <table:table-cell office:value-type="string">
                <text:p>+сч/утро</text:p>
                <draw:g>
                  <svg:desc>'сезон 2021'.M165:'сезон 2021'.M165</svg:desc>
                </draw:g>
              </table:table-cell>
              <table:table-cell office:value-type="string">
                <text:p>+сч/день </text:p>
                <draw:g>
                  <svg:desc>'сезон 2021'.N165:'сезон 2021'.N165</svg:desc>
                </draw:g>
              </table:table-cell>
              <table:table-cell office:value-type="string">
                <text:p>+ конт/день</text:p>
                <draw:g>
                  <svg:desc>'сезон 2021'.O165:'сезон 2021'.O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дата</text:p>
                <draw:g>
                  <svg:desc>'сезон 2021'.A165:'сезон 2021'.A195</svg:desc>
                </draw:g>
              </table:table-cell>
              <table:table-cell office:value-type="float" office:value="0.699999999999989">
                <text:p>0.699999999999989</text:p>
                <draw:g>
                  <svg:desc>'сезон 2021'.L166:'сезон 2021'.L195</svg:desc>
                </draw:g>
              </table:table-cell>
              <table:table-cell office:value-type="float" office:value="0">
                <text:p>0</text:p>
                <draw:g>
                  <svg:desc>'сезон 2021'.M166:'сезон 2021'.M195</svg:desc>
                </draw:g>
              </table:table-cell>
              <table:table-cell office:value-type="float" office:value="3">
                <text:p>3</text:p>
                <draw:g>
                  <svg:desc>'сезон 2021'.N166:'сезон 2021'.N195</svg:desc>
                </draw:g>
              </table:table-cell>
              <table:table-cell office:value-type="float" office:value="3.39999999999998">
                <text:p>3.39999999999998</text:p>
                <draw:g>
                  <svg:desc>'сезон 2021'.O166:'сезон 2021'.O195</svg:desc>
                </draw:g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100000000000023">
                <text:p>0.100000000000023</text:p>
              </table:table-cell>
              <table:table-cell office:value-type="float" office:value="0">
                <text:p>0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2.60000000000002">
                <text:p>2.6000000000000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30000000000001">
                <text:p>1.30000000000001</text:p>
              </table:table-cell>
              <table:table-cell office:value-type="float" office:value="3.19999999999999">
                <text:p>3.199999999999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">
                <text:p>0</text:p>
              </table:table-cell>
              <table:table-cell office:value-type="float" office:value="6.09999999999997">
                <text:p>6.09999999999997</text:p>
              </table:table-cell>
              <table:table-cell office:value-type="float" office:value="4.69999999999999">
                <text:p>4.6999999999999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90000000000003">
                <text:p>3.90000000000003</text:p>
              </table:table-cell>
              <table:table-cell office:value-type="float" office:value="4.60000000000002">
                <text:p>4.600000000000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599999999999966">
                <text:p>0.599999999999966</text:p>
              </table:table-cell>
              <table:table-cell office:value-type="float" office:value="0">
                <text:p>0</text:p>
              </table:table-cell>
              <table:table-cell office:value-type="float" office:value="2.30000000000001">
                <text:p>2.300000000000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199999999999989">
                <text:p>0.19999999999998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69999999999999">
                <text:p>1.6999999999999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999999999999659">
                <text:p>0.0999999999999659</text:p>
              </table:table-cell>
              <table:table-cell office:value-type="float" office:value="0">
                <text:p>0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0.800000000000011">
                <text:p>0.80000000000001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0">
                <text:p>0</text:p>
              </table:table-cell>
              <table:table-cell office:value-type="float" office:value="4.59999999999997">
                <text:p>4.59999999999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999999999999659">
                <text:p>0.0999999999999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9999999999999">
                <text:p>1.19999999999999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0000000000011">
                <text:p>0.300000000000011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999999999999659">
                <text:p>0.0999999999999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9999999999966">
                <text:p>0.59999999999996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300000000000011">
                <text:p>0.300000000000011</text:p>
              </table:table-cell>
              <table:table-cell office:value-type="float" office:value="0">
                <text:p>0</text:p>
              </table:table-cell>
              <table:table-cell office:value-type="float" office:value="1.40000000000003">
                <text:p>1.40000000000003</text:p>
              </table:table-cell>
              <table:table-cell office:value-type="float" office:value="0.900000000000034">
                <text:p>0.90000000000003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999999999999659">
                <text:p>0.0999999999999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99999999999955">
                <text:p>0.799999999999955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1.70000000000005">
                <text:p>1.7000000000000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899999999999977">
                <text:p>0.899999999999977</text:p>
              </table:table-cell>
              <table:table-cell office:value-type="float" office:value="0">
                <text:p>0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2.39999999999998">
                <text:p>2.3999999999999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39999999999998">
                <text:p>1.39999999999998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0000000000002">
                <text:p>1.1000000000000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100000000000023">
                <text:p>0.100000000000023</text:p>
              </table:table-cell>
              <table:table-cell office:value-type="float" office:value="0">
                <text:p>0</text:p>
              </table:table-cell>
              <table:table-cell office:value-type="float" office:value="1.09999999999997">
                <text:p>1.09999999999997</text:p>
              </table:table-cell>
              <table:table-cell office:value-type="float" office:value="0.799999999999955">
                <text:p>0.799999999999955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400000000000091">
                <text:p>0.400000000000091</text:p>
              </table:table-cell>
              <table:table-cell office:value-type="float" office:value="0">
                <text:p>0</text:p>
              </table:table-cell>
              <table:table-cell office:value-type="float" office:value="1.20000000000005">
                <text:p>1.20000000000005</text:p>
              </table:table-cell>
              <table:table-cell office:value-type="float" office:value="3.20000000000005">
                <text:p>3.200000000000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100000000000023">
                <text:p>0.100000000000023</text:p>
              </table:table-cell>
              <table:table-cell office:value-type="float" office:value="0">
                <text:p>0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0.899999999999977">
                <text:p>0.89999999999997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0000000000002">
                <text:p>1.60000000000002</text:p>
              </table:table-cell>
              <table:table-cell office:value-type="float" office:value="0.300000000000068">
                <text:p>0.300000000000068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9999999999977">
                <text:p>0.399999999999977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100000000000023">
                <text:p>0.100000000000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99999999999955">
                <text:p>0.29999999999995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200000000000045">
                <text:p>0.200000000000045</text:p>
              </table:table-cell>
              <table:table-cell office:value-type="float" office:value="0">
                <text:p>0</text:p>
              </table:table-cell>
              <table:table-cell office:value-type="float" office:value="0.699999999999989">
                <text:p>0.699999999999989</text:p>
              </table:table-cell>
              <table:table-cell office:value-type="float" office:value="1.30000000000007">
                <text:p>1.3000000000000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9999999999977">
                <text:p>0.39999999999997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1.29999999999995">
                <text:p>1.299999999999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428" draw:fill-color="#ffd428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54cm" svg:height="11.727cm" xlink:href=".." xlink:type="simple" chart:class="chart:line" chart:column-mapping="0 1 2" chart:style-name="ch1">
        <chart:title svg:x="7.073cm" svg:y="0.37cm" chart:style-name="ch2">
          <text:p>Октябрь 2021</text:p>
        </chart:title>
        <chart:legend chart:legend-position="bottom" svg:x="3.014cm" svg:y="11.122cm" style:legend-expansion="wide" chart:style-name="ch3"/>
        <chart:plot-area chart:style-name="ch4" table:cell-range-address="'сезон 2021'.A165:'сезон 2021'.A195 'сезон 2021'.L165:'сезон 2021'.O165 'сезон 2021'.L206:'сезон 2021'.O236" chart:data-source-has-labels="both" svg:x="1.346cm" svg:y="1.409cm" svg:width="15.563cm" svg:height="9.295cm">
          <chart:coordinate-region svg:x="2.084cm" svg:y="1.409cm" svg:width="14.682cm" svg:height="7.6cm"/>
          <chart:axis chart:dimension="x" chart:name="primary-x" chart:style-name="ch5" chartooo:axis-type="auto">
            <chartooo:date-scale/>
            <chart:categories table:cell-range-address="'сезон 2021'.A165:'сезон 2021'.A195"/>
          </chart:axis>
          <chart:axis chart:dimension="y" chart:name="primary-y" chart:style-name="ch6">
            <chart:title svg:x="0.451cm" svg:y="6.452cm" chart:style-name="ch7">
              <text:p>кВтч</text:p>
            </chart:title>
            <chart:grid chart:style-name="ch8" chart:class="major"/>
          </chart:axis>
          <chart:series chart:style-name="ch9" chart:values-cell-range-address="'сезон 2021'.L206:'сезон 2021'.L236" chart:label-cell-address="'сезон 2021'.L165:'сезон 2021'.L165" chart:class="chart:line">
            <chart:data-point chart:repeated="31"/>
          </chart:series>
          <chart:series chart:style-name="ch10" chart:values-cell-range-address="'сезон 2021'.M206:'сезон 2021'.M236" chart:label-cell-address="'сезон 2021'.M165:'сезон 2021'.M165" chart:class="chart:line">
            <chart:data-point chart:repeated="31"/>
          </chart:series>
          <chart:series chart:style-name="ch11" chart:values-cell-range-address="'сезон 2021'.N206:'сезон 2021'.N236" chart:label-cell-address="'сезон 2021'.N165:'сезон 2021'.N165" chart:class="chart:line">
            <chart:data-point chart:repeated="31"/>
          </chart:series>
          <chart:series chart:style-name="ch12" chart:values-cell-range-address="'сезон 2021'.O206:'сезон 2021'.O236" chart:label-cell-address="'сезон 2021'.O165:'сезон 2021'.O165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конт/утро</text:p>
                <draw:g>
                  <svg:desc>'сезон 2021'.L165:'сезон 2021'.L165</svg:desc>
                </draw:g>
              </table:table-cell>
              <table:table-cell office:value-type="string">
                <text:p>+сч/утро</text:p>
                <draw:g>
                  <svg:desc>'сезон 2021'.M165:'сезон 2021'.M165</svg:desc>
                </draw:g>
              </table:table-cell>
              <table:table-cell office:value-type="string">
                <text:p>+сч/день </text:p>
                <draw:g>
                  <svg:desc>'сезон 2021'.N165:'сезон 2021'.N165</svg:desc>
                </draw:g>
              </table:table-cell>
              <table:table-cell office:value-type="string">
                <text:p>+ конт/день</text:p>
                <draw:g>
                  <svg:desc>'сезон 2021'.O165:'сезон 2021'.O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дата</text:p>
                <draw:g>
                  <svg:desc>'сезон 2021'.A165:'сезон 2021'.A195</svg:desc>
                </draw:g>
              </table:table-cell>
              <table:table-cell office:value-type="float" office:value="0.5">
                <text:p>0.5</text:p>
                <draw:g>
                  <svg:desc>'сезон 2021'.L206:'сезон 2021'.L236</svg:desc>
                </draw:g>
              </table:table-cell>
              <table:table-cell office:value-type="float" office:value="0">
                <text:p>0</text:p>
                <draw:g>
                  <svg:desc>'сезон 2021'.M206:'сезон 2021'.M236</svg:desc>
                </draw:g>
              </table:table-cell>
              <table:table-cell office:value-type="float" office:value="1.5">
                <text:p>1.5</text:p>
                <draw:g>
                  <svg:desc>'сезон 2021'.N206:'сезон 2021'.N236</svg:desc>
                </draw:g>
              </table:table-cell>
              <table:table-cell office:value-type="float" office:value="2">
                <text:p>2</text:p>
                <draw:g>
                  <svg:desc>'сезон 2021'.O206:'сезон 2021'.O236</svg:desc>
                </draw:g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1.60000000000002">
                <text:p>1.60000000000002</text:p>
              </table:table-cell>
              <table:table-cell office:value-type="float" office:value="3.60000000000002">
                <text:p>3.6000000000000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3.70000000000005">
                <text:p>3.7000000000000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9999999999997">
                <text:p>2.09999999999997</text:p>
              </table:table-cell>
              <table:table-cell office:value-type="float" office:value="3.39999999999998">
                <text:p>3.39999999999998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40000000000003">
                <text:p>2.40000000000003</text:p>
              </table:table-cell>
              <table:table-cell office:value-type="float" office:value="1.19999999999993">
                <text:p>1.19999999999993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799999999999955">
                <text:p>0.799999999999955</text:p>
              </table:table-cell>
              <table:table-cell office:value-type="float" office:value="3.40000000000009">
                <text:p>3.40000000000009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3.09999999999991">
                <text:p>3.0999999999999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1.30000000000007">
                <text:p>1.3000000000000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9999999999932">
                <text:p>0.199999999999932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0.300000000000068">
                <text:p>0.300000000000068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600000000000023">
                <text:p>0.600000000000023</text:p>
              </table:table-cell>
              <table:table-cell office:value-type="float" office:value="0">
                <text:p>0</text:p>
              </table:table-cell>
              <table:table-cell office:value-type="float" office:value="1.39999999999998">
                <text:p>1.39999999999998</text:p>
              </table:table-cell>
              <table:table-cell office:value-type="float" office:value="2.19999999999993">
                <text:p>2.1999999999999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100000000000023">
                <text:p>0.100000000000023</text:p>
              </table:table-cell>
              <table:table-cell office:value-type="float" office:value="0">
                <text:p>0</text:p>
              </table:table-cell>
              <table:table-cell office:value-type="float" office:value="1.60000000000002">
                <text:p>1.60000000000002</text:p>
              </table:table-cell>
              <table:table-cell office:value-type="float" office:value="2.40000000000009">
                <text:p>2.4000000000000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299999999999955">
                <text:p>0.299999999999955</text:p>
              </table:table-cell>
              <table:table-cell office:value-type="float" office:value="0">
                <text:p>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1.89999999999998">
                <text:p>1.89999999999998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199999999999932">
                <text:p>0.199999999999932</text:p>
              </table:table-cell>
              <table:table-cell office:value-type="float" office:value="0">
                <text:p>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1.89999999999998">
                <text:p>1.8999999999999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9999999999997">
                <text:p>2.09999999999997</text:p>
              </table:table-cell>
              <table:table-cell office:value-type="float" office:value="2.20000000000005">
                <text:p>2.20000000000005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999999999999091">
                <text:p>0.0999999999999091</text:p>
              </table:table-cell>
              <table:table-cell office:value-type="float" office:value="0">
                <text:p>0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1.19999999999993">
                <text:p>1.1999999999999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00000000023">
                <text:p>0.10000000000002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0000000000001">
                <text:p>1.300000000000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00000000023">
                <text:p>0.100000000000023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100000000000023">
                <text:p>0.100000000000023</text:p>
              </table:table-cell>
              <table:table-cell office:value-type="float" office:value="0">
                <text:p>0</text:p>
              </table:table-cell>
              <table:table-cell office:value-type="float" office:value="0.400000000000034">
                <text:p>0.400000000000034</text:p>
              </table:table-cell>
              <table:table-cell office:value-type="float" office:value="0.199999999999932">
                <text:p>0.19999999999993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1.70000000000005">
                <text:p>1.70000000000005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